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320.22mm" svg:y="7.7mm">
            <draw:object draw:notify-on-update-of-ranges="Sheet1.E13:Sheet1.E121 Sheet1.F13:Sheet1.F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G-xG / xG</text:p>
          </table:table-cell>
          <table:table-cell office:value-type="string" calcext:value-type="string">
            <text:p>PsxG-xG / xG</text:p>
          </table:table-cell>
          <table:table-cell office:value-type="string" calcext:value-type="string">
            <text:p>10ma G-xG / xG</text:p>
          </table:table-cell>
          <table:table-cell office:value-type="string" calcext:value-type="string">
            <text:p>10 ma psxG-xG / xG</text:p>
          </table:table-cell>
          <table:table-cell office:value-type="string" calcext:value-type="string">
            <text:p>G actual</text:p>
          </table:table-cell>
          <table:table-cell office:value-type="string" calcext:value-type="string">
            <text:p>psxG actual</text:p>
          </table:table-cell>
          <table:table-cell office:value-type="string" calcext:value-type="string">
            <text:p>G mape</text:p>
          </table:table-cell>
          <table:table-cell office:value-type="string" calcext:value-type="string">
            <text:p>psxg mape</text:p>
          </table:table-cell>
          <table:table-cell office:value-type="string" calcext:value-type="string">
            <text:p>naive mape</text:p>
          </table:table-cell>
          <table:table-cell office:value-type="string" calcext:value-type="string">
            <text:p>G maape</text:p>
          </table:table-cell>
          <table:table-cell office:value-type="string" calcext:value-type="string">
            <text:p>psxg maape</text:p>
          </table:table-cell>
          <table:table-cell office:value-type="string" calcext:value-type="string">
            <text:p>naive maape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930084" calcext:value-type="float">
            <text:p>0.930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62852175598121" calcext:value-type="float">
            <text:p>2.62852175598121</text:p>
          </table:table-cell>
          <table:table-cell office:value-type="float" office:value="-0.269261" calcext:value-type="float">
            <text:p>-0.2692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258416" calcext:value-type="float">
            <text:p>-0.2584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65478" calcext:value-type="float">
            <text:p>-0.165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86917" calcext:value-type="float">
            <text:p>-0.886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7929" calcext:value-type="float">
            <text:p>1.792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33383" calcext:value-type="float">
            <text:p>-0.73338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34438" calcext:value-type="float">
            <text:p>0.1344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0997" calcext:value-type="float">
            <text:p>-0.99099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80548" calcext:value-type="float">
            <text:p>0.680548</text:p>
          </table:table-cell>
          <table:table-cell table:formula="of:=AVERAGE([.C4:.C13])" office:value-type="float" office:value="-0.637147824401879" calcext:value-type="float">
            <text:p>-0.637147824401879</text:p>
          </table:table-cell>
          <table:table-cell table:formula="of:=AVERAGE([.D4:.D13])" office:value-type="float" office:value="0.0233518" calcext:value-type="float">
            <text:p>0.0233518</text:p>
          </table:table-cell>
          <table:table-cell table:formula="of:=[.E23]" office:value-type="float" office:value="2.50879685415083" calcext:value-type="float">
            <text:p>2.50879685415083</text:p>
          </table:table-cell>
          <table:table-cell table:formula="of:=[.F23]" office:value-type="float" office:value="0.5407766" calcext:value-type="float">
            <text:p>0.5407766</text:p>
          </table:table-cell>
          <table:table-cell table:formula="of:=ABS(([.E13]-[.G13])/[.G13])" office:value-type="float" office:value="1.25396549080796" calcext:value-type="float">
            <text:p>1.25396549080796</text:p>
          </table:table-cell>
          <table:table-cell table:formula="of:=ABS(([.F13]-[.G13])/[.G13])" office:value-type="float" office:value="0.990692032333601" calcext:value-type="float">
            <text:p>0.990692032333601</text:p>
          </table:table-cell>
          <table:table-cell table:formula="of:=ABS((0-[.G13])/[.G13])" office:value-type="float" office:value="1" calcext:value-type="float">
            <text:p>1</text:p>
          </table:table-cell>
          <table:table-cell table:formula="of:=ATAN([.I13])" office:value-type="float" office:value="0.897599904251903" calcext:value-type="float">
            <text:p>0.897599904251903</text:p>
          </table:table-cell>
          <table:table-cell table:formula="of:=ATAN([.J13])" office:value-type="float" office:value="0.780722452798311" calcext:value-type="float">
            <text:p>0.780722452798311</text:p>
          </table:table-cell>
          <table:table-cell table:formula="of:=ATAN([.K1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1967" calcext:value-type="float">
            <text:p>-0.991967</text:p>
          </table:table-cell>
          <table:table-cell table:formula="of:=AVERAGE([.C5:.C14])" office:value-type="float" office:value="-0.637147824401879" calcext:value-type="float">
            <text:p>-0.637147824401879</text:p>
          </table:table-cell>
          <table:table-cell table:formula="of:=AVERAGE([.D5:.D14])" office:value-type="float" office:value="-0.1688533" calcext:value-type="float">
            <text:p>-0.1688533</text:p>
          </table:table-cell>
          <table:table-cell table:formula="of:=[.E24]" office:value-type="float" office:value="2.50879685415083" calcext:value-type="float">
            <text:p>2.50879685415083</text:p>
          </table:table-cell>
          <table:table-cell table:formula="of:=[.F24]" office:value-type="float" office:value="0.5552343" calcext:value-type="float">
            <text:p>0.5552343</text:p>
          </table:table-cell>
          <table:table-cell table:formula="of:=ABS(([.E14]-[.G14])/[.G14])" office:value-type="float" office:value="1.25396549080796" calcext:value-type="float">
            <text:p>1.25396549080796</text:p>
          </table:table-cell>
          <table:table-cell table:formula="of:=ABS(([.F14]-[.G14])/[.G14])" office:value-type="float" office:value="1.06730449287699" calcext:value-type="float">
            <text:p>1.06730449287699</text:p>
          </table:table-cell>
          <table:table-cell table:formula="of:=ABS((0-[.G14])/[.G14])" office:value-type="float" office:value="1" calcext:value-type="float">
            <text:p>1</text:p>
          </table:table-cell>
          <table:table-cell table:formula="of:=ATAN([.I14])" office:value-type="float" office:value="0.897599904251903" calcext:value-type="float">
            <text:p>0.897599904251903</text:p>
          </table:table-cell>
          <table:table-cell table:formula="of:=ATAN([.J14])" office:value-type="float" office:value="0.817943310355037" calcext:value-type="float">
            <text:p>0.817943310355037</text:p>
          </table:table-cell>
          <table:table-cell table:formula="of:=ATAN([.K1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1.8188542146867" calcext:value-type="float">
            <text:p>21.8188542146867</text:p>
          </table:table-cell>
          <table:table-cell office:value-type="float" office:value="0.792132" calcext:value-type="float">
            <text:p>0.792132</text:p>
          </table:table-cell>
          <table:table-cell table:formula="of:=AVERAGE([.C6:.C15])" office:value-type="float" office:value="1.28188542146867" calcext:value-type="float">
            <text:p>1.28188542146867</text:p>
          </table:table-cell>
          <table:table-cell table:formula="of:=AVERAGE([.D6:.D15])" office:value-type="float" office:value="-0.062714" calcext:value-type="float">
            <text:p>-0.062714</text:p>
          </table:table-cell>
          <table:table-cell table:formula="of:=[.E25]" office:value-type="float" office:value="0.226911432682161" calcext:value-type="float">
            <text:p>0.226911432682161</text:p>
          </table:table-cell>
          <table:table-cell table:formula="of:=[.F25]" office:value-type="float" office:value="0.4316823" calcext:value-type="float">
            <text:p>0.4316823</text:p>
          </table:table-cell>
          <table:table-cell table:formula="of:=ABS(([.E15]-[.G15])/[.G15])" office:value-type="float" office:value="4.64927648781906" calcext:value-type="float">
            <text:p>4.64927648781906</text:p>
          </table:table-cell>
          <table:table-cell table:formula="of:=ABS(([.F15]-[.G15])/[.G15])" office:value-type="float" office:value="1.27638096176425" calcext:value-type="float">
            <text:p>1.27638096176425</text:p>
          </table:table-cell>
          <table:table-cell table:formula="of:=ABS((0-[.G15])/[.G15])" office:value-type="float" office:value="1" calcext:value-type="float">
            <text:p>1</text:p>
          </table:table-cell>
          <table:table-cell table:formula="of:=ATAN([.I15])" office:value-type="float" office:value="1.35893679258369" calcext:value-type="float">
            <text:p>1.35893679258369</text:p>
          </table:table-cell>
          <table:table-cell table:formula="of:=ATAN([.J15])" office:value-type="float" office:value="0.906219243255832" calcext:value-type="float">
            <text:p>0.906219243255832</text:p>
          </table:table-cell>
          <table:table-cell table:formula="of:=ATAN([.K1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31272308712921" calcext:value-type="float">
            <text:p>1.31272308712921</text:p>
          </table:table-cell>
          <table:table-cell office:value-type="float" office:value="0.556146" calcext:value-type="float">
            <text:p>0.556146</text:p>
          </table:table-cell>
          <table:table-cell table:formula="of:=AVERAGE([.C7:.C16])" office:value-type="float" office:value="1.51315773018159" calcext:value-type="float">
            <text:p>1.51315773018159</text:p>
          </table:table-cell>
          <table:table-cell table:formula="of:=AVERAGE([.D7:.D16])" office:value-type="float" office:value="0.0187422" calcext:value-type="float">
            <text:p>0.0187422</text:p>
          </table:table-cell>
          <table:table-cell table:formula="of:=[.E26]" office:value-type="float" office:value="-0.00436087603075996" calcext:value-type="float">
            <text:p>-0.00436087603076</text:p>
          </table:table-cell>
          <table:table-cell table:formula="of:=[.F26]" office:value-type="float" office:value="0.2944842" calcext:value-type="float">
            <text:p>0.2944842</text:p>
          </table:table-cell>
          <table:table-cell table:formula="of:=ABS(([.E16]-[.G16])/[.G16])" office:value-type="float" office:value="347.984807526825" calcext:value-type="float">
            <text:p>347.984807526825</text:p>
          </table:table-cell>
          <table:table-cell table:formula="of:=ABS(([.F16]-[.G16])/[.G16])" office:value-type="float" office:value="5.29780619026995" calcext:value-type="float">
            <text:p>5.29780619026995</text:p>
          </table:table-cell>
          <table:table-cell table:formula="of:=ABS((0-[.G16])/[.G16])" office:value-type="float" office:value="1" calcext:value-type="float">
            <text:p>1</text:p>
          </table:table-cell>
          <table:table-cell table:formula="of:=ATAN([.I16])" office:value-type="float" office:value="1.56792264603157" calcext:value-type="float">
            <text:p>1.56792264603157</text:p>
          </table:table-cell>
          <table:table-cell table:formula="of:=ATAN([.J16])" office:value-type="float" office:value="1.3842339804066" calcext:value-type="float">
            <text:p>1.3842339804066</text:p>
          </table:table-cell>
          <table:table-cell table:formula="of:=ATAN([.K1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44961125314465" calcext:value-type="float">
            <text:p>1.44961125314465</text:p>
          </table:table-cell>
          <table:table-cell office:value-type="float" office:value="-0.827747" calcext:value-type="float">
            <text:p>-0.827747</text:p>
          </table:table-cell>
          <table:table-cell table:formula="of:=AVERAGE([.C8:.C17])" office:value-type="float" office:value="1.75811885549605" calcext:value-type="float">
            <text:p>1.75811885549605</text:p>
          </table:table-cell>
          <table:table-cell table:formula="of:=AVERAGE([.D8:.D17])" office:value-type="float" office:value="-0.0474847" calcext:value-type="float">
            <text:p>-0.0474847</text:p>
          </table:table-cell>
          <table:table-cell table:formula="of:=[.E27]" office:value-type="float" office:value="1.66856468095544" calcext:value-type="float">
            <text:p>1.66856468095544</text:p>
          </table:table-cell>
          <table:table-cell table:formula="of:=[.F27]" office:value-type="float" office:value="0.4529705" calcext:value-type="float">
            <text:p>0.4529705</text:p>
          </table:table-cell>
          <table:table-cell table:formula="of:=ABS(([.E17]-[.G17])/[.G17])" office:value-type="float" office:value="0.0536713832929354" calcext:value-type="float">
            <text:p>0.053671383292935</text:p>
          </table:table-cell>
          <table:table-cell table:formula="of:=ABS(([.F17]-[.G17])/[.G17])" office:value-type="float" office:value="1.02845841131721" calcext:value-type="float">
            <text:p>1.02845841131721</text:p>
          </table:table-cell>
          <table:table-cell table:formula="of:=ABS((0-[.G17])/[.G17])" office:value-type="float" office:value="1" calcext:value-type="float">
            <text:p>1</text:p>
          </table:table-cell>
          <table:table-cell table:formula="of:=ATAN([.I17])" office:value-type="float" office:value="0.0536199366093757" calcext:value-type="float">
            <text:p>0.053619936609376</text:p>
          </table:table-cell>
          <table:table-cell table:formula="of:=ATAN([.J17])" office:value-type="float" office:value="0.799426818967624" calcext:value-type="float">
            <text:p>0.799426818967624</text:p>
          </table:table-cell>
          <table:table-cell table:formula="of:=ATAN([.K1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305981" calcext:value-type="float">
            <text:p>-0.305981</text:p>
          </table:table-cell>
          <table:table-cell table:formula="of:=AVERAGE([.C9:.C18])" office:value-type="float" office:value="1.75811885549605" calcext:value-type="float">
            <text:p>1.75811885549605</text:p>
          </table:table-cell>
          <table:table-cell table:formula="of:=AVERAGE([.D9:.D18])" office:value-type="float" office:value="0.0106089" calcext:value-type="float">
            <text:p>0.0106089</text:p>
          </table:table-cell>
          <table:table-cell table:formula="of:=[.E28]" office:value-type="float" office:value="1.98067988583224" calcext:value-type="float">
            <text:p>1.98067988583224</text:p>
          </table:table-cell>
          <table:table-cell table:formula="of:=[.F28]" office:value-type="float" office:value="0.5168719" calcext:value-type="float">
            <text:p>0.5168719</text:p>
          </table:table-cell>
          <table:table-cell table:formula="of:=ABS(([.E18]-[.G18])/[.G18])" office:value-type="float" office:value="0.112365976919421" calcext:value-type="float">
            <text:p>0.112365976919421</text:p>
          </table:table-cell>
          <table:table-cell table:formula="of:=ABS(([.F18]-[.G18])/[.G18])" office:value-type="float" office:value="0.994643808888107" calcext:value-type="float">
            <text:p>0.994643808888107</text:p>
          </table:table-cell>
          <table:table-cell table:formula="of:=ABS((0-[.G18])/[.G18])" office:value-type="float" office:value="1" calcext:value-type="float">
            <text:p>1</text:p>
          </table:table-cell>
          <table:table-cell table:formula="of:=ATAN([.I18])" office:value-type="float" office:value="0.111896612405616" calcext:value-type="float">
            <text:p>0.111896612405616</text:p>
          </table:table-cell>
          <table:table-cell table:formula="of:=ATAN([.J18])" office:value-type="float" office:value="0.782712882840588" calcext:value-type="float">
            <text:p>0.782712882840588</text:p>
          </table:table-cell>
          <table:table-cell table:formula="of:=ATAN([.K1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89181" calcext:value-type="float">
            <text:p>-0.689181</text:p>
          </table:table-cell>
          <table:table-cell table:formula="of:=AVERAGE([.C10:.C19])" office:value-type="float" office:value="1.75811885549605" calcext:value-type="float">
            <text:p>1.75811885549605</text:p>
          </table:table-cell>
          <table:table-cell table:formula="of:=AVERAGE([.D10:.D19])" office:value-type="float" office:value="-0.2375992" calcext:value-type="float">
            <text:p>-0.2375992</text:p>
          </table:table-cell>
          <table:table-cell table:formula="of:=[.E29]" office:value-type="float" office:value="2.18310035806418" calcext:value-type="float">
            <text:p>2.18310035806418</text:p>
          </table:table-cell>
          <table:table-cell table:formula="of:=[.F29]" office:value-type="float" office:value="0.603421" calcext:value-type="float">
            <text:p>0.603421</text:p>
          </table:table-cell>
          <table:table-cell table:formula="of:=ABS(([.E19]-[.G19])/[.G19])" office:value-type="float" office:value="0.194668788815999" calcext:value-type="float">
            <text:p>0.194668788815999</text:p>
          </table:table-cell>
          <table:table-cell table:formula="of:=ABS(([.F19]-[.G19])/[.G19])" office:value-type="float" office:value="1.10883567451324" calcext:value-type="float">
            <text:p>1.10883567451324</text:p>
          </table:table-cell>
          <table:table-cell table:formula="of:=ABS((0-[.G19])/[.G19])" office:value-type="float" office:value="1" calcext:value-type="float">
            <text:p>1</text:p>
          </table:table-cell>
          <table:table-cell table:formula="of:=ATAN([.I19])" office:value-type="float" office:value="0.192264179382237" calcext:value-type="float">
            <text:p>0.192264179382237</text:p>
          </table:table-cell>
          <table:table-cell table:formula="of:=ATAN([.J19])" office:value-type="float" office:value="0.836961782624606" calcext:value-type="float">
            <text:p>0.836961782624606</text:p>
          </table:table-cell>
          <table:table-cell table:formula="of:=ATAN([.K1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99866" calcext:value-type="float">
            <text:p>-0.699866</text:p>
          </table:table-cell>
          <table:table-cell table:formula="of:=AVERAGE([.C11:.C20])" office:value-type="float" office:value="1.75811885549605" calcext:value-type="float">
            <text:p>1.75811885549605</text:p>
          </table:table-cell>
          <table:table-cell table:formula="of:=AVERAGE([.D11:.D20])" office:value-type="float" office:value="-0.2342475" calcext:value-type="float">
            <text:p>-0.2342475</text:p>
          </table:table-cell>
          <table:table-cell table:formula="of:=[.E30]" office:value-type="float" office:value="2.18310035806418" calcext:value-type="float">
            <text:p>2.18310035806418</text:p>
          </table:table-cell>
          <table:table-cell table:formula="of:=[.F30]" office:value-type="float" office:value="0.6244035" calcext:value-type="float">
            <text:p>0.6244035</text:p>
          </table:table-cell>
          <table:table-cell table:formula="of:=ABS(([.E20]-[.G20])/[.G20])" office:value-type="float" office:value="0.194668788815999" calcext:value-type="float">
            <text:p>0.194668788815999</text:p>
          </table:table-cell>
          <table:table-cell table:formula="of:=ABS(([.F20]-[.G20])/[.G20])" office:value-type="float" office:value="1.10730038091685" calcext:value-type="float">
            <text:p>1.10730038091685</text:p>
          </table:table-cell>
          <table:table-cell table:formula="of:=ABS((0-[.G20])/[.G20])" office:value-type="float" office:value="1" calcext:value-type="float">
            <text:p>1</text:p>
          </table:table-cell>
          <table:table-cell table:formula="of:=ATAN([.I20])" office:value-type="float" office:value="0.192264179382237" calcext:value-type="float">
            <text:p>0.192264179382237</text:p>
          </table:table-cell>
          <table:table-cell table:formula="of:=ATAN([.J20])" office:value-type="float" office:value="0.836272634769449" calcext:value-type="float">
            <text:p>0.836272634769449</text:p>
          </table:table-cell>
          <table:table-cell table:formula="of:=ATAN([.K2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6.50677998654775" calcext:value-type="float">
            <text:p>6.50677998654775</text:p>
          </table:table-cell>
          <table:table-cell office:value-type="float" office:value="1.76092" calcext:value-type="float">
            <text:p>1.76092</text:p>
          </table:table-cell>
          <table:table-cell table:formula="of:=AVERAGE([.C12:.C21])" office:value-type="float" office:value="2.50879685415083" calcext:value-type="float">
            <text:p>2.50879685415083</text:p>
          </table:table-cell>
          <table:table-cell table:formula="of:=AVERAGE([.D12:.D21])" office:value-type="float" office:value="-0.0715993" calcext:value-type="float">
            <text:p>-0.0715993</text:p>
          </table:table-cell>
          <table:table-cell table:formula="of:=[.E31]" office:value-type="float" office:value="1.43242235940941" calcext:value-type="float">
            <text:p>1.43242235940941</text:p>
          </table:table-cell>
          <table:table-cell table:formula="of:=[.F31]" office:value-type="float" office:value="0.3497189" calcext:value-type="float">
            <text:p>0.3497189</text:p>
          </table:table-cell>
          <table:table-cell table:formula="of:=ABS(([.E21]-[.G21])/[.G21])" office:value-type="float" office:value="0.751436535230583" calcext:value-type="float">
            <text:p>0.751436535230583</text:p>
          </table:table-cell>
          <table:table-cell table:formula="of:=ABS(([.F21]-[.G21])/[.G21])" office:value-type="float" office:value="1.04998476847954" calcext:value-type="float">
            <text:p>1.04998476847954</text:p>
          </table:table-cell>
          <table:table-cell table:formula="of:=ABS((0-[.G21])/[.G21])" office:value-type="float" office:value="1" calcext:value-type="float">
            <text:p>1</text:p>
          </table:table-cell>
          <table:table-cell table:formula="of:=ATAN([.I21])" office:value-type="float" office:value="0.64441985757098" calcext:value-type="float">
            <text:p>0.64441985757098</text:p>
          </table:table-cell>
          <table:table-cell table:formula="of:=ATAN([.J21])" office:value-type="float" office:value="0.809776328034462" calcext:value-type="float">
            <text:p>0.809776328034462</text:p>
          </table:table-cell>
          <table:table-cell table:formula="of:=ATAN([.K2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.75077" calcext:value-type="float">
            <text:p>4.75077</text:p>
          </table:table-cell>
          <table:table-cell table:formula="of:=AVERAGE([.C13:.C22])" office:value-type="float" office:value="2.50879685415083" calcext:value-type="float">
            <text:p>2.50879685415083</text:p>
          </table:table-cell>
          <table:table-cell table:formula="of:=AVERAGE([.D13:.D22])" office:value-type="float" office:value="0.5025774" calcext:value-type="float">
            <text:p>0.5025774</text:p>
          </table:table-cell>
          <table:table-cell table:formula="of:=[.E32]" office:value-type="float" office:value="1.43242235940941" calcext:value-type="float">
            <text:p>1.43242235940941</text:p>
          </table:table-cell>
          <table:table-cell table:formula="of:=[.F32]" office:value-type="float" office:value="-0.2232198" calcext:value-type="float">
            <text:p>-0.2232198</text:p>
          </table:table-cell>
          <table:table-cell table:formula="of:=ABS(([.E22]-[.G22])/[.G22])" office:value-type="float" office:value="0.751436535230583" calcext:value-type="float">
            <text:p>0.751436535230583</text:p>
          </table:table-cell>
          <table:table-cell table:formula="of:=ABS(([.F22]-[.G22])/[.G22])" office:value-type="float" office:value="0.649141611970359" calcext:value-type="float">
            <text:p>0.649141611970359</text:p>
          </table:table-cell>
          <table:table-cell table:formula="of:=ABS((0-[.G22])/[.G22])" office:value-type="float" office:value="1" calcext:value-type="float">
            <text:p>1</text:p>
          </table:table-cell>
          <table:table-cell table:formula="of:=ATAN([.I22])" office:value-type="float" office:value="0.64441985757098" calcext:value-type="float">
            <text:p>0.64441985757098</text:p>
          </table:table-cell>
          <table:table-cell table:formula="of:=ATAN([.J22])" office:value-type="float" office:value="0.575771547659006" calcext:value-type="float">
            <text:p>0.575771547659006</text:p>
          </table:table-cell>
          <table:table-cell table:formula="of:=ATAN([.K2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06254" calcext:value-type="float">
            <text:p>1.06254</text:p>
          </table:table-cell>
          <table:table-cell table:formula="of:=AVERAGE([.C14:.C23])" office:value-type="float" office:value="2.50879685415083" calcext:value-type="float">
            <text:p>2.50879685415083</text:p>
          </table:table-cell>
          <table:table-cell table:formula="of:=AVERAGE([.D14:.D23])" office:value-type="float" office:value="0.5407766" calcext:value-type="float">
            <text:p>0.5407766</text:p>
          </table:table-cell>
          <table:table-cell table:formula="of:=[.E33]" office:value-type="float" office:value="1.43242235940941" calcext:value-type="float">
            <text:p>1.43242235940941</text:p>
          </table:table-cell>
          <table:table-cell table:formula="of:=[.F33]" office:value-type="float" office:value="-0.249268" calcext:value-type="float">
            <text:p>-0.249268</text:p>
          </table:table-cell>
          <table:table-cell table:formula="of:=ABS(([.E23]-[.G23])/[.G23])" office:value-type="float" office:value="0.751436535230583" calcext:value-type="float">
            <text:p>0.751436535230583</text:p>
          </table:table-cell>
          <table:table-cell table:formula="of:=ABS(([.F23]-[.G23])/[.G23])" office:value-type="float" office:value="0.622474058403442" calcext:value-type="float">
            <text:p>0.622474058403442</text:p>
          </table:table-cell>
          <table:table-cell table:formula="of:=ABS((0-[.G23])/[.G23])" office:value-type="float" office:value="1" calcext:value-type="float">
            <text:p>1</text:p>
          </table:table-cell>
          <table:table-cell table:formula="of:=ATAN([.I23])" office:value-type="float" office:value="0.64441985757098" calcext:value-type="float">
            <text:p>0.64441985757098</text:p>
          </table:table-cell>
          <table:table-cell table:formula="of:=ATAN([.J23])" office:value-type="float" office:value="0.556780845479157" calcext:value-type="float">
            <text:p>0.556780845479157</text:p>
          </table:table-cell>
          <table:table-cell table:formula="of:=ATAN([.K2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4739" calcext:value-type="float">
            <text:p>-0.84739</text:p>
          </table:table-cell>
          <table:table-cell table:formula="of:=AVERAGE([.C15:.C24])" office:value-type="float" office:value="2.50879685415083" calcext:value-type="float">
            <text:p>2.50879685415083</text:p>
          </table:table-cell>
          <table:table-cell table:formula="of:=AVERAGE([.D15:.D24])" office:value-type="float" office:value="0.5552343" calcext:value-type="float">
            <text:p>0.5552343</text:p>
          </table:table-cell>
          <table:table-cell table:formula="of:=[.E34]" office:value-type="float" office:value="1.43242235940941" calcext:value-type="float">
            <text:p>1.43242235940941</text:p>
          </table:table-cell>
          <table:table-cell table:formula="of:=[.F34]" office:value-type="float" office:value="-0.1006117" calcext:value-type="float">
            <text:p>-0.1006117</text:p>
          </table:table-cell>
          <table:table-cell table:formula="of:=ABS(([.E24]-[.G24])/[.G24])" office:value-type="float" office:value="0.751436535230583" calcext:value-type="float">
            <text:p>0.751436535230583</text:p>
          </table:table-cell>
          <table:table-cell table:formula="of:=ABS(([.F24]-[.G24])/[.G24])" office:value-type="float" office:value="0.612380876106315" calcext:value-type="float">
            <text:p>0.612380876106315</text:p>
          </table:table-cell>
          <table:table-cell table:formula="of:=ABS((0-[.G24])/[.G24])" office:value-type="float" office:value="1" calcext:value-type="float">
            <text:p>1</text:p>
          </table:table-cell>
          <table:table-cell table:formula="of:=ATAN([.I24])" office:value-type="float" office:value="0.64441985757098" calcext:value-type="float">
            <text:p>0.64441985757098</text:p>
          </table:table-cell>
          <table:table-cell table:formula="of:=ATAN([.J24])" office:value-type="float" office:value="0.549473383214931" calcext:value-type="float">
            <text:p>0.549473383214931</text:p>
          </table:table-cell>
          <table:table-cell table:formula="of:=ATAN([.K2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43388" calcext:value-type="float">
            <text:p>-0.443388</text:p>
          </table:table-cell>
          <table:table-cell table:formula="of:=AVERAGE([.C16:.C25])" office:value-type="float" office:value="0.226911432682161" calcext:value-type="float">
            <text:p>0.226911432682161</text:p>
          </table:table-cell>
          <table:table-cell table:formula="of:=AVERAGE([.D16:.D25])" office:value-type="float" office:value="0.4316823" calcext:value-type="float">
            <text:p>0.4316823</text:p>
          </table:table-cell>
          <table:table-cell table:formula="of:=[.E35]" office:value-type="float" office:value="1.43242235940941" calcext:value-type="float">
            <text:p>1.43242235940941</text:p>
          </table:table-cell>
          <table:table-cell table:formula="of:=[.F35]" office:value-type="float" office:value="-0.1518187" calcext:value-type="float">
            <text:p>-0.1518187</text:p>
          </table:table-cell>
          <table:table-cell table:formula="of:=ABS(([.E25]-[.G25])/[.G25])" office:value-type="float" office:value="0.841589017937616" calcext:value-type="float">
            <text:p>0.841589017937616</text:p>
          </table:table-cell>
          <table:table-cell table:formula="of:=ABS(([.F25]-[.G25])/[.G25])" office:value-type="float" office:value="0.698634765672058" calcext:value-type="float">
            <text:p>0.698634765672058</text:p>
          </table:table-cell>
          <table:table-cell table:formula="of:=ABS((0-[.G25])/[.G25])" office:value-type="float" office:value="1" calcext:value-type="float">
            <text:p>1</text:p>
          </table:table-cell>
          <table:table-cell table:formula="of:=ATAN([.I25])" office:value-type="float" office:value="0.699590743407875" calcext:value-type="float">
            <text:p>0.699590743407875</text:p>
          </table:table-cell>
          <table:table-cell table:formula="of:=ATAN([.J25])" office:value-type="float" office:value="0.609809111940685" calcext:value-type="float">
            <text:p>0.609809111940685</text:p>
          </table:table-cell>
          <table:table-cell table:formula="of:=ATAN([.K2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15835" calcext:value-type="float">
            <text:p>-0.815835</text:p>
          </table:table-cell>
          <table:table-cell table:formula="of:=AVERAGE([.C17:.C26])" office:value-type="float" office:value="-0.00436087603075996" calcext:value-type="float">
            <text:p>-0.00436087603076</text:p>
          </table:table-cell>
          <table:table-cell table:formula="of:=AVERAGE([.D17:.D26])" office:value-type="float" office:value="0.2944842" calcext:value-type="float">
            <text:p>0.2944842</text:p>
          </table:table-cell>
          <table:table-cell table:formula="of:=[.E36]" office:value-type="float" office:value="1.43242235940941" calcext:value-type="float">
            <text:p>1.43242235940941</text:p>
          </table:table-cell>
          <table:table-cell table:formula="of:=[.F36]" office:value-type="float" office:value="-0.1291935" calcext:value-type="float">
            <text:p>-0.1291935</text:p>
          </table:table-cell>
          <table:table-cell table:formula="of:=ABS(([.E26]-[.G26])/[.G26])" office:value-type="float" office:value="1.00304440656215" calcext:value-type="float">
            <text:p>1.00304440656215</text:p>
          </table:table-cell>
          <table:table-cell table:formula="of:=ABS(([.F26]-[.G26])/[.G26])" office:value-type="float" office:value="0.79441524487134" calcext:value-type="float">
            <text:p>0.79441524487134</text:p>
          </table:table-cell>
          <table:table-cell table:formula="of:=ABS((0-[.G26])/[.G26])" office:value-type="float" office:value="1" calcext:value-type="float">
            <text:p>1</text:p>
          </table:table-cell>
          <table:table-cell table:formula="of:=ATAN([.I26])" office:value-type="float" office:value="0.78691805192709" calcext:value-type="float">
            <text:p>0.78691805192709</text:p>
          </table:table-cell>
          <table:table-cell table:formula="of:=ATAN([.J26])" office:value-type="float" office:value="0.67132631459521" calcext:value-type="float">
            <text:p>0.67132631459521</text:p>
          </table:table-cell>
          <table:table-cell table:formula="of:=ATAN([.K2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8.1788668230067" calcext:value-type="float">
            <text:p>18.1788668230067</text:p>
          </table:table-cell>
          <table:table-cell office:value-type="float" office:value="0.757116" calcext:value-type="float">
            <text:p>0.757116</text:p>
          </table:table-cell>
          <table:table-cell table:formula="of:=AVERAGE([.C18:.C27])" office:value-type="float" office:value="1.66856468095544" calcext:value-type="float">
            <text:p>1.66856468095544</text:p>
          </table:table-cell>
          <table:table-cell table:formula="of:=AVERAGE([.D18:.D27])" office:value-type="float" office:value="0.4529705" calcext:value-type="float">
            <text:p>0.4529705</text:p>
          </table:table-cell>
          <table:table-cell table:formula="of:=[.E37]" office:value-type="float" office:value="-0.485464322891259" calcext:value-type="float">
            <text:p>-0.485464322891259</text:p>
          </table:table-cell>
          <table:table-cell table:formula="of:=[.F37]" office:value-type="float" office:value="-0.1573254" calcext:value-type="float">
            <text:p>-0.1573254</text:p>
          </table:table-cell>
          <table:table-cell table:formula="of:=ABS(([.E27]-[.G27])/[.G27])" office:value-type="float" office:value="4.43704903177651" calcext:value-type="float">
            <text:p>4.43704903177651</text:p>
          </table:table-cell>
          <table:table-cell table:formula="of:=ABS(([.F27]-[.G27])/[.G27])" office:value-type="float" office:value="1.93306650693147" calcext:value-type="float">
            <text:p>1.93306650693147</text:p>
          </table:table-cell>
          <table:table-cell table:formula="of:=ABS((0-[.G27])/[.G27])" office:value-type="float" office:value="1" calcext:value-type="float">
            <text:p>1</text:p>
          </table:table-cell>
          <table:table-cell table:formula="of:=ATAN([.I27])" office:value-type="float" office:value="1.34912496675527" calcext:value-type="float">
            <text:p>1.34912496675527</text:p>
          </table:table-cell>
          <table:table-cell table:formula="of:=ATAN([.J27])" office:value-type="float" office:value="1.09339461939499" calcext:value-type="float">
            <text:p>1.09339461939499</text:p>
          </table:table-cell>
          <table:table-cell table:formula="of:=ATAN([.K2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121152048768" calcext:value-type="float">
            <text:p>2.121152048768</text:p>
          </table:table-cell>
          <table:table-cell office:value-type="float" office:value="0.333033" calcext:value-type="float">
            <text:p>0.333033</text:p>
          </table:table-cell>
          <table:table-cell table:formula="of:=AVERAGE([.C19:.C28])" office:value-type="float" office:value="1.98067988583224" calcext:value-type="float">
            <text:p>1.98067988583224</text:p>
          </table:table-cell>
          <table:table-cell table:formula="of:=AVERAGE([.D19:.D28])" office:value-type="float" office:value="0.5168719" calcext:value-type="float">
            <text:p>0.5168719</text:p>
          </table:table-cell>
          <table:table-cell table:formula="of:=[.E38]" office:value-type="float" office:value="-0.797579527768059" calcext:value-type="float">
            <text:p>-0.797579527768059</text:p>
          </table:table-cell>
          <table:table-cell table:formula="of:=[.F38]" office:value-type="float" office:value="-0.2835376" calcext:value-type="float">
            <text:p>-0.2835376</text:p>
          </table:table-cell>
          <table:table-cell table:formula="of:=ABS(([.E28]-[.G28])/[.G28])" office:value-type="float" office:value="3.48336349777553" calcext:value-type="float">
            <text:p>3.48336349777553</text:p>
          </table:table-cell>
          <table:table-cell table:formula="of:=ABS(([.F28]-[.G28])/[.G28])" office:value-type="float" office:value="1.64805061063492" calcext:value-type="float">
            <text:p>1.64805061063492</text:p>
          </table:table-cell>
          <table:table-cell table:formula="of:=ABS((0-[.G28])/[.G28])" office:value-type="float" office:value="1" calcext:value-type="float">
            <text:p>1</text:p>
          </table:table-cell>
          <table:table-cell table:formula="of:=ATAN([.I28])" office:value-type="float" office:value="1.2912355413013" calcext:value-type="float">
            <text:p>1.2912355413013</text:p>
          </table:table-cell>
          <table:table-cell table:formula="of:=ATAN([.J28])" office:value-type="float" office:value="1.02540828104175" calcext:value-type="float">
            <text:p>1.02540828104175</text:p>
          </table:table-cell>
          <table:table-cell table:formula="of:=ATAN([.K2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02420472231941" calcext:value-type="float">
            <text:p>1.02420472231941</text:p>
          </table:table-cell>
          <table:table-cell office:value-type="float" office:value="0.17631" calcext:value-type="float">
            <text:p>0.17631</text:p>
          </table:table-cell>
          <table:table-cell table:formula="of:=AVERAGE([.C20:.C29])" office:value-type="float" office:value="2.18310035806418" calcext:value-type="float">
            <text:p>2.18310035806418</text:p>
          </table:table-cell>
          <table:table-cell table:formula="of:=AVERAGE([.D20:.D29])" office:value-type="float" office:value="0.603421" calcext:value-type="float">
            <text:p>0.603421</text:p>
          </table:table-cell>
          <table:table-cell table:formula="of:=[.E39]" office:value-type="float" office:value="-1" calcext:value-type="float">
            <text:p>-1</text:p>
          </table:table-cell>
          <table:table-cell table:formula="of:=[.F39]" office:value-type="float" office:value="-0.3466337" calcext:value-type="float">
            <text:p>-0.3466337</text:p>
          </table:table-cell>
          <table:table-cell table:formula="of:=ABS(([.E29]-[.G29])/[.G29])" office:value-type="float" office:value="3.18310035806418" calcext:value-type="float">
            <text:p>3.18310035806418</text:p>
          </table:table-cell>
          <table:table-cell table:formula="of:=ABS(([.F29]-[.G29])/[.G29])" office:value-type="float" office:value="1.603421" calcext:value-type="float">
            <text:p>1.603421</text:p>
          </table:table-cell>
          <table:table-cell table:formula="of:=ABS((0-[.G29])/[.G29])" office:value-type="float" office:value="1" calcext:value-type="float">
            <text:p>1</text:p>
          </table:table-cell>
          <table:table-cell table:formula="of:=ATAN([.I29])" office:value-type="float" office:value="1.26640066383647" calcext:value-type="float">
            <text:p>1.26640066383647</text:p>
          </table:table-cell>
          <table:table-cell table:formula="of:=ATAN([.J29])" office:value-type="float" office:value="1.01315649098589" calcext:value-type="float">
            <text:p>1.01315649098589</text:p>
          </table:table-cell>
          <table:table-cell table:formula="of:=ATAN([.K2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90041" calcext:value-type="float">
            <text:p>-0.490041</text:p>
          </table:table-cell>
          <table:table-cell table:formula="of:=AVERAGE([.C21:.C30])" office:value-type="float" office:value="2.18310035806418" calcext:value-type="float">
            <text:p>2.18310035806418</text:p>
          </table:table-cell>
          <table:table-cell table:formula="of:=AVERAGE([.D21:.D30])" office:value-type="float" office:value="0.6244035" calcext:value-type="float">
            <text:p>0.6244035</text:p>
          </table:table-cell>
          <table:table-cell table:formula="of:=[.E40]" office:value-type="float" office:value="-1" calcext:value-type="float">
            <text:p>-1</text:p>
          </table:table-cell>
          <table:table-cell table:formula="of:=[.F40]" office:value-type="float" office:value="-0.2350581" calcext:value-type="float">
            <text:p>-0.2350581</text:p>
          </table:table-cell>
          <table:table-cell table:formula="of:=ABS(([.E30]-[.G30])/[.G30])" office:value-type="float" office:value="3.18310035806418" calcext:value-type="float">
            <text:p>3.18310035806418</text:p>
          </table:table-cell>
          <table:table-cell table:formula="of:=ABS(([.F30]-[.G30])/[.G30])" office:value-type="float" office:value="1.6244035" calcext:value-type="float">
            <text:p>1.6244035</text:p>
          </table:table-cell>
          <table:table-cell table:formula="of:=ABS((0-[.G30])/[.G30])" office:value-type="float" office:value="1" calcext:value-type="float">
            <text:p>1</text:p>
          </table:table-cell>
          <table:table-cell table:formula="of:=ATAN([.I30])" office:value-type="float" office:value="1.26640066383647" calcext:value-type="float">
            <text:p>1.26640066383647</text:p>
          </table:table-cell>
          <table:table-cell table:formula="of:=ATAN([.J30])" office:value-type="float" office:value="1.01897745513895" calcext:value-type="float">
            <text:p>1.01897745513895</text:p>
          </table:table-cell>
          <table:table-cell table:formula="of:=ATAN([.K3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85926" calcext:value-type="float">
            <text:p>-0.985926</text:p>
          </table:table-cell>
          <table:table-cell table:formula="of:=AVERAGE([.C22:.C31])" office:value-type="float" office:value="1.43242235940941" calcext:value-type="float">
            <text:p>1.43242235940941</text:p>
          </table:table-cell>
          <table:table-cell table:formula="of:=AVERAGE([.D22:.D31])" office:value-type="float" office:value="0.3497189" calcext:value-type="float">
            <text:p>0.3497189</text:p>
          </table:table-cell>
          <table:table-cell table:formula="of:=[.E41]" office:value-type="float" office:value="-1" calcext:value-type="float">
            <text:p>-1</text:p>
          </table:table-cell>
          <table:table-cell table:formula="of:=[.F41]" office:value-type="float" office:value="-0.1217528" calcext:value-type="float">
            <text:p>-0.1217528</text:p>
          </table:table-cell>
          <table:table-cell table:formula="of:=ABS(([.E31]-[.G31])/[.G31])" office:value-type="float" office:value="2.43242235940941" calcext:value-type="float">
            <text:p>2.43242235940941</text:p>
          </table:table-cell>
          <table:table-cell table:formula="of:=ABS(([.F31]-[.G31])/[.G31])" office:value-type="float" office:value="1.3497189" calcext:value-type="float">
            <text:p>1.3497189</text:p>
          </table:table-cell>
          <table:table-cell table:formula="of:=ABS((0-[.G31])/[.G31])" office:value-type="float" office:value="1" calcext:value-type="float">
            <text:p>1</text:p>
          </table:table-cell>
          <table:table-cell table:formula="of:=ATAN([.I31])" office:value-type="float" office:value="1.18074679819843" calcext:value-type="float">
            <text:p>1.18074679819843</text:p>
          </table:table-cell>
          <table:table-cell table:formula="of:=ATAN([.J31])" office:value-type="float" office:value="0.93314792270473" calcext:value-type="float">
            <text:p>0.93314792270473</text:p>
          </table:table-cell>
          <table:table-cell table:formula="of:=ATAN([.K3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78617" calcext:value-type="float">
            <text:p>-0.978617</text:p>
          </table:table-cell>
          <table:table-cell table:formula="of:=AVERAGE([.C23:.C32])" office:value-type="float" office:value="1.43242235940941" calcext:value-type="float">
            <text:p>1.43242235940941</text:p>
          </table:table-cell>
          <table:table-cell table:formula="of:=AVERAGE([.D23:.D32])" office:value-type="float" office:value="-0.2232198" calcext:value-type="float">
            <text:p>-0.2232198</text:p>
          </table:table-cell>
          <table:table-cell table:formula="of:=[.E42]" office:value-type="float" office:value="-1" calcext:value-type="float">
            <text:p>-1</text:p>
          </table:table-cell>
          <table:table-cell table:formula="of:=[.F42]" office:value-type="float" office:value="-0.02209698" calcext:value-type="float">
            <text:p>-0.02209698</text:p>
          </table:table-cell>
          <table:table-cell table:formula="of:=ABS(([.E32]-[.G32])/[.G32])" office:value-type="float" office:value="2.43242235940941" calcext:value-type="float">
            <text:p>2.43242235940941</text:p>
          </table:table-cell>
          <table:table-cell table:formula="of:=ABS(([.F32]-[.G32])/[.G32])" office:value-type="float" office:value="0.7767802" calcext:value-type="float">
            <text:p>0.7767802</text:p>
          </table:table-cell>
          <table:table-cell table:formula="of:=ABS((0-[.G32])/[.G32])" office:value-type="float" office:value="1" calcext:value-type="float">
            <text:p>1</text:p>
          </table:table-cell>
          <table:table-cell table:formula="of:=ATAN([.I32])" office:value-type="float" office:value="1.18074679819843" calcext:value-type="float">
            <text:p>1.18074679819843</text:p>
          </table:table-cell>
          <table:table-cell table:formula="of:=ATAN([.J32])" office:value-type="float" office:value="0.66042130060156" calcext:value-type="float">
            <text:p>0.66042130060156</text:p>
          </table:table-cell>
          <table:table-cell table:formula="of:=ATAN([.K3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802058" calcext:value-type="float">
            <text:p>0.802058</text:p>
          </table:table-cell>
          <table:table-cell table:formula="of:=AVERAGE([.C24:.C33])" office:value-type="float" office:value="1.43242235940941" calcext:value-type="float">
            <text:p>1.43242235940941</text:p>
          </table:table-cell>
          <table:table-cell table:formula="of:=AVERAGE([.D24:.D33])" office:value-type="float" office:value="-0.249268" calcext:value-type="float">
            <text:p>-0.249268</text:p>
          </table:table-cell>
          <table:table-cell table:formula="of:=[.E43]" office:value-type="float" office:value="-0.680781716069676" calcext:value-type="float">
            <text:p>-0.680781716069676</text:p>
          </table:table-cell>
          <table:table-cell table:formula="of:=[.F43]" office:value-type="float" office:value="-0.03723658" calcext:value-type="float">
            <text:p>-0.03723658</text:p>
          </table:table-cell>
          <table:table-cell table:formula="of:=ABS(([.E33]-[.G33])/[.G33])" office:value-type="float" office:value="3.10408465092033" calcext:value-type="float">
            <text:p>3.10408465092033</text:p>
          </table:table-cell>
          <table:table-cell table:formula="of:=ABS(([.F33]-[.G33])/[.G33])" office:value-type="float" office:value="0.633850331000241" calcext:value-type="float">
            <text:p>0.633850331000241</text:p>
          </table:table-cell>
          <table:table-cell table:formula="of:=ABS((0-[.G33])/[.G33])" office:value-type="float" office:value="1" calcext:value-type="float">
            <text:p>1</text:p>
          </table:table-cell>
          <table:table-cell table:formula="of:=ATAN([.I33])" office:value-type="float" office:value="1.25913872754498" calcext:value-type="float">
            <text:p>1.25913872754498</text:p>
          </table:table-cell>
          <table:table-cell table:formula="of:=ATAN([.J33])" office:value-type="float" office:value="0.56493829863796" calcext:value-type="float">
            <text:p>0.56493829863796</text:p>
          </table:table-cell>
          <table:table-cell table:formula="of:=ATAN([.K3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39173" calcext:value-type="float">
            <text:p>0.639173</text:p>
          </table:table-cell>
          <table:table-cell table:formula="of:=AVERAGE([.C25:.C34])" office:value-type="float" office:value="1.43242235940941" calcext:value-type="float">
            <text:p>1.43242235940941</text:p>
          </table:table-cell>
          <table:table-cell table:formula="of:=AVERAGE([.D25:.D34])" office:value-type="float" office:value="-0.1006117" calcext:value-type="float">
            <text:p>-0.1006117</text:p>
          </table:table-cell>
          <table:table-cell table:formula="of:=[.E44]" office:value-type="float" office:value="-0.680781716069676" calcext:value-type="float">
            <text:p>-0.680781716069676</text:p>
          </table:table-cell>
          <table:table-cell table:formula="of:=[.F44]" office:value-type="float" office:value="-0.11916038" calcext:value-type="float">
            <text:p>-0.11916038</text:p>
          </table:table-cell>
          <table:table-cell table:formula="of:=ABS(([.E34]-[.G34])/[.G34])" office:value-type="float" office:value="3.10408465092033" calcext:value-type="float">
            <text:p>3.10408465092033</text:p>
          </table:table-cell>
          <table:table-cell table:formula="of:=ABS(([.F34]-[.G34])/[.G34])" office:value-type="float" office:value="0.852211512699171" calcext:value-type="float">
            <text:p>0.852211512699171</text:p>
          </table:table-cell>
          <table:table-cell table:formula="of:=ABS((0-[.G34])/[.G34])" office:value-type="float" office:value="1" calcext:value-type="float">
            <text:p>1</text:p>
          </table:table-cell>
          <table:table-cell table:formula="of:=ATAN([.I34])" office:value-type="float" office:value="1.25913872754498" calcext:value-type="float">
            <text:p>1.25913872754498</text:p>
          </table:table-cell>
          <table:table-cell table:formula="of:=ATAN([.J34])" office:value-type="float" office:value="0.70577656100128" calcext:value-type="float">
            <text:p>0.70577656100128</text:p>
          </table:table-cell>
          <table:table-cell table:formula="of:=ATAN([.K3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55458" calcext:value-type="float">
            <text:p>-0.955458</text:p>
          </table:table-cell>
          <table:table-cell table:formula="of:=AVERAGE([.C26:.C35])" office:value-type="float" office:value="1.43242235940941" calcext:value-type="float">
            <text:p>1.43242235940941</text:p>
          </table:table-cell>
          <table:table-cell table:formula="of:=AVERAGE([.D26:.D35])" office:value-type="float" office:value="-0.1518187" calcext:value-type="float">
            <text:p>-0.1518187</text:p>
          </table:table-cell>
          <table:table-cell table:formula="of:=[.E45]" office:value-type="float" office:value="0.503653646745908" calcext:value-type="float">
            <text:p>0.503653646745908</text:p>
          </table:table-cell>
          <table:table-cell table:formula="of:=[.F45]" office:value-type="float" office:value="0.06958702" calcext:value-type="float">
            <text:p>0.06958702</text:p>
          </table:table-cell>
          <table:table-cell table:formula="of:=ABS(([.E35]-[.G35])/[.G35])" office:value-type="float" office:value="1.84406232073221" calcext:value-type="float">
            <text:p>1.84406232073221</text:p>
          </table:table-cell>
          <table:table-cell table:formula="of:=ABS(([.F35]-[.G35])/[.G35])" office:value-type="float" office:value="1.30143472797407" calcext:value-type="float">
            <text:p>1.30143472797407</text:p>
          </table:table-cell>
          <table:table-cell table:formula="of:=ABS((0-[.G35])/[.G35])" office:value-type="float" office:value="1" calcext:value-type="float">
            <text:p>1</text:p>
          </table:table-cell>
          <table:table-cell table:formula="of:=ATAN([.I35])" office:value-type="float" office:value="1.07389870406319" calcext:value-type="float">
            <text:p>1.07389870406319</text:p>
          </table:table-cell>
          <table:table-cell table:formula="of:=ATAN([.J35])" office:value-type="float" office:value="0.915633687073933" calcext:value-type="float">
            <text:p>0.915633687073933</text:p>
          </table:table-cell>
          <table:table-cell table:formula="of:=ATAN([.K3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89583" calcext:value-type="float">
            <text:p>-0.589583</text:p>
          </table:table-cell>
          <table:table-cell table:formula="of:=AVERAGE([.C27:.C36])" office:value-type="float" office:value="1.43242235940941" calcext:value-type="float">
            <text:p>1.43242235940941</text:p>
          </table:table-cell>
          <table:table-cell table:formula="of:=AVERAGE([.D27:.D36])" office:value-type="float" office:value="-0.1291935" calcext:value-type="float">
            <text:p>-0.1291935</text:p>
          </table:table-cell>
          <table:table-cell table:formula="of:=[.E46]" office:value-type="float" office:value="0.503653646745908" calcext:value-type="float">
            <text:p>0.503653646745908</text:p>
          </table:table-cell>
          <table:table-cell table:formula="of:=[.F46]" office:value-type="float" office:value="0.14761042" calcext:value-type="float">
            <text:p>0.14761042</text:p>
          </table:table-cell>
          <table:table-cell table:formula="of:=ABS(([.E36]-[.G36])/[.G36])" office:value-type="float" office:value="1.84406232073221" calcext:value-type="float">
            <text:p>1.84406232073221</text:p>
          </table:table-cell>
          <table:table-cell table:formula="of:=ABS(([.F36]-[.G36])/[.G36])" office:value-type="float" office:value="1.25651258724069" calcext:value-type="float">
            <text:p>1.25651258724069</text:p>
          </table:table-cell>
          <table:table-cell table:formula="of:=ABS((0-[.G36])/[.G36])" office:value-type="float" office:value="1" calcext:value-type="float">
            <text:p>1</text:p>
          </table:table-cell>
          <table:table-cell table:formula="of:=ATAN([.I36])" office:value-type="float" office:value="1.07389870406319" calcext:value-type="float">
            <text:p>1.07389870406319</text:p>
          </table:table-cell>
          <table:table-cell table:formula="of:=ATAN([.J36])" office:value-type="float" office:value="0.898588828168145" calcext:value-type="float">
            <text:p>0.898588828168145</text:p>
          </table:table-cell>
          <table:table-cell table:formula="of:=ATAN([.K3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475797" calcext:value-type="float">
            <text:p>0.475797</text:p>
          </table:table-cell>
          <table:table-cell table:formula="of:=AVERAGE([.C28:.C37])" office:value-type="float" office:value="-0.485464322891259" calcext:value-type="float">
            <text:p>-0.485464322891259</text:p>
          </table:table-cell>
          <table:table-cell table:formula="of:=AVERAGE([.D28:.D37])" office:value-type="float" office:value="-0.1573254" calcext:value-type="float">
            <text:p>-0.1573254</text:p>
          </table:table-cell>
          <table:table-cell table:formula="of:=[.E47]" office:value-type="float" office:value="0.656778020981186" calcext:value-type="float">
            <text:p>0.656778020981186</text:p>
          </table:table-cell>
          <table:table-cell table:formula="of:=[.F47]" office:value-type="float" office:value="0.12634612" calcext:value-type="float">
            <text:p>0.12634612</text:p>
          </table:table-cell>
          <table:table-cell table:formula="of:=ABS(([.E37]-[.G37])/[.G37])" office:value-type="float" office:value="1.73916042769824" calcext:value-type="float">
            <text:p>1.73916042769824</text:p>
          </table:table-cell>
          <table:table-cell table:formula="of:=ABS(([.F37]-[.G37])/[.G37])" office:value-type="float" office:value="1.23954120718742" calcext:value-type="float">
            <text:p>1.23954120718742</text:p>
          </table:table-cell>
          <table:table-cell table:formula="of:=ABS((0-[.G37])/[.G37])" office:value-type="float" office:value="1" calcext:value-type="float">
            <text:p>1</text:p>
          </table:table-cell>
          <table:table-cell table:formula="of:=ATAN([.I37])" office:value-type="float" office:value="1.04896949932747" calcext:value-type="float">
            <text:p>1.04896949932747</text:p>
          </table:table-cell>
          <table:table-cell table:formula="of:=ATAN([.J37])" office:value-type="float" office:value="0.891952997582233" calcext:value-type="float">
            <text:p>0.891952997582233</text:p>
          </table:table-cell>
          <table:table-cell table:formula="of:=ATAN([.K3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29089" calcext:value-type="float">
            <text:p>-0.929089</text:p>
          </table:table-cell>
          <table:table-cell table:formula="of:=AVERAGE([.C29:.C38])" office:value-type="float" office:value="-0.797579527768059" calcext:value-type="float">
            <text:p>-0.797579527768059</text:p>
          </table:table-cell>
          <table:table-cell table:formula="of:=AVERAGE([.D29:.D38])" office:value-type="float" office:value="-0.2835376" calcext:value-type="float">
            <text:p>-0.2835376</text:p>
          </table:table-cell>
          <table:table-cell table:formula="of:=[.E48]" office:value-type="float" office:value="0.656778020981186" calcext:value-type="float">
            <text:p>0.656778020981186</text:p>
          </table:table-cell>
          <table:table-cell table:formula="of:=[.F48]" office:value-type="float" office:value="0.37739502" calcext:value-type="float">
            <text:p>0.37739502</text:p>
          </table:table-cell>
          <table:table-cell table:formula="of:=ABS(([.E38]-[.G38])/[.G38])" office:value-type="float" office:value="2.21438218437414" calcext:value-type="float">
            <text:p>2.21438218437414</text:p>
          </table:table-cell>
          <table:table-cell table:formula="of:=ABS(([.F38]-[.G38])/[.G38])" office:value-type="float" office:value="1.43170993995264" calcext:value-type="float">
            <text:p>1.43170993995264</text:p>
          </table:table-cell>
          <table:table-cell table:formula="of:=ABS((0-[.G38])/[.G38])" office:value-type="float" office:value="1" calcext:value-type="float">
            <text:p>1</text:p>
          </table:table-cell>
          <table:table-cell table:formula="of:=ATAN([.I38])" office:value-type="float" office:value="1.14661826068295" calcext:value-type="float">
            <text:p>1.14661826068295</text:p>
          </table:table-cell>
          <table:table-cell table:formula="of:=ATAN([.J38])" office:value-type="float" office:value="0.961100970345275" calcext:value-type="float">
            <text:p>0.961100970345275</text:p>
          </table:table-cell>
          <table:table-cell table:formula="of:=ATAN([.K3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54651" calcext:value-type="float">
            <text:p>-0.454651</text:p>
          </table:table-cell>
          <table:table-cell table:formula="of:=AVERAGE([.C30:.C39])" office:value-type="float" office:value="-1" calcext:value-type="float">
            <text:p>-1</text:p>
          </table:table-cell>
          <table:table-cell table:formula="of:=AVERAGE([.D30:.D39])" office:value-type="float" office:value="-0.3466337" calcext:value-type="float">
            <text:p>-0.3466337</text:p>
          </table:table-cell>
          <table:table-cell table:formula="of:=[.E49]" office:value-type="float" office:value="0.656778020981186" calcext:value-type="float">
            <text:p>0.656778020981186</text:p>
          </table:table-cell>
          <table:table-cell table:formula="of:=[.F49]" office:value-type="float" office:value="0.35951082" calcext:value-type="float">
            <text:p>0.35951082</text:p>
          </table:table-cell>
          <table:table-cell table:formula="of:=ABS(([.E39]-[.G39])/[.G39])" office:value-type="float" office:value="2.52258444718668" calcext:value-type="float">
            <text:p>2.52258444718668</text:p>
          </table:table-cell>
          <table:table-cell table:formula="of:=ABS(([.F39]-[.G39])/[.G39])" office:value-type="float" office:value="1.52777908049077" calcext:value-type="float">
            <text:p>1.52777908049077</text:p>
          </table:table-cell>
          <table:table-cell table:formula="of:=ABS((0-[.G39])/[.G39])" office:value-type="float" office:value="1" calcext:value-type="float">
            <text:p>1</text:p>
          </table:table-cell>
          <table:table-cell table:formula="of:=ATAN([.I39])" office:value-type="float" office:value="1.19338096390888" calcext:value-type="float">
            <text:p>1.19338096390888</text:p>
          </table:table-cell>
          <table:table-cell table:formula="of:=ATAN([.J39])" office:value-type="float" office:value="0.991232732224794" calcext:value-type="float">
            <text:p>0.991232732224794</text:p>
          </table:table-cell>
          <table:table-cell table:formula="of:=ATAN([.K3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25715" calcext:value-type="float">
            <text:p>0.625715</text:p>
          </table:table-cell>
          <table:table-cell table:formula="of:=AVERAGE([.C31:.C40])" office:value-type="float" office:value="-1" calcext:value-type="float">
            <text:p>-1</text:p>
          </table:table-cell>
          <table:table-cell table:formula="of:=AVERAGE([.D31:.D40])" office:value-type="float" office:value="-0.2350581" calcext:value-type="float">
            <text:p>-0.2350581</text:p>
          </table:table-cell>
          <table:table-cell table:formula="of:=[.E50]" office:value-type="float" office:value="0.656778020981186" calcext:value-type="float">
            <text:p>0.656778020981186</text:p>
          </table:table-cell>
          <table:table-cell table:formula="of:=[.F50]" office:value-type="float" office:value="0.48681932" calcext:value-type="float">
            <text:p>0.48681932</text:p>
          </table:table-cell>
          <table:table-cell table:formula="of:=ABS(([.E40]-[.G40])/[.G40])" office:value-type="float" office:value="2.52258444718668" calcext:value-type="float">
            <text:p>2.52258444718668</text:p>
          </table:table-cell>
          <table:table-cell table:formula="of:=ABS(([.F40]-[.G40])/[.G40])" office:value-type="float" office:value="1.35789580724525" calcext:value-type="float">
            <text:p>1.35789580724525</text:p>
          </table:table-cell>
          <table:table-cell table:formula="of:=ABS((0-[.G40])/[.G40])" office:value-type="float" office:value="1" calcext:value-type="float">
            <text:p>1</text:p>
          </table:table-cell>
          <table:table-cell table:formula="of:=ATAN([.I40])" office:value-type="float" office:value="1.19338096390888" calcext:value-type="float">
            <text:p>1.19338096390888</text:p>
          </table:table-cell>
          <table:table-cell table:formula="of:=ATAN([.J40])" office:value-type="float" office:value="0.936034448082986" calcext:value-type="float">
            <text:p>0.936034448082986</text:p>
          </table:table-cell>
          <table:table-cell table:formula="of:=ATAN([.K4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47127" calcext:value-type="float">
            <text:p>0.147127</text:p>
          </table:table-cell>
          <table:table-cell table:formula="of:=AVERAGE([.C32:.C41])" office:value-type="float" office:value="-1" calcext:value-type="float">
            <text:p>-1</text:p>
          </table:table-cell>
          <table:table-cell table:formula="of:=AVERAGE([.D32:.D41])" office:value-type="float" office:value="-0.1217528" calcext:value-type="float">
            <text:p>-0.1217528</text:p>
          </table:table-cell>
          <table:table-cell table:formula="of:=[.E51]" office:value-type="float" office:value="0.656778020981186" calcext:value-type="float">
            <text:p>0.656778020981186</text:p>
          </table:table-cell>
          <table:table-cell table:formula="of:=[.F51]" office:value-type="float" office:value="0.37540922" calcext:value-type="float">
            <text:p>0.37540922</text:p>
          </table:table-cell>
          <table:table-cell table:formula="of:=ABS(([.E41]-[.G41])/[.G41])" office:value-type="float" office:value="2.52258444718668" calcext:value-type="float">
            <text:p>2.52258444718668</text:p>
          </table:table-cell>
          <table:table-cell table:formula="of:=ABS(([.F41]-[.G41])/[.G41])" office:value-type="float" office:value="1.18537891968143" calcext:value-type="float">
            <text:p>1.18537891968143</text:p>
          </table:table-cell>
          <table:table-cell table:formula="of:=ABS((0-[.G41])/[.G41])" office:value-type="float" office:value="1" calcext:value-type="float">
            <text:p>1</text:p>
          </table:table-cell>
          <table:table-cell table:formula="of:=ATAN([.I41])" office:value-type="float" office:value="1.19338096390888" calcext:value-type="float">
            <text:p>1.19338096390888</text:p>
          </table:table-cell>
          <table:table-cell table:formula="of:=ATAN([.J41])" office:value-type="float" office:value="0.870022477360562" calcext:value-type="float">
            <text:p>0.870022477360562</text:p>
          </table:table-cell>
          <table:table-cell table:formula="of:=ATAN([.K4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179412" calcext:value-type="float">
            <text:p>0.0179412</text:p>
          </table:table-cell>
          <table:table-cell table:formula="of:=AVERAGE([.C33:.C42])" office:value-type="float" office:value="-1" calcext:value-type="float">
            <text:p>-1</text:p>
          </table:table-cell>
          <table:table-cell table:formula="of:=AVERAGE([.D33:.D42])" office:value-type="float" office:value="-0.02209698" calcext:value-type="float">
            <text:p>-0.02209698</text:p>
          </table:table-cell>
          <table:table-cell table:formula="of:=[.E52]" office:value-type="float" office:value="0.656778020981186" calcext:value-type="float">
            <text:p>0.656778020981186</text:p>
          </table:table-cell>
          <table:table-cell table:formula="of:=[.F52]" office:value-type="float" office:value="0.3499882" calcext:value-type="float">
            <text:p>0.3499882</text:p>
          </table:table-cell>
          <table:table-cell table:formula="of:=ABS(([.E42]-[.G42])/[.G42])" office:value-type="float" office:value="2.52258444718668" calcext:value-type="float">
            <text:p>2.52258444718668</text:p>
          </table:table-cell>
          <table:table-cell table:formula="of:=ABS(([.F42]-[.G42])/[.G42])" office:value-type="float" office:value="1.0336445180778" calcext:value-type="float">
            <text:p>1.0336445180778</text:p>
          </table:table-cell>
          <table:table-cell table:formula="of:=ABS((0-[.G42])/[.G42])" office:value-type="float" office:value="1" calcext:value-type="float">
            <text:p>1</text:p>
          </table:table-cell>
          <table:table-cell table:formula="of:=ATAN([.I42])" office:value-type="float" office:value="1.19338096390888" calcext:value-type="float">
            <text:p>1.19338096390888</text:p>
          </table:table-cell>
          <table:table-cell table:formula="of:=ATAN([.J42])" office:value-type="float" office:value="0.801940606658658" calcext:value-type="float">
            <text:p>0.801940606658658</text:p>
          </table:table-cell>
          <table:table-cell table:formula="of:=ATAN([.K4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19218283930324" calcext:value-type="float">
            <text:p>2.19218283930324</text:p>
          </table:table-cell>
          <table:table-cell office:value-type="float" office:value="0.650662" calcext:value-type="float">
            <text:p>0.650662</text:p>
          </table:table-cell>
          <table:table-cell table:formula="of:=AVERAGE([.C34:.C43])" office:value-type="float" office:value="-0.680781716069676" calcext:value-type="float">
            <text:p>-0.680781716069676</text:p>
          </table:table-cell>
          <table:table-cell table:formula="of:=AVERAGE([.D34:.D43])" office:value-type="float" office:value="-0.03723658" calcext:value-type="float">
            <text:p>-0.03723658</text:p>
          </table:table-cell>
          <table:table-cell table:formula="of:=[.E53]" office:value-type="float" office:value="0.337559737050861" calcext:value-type="float">
            <text:p>0.337559737050861</text:p>
          </table:table-cell>
          <table:table-cell table:formula="of:=[.F53]" office:value-type="float" office:value="0.2687012" calcext:value-type="float">
            <text:p>0.2687012</text:p>
          </table:table-cell>
          <table:table-cell table:formula="of:=ABS(([.E43]-[.G43])/[.G43])" office:value-type="float" office:value="3.01677404425487" calcext:value-type="float">
            <text:p>3.01677404425487</text:p>
          </table:table-cell>
          <table:table-cell table:formula="of:=ABS(([.F43]-[.G43])/[.G43])" office:value-type="float" office:value="1.11031108249261" calcext:value-type="float">
            <text:p>1.11031108249261</text:p>
          </table:table-cell>
          <table:table-cell table:formula="of:=ABS((0-[.G43])/[.G43])" office:value-type="float" office:value="1" calcext:value-type="float">
            <text:p>1</text:p>
          </table:table-cell>
          <table:table-cell table:formula="of:=ATAN([.I43])" office:value-type="float" office:value="1.25071477648172" calcext:value-type="float">
            <text:p>1.25071477648172</text:p>
          </table:table-cell>
          <table:table-cell table:formula="of:=ATAN([.J43])" office:value-type="float" office:value="0.837623058686702" calcext:value-type="float">
            <text:p>0.837623058686702</text:p>
          </table:table-cell>
          <table:table-cell table:formula="of:=ATAN([.K4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80065" calcext:value-type="float">
            <text:p>-0.180065</text:p>
          </table:table-cell>
          <table:table-cell table:formula="of:=AVERAGE([.C35:.C44])" office:value-type="float" office:value="-0.680781716069676" calcext:value-type="float">
            <text:p>-0.680781716069676</text:p>
          </table:table-cell>
          <table:table-cell table:formula="of:=AVERAGE([.D35:.D44])" office:value-type="float" office:value="-0.11916038" calcext:value-type="float">
            <text:p>-0.11916038</text:p>
          </table:table-cell>
          <table:table-cell table:formula="of:=[.E54]" office:value-type="float" office:value="0.337559737050861" calcext:value-type="float">
            <text:p>0.337559737050861</text:p>
          </table:table-cell>
          <table:table-cell table:formula="of:=[.F54]" office:value-type="float" office:value="0.2697283" calcext:value-type="float">
            <text:p>0.2697283</text:p>
          </table:table-cell>
          <table:table-cell table:formula="of:=ABS(([.E44]-[.G44])/[.G44])" office:value-type="float" office:value="3.01677404425487" calcext:value-type="float">
            <text:p>3.01677404425487</text:p>
          </table:table-cell>
          <table:table-cell table:formula="of:=ABS(([.F44]-[.G44])/[.G44])" office:value-type="float" office:value="1.3530053111223" calcext:value-type="float">
            <text:p>1.3530053111223</text:p>
          </table:table-cell>
          <table:table-cell table:formula="of:=ABS((0-[.G44])/[.G44])" office:value-type="float" office:value="1" calcext:value-type="float">
            <text:p>1</text:p>
          </table:table-cell>
          <table:table-cell table:formula="of:=ATAN([.I44])" office:value-type="float" office:value="1.25071477648172" calcext:value-type="float">
            <text:p>1.25071477648172</text:p>
          </table:table-cell>
          <table:table-cell table:formula="of:=ATAN([.J44])" office:value-type="float" office:value="0.934310769131824" calcext:value-type="float">
            <text:p>0.934310769131824</text:p>
          </table:table-cell>
          <table:table-cell table:formula="of:=ATAN([.K4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0.8443536281558" calcext:value-type="float">
            <text:p>10.8443536281558</text:p>
          </table:table-cell>
          <table:table-cell office:value-type="float" office:value="0.932016" calcext:value-type="float">
            <text:p>0.932016</text:p>
          </table:table-cell>
          <table:table-cell table:formula="of:=AVERAGE([.C36:.C45])" office:value-type="float" office:value="0.503653646745908" calcext:value-type="float">
            <text:p>0.503653646745908</text:p>
          </table:table-cell>
          <table:table-cell table:formula="of:=AVERAGE([.D36:.D45])" office:value-type="float" office:value="0.06958702" calcext:value-type="float">
            <text:p>0.06958702</text:p>
          </table:table-cell>
          <table:table-cell table:formula="of:=[.E55]" office:value-type="float" office:value="-0.846875625764722" calcext:value-type="float">
            <text:p>-0.846875625764722</text:p>
          </table:table-cell>
          <table:table-cell table:formula="of:=[.F55]" office:value-type="float" office:value="0.1111138" calcext:value-type="float">
            <text:p>0.1111138</text:p>
          </table:table-cell>
          <table:table-cell table:formula="of:=ABS(([.E45]-[.G45])/[.G45])" office:value-type="float" office:value="1.59471973383472" calcext:value-type="float">
            <text:p>1.59471973383472</text:p>
          </table:table-cell>
          <table:table-cell table:formula="of:=ABS(([.F45]-[.G45])/[.G45])" office:value-type="float" office:value="1.08216911419214" calcext:value-type="float">
            <text:p>1.08216911419214</text:p>
          </table:table-cell>
          <table:table-cell table:formula="of:=ABS((0-[.G45])/[.G45])" office:value-type="float" office:value="1" calcext:value-type="float">
            <text:p>1</text:p>
          </table:table-cell>
          <table:table-cell table:formula="of:=ATAN([.I45])" office:value-type="float" office:value="1.01071026343022" calcext:value-type="float">
            <text:p>1.01071026343022</text:p>
          </table:table-cell>
          <table:table-cell table:formula="of:=ATAN([.J45])" office:value-type="float" office:value="0.824840924405049" calcext:value-type="float">
            <text:p>0.824840924405049</text:p>
          </table:table-cell>
          <table:table-cell table:formula="of:=ATAN([.K4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90651" calcext:value-type="float">
            <text:p>0.190651</text:p>
          </table:table-cell>
          <table:table-cell table:formula="of:=AVERAGE([.C37:.C46])" office:value-type="float" office:value="0.503653646745908" calcext:value-type="float">
            <text:p>0.503653646745908</text:p>
          </table:table-cell>
          <table:table-cell table:formula="of:=AVERAGE([.D37:.D46])" office:value-type="float" office:value="0.14761042" calcext:value-type="float">
            <text:p>0.14761042</text:p>
          </table:table-cell>
          <table:table-cell table:formula="of:=[.E56]" office:value-type="float" office:value="-0.846875625764722" calcext:value-type="float">
            <text:p>-0.846875625764722</text:p>
          </table:table-cell>
          <table:table-cell table:formula="of:=[.F56]" office:value-type="float" office:value="0.1704967" calcext:value-type="float">
            <text:p>0.1704967</text:p>
          </table:table-cell>
          <table:table-cell table:formula="of:=ABS(([.E46]-[.G46])/[.G46])" office:value-type="float" office:value="1.59471973383472" calcext:value-type="float">
            <text:p>1.59471973383472</text:p>
          </table:table-cell>
          <table:table-cell table:formula="of:=ABS(([.F46]-[.G46])/[.G46])" office:value-type="float" office:value="1.17429999814519" calcext:value-type="float">
            <text:p>1.17429999814519</text:p>
          </table:table-cell>
          <table:table-cell table:formula="of:=ABS((0-[.G46])/[.G46])" office:value-type="float" office:value="1" calcext:value-type="float">
            <text:p>1</text:p>
          </table:table-cell>
          <table:table-cell table:formula="of:=ATAN([.I46])" office:value-type="float" office:value="1.01071026343022" calcext:value-type="float">
            <text:p>1.01071026343022</text:p>
          </table:table-cell>
          <table:table-cell table:formula="of:=ATAN([.J46])" office:value-type="float" office:value="0.865390835853377" calcext:value-type="float">
            <text:p>0.865390835853377</text:p>
          </table:table-cell>
          <table:table-cell table:formula="of:=ATAN([.K4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531243742352779" calcext:value-type="float">
            <text:p>0.531243742352779</text:p>
          </table:table-cell>
          <table:table-cell office:value-type="float" office:value="0.263154" calcext:value-type="float">
            <text:p>0.263154</text:p>
          </table:table-cell>
          <table:table-cell table:formula="of:=AVERAGE([.C38:.C47])" office:value-type="float" office:value="0.656778020981186" calcext:value-type="float">
            <text:p>0.656778020981186</text:p>
          </table:table-cell>
          <table:table-cell table:formula="of:=AVERAGE([.D38:.D47])" office:value-type="float" office:value="0.12634612" calcext:value-type="float">
            <text:p>0.12634612</text:p>
          </table:table-cell>
          <table:table-cell table:formula="of:=[.E57]" office:value-type="float" office:value="-1" calcext:value-type="float">
            <text:p>-1</text:p>
          </table:table-cell>
          <table:table-cell table:formula="of:=[.F57]" office:value-type="float" office:value="0.177923" calcext:value-type="float">
            <text:p>0.177923</text:p>
          </table:table-cell>
          <table:table-cell table:formula="of:=ABS(([.E47]-[.G47])/[.G47])" office:value-type="float" office:value="1.65677802098119" calcext:value-type="float">
            <text:p>1.65677802098119</text:p>
          </table:table-cell>
          <table:table-cell table:formula="of:=ABS(([.F47]-[.G47])/[.G47])" office:value-type="float" office:value="1.12634612" calcext:value-type="float">
            <text:p>1.12634612</text:p>
          </table:table-cell>
          <table:table-cell table:formula="of:=ABS((0-[.G47])/[.G47])" office:value-type="float" office:value="1" calcext:value-type="float">
            <text:p>1</text:p>
          </table:table-cell>
          <table:table-cell table:formula="of:=ATAN([.I47])" office:value-type="float" office:value="1.02774778029722" calcext:value-type="float">
            <text:p>1.02774778029722</text:p>
          </table:table-cell>
          <table:table-cell table:formula="of:=ATAN([.J47])" office:value-type="float" office:value="0.844747738685562" calcext:value-type="float">
            <text:p>0.844747738685562</text:p>
          </table:table-cell>
          <table:table-cell table:formula="of:=ATAN([.K4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5814" calcext:value-type="float">
            <text:p>1.5814</text:p>
          </table:table-cell>
          <table:table-cell table:formula="of:=AVERAGE([.C39:.C48])" office:value-type="float" office:value="0.656778020981186" calcext:value-type="float">
            <text:p>0.656778020981186</text:p>
          </table:table-cell>
          <table:table-cell table:formula="of:=AVERAGE([.D39:.D48])" office:value-type="float" office:value="0.37739502" calcext:value-type="float">
            <text:p>0.37739502</text:p>
          </table:table-cell>
          <table:table-cell table:formula="of:=[.E58]" office:value-type="float" office:value="-0.690665756087272" calcext:value-type="float">
            <text:p>-0.690665756087272</text:p>
          </table:table-cell>
          <table:table-cell table:formula="of:=[.F58]" office:value-type="float" office:value="0.160534" calcext:value-type="float">
            <text:p>0.160534</text:p>
          </table:table-cell>
          <table:table-cell table:formula="of:=ABS(([.E48]-[.G48])/[.G48])" office:value-type="float" office:value="1.95093468177999" calcext:value-type="float">
            <text:p>1.95093468177999</text:p>
          </table:table-cell>
          <table:table-cell table:formula="of:=ABS(([.F48]-[.G48])/[.G48])" office:value-type="float" office:value="1.54642208141026" calcext:value-type="float">
            <text:p>1.54642208141026</text:p>
          </table:table-cell>
          <table:table-cell table:formula="of:=ABS((0-[.G48])/[.G48])" office:value-type="float" office:value="1" calcext:value-type="float">
            <text:p>1</text:p>
          </table:table-cell>
          <table:table-cell table:formula="of:=ATAN([.I48])" office:value-type="float" office:value="1.09713954046678" calcext:value-type="float">
            <text:p>1.09713954046678</text:p>
          </table:table-cell>
          <table:table-cell table:formula="of:=ATAN([.J48])" office:value-type="float" office:value="0.996776911760495" calcext:value-type="float">
            <text:p>0.996776911760495</text:p>
          </table:table-cell>
          <table:table-cell table:formula="of:=ATAN([.K4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33493" calcext:value-type="float">
            <text:p>-0.633493</text:p>
          </table:table-cell>
          <table:table-cell table:formula="of:=AVERAGE([.C40:.C49])" office:value-type="float" office:value="0.656778020981186" calcext:value-type="float">
            <text:p>0.656778020981186</text:p>
          </table:table-cell>
          <table:table-cell table:formula="of:=AVERAGE([.D40:.D49])" office:value-type="float" office:value="0.35951082" calcext:value-type="float">
            <text:p>0.35951082</text:p>
          </table:table-cell>
          <table:table-cell table:formula="of:=[.E59]" office:value-type="float" office:value="-0.690665756087272" calcext:value-type="float">
            <text:p>-0.690665756087272</text:p>
          </table:table-cell>
          <table:table-cell table:formula="of:=[.F59]" office:value-type="float" office:value="0.23232682" calcext:value-type="float">
            <text:p>0.23232682</text:p>
          </table:table-cell>
          <table:table-cell table:formula="of:=ABS(([.E49]-[.G49])/[.G49])" office:value-type="float" office:value="1.95093468177999" calcext:value-type="float">
            <text:p>1.95093468177999</text:p>
          </table:table-cell>
          <table:table-cell table:formula="of:=ABS(([.F49]-[.G49])/[.G49])" office:value-type="float" office:value="1.52052793530214" calcext:value-type="float">
            <text:p>1.52052793530214</text:p>
          </table:table-cell>
          <table:table-cell table:formula="of:=ABS((0-[.G49])/[.G49])" office:value-type="float" office:value="1" calcext:value-type="float">
            <text:p>1</text:p>
          </table:table-cell>
          <table:table-cell table:formula="of:=ATAN([.I49])" office:value-type="float" office:value="1.09713954046678" calcext:value-type="float">
            <text:p>1.09713954046678</text:p>
          </table:table-cell>
          <table:table-cell table:formula="of:=ATAN([.J49])" office:value-type="float" office:value="0.989050647802505" calcext:value-type="float">
            <text:p>0.989050647802505</text:p>
          </table:table-cell>
          <table:table-cell table:formula="of:=ATAN([.K4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8988" calcext:value-type="float">
            <text:p>1.8988</text:p>
          </table:table-cell>
          <table:table-cell table:formula="of:=AVERAGE([.C41:.C50])" office:value-type="float" office:value="0.656778020981186" calcext:value-type="float">
            <text:p>0.656778020981186</text:p>
          </table:table-cell>
          <table:table-cell table:formula="of:=AVERAGE([.D41:.D50])" office:value-type="float" office:value="0.48681932" calcext:value-type="float">
            <text:p>0.48681932</text:p>
          </table:table-cell>
          <table:table-cell table:formula="of:=[.E60]" office:value-type="float" office:value="-0.690665756087272" calcext:value-type="float">
            <text:p>-0.690665756087272</text:p>
          </table:table-cell>
          <table:table-cell table:formula="of:=[.F60]" office:value-type="float" office:value="-0.05729268" calcext:value-type="float">
            <text:p>-0.05729268</text:p>
          </table:table-cell>
          <table:table-cell table:formula="of:=ABS(([.E50]-[.G50])/[.G50])" office:value-type="float" office:value="1.95093468177999" calcext:value-type="float">
            <text:p>1.95093468177999</text:p>
          </table:table-cell>
          <table:table-cell table:formula="of:=ABS(([.F50]-[.G50])/[.G50])" office:value-type="float" office:value="1.70485515708482" calcext:value-type="float">
            <text:p>1.70485515708482</text:p>
          </table:table-cell>
          <table:table-cell table:formula="of:=ABS((0-[.G50])/[.G50])" office:value-type="float" office:value="1" calcext:value-type="float">
            <text:p>1</text:p>
          </table:table-cell>
          <table:table-cell table:formula="of:=ATAN([.I50])" office:value-type="float" office:value="1.09713954046678" calcext:value-type="float">
            <text:p>1.09713954046678</text:p>
          </table:table-cell>
          <table:table-cell table:formula="of:=ATAN([.J50])" office:value-type="float" office:value="1.04031772862675" calcext:value-type="float">
            <text:p>1.04031772862675</text:p>
          </table:table-cell>
          <table:table-cell table:formula="of:=ATAN([.K5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66974" calcext:value-type="float">
            <text:p>-0.966974</text:p>
          </table:table-cell>
          <table:table-cell table:formula="of:=AVERAGE([.C42:.C51])" office:value-type="float" office:value="0.656778020981186" calcext:value-type="float">
            <text:p>0.656778020981186</text:p>
          </table:table-cell>
          <table:table-cell table:formula="of:=AVERAGE([.D42:.D51])" office:value-type="float" office:value="0.37540922" calcext:value-type="float">
            <text:p>0.37540922</text:p>
          </table:table-cell>
          <table:table-cell table:formula="of:=[.E61]" office:value-type="float" office:value="-0.690665756087272" calcext:value-type="float">
            <text:p>-0.690665756087272</text:p>
          </table:table-cell>
          <table:table-cell table:formula="of:=[.F61]" office:value-type="float" office:value="0.038652147" calcext:value-type="float">
            <text:p>0.038652147</text:p>
          </table:table-cell>
          <table:table-cell table:formula="of:=ABS(([.E51]-[.G51])/[.G51])" office:value-type="float" office:value="1.95093468177999" calcext:value-type="float">
            <text:p>1.95093468177999</text:p>
          </table:table-cell>
          <table:table-cell table:formula="of:=ABS(([.F51]-[.G51])/[.G51])" office:value-type="float" office:value="1.54354688456939" calcext:value-type="float">
            <text:p>1.54354688456939</text:p>
          </table:table-cell>
          <table:table-cell table:formula="of:=ABS((0-[.G51])/[.G51])" office:value-type="float" office:value="1" calcext:value-type="float">
            <text:p>1</text:p>
          </table:table-cell>
          <table:table-cell table:formula="of:=ATAN([.I51])" office:value-type="float" office:value="1.09713954046678" calcext:value-type="float">
            <text:p>1.09713954046678</text:p>
          </table:table-cell>
          <table:table-cell table:formula="of:=ATAN([.J51])" office:value-type="float" office:value="0.995928013802253" calcext:value-type="float">
            <text:p>0.995928013802253</text:p>
          </table:table-cell>
          <table:table-cell table:formula="of:=ATAN([.K5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236269" calcext:value-type="float">
            <text:p>-0.236269</text:p>
          </table:table-cell>
          <table:table-cell table:formula="of:=AVERAGE([.C43:.C52])" office:value-type="float" office:value="0.656778020981186" calcext:value-type="float">
            <text:p>0.656778020981186</text:p>
          </table:table-cell>
          <table:table-cell table:formula="of:=AVERAGE([.D43:.D52])" office:value-type="float" office:value="0.3499882" calcext:value-type="float">
            <text:p>0.3499882</text:p>
          </table:table-cell>
          <table:table-cell table:formula="of:=[.E62]" office:value-type="float" office:value="0.670495641930888" calcext:value-type="float">
            <text:p>0.670495641930888</text:p>
          </table:table-cell>
          <table:table-cell table:formula="of:=[.F62]" office:value-type="float" office:value="0.150549647" calcext:value-type="float">
            <text:p>0.150549647</text:p>
          </table:table-cell>
          <table:table-cell table:formula="of:=ABS(([.E52]-[.G52])/[.G52])" office:value-type="float" office:value="0.0204589263402191" calcext:value-type="float">
            <text:p>0.020458926340219</text:p>
          </table:table-cell>
          <table:table-cell table:formula="of:=ABS(([.F52]-[.G52])/[.G52])" office:value-type="float" office:value="0.478015697474025" calcext:value-type="float">
            <text:p>0.478015697474025</text:p>
          </table:table-cell>
          <table:table-cell table:formula="of:=ABS((0-[.G52])/[.G52])" office:value-type="float" office:value="1" calcext:value-type="float">
            <text:p>1</text:p>
          </table:table-cell>
          <table:table-cell table:formula="of:=ATAN([.I52])" office:value-type="float" office:value="0.020456072575192" calcext:value-type="float">
            <text:p>0.020456072575192</text:p>
          </table:table-cell>
          <table:table-cell table:formula="of:=ATAN([.J52])" office:value-type="float" office:value="0.44590599753971" calcext:value-type="float">
            <text:p>0.44590599753971</text:p>
          </table:table-cell>
          <table:table-cell table:formula="of:=ATAN([.K5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62208" calcext:value-type="float">
            <text:p>-0.162208</text:p>
          </table:table-cell>
          <table:table-cell table:formula="of:=AVERAGE([.C44:.C53])" office:value-type="float" office:value="0.337559737050861" calcext:value-type="float">
            <text:p>0.337559737050861</text:p>
          </table:table-cell>
          <table:table-cell table:formula="of:=AVERAGE([.D44:.D53])" office:value-type="float" office:value="0.2687012" calcext:value-type="float">
            <text:p>0.2687012</text:p>
          </table:table-cell>
          <table:table-cell table:formula="of:=[.E63]" office:value-type="float" office:value="0.670495641930888" calcext:value-type="float">
            <text:p>0.670495641930888</text:p>
          </table:table-cell>
          <table:table-cell table:formula="of:=[.F63]" office:value-type="float" office:value="0.182413447" calcext:value-type="float">
            <text:p>0.182413447</text:p>
          </table:table-cell>
          <table:table-cell table:formula="of:=ABS(([.E53]-[.G53])/[.G53])" office:value-type="float" office:value="0.496551929735502" calcext:value-type="float">
            <text:p>0.496551929735502</text:p>
          </table:table-cell>
          <table:table-cell table:formula="of:=ABS(([.F53]-[.G53])/[.G53])" office:value-type="float" office:value="0.599249893368141" calcext:value-type="float">
            <text:p>0.599249893368141</text:p>
          </table:table-cell>
          <table:table-cell table:formula="of:=ABS((0-[.G53])/[.G53])" office:value-type="float" office:value="1" calcext:value-type="float">
            <text:p>1</text:p>
          </table:table-cell>
          <table:table-cell table:formula="of:=ATAN([.I53])" office:value-type="float" office:value="0.460885350019731" calcext:value-type="float">
            <text:p>0.460885350019731</text:p>
          </table:table-cell>
          <table:table-cell table:formula="of:=ATAN([.J53])" office:value-type="float" office:value="0.539867768748356" calcext:value-type="float">
            <text:p>0.539867768748356</text:p>
          </table:table-cell>
          <table:table-cell table:formula="of:=ATAN([.K5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69794" calcext:value-type="float">
            <text:p>-0.169794</text:p>
          </table:table-cell>
          <table:table-cell table:formula="of:=AVERAGE([.C45:.C54])" office:value-type="float" office:value="0.337559737050861" calcext:value-type="float">
            <text:p>0.337559737050861</text:p>
          </table:table-cell>
          <table:table-cell table:formula="of:=AVERAGE([.D45:.D54])" office:value-type="float" office:value="0.2697283" calcext:value-type="float">
            <text:p>0.2697283</text:p>
          </table:table-cell>
          <table:table-cell table:formula="of:=[.E64]" office:value-type="float" office:value="0.670495641930888" calcext:value-type="float">
            <text:p>0.670495641930888</text:p>
          </table:table-cell>
          <table:table-cell table:formula="of:=[.F64]" office:value-type="float" office:value="0.260896147" calcext:value-type="float">
            <text:p>0.260896147</text:p>
          </table:table-cell>
          <table:table-cell table:formula="of:=ABS(([.E54]-[.G54])/[.G54])" office:value-type="float" office:value="0.496551929735502" calcext:value-type="float">
            <text:p>0.496551929735502</text:p>
          </table:table-cell>
          <table:table-cell table:formula="of:=ABS(([.F54]-[.G54])/[.G54])" office:value-type="float" office:value="0.597718041502494" calcext:value-type="float">
            <text:p>0.597718041502494</text:p>
          </table:table-cell>
          <table:table-cell table:formula="of:=ABS((0-[.G54])/[.G54])" office:value-type="float" office:value="1" calcext:value-type="float">
            <text:p>1</text:p>
          </table:table-cell>
          <table:table-cell table:formula="of:=ATAN([.I54])" office:value-type="float" office:value="0.460885350019731" calcext:value-type="float">
            <text:p>0.460885350019731</text:p>
          </table:table-cell>
          <table:table-cell table:formula="of:=ATAN([.J54])" office:value-type="float" office:value="0.53873990025722" calcext:value-type="float">
            <text:p>0.53873990025722</text:p>
          </table:table-cell>
          <table:table-cell table:formula="of:=ATAN([.K5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54129" calcext:value-type="float">
            <text:p>-0.654129</text:p>
          </table:table-cell>
          <table:table-cell table:formula="of:=AVERAGE([.C46:.C55])" office:value-type="float" office:value="-0.846875625764722" calcext:value-type="float">
            <text:p>-0.846875625764722</text:p>
          </table:table-cell>
          <table:table-cell table:formula="of:=AVERAGE([.D46:.D55])" office:value-type="float" office:value="0.1111138" calcext:value-type="float">
            <text:p>0.1111138</text:p>
          </table:table-cell>
          <table:table-cell table:formula="of:=[.E65]" office:value-type="float" office:value="0.670495641930888" calcext:value-type="float">
            <text:p>0.670495641930888</text:p>
          </table:table-cell>
          <table:table-cell table:formula="of:=[.F65]" office:value-type="float" office:value="0.377576847" calcext:value-type="float">
            <text:p>0.377576847</text:p>
          </table:table-cell>
          <table:table-cell table:formula="of:=ABS(([.E55]-[.G55])/[.G55])" office:value-type="float" office:value="2.26305910553855" calcext:value-type="float">
            <text:p>2.26305910553855</text:p>
          </table:table-cell>
          <table:table-cell table:formula="of:=ABS(([.F55]-[.G55])/[.G55])" office:value-type="float" office:value="0.834281100351353" calcext:value-type="float">
            <text:p>0.834281100351353</text:p>
          </table:table-cell>
          <table:table-cell table:formula="of:=ABS((0-[.G55])/[.G55])" office:value-type="float" office:value="1" calcext:value-type="float">
            <text:p>1</text:p>
          </table:table-cell>
          <table:table-cell table:formula="of:=ATAN([.I55])" office:value-type="float" office:value="1.15471568342263" calcext:value-type="float">
            <text:p>1.15471568342263</text:p>
          </table:table-cell>
          <table:table-cell table:formula="of:=ATAN([.J55])" office:value-type="float" office:value="0.695297353456444" calcext:value-type="float">
            <text:p>0.695297353456444</text:p>
          </table:table-cell>
          <table:table-cell table:formula="of:=ATAN([.K5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8448" calcext:value-type="float">
            <text:p>0.78448</text:p>
          </table:table-cell>
          <table:table-cell table:formula="of:=AVERAGE([.C47:.C56])" office:value-type="float" office:value="-0.846875625764722" calcext:value-type="float">
            <text:p>-0.846875625764722</text:p>
          </table:table-cell>
          <table:table-cell table:formula="of:=AVERAGE([.D47:.D56])" office:value-type="float" office:value="0.1704967" calcext:value-type="float">
            <text:p>0.1704967</text:p>
          </table:table-cell>
          <table:table-cell table:formula="of:=[.E66]" office:value-type="float" office:value="0.670495641930888" calcext:value-type="float">
            <text:p>0.670495641930888</text:p>
          </table:table-cell>
          <table:table-cell table:formula="of:=[.F66]" office:value-type="float" office:value="0.367649647" calcext:value-type="float">
            <text:p>0.367649647</text:p>
          </table:table-cell>
          <table:table-cell table:formula="of:=ABS(([.E56]-[.G56])/[.G56])" office:value-type="float" office:value="2.26305910553855" calcext:value-type="float">
            <text:p>2.26305910553855</text:p>
          </table:table-cell>
          <table:table-cell table:formula="of:=ABS(([.F56]-[.G56])/[.G56])" office:value-type="float" office:value="0.745715424027209" calcext:value-type="float">
            <text:p>0.745715424027209</text:p>
          </table:table-cell>
          <table:table-cell table:formula="of:=ABS((0-[.G56])/[.G56])" office:value-type="float" office:value="1" calcext:value-type="float">
            <text:p>1</text:p>
          </table:table-cell>
          <table:table-cell table:formula="of:=ATAN([.I56])" office:value-type="float" office:value="1.15471568342263" calcext:value-type="float">
            <text:p>1.15471568342263</text:p>
          </table:table-cell>
          <table:table-cell table:formula="of:=ATAN([.J56])" office:value-type="float" office:value="0.640753336012165" calcext:value-type="float">
            <text:p>0.640753336012165</text:p>
          </table:table-cell>
          <table:table-cell table:formula="of:=ATAN([.K5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337417" calcext:value-type="float">
            <text:p>0.337417</text:p>
          </table:table-cell>
          <table:table-cell table:formula="of:=AVERAGE([.C48:.C57])" office:value-type="float" office:value="-1" calcext:value-type="float">
            <text:p>-1</text:p>
          </table:table-cell>
          <table:table-cell table:formula="of:=AVERAGE([.D48:.D57])" office:value-type="float" office:value="0.177923" calcext:value-type="float">
            <text:p>0.177923</text:p>
          </table:table-cell>
          <table:table-cell table:formula="of:=[.E67]" office:value-type="float" office:value="0.944666623258184" calcext:value-type="float">
            <text:p>0.944666623258184</text:p>
          </table:table-cell>
          <table:table-cell table:formula="of:=[.F67]" office:value-type="float" office:value="0.339015887" calcext:value-type="float">
            <text:p>0.339015887</text:p>
          </table:table-cell>
          <table:table-cell table:formula="of:=ABS(([.E57]-[.G57])/[.G57])" office:value-type="float" office:value="2.05857450171254" calcext:value-type="float">
            <text:p>2.05857450171254</text:p>
          </table:table-cell>
          <table:table-cell table:formula="of:=ABS(([.F57]-[.G57])/[.G57])" office:value-type="float" office:value="0.811655248931799" calcext:value-type="float">
            <text:p>0.811655248931799</text:p>
          </table:table-cell>
          <table:table-cell table:formula="of:=ABS((0-[.G57])/[.G57])" office:value-type="float" office:value="1" calcext:value-type="float">
            <text:p>1</text:p>
          </table:table-cell>
          <table:table-cell table:formula="of:=ATAN([.I57])" office:value-type="float" office:value="1.11859492418604" calcext:value-type="float">
            <text:p>1.11859492418604</text:p>
          </table:table-cell>
          <table:table-cell table:formula="of:=ATAN([.J57])" office:value-type="float" office:value="0.681807506171637" calcext:value-type="float">
            <text:p>0.681807506171637</text:p>
          </table:table-cell>
          <table:table-cell table:formula="of:=ATAN([.K5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09334243912728" calcext:value-type="float">
            <text:p>2.09334243912728</text:p>
          </table:table-cell>
          <table:table-cell office:value-type="float" office:value="1.40751" calcext:value-type="float">
            <text:p>1.40751</text:p>
          </table:table-cell>
          <table:table-cell table:formula="of:=AVERAGE([.C49:.C58])" office:value-type="float" office:value="-0.690665756087272" calcext:value-type="float">
            <text:p>-0.690665756087272</text:p>
          </table:table-cell>
          <table:table-cell table:formula="of:=AVERAGE([.D49:.D58])" office:value-type="float" office:value="0.160534" calcext:value-type="float">
            <text:p>0.160534</text:p>
          </table:table-cell>
          <table:table-cell table:formula="of:=[.E68]" office:value-type="float" office:value="0.972488745076927" calcext:value-type="float">
            <text:p>0.972488745076927</text:p>
          </table:table-cell>
          <table:table-cell table:formula="of:=[.F68]" office:value-type="float" office:value="0.218495387" calcext:value-type="float">
            <text:p>0.218495387</text:p>
          </table:table-cell>
          <table:table-cell table:formula="of:=ABS(([.E58]-[.G58])/[.G58])" office:value-type="float" office:value="1.71020436954531" calcext:value-type="float">
            <text:p>1.71020436954531</text:p>
          </table:table-cell>
          <table:table-cell table:formula="of:=ABS(([.F58]-[.G58])/[.G58])" office:value-type="float" office:value="0.834924567700471" calcext:value-type="float">
            <text:p>0.834924567700471</text:p>
          </table:table-cell>
          <table:table-cell table:formula="of:=ABS((0-[.G58])/[.G58])" office:value-type="float" office:value="1" calcext:value-type="float">
            <text:p>1</text:p>
          </table:table-cell>
          <table:table-cell table:formula="of:=ATAN([.I58])" office:value-type="float" office:value="1.04168383849948" calcext:value-type="float">
            <text:p>1.04168383849948</text:p>
          </table:table-cell>
          <table:table-cell table:formula="of:=ATAN([.J58])" office:value-type="float" office:value="0.695676630723665" calcext:value-type="float">
            <text:p>0.695676630723665</text:p>
          </table:table-cell>
          <table:table-cell table:formula="of:=ATAN([.K5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844352" calcext:value-type="float">
            <text:p>0.0844352</text:p>
          </table:table-cell>
          <table:table-cell table:formula="of:=AVERAGE([.C50:.C59])" office:value-type="float" office:value="-0.690665756087272" calcext:value-type="float">
            <text:p>-0.690665756087272</text:p>
          </table:table-cell>
          <table:table-cell table:formula="of:=AVERAGE([.D50:.D59])" office:value-type="float" office:value="0.23232682" calcext:value-type="float">
            <text:p>0.23232682</text:p>
          </table:table-cell>
          <table:table-cell table:formula="of:=[.E69]" office:value-type="float" office:value="0.972488745076927" calcext:value-type="float">
            <text:p>0.972488745076927</text:p>
          </table:table-cell>
          <table:table-cell table:formula="of:=[.F69]" office:value-type="float" office:value="0.110354667" calcext:value-type="float">
            <text:p>0.110354667</text:p>
          </table:table-cell>
          <table:table-cell table:formula="of:=ABS(([.E59]-[.G59])/[.G59])" office:value-type="float" office:value="1.71020436954531" calcext:value-type="float">
            <text:p>1.71020436954531</text:p>
          </table:table-cell>
          <table:table-cell table:formula="of:=ABS(([.F59]-[.G59])/[.G59])" office:value-type="float" office:value="0.76110076216705" calcext:value-type="float">
            <text:p>0.76110076216705</text:p>
          </table:table-cell>
          <table:table-cell table:formula="of:=ABS((0-[.G59])/[.G59])" office:value-type="float" office:value="1" calcext:value-type="float">
            <text:p>1</text:p>
          </table:table-cell>
          <table:table-cell table:formula="of:=ATAN([.I59])" office:value-type="float" office:value="1.04168383849948" calcext:value-type="float">
            <text:p>1.04168383849948</text:p>
          </table:table-cell>
          <table:table-cell table:formula="of:=ATAN([.J59])" office:value-type="float" office:value="0.650567824272032" calcext:value-type="float">
            <text:p>0.650567824272032</text:p>
          </table:table-cell>
          <table:table-cell table:formula="of:=ATAN([.K5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7395" calcext:value-type="float">
            <text:p>-0.997395</text:p>
          </table:table-cell>
          <table:table-cell table:formula="of:=AVERAGE([.C51:.C60])" office:value-type="float" office:value="-0.690665756087272" calcext:value-type="float">
            <text:p>-0.690665756087272</text:p>
          </table:table-cell>
          <table:table-cell table:formula="of:=AVERAGE([.D51:.D60])" office:value-type="float" office:value="-0.05729268" calcext:value-type="float">
            <text:p>-0.05729268</text:p>
          </table:table-cell>
          <table:table-cell table:formula="of:=[.E70]" office:value-type="float" office:value="0.972488745076927" calcext:value-type="float">
            <text:p>0.972488745076927</text:p>
          </table:table-cell>
          <table:table-cell table:formula="of:=[.F70]" office:value-type="float" office:value="0.287124467" calcext:value-type="float">
            <text:p>0.287124467</text:p>
          </table:table-cell>
          <table:table-cell table:formula="of:=ABS(([.E60]-[.G60])/[.G60])" office:value-type="float" office:value="1.71020436954531" calcext:value-type="float">
            <text:p>1.71020436954531</text:p>
          </table:table-cell>
          <table:table-cell table:formula="of:=ABS(([.F60]-[.G60])/[.G60])" office:value-type="float" office:value="1.05891346330745" calcext:value-type="float">
            <text:p>1.05891346330745</text:p>
          </table:table-cell>
          <table:table-cell table:formula="of:=ABS((0-[.G60])/[.G60])" office:value-type="float" office:value="1" calcext:value-type="float">
            <text:p>1</text:p>
          </table:table-cell>
          <table:table-cell table:formula="of:=ATAN([.I60])" office:value-type="float" office:value="1.04168383849948" calcext:value-type="float">
            <text:p>1.04168383849948</text:p>
          </table:table-cell>
          <table:table-cell table:formula="of:=ATAN([.J60])" office:value-type="float" office:value="0.814004218836642" calcext:value-type="float">
            <text:p>0.814004218836642</text:p>
          </table:table-cell>
          <table:table-cell table:formula="of:=ATAN([.K6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752573" calcext:value-type="float">
            <text:p>-0.00752573</text:p>
          </table:table-cell>
          <table:table-cell table:formula="of:=AVERAGE([.C52:.C61])" office:value-type="float" office:value="-0.690665756087272" calcext:value-type="float">
            <text:p>-0.690665756087272</text:p>
          </table:table-cell>
          <table:table-cell table:formula="of:=AVERAGE([.D52:.D61])" office:value-type="float" office:value="0.038652147" calcext:value-type="float">
            <text:p>0.038652147</text:p>
          </table:table-cell>
          <table:table-cell table:formula="of:=[.E71]" office:value-type="float" office:value="0.972488745076927" calcext:value-type="float">
            <text:p>0.972488745076927</text:p>
          </table:table-cell>
          <table:table-cell table:formula="of:=[.F71]" office:value-type="float" office:value="0.20864484" calcext:value-type="float">
            <text:p>0.20864484</text:p>
          </table:table-cell>
          <table:table-cell table:formula="of:=ABS(([.E61]-[.G61])/[.G61])" office:value-type="float" office:value="1.71020436954531" calcext:value-type="float">
            <text:p>1.71020436954531</text:p>
          </table:table-cell>
          <table:table-cell table:formula="of:=ABS(([.F61]-[.G61])/[.G61])" office:value-type="float" office:value="0.960254401713469" calcext:value-type="float">
            <text:p>0.960254401713469</text:p>
          </table:table-cell>
          <table:table-cell table:formula="of:=ABS((0-[.G61])/[.G61])" office:value-type="float" office:value="1" calcext:value-type="float">
            <text:p>1</text:p>
          </table:table-cell>
          <table:table-cell table:formula="of:=ATAN([.I61])" office:value-type="float" office:value="1.04168383849948" calcext:value-type="float">
            <text:p>1.04168383849948</text:p>
          </table:table-cell>
          <table:table-cell table:formula="of:=ATAN([.J61])" office:value-type="float" office:value="0.765125206453063" calcext:value-type="float">
            <text:p>0.765125206453063</text:p>
          </table:table-cell>
          <table:table-cell table:formula="of:=ATAN([.K6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2.6116139801816" calcext:value-type="float">
            <text:p>12.6116139801816</text:p>
          </table:table-cell>
          <table:table-cell office:value-type="float" office:value="0.882706" calcext:value-type="float">
            <text:p>0.882706</text:p>
          </table:table-cell>
          <table:table-cell table:formula="of:=AVERAGE([.C53:.C62])" office:value-type="float" office:value="0.670495641930888" calcext:value-type="float">
            <text:p>0.670495641930888</text:p>
          </table:table-cell>
          <table:table-cell table:formula="of:=AVERAGE([.D53:.D62])" office:value-type="float" office:value="0.150549647" calcext:value-type="float">
            <text:p>0.150549647</text:p>
          </table:table-cell>
          <table:table-cell table:formula="of:=[.E72]" office:value-type="float" office:value="-0.0526648101220631" calcext:value-type="float">
            <text:p>-0.052664810122063</text:p>
          </table:table-cell>
          <table:table-cell table:formula="of:=[.F72]" office:value-type="float" office:value="0.19248374" calcext:value-type="float">
            <text:p>0.19248374</text:p>
          </table:table-cell>
          <table:table-cell table:formula="of:=ABS(([.E62]-[.G62])/[.G62])" office:value-type="float" office:value="13.7313787019616" calcext:value-type="float">
            <text:p>13.7313787019616</text:p>
          </table:table-cell>
          <table:table-cell table:formula="of:=ABS(([.F62]-[.G62])/[.G62])" office:value-type="float" office:value="3.85863837068938" calcext:value-type="float">
            <text:p>3.85863837068938</text:p>
          </table:table-cell>
          <table:table-cell table:formula="of:=ABS((0-[.G62])/[.G62])" office:value-type="float" office:value="1" calcext:value-type="float">
            <text:p>1</text:p>
          </table:table-cell>
          <table:table-cell table:formula="of:=ATAN([.I62])" office:value-type="float" office:value="1.49809876629681" calcext:value-type="float">
            <text:p>1.49809876629681</text:p>
          </table:table-cell>
          <table:table-cell table:formula="of:=ATAN([.J62])" office:value-type="float" office:value="1.31721638689033" calcext:value-type="float">
            <text:p>1.31721638689033</text:p>
          </table:table-cell>
          <table:table-cell table:formula="of:=ATAN([.K6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5643" calcext:value-type="float">
            <text:p>0.15643</text:p>
          </table:table-cell>
          <table:table-cell table:formula="of:=AVERAGE([.C54:.C63])" office:value-type="float" office:value="0.670495641930888" calcext:value-type="float">
            <text:p>0.670495641930888</text:p>
          </table:table-cell>
          <table:table-cell table:formula="of:=AVERAGE([.D54:.D63])" office:value-type="float" office:value="0.182413447" calcext:value-type="float">
            <text:p>0.182413447</text:p>
          </table:table-cell>
          <table:table-cell table:formula="of:=[.E73]" office:value-type="float" office:value="0.0679114243112833" calcext:value-type="float">
            <text:p>0.067911424311283</text:p>
          </table:table-cell>
          <table:table-cell table:formula="of:=[.F73]" office:value-type="float" office:value="0.18406507" calcext:value-type="float">
            <text:p>0.18406507</text:p>
          </table:table-cell>
          <table:table-cell table:formula="of:=ABS(([.E63]-[.G63])/[.G63])" office:value-type="float" office:value="8.87309055480208" calcext:value-type="float">
            <text:p>8.87309055480208</text:p>
          </table:table-cell>
          <table:table-cell table:formula="of:=ABS(([.F63]-[.G63])/[.G63])" office:value-type="float" office:value="1.68604949535262" calcext:value-type="float">
            <text:p>1.68604949535262</text:p>
          </table:table-cell>
          <table:table-cell table:formula="of:=ABS((0-[.G63])/[.G63])" office:value-type="float" office:value="1" calcext:value-type="float">
            <text:p>1</text:p>
          </table:table-cell>
          <table:table-cell table:formula="of:=ATAN([.I63])" office:value-type="float" office:value="1.45856956851445" calcext:value-type="float">
            <text:p>1.45856956851445</text:p>
          </table:table-cell>
          <table:table-cell table:formula="of:=ATAN([.J63])" office:value-type="float" office:value="1.0354640291028" calcext:value-type="float">
            <text:p>1.0354640291028</text:p>
          </table:table-cell>
          <table:table-cell table:formula="of:=ATAN([.K6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15033" calcext:value-type="float">
            <text:p>0.615033</text:p>
          </table:table-cell>
          <table:table-cell table:formula="of:=AVERAGE([.C55:.C64])" office:value-type="float" office:value="0.670495641930888" calcext:value-type="float">
            <text:p>0.670495641930888</text:p>
          </table:table-cell>
          <table:table-cell table:formula="of:=AVERAGE([.D55:.D64])" office:value-type="float" office:value="0.260896147" calcext:value-type="float">
            <text:p>0.260896147</text:p>
          </table:table-cell>
          <table:table-cell table:formula="of:=[.E74]" office:value-type="float" office:value="0.0679114243112833" calcext:value-type="float">
            <text:p>0.067911424311283</text:p>
          </table:table-cell>
          <table:table-cell table:formula="of:=[.F74]" office:value-type="float" office:value="0.06601697" calcext:value-type="float">
            <text:p>0.06601697</text:p>
          </table:table-cell>
          <table:table-cell table:formula="of:=ABS(([.E64]-[.G64])/[.G64])" office:value-type="float" office:value="8.87309055480208" calcext:value-type="float">
            <text:p>8.87309055480208</text:p>
          </table:table-cell>
          <table:table-cell table:formula="of:=ABS(([.F64]-[.G64])/[.G64])" office:value-type="float" office:value="2.84171219564088" calcext:value-type="float">
            <text:p>2.84171219564088</text:p>
          </table:table-cell>
          <table:table-cell table:formula="of:=ABS((0-[.G64])/[.G64])" office:value-type="float" office:value="1" calcext:value-type="float">
            <text:p>1</text:p>
          </table:table-cell>
          <table:table-cell table:formula="of:=ATAN([.I64])" office:value-type="float" office:value="1.45856956851445" calcext:value-type="float">
            <text:p>1.45856956851445</text:p>
          </table:table-cell>
          <table:table-cell table:formula="of:=ATAN([.J64])" office:value-type="float" office:value="1.23242939795715" calcext:value-type="float">
            <text:p>1.23242939795715</text:p>
          </table:table-cell>
          <table:table-cell table:formula="of:=ATAN([.K6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512678" calcext:value-type="float">
            <text:p>0.512678</text:p>
          </table:table-cell>
          <table:table-cell table:formula="of:=AVERAGE([.C56:.C65])" office:value-type="float" office:value="0.670495641930888" calcext:value-type="float">
            <text:p>0.670495641930888</text:p>
          </table:table-cell>
          <table:table-cell table:formula="of:=AVERAGE([.D56:.D65])" office:value-type="float" office:value="0.377576847" calcext:value-type="float">
            <text:p>0.377576847</text:p>
          </table:table-cell>
          <table:table-cell table:formula="of:=[.E75]" office:value-type="float" office:value="0.838018065976697" calcext:value-type="float">
            <text:p>0.838018065976697</text:p>
          </table:table-cell>
          <table:table-cell table:formula="of:=[.F75]" office:value-type="float" office:value="-0.01649623" calcext:value-type="float">
            <text:p>-0.01649623</text:p>
          </table:table-cell>
          <table:table-cell table:formula="of:=ABS(([.E65]-[.G65])/[.G65])" office:value-type="float" office:value="0.199903117661986" calcext:value-type="float">
            <text:p>0.199903117661986</text:p>
          </table:table-cell>
          <table:table-cell table:formula="of:=ABS(([.F65]-[.G65])/[.G65])" office:value-type="float" office:value="0.549440683525193" calcext:value-type="float">
            <text:p>0.549440683525193</text:p>
          </table:table-cell>
          <table:table-cell table:formula="of:=ABS((0-[.G65])/[.G65])" office:value-type="float" office:value="1" calcext:value-type="float">
            <text:p>1</text:p>
          </table:table-cell>
          <table:table-cell table:formula="of:=ATAN([.I65])" office:value-type="float" office:value="0.197302402020262" calcext:value-type="float">
            <text:p>0.197302402020262</text:p>
          </table:table-cell>
          <table:table-cell table:formula="of:=ATAN([.J65])" office:value-type="float" office:value="0.502413691871579" calcext:value-type="float">
            <text:p>0.502413691871579</text:p>
          </table:table-cell>
          <table:table-cell table:formula="of:=ATAN([.K6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85208" calcext:value-type="float">
            <text:p>0.685208</text:p>
          </table:table-cell>
          <table:table-cell table:formula="of:=AVERAGE([.C57:.C66])" office:value-type="float" office:value="0.670495641930888" calcext:value-type="float">
            <text:p>0.670495641930888</text:p>
          </table:table-cell>
          <table:table-cell table:formula="of:=AVERAGE([.D57:.D66])" office:value-type="float" office:value="0.367649647" calcext:value-type="float">
            <text:p>0.367649647</text:p>
          </table:table-cell>
          <table:table-cell table:formula="of:=[.E76]" office:value-type="float" office:value="0.838018065976697" calcext:value-type="float">
            <text:p>0.838018065976697</text:p>
          </table:table-cell>
          <table:table-cell table:formula="of:=[.F76]" office:value-type="float" office:value="-0.03829053" calcext:value-type="float">
            <text:p>-0.03829053</text:p>
          </table:table-cell>
          <table:table-cell table:formula="of:=ABS(([.E66]-[.G66])/[.G66])" office:value-type="float" office:value="0.199903117661986" calcext:value-type="float">
            <text:p>0.199903117661986</text:p>
          </table:table-cell>
          <table:table-cell table:formula="of:=ABS(([.F66]-[.G66])/[.G66])" office:value-type="float" office:value="0.56128672885887" calcext:value-type="float">
            <text:p>0.56128672885887</text:p>
          </table:table-cell>
          <table:table-cell table:formula="of:=ABS((0-[.G66])/[.G66])" office:value-type="float" office:value="1" calcext:value-type="float">
            <text:p>1</text:p>
          </table:table-cell>
          <table:table-cell table:formula="of:=ATAN([.I66])" office:value-type="float" office:value="0.197302402020262" calcext:value-type="float">
            <text:p>0.197302402020262</text:p>
          </table:table-cell>
          <table:table-cell table:formula="of:=ATAN([.J66])" office:value-type="float" office:value="0.511467328468869" calcext:value-type="float">
            <text:p>0.511467328468869</text:p>
          </table:table-cell>
          <table:table-cell table:formula="of:=ATAN([.K6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74170981327296" calcext:value-type="float">
            <text:p>1.74170981327296</text:p>
          </table:table-cell>
          <table:table-cell office:value-type="float" office:value="0.0510794" calcext:value-type="float">
            <text:p>0.0510794</text:p>
          </table:table-cell>
          <table:table-cell table:formula="of:=AVERAGE([.C58:.C67])" office:value-type="float" office:value="0.944666623258184" calcext:value-type="float">
            <text:p>0.944666623258184</text:p>
          </table:table-cell>
          <table:table-cell table:formula="of:=AVERAGE([.D58:.D67])" office:value-type="float" office:value="0.339015887" calcext:value-type="float">
            <text:p>0.339015887</text:p>
          </table:table-cell>
          <table:table-cell table:formula="of:=[.E77]" office:value-type="float" office:value="0.563847084649401" calcext:value-type="float">
            <text:p>0.563847084649401</text:p>
          </table:table-cell>
          <table:table-cell table:formula="of:=[.F77]" office:value-type="float" office:value="-0.02236937" calcext:value-type="float">
            <text:p>-0.02236937</text:p>
          </table:table-cell>
          <table:table-cell table:formula="of:=ABS(([.E67]-[.G67])/[.G67])" office:value-type="float" office:value="0.675395065393616" calcext:value-type="float">
            <text:p>0.675395065393616</text:p>
          </table:table-cell>
          <table:table-cell table:formula="of:=ABS(([.F67]-[.G67])/[.G67])" office:value-type="float" office:value="0.398744985600486" calcext:value-type="float">
            <text:p>0.398744985600486</text:p>
          </table:table-cell>
          <table:table-cell table:formula="of:=ABS((0-[.G67])/[.G67])" office:value-type="float" office:value="1" calcext:value-type="float">
            <text:p>1</text:p>
          </table:table-cell>
          <table:table-cell table:formula="of:=ATAN([.I67])" office:value-type="float" office:value="0.594021023015841" calcext:value-type="float">
            <text:p>0.594021023015841</text:p>
          </table:table-cell>
          <table:table-cell table:formula="of:=ATAN([.J67])" office:value-type="float" office:value="0.379424000156433" calcext:value-type="float">
            <text:p>0.379424000156433</text:p>
          </table:table-cell>
          <table:table-cell table:formula="of:=ATAN([.K6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37156365731472" calcext:value-type="float">
            <text:p>2.37156365731472</text:p>
          </table:table-cell>
          <table:table-cell office:value-type="float" office:value="0.202305" calcext:value-type="float">
            <text:p>0.202305</text:p>
          </table:table-cell>
          <table:table-cell table:formula="of:=AVERAGE([.C59:.C68])" office:value-type="float" office:value="0.972488745076927" calcext:value-type="float">
            <text:p>0.972488745076927</text:p>
          </table:table-cell>
          <table:table-cell table:formula="of:=AVERAGE([.D59:.D68])" office:value-type="float" office:value="0.218495387" calcext:value-type="float">
            <text:p>0.218495387</text:p>
          </table:table-cell>
          <table:table-cell table:formula="of:=[.E78]" office:value-type="float" office:value="0.226690718917929" calcext:value-type="float">
            <text:p>0.226690718917929</text:p>
          </table:table-cell>
          <table:table-cell table:formula="of:=[.F78]" office:value-type="float" office:value="-0.03834444" calcext:value-type="float">
            <text:p>-0.03834444</text:p>
          </table:table-cell>
          <table:table-cell table:formula="of:=ABS(([.E68]-[.G68])/[.G68])" office:value-type="float" office:value="3.28993630493097" calcext:value-type="float">
            <text:p>3.28993630493097</text:p>
          </table:table-cell>
          <table:table-cell table:formula="of:=ABS(([.F68]-[.G68])/[.G68])" office:value-type="float" office:value="0.0361520399116843" calcext:value-type="float">
            <text:p>0.036152039911684</text:p>
          </table:table-cell>
          <table:table-cell table:formula="of:=ABS((0-[.G68])/[.G68])" office:value-type="float" office:value="1" calcext:value-type="float">
            <text:p>1</text:p>
          </table:table-cell>
          <table:table-cell table:formula="of:=ATAN([.I68])" office:value-type="float" office:value="1.2757129912478" calcext:value-type="float">
            <text:p>1.2757129912478</text:p>
          </table:table-cell>
          <table:table-cell table:formula="of:=ATAN([.J68])" office:value-type="float" office:value="0.0361363023738581" calcext:value-type="float">
            <text:p>0.036136302373858</text:p>
          </table:table-cell>
          <table:table-cell table:formula="of:=ATAN([.K6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6972" calcext:value-type="float">
            <text:p>-0.996972</text:p>
          </table:table-cell>
          <table:table-cell table:formula="of:=AVERAGE([.C60:.C69])" office:value-type="float" office:value="0.972488745076927" calcext:value-type="float">
            <text:p>0.972488745076927</text:p>
          </table:table-cell>
          <table:table-cell table:formula="of:=AVERAGE([.D60:.D69])" office:value-type="float" office:value="0.110354667" calcext:value-type="float">
            <text:p>0.110354667</text:p>
          </table:table-cell>
          <table:table-cell table:formula="of:=[.E79]" office:value-type="float" office:value="0.226690718917929" calcext:value-type="float">
            <text:p>0.226690718917929</text:p>
          </table:table-cell>
          <table:table-cell table:formula="of:=[.F79]" office:value-type="float" office:value="0.09202616" calcext:value-type="float">
            <text:p>0.09202616</text:p>
          </table:table-cell>
          <table:table-cell table:formula="of:=ABS(([.E69]-[.G69])/[.G69])" office:value-type="float" office:value="3.28993630493097" calcext:value-type="float">
            <text:p>3.28993630493097</text:p>
          </table:table-cell>
          <table:table-cell table:formula="of:=ABS(([.F69]-[.G69])/[.G69])" office:value-type="float" office:value="0.513192831507352" calcext:value-type="float">
            <text:p>0.513192831507352</text:p>
          </table:table-cell>
          <table:table-cell table:formula="of:=ABS((0-[.G69])/[.G69])" office:value-type="float" office:value="1" calcext:value-type="float">
            <text:p>1</text:p>
          </table:table-cell>
          <table:table-cell table:formula="of:=ATAN([.I69])" office:value-type="float" office:value="1.2757129912478" calcext:value-type="float">
            <text:p>1.2757129912478</text:p>
          </table:table-cell>
          <table:table-cell table:formula="of:=ATAN([.J69])" office:value-type="float" office:value="0.474146084599344" calcext:value-type="float">
            <text:p>0.474146084599344</text:p>
          </table:table-cell>
          <table:table-cell table:formula="of:=ATAN([.K6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70303" calcext:value-type="float">
            <text:p>0.770303</text:p>
          </table:table-cell>
          <table:table-cell table:formula="of:=AVERAGE([.C61:.C70])" office:value-type="float" office:value="0.972488745076927" calcext:value-type="float">
            <text:p>0.972488745076927</text:p>
          </table:table-cell>
          <table:table-cell table:formula="of:=AVERAGE([.D61:.D70])" office:value-type="float" office:value="0.287124467" calcext:value-type="float">
            <text:p>0.287124467</text:p>
          </table:table-cell>
          <table:table-cell table:formula="of:=[.E80]" office:value-type="float" office:value="0.226690718917929" calcext:value-type="float">
            <text:p>0.226690718917929</text:p>
          </table:table-cell>
          <table:table-cell table:formula="of:=[.F80]" office:value-type="float" office:value="0.17170986" calcext:value-type="float">
            <text:p>0.17170986</text:p>
          </table:table-cell>
          <table:table-cell table:formula="of:=ABS(([.E70]-[.G70])/[.G70])" office:value-type="float" office:value="3.28993630493097" calcext:value-type="float">
            <text:p>3.28993630493097</text:p>
          </table:table-cell>
          <table:table-cell table:formula="of:=ABS(([.F70]-[.G70])/[.G70])" office:value-type="float" office:value="0.266591188075723" calcext:value-type="float">
            <text:p>0.266591188075723</text:p>
          </table:table-cell>
          <table:table-cell table:formula="of:=ABS((0-[.G70])/[.G70])" office:value-type="float" office:value="1" calcext:value-type="float">
            <text:p>1</text:p>
          </table:table-cell>
          <table:table-cell table:formula="of:=ATAN([.I70])" office:value-type="float" office:value="1.2757129912478" calcext:value-type="float">
            <text:p>1.2757129912478</text:p>
          </table:table-cell>
          <table:table-cell table:formula="of:=ATAN([.J70])" office:value-type="float" office:value="0.260531922859093" calcext:value-type="float">
            <text:p>0.260531922859093</text:p>
          </table:table-cell>
          <table:table-cell table:formula="of:=ATAN([.K7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92322" calcext:value-type="float">
            <text:p>-0.792322</text:p>
          </table:table-cell>
          <table:table-cell table:formula="of:=AVERAGE([.C62:.C71])" office:value-type="float" office:value="0.972488745076927" calcext:value-type="float">
            <text:p>0.972488745076927</text:p>
          </table:table-cell>
          <table:table-cell table:formula="of:=AVERAGE([.D62:.D71])" office:value-type="float" office:value="0.20864484" calcext:value-type="float">
            <text:p>0.20864484</text:p>
          </table:table-cell>
          <table:table-cell table:formula="of:=[.E81]" office:value-type="float" office:value="0.226690718917929" calcext:value-type="float">
            <text:p>0.226690718917929</text:p>
          </table:table-cell>
          <table:table-cell table:formula="of:=[.F81]" office:value-type="float" office:value="0.15501556" calcext:value-type="float">
            <text:p>0.15501556</text:p>
          </table:table-cell>
          <table:table-cell table:formula="of:=ABS(([.E71]-[.G71])/[.G71])" office:value-type="float" office:value="3.28993630493097" calcext:value-type="float">
            <text:p>3.28993630493097</text:p>
          </table:table-cell>
          <table:table-cell table:formula="of:=ABS(([.F71]-[.G71])/[.G71])" office:value-type="float" office:value="0.0796057245045957" calcext:value-type="float">
            <text:p>0.079605724504596</text:p>
          </table:table-cell>
          <table:table-cell table:formula="of:=ABS((0-[.G71])/[.G71])" office:value-type="float" office:value="1" calcext:value-type="float">
            <text:p>1</text:p>
          </table:table-cell>
          <table:table-cell table:formula="of:=ATAN([.I71])" office:value-type="float" office:value="1.2757129912478" calcext:value-type="float">
            <text:p>1.2757129912478</text:p>
          </table:table-cell>
          <table:table-cell table:formula="of:=ATAN([.J71])" office:value-type="float" office:value="0.0794382052742547" calcext:value-type="float">
            <text:p>0.079438205274255</text:p>
          </table:table-cell>
          <table:table-cell table:formula="of:=ATAN([.K7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36007842819169" calcext:value-type="float">
            <text:p>2.36007842819169</text:p>
          </table:table-cell>
          <table:table-cell office:value-type="float" office:value="0.721095" calcext:value-type="float">
            <text:p>0.721095</text:p>
          </table:table-cell>
          <table:table-cell table:formula="of:=AVERAGE([.C63:.C72])" office:value-type="float" office:value="-0.0526648101220631" calcext:value-type="float">
            <text:p>-0.052664810122063</text:p>
          </table:table-cell>
          <table:table-cell table:formula="of:=AVERAGE([.D63:.D72])" office:value-type="float" office:value="0.19248374" calcext:value-type="float">
            <text:p>0.19248374</text:p>
          </table:table-cell>
          <table:table-cell table:formula="of:=[.E82]" office:value-type="float" office:value="1.08136544541559" calcext:value-type="float">
            <text:p>1.08136544541559</text:p>
          </table:table-cell>
          <table:table-cell table:formula="of:=[.F82]" office:value-type="float" office:value="0.20877806" calcext:value-type="float">
            <text:p>0.20877806</text:p>
          </table:table-cell>
          <table:table-cell table:formula="of:=ABS(([.E72]-[.G72])/[.G72])" office:value-type="float" office:value="1.04870213889794" calcext:value-type="float">
            <text:p>1.04870213889794</text:p>
          </table:table-cell>
          <table:table-cell table:formula="of:=ABS(([.F72]-[.G72])/[.G72])" office:value-type="float" office:value="0.82199936125569" calcext:value-type="float">
            <text:p>0.82199936125569</text:p>
          </table:table-cell>
          <table:table-cell table:formula="of:=ABS((0-[.G72])/[.G72])" office:value-type="float" office:value="1" calcext:value-type="float">
            <text:p>1</text:p>
          </table:table-cell>
          <table:table-cell table:formula="of:=ATAN([.I72])" office:value-type="float" office:value="0.809165878062317" calcext:value-type="float">
            <text:p>0.809165878062317</text:p>
          </table:table-cell>
          <table:table-cell table:formula="of:=ATAN([.J72])" office:value-type="float" office:value="0.688011982588563" calcext:value-type="float">
            <text:p>0.688011982588563</text:p>
          </table:table-cell>
          <table:table-cell table:formula="of:=ATAN([.K7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205762344333464" calcext:value-type="float">
            <text:p>0.205762344333464</text:p>
          </table:table-cell>
          <table:table-cell office:value-type="float" office:value="0.0722433" calcext:value-type="float">
            <text:p>0.0722433</text:p>
          </table:table-cell>
          <table:table-cell table:formula="of:=AVERAGE([.C64:.C73])" office:value-type="float" office:value="0.0679114243112833" calcext:value-type="float">
            <text:p>0.067911424311283</text:p>
          </table:table-cell>
          <table:table-cell table:formula="of:=AVERAGE([.D64:.D73])" office:value-type="float" office:value="0.18406507" calcext:value-type="float">
            <text:p>0.18406507</text:p>
          </table:table-cell>
          <table:table-cell table:formula="of:=[.E83]" office:value-type="float" office:value="1.21775622896947" calcext:value-type="float">
            <text:p>1.21775622896947</text:p>
          </table:table-cell>
          <table:table-cell table:formula="of:=[.F83]" office:value-type="float" office:value="0.26363973" calcext:value-type="float">
            <text:p>0.26363973</text:p>
          </table:table-cell>
          <table:table-cell table:formula="of:=ABS(([.E73]-[.G73])/[.G73])" office:value-type="float" office:value="0.944232332632982" calcext:value-type="float">
            <text:p>0.944232332632982</text:p>
          </table:table-cell>
          <table:table-cell table:formula="of:=ABS(([.F73]-[.G73])/[.G73])" office:value-type="float" office:value="0.848849001449358" calcext:value-type="float">
            <text:p>0.848849001449358</text:p>
          </table:table-cell>
          <table:table-cell table:formula="of:=ABS((0-[.G73])/[.G73])" office:value-type="float" office:value="1" calcext:value-type="float">
            <text:p>1</text:p>
          </table:table-cell>
          <table:table-cell table:formula="of:=ATAN([.I73])" office:value-type="float" office:value="0.75672238238721" calcext:value-type="float">
            <text:p>0.75672238238721</text:p>
          </table:table-cell>
          <table:table-cell table:formula="of:=ATAN([.J73])" office:value-type="float" office:value="0.7038254706301" calcext:value-type="float">
            <text:p>0.7038254706301</text:p>
          </table:table-cell>
          <table:table-cell table:formula="of:=ATAN([.K7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65448" calcext:value-type="float">
            <text:p>-0.565448</text:p>
          </table:table-cell>
          <table:table-cell table:formula="of:=AVERAGE([.C65:.C74])" office:value-type="float" office:value="0.0679114243112833" calcext:value-type="float">
            <text:p>0.067911424311283</text:p>
          </table:table-cell>
          <table:table-cell table:formula="of:=AVERAGE([.D65:.D74])" office:value-type="float" office:value="0.06601697" calcext:value-type="float">
            <text:p>0.06601697</text:p>
          </table:table-cell>
          <table:table-cell table:formula="of:=[.E84]" office:value-type="float" office:value="1.21775622896947" calcext:value-type="float">
            <text:p>1.21775622896947</text:p>
          </table:table-cell>
          <table:table-cell table:formula="of:=[.F84]" office:value-type="float" office:value="0.25436493" calcext:value-type="float">
            <text:p>0.25436493</text:p>
          </table:table-cell>
          <table:table-cell table:formula="of:=ABS(([.E74]-[.G74])/[.G74])" office:value-type="float" office:value="0.944232332632982" calcext:value-type="float">
            <text:p>0.944232332632982</text:p>
          </table:table-cell>
          <table:table-cell table:formula="of:=ABS(([.F74]-[.G74])/[.G74])" office:value-type="float" office:value="0.945788025197894" calcext:value-type="float">
            <text:p>0.945788025197894</text:p>
          </table:table-cell>
          <table:table-cell table:formula="of:=ABS((0-[.G74])/[.G74])" office:value-type="float" office:value="1" calcext:value-type="float">
            <text:p>1</text:p>
          </table:table-cell>
          <table:table-cell table:formula="of:=ATAN([.I74])" office:value-type="float" office:value="0.75672238238721" calcext:value-type="float">
            <text:p>0.75672238238721</text:p>
          </table:table-cell>
          <table:table-cell table:formula="of:=ATAN([.J74])" office:value-type="float" office:value="0.75754417655371" calcext:value-type="float">
            <text:p>0.75754417655371</text:p>
          </table:table-cell>
          <table:table-cell table:formula="of:=ATAN([.K7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6.70106641665414" calcext:value-type="float">
            <text:p>6.70106641665414</text:p>
          </table:table-cell>
          <table:table-cell office:value-type="float" office:value="-0.312454" calcext:value-type="float">
            <text:p>-0.312454</text:p>
          </table:table-cell>
          <table:table-cell table:formula="of:=AVERAGE([.C66:.C75])" office:value-type="float" office:value="0.838018065976697" calcext:value-type="float">
            <text:p>0.838018065976697</text:p>
          </table:table-cell>
          <table:table-cell table:formula="of:=AVERAGE([.D66:.D75])" office:value-type="float" office:value="-0.01649623" calcext:value-type="float">
            <text:p>-0.01649623</text:p>
          </table:table-cell>
          <table:table-cell table:formula="of:=[.E85]" office:value-type="float" office:value="0.447649587304057" calcext:value-type="float">
            <text:p>0.447649587304057</text:p>
          </table:table-cell>
          <table:table-cell table:formula="of:=[.F85]" office:value-type="float" office:value="0.22085793" calcext:value-type="float">
            <text:p>0.22085793</text:p>
          </table:table-cell>
          <table:table-cell table:formula="of:=ABS(([.E75]-[.G75])/[.G75])" office:value-type="float" office:value="0.872040296124499" calcext:value-type="float">
            <text:p>0.872040296124499</text:p>
          </table:table-cell>
          <table:table-cell table:formula="of:=ABS(([.F75]-[.G75])/[.G75])" office:value-type="float" office:value="1.03685076557168" calcext:value-type="float">
            <text:p>1.03685076557168</text:p>
          </table:table-cell>
          <table:table-cell table:formula="of:=ABS((0-[.G75])/[.G75])" office:value-type="float" office:value="1" calcext:value-type="float">
            <text:p>1</text:p>
          </table:table-cell>
          <table:table-cell table:formula="of:=ATAN([.I75])" office:value-type="float" office:value="0.717151246414704" calcext:value-type="float">
            <text:p>0.717151246414704</text:p>
          </table:table-cell>
          <table:table-cell table:formula="of:=ATAN([.J75])" office:value-type="float" office:value="0.803488220018491" calcext:value-type="float">
            <text:p>0.803488220018491</text:p>
          </table:table-cell>
          <table:table-cell table:formula="of:=ATAN([.K7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467265" calcext:value-type="float">
            <text:p>0.467265</text:p>
          </table:table-cell>
          <table:table-cell table:formula="of:=AVERAGE([.C67:.C76])" office:value-type="float" office:value="0.838018065976697" calcext:value-type="float">
            <text:p>0.838018065976697</text:p>
          </table:table-cell>
          <table:table-cell table:formula="of:=AVERAGE([.D67:.D76])" office:value-type="float" office:value="-0.03829053" calcext:value-type="float">
            <text:p>-0.03829053</text:p>
          </table:table-cell>
          <table:table-cell table:formula="of:=[.E86]" office:value-type="float" office:value="0.589983442218885" calcext:value-type="float">
            <text:p>0.589983442218885</text:p>
          </table:table-cell>
          <table:table-cell table:formula="of:=[.F86]" office:value-type="float" office:value="0.18495573" calcext:value-type="float">
            <text:p>0.18495573</text:p>
          </table:table-cell>
          <table:table-cell table:formula="of:=ABS(([.E76]-[.G76])/[.G76])" office:value-type="float" office:value="0.420409465772415" calcext:value-type="float">
            <text:p>0.420409465772415</text:p>
          </table:table-cell>
          <table:table-cell table:formula="of:=ABS(([.F76]-[.G76])/[.G76])" office:value-type="float" office:value="1.06490102477451" calcext:value-type="float">
            <text:p>1.06490102477451</text:p>
          </table:table-cell>
          <table:table-cell table:formula="of:=ABS((0-[.G76])/[.G76])" office:value-type="float" office:value="1" calcext:value-type="float">
            <text:p>1</text:p>
          </table:table-cell>
          <table:table-cell table:formula="of:=ATAN([.I76])" office:value-type="float" office:value="0.39797600742287" calcext:value-type="float">
            <text:p>0.39797600742287</text:p>
          </table:table-cell>
          <table:table-cell table:formula="of:=ATAN([.J76])" office:value-type="float" office:value="0.816818393790297" calcext:value-type="float">
            <text:p>0.816818393790297</text:p>
          </table:table-cell>
          <table:table-cell table:formula="of:=ATAN([.K7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210291" calcext:value-type="float">
            <text:p>0.210291</text:p>
          </table:table-cell>
          <table:table-cell table:formula="of:=AVERAGE([.C68:.C77])" office:value-type="float" office:value="0.563847084649401" calcext:value-type="float">
            <text:p>0.563847084649401</text:p>
          </table:table-cell>
          <table:table-cell table:formula="of:=AVERAGE([.D68:.D77])" office:value-type="float" office:value="-0.02236937" calcext:value-type="float">
            <text:p>-0.02236937</text:p>
          </table:table-cell>
          <table:table-cell table:formula="of:=[.E87]" office:value-type="float" office:value="0.589983442218885" calcext:value-type="float">
            <text:p>0.589983442218885</text:p>
          </table:table-cell>
          <table:table-cell table:formula="of:=[.F87]" office:value-type="float" office:value="0.10653993" calcext:value-type="float">
            <text:p>0.10653993</text:p>
          </table:table-cell>
          <table:table-cell table:formula="of:=ABS(([.E77]-[.G77])/[.G77])" office:value-type="float" office:value="0.0443001543758367" calcext:value-type="float">
            <text:p>0.044300154375837</text:p>
          </table:table-cell>
          <table:table-cell table:formula="of:=ABS(([.F77]-[.G77])/[.G77])" office:value-type="float" office:value="1.03791525049562" calcext:value-type="float">
            <text:p>1.03791525049562</text:p>
          </table:table-cell>
          <table:table-cell table:formula="of:=ABS((0-[.G77])/[.G77])" office:value-type="float" office:value="1" calcext:value-type="float">
            <text:p>1</text:p>
          </table:table-cell>
          <table:table-cell table:formula="of:=ATAN([.I77])" office:value-type="float" office:value="0.0442712087131529" calcext:value-type="float">
            <text:p>0.044271208713153</text:p>
          </table:table-cell>
          <table:table-cell table:formula="of:=ATAN([.J77])" office:value-type="float" office:value="0.804000937332502" calcext:value-type="float">
            <text:p>0.804000937332502</text:p>
          </table:table-cell>
          <table:table-cell table:formula="of:=ATAN([.K7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425543" calcext:value-type="float">
            <text:p>0.0425543</text:p>
          </table:table-cell>
          <table:table-cell table:formula="of:=AVERAGE([.C69:.C78])" office:value-type="float" office:value="0.226690718917929" calcext:value-type="float">
            <text:p>0.226690718917929</text:p>
          </table:table-cell>
          <table:table-cell table:formula="of:=AVERAGE([.D69:.D78])" office:value-type="float" office:value="-0.03834444" calcext:value-type="float">
            <text:p>-0.03834444</text:p>
          </table:table-cell>
          <table:table-cell table:formula="of:=[.E88]" office:value-type="float" office:value="0.589983442218885" calcext:value-type="float">
            <text:p>0.589983442218885</text:p>
          </table:table-cell>
          <table:table-cell table:formula="of:=[.F88]" office:value-type="float" office:value="0.0261839" calcext:value-type="float">
            <text:p>0.0261839</text:p>
          </table:table-cell>
          <table:table-cell table:formula="of:=ABS(([.E78]-[.G78])/[.G78])" office:value-type="float" office:value="0.615767659401827" calcext:value-type="float">
            <text:p>0.615767659401827</text:p>
          </table:table-cell>
          <table:table-cell table:formula="of:=ABS(([.F78]-[.G78])/[.G78])" office:value-type="float" office:value="1.06499240022023" calcext:value-type="float">
            <text:p>1.06499240022023</text:p>
          </table:table-cell>
          <table:table-cell table:formula="of:=ABS((0-[.G78])/[.G78])" office:value-type="float" office:value="1" calcext:value-type="float">
            <text:p>1</text:p>
          </table:table-cell>
          <table:table-cell table:formula="of:=ATAN([.I78])" office:value-type="float" office:value="0.551932765238123" calcext:value-type="float">
            <text:p>0.551932765238123</text:p>
          </table:table-cell>
          <table:table-cell table:formula="of:=ATAN([.J78])" office:value-type="float" office:value="0.816861210412452" calcext:value-type="float">
            <text:p>0.816861210412452</text:p>
          </table:table-cell>
          <table:table-cell table:formula="of:=ATAN([.K7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306734" calcext:value-type="float">
            <text:p>0.306734</text:p>
          </table:table-cell>
          <table:table-cell table:formula="of:=AVERAGE([.C70:.C79])" office:value-type="float" office:value="0.226690718917929" calcext:value-type="float">
            <text:p>0.226690718917929</text:p>
          </table:table-cell>
          <table:table-cell table:formula="of:=AVERAGE([.D70:.D79])" office:value-type="float" office:value="0.09202616" calcext:value-type="float">
            <text:p>0.09202616</text:p>
          </table:table-cell>
          <table:table-cell table:formula="of:=[.E89]" office:value-type="float" office:value="0.589983442218885" calcext:value-type="float">
            <text:p>0.589983442218885</text:p>
          </table:table-cell>
          <table:table-cell table:formula="of:=[.F89]" office:value-type="float" office:value="0.1045935" calcext:value-type="float">
            <text:p>0.1045935</text:p>
          </table:table-cell>
          <table:table-cell table:formula="of:=ABS(([.E79]-[.G79])/[.G79])" office:value-type="float" office:value="0.615767659401827" calcext:value-type="float">
            <text:p>0.615767659401827</text:p>
          </table:table-cell>
          <table:table-cell table:formula="of:=ABS(([.F79]-[.G79])/[.G79])" office:value-type="float" office:value="0.844019080173002" calcext:value-type="float">
            <text:p>0.844019080173002</text:p>
          </table:table-cell>
          <table:table-cell table:formula="of:=ABS((0-[.G79])/[.G79])" office:value-type="float" office:value="1" calcext:value-type="float">
            <text:p>1</text:p>
          </table:table-cell>
          <table:table-cell table:formula="of:=ATAN([.I79])" office:value-type="float" office:value="0.551932765238123" calcext:value-type="float">
            <text:p>0.551932765238123</text:p>
          </table:table-cell>
          <table:table-cell table:formula="of:=ATAN([.J79])" office:value-type="float" office:value="0.701011567928655" calcext:value-type="float">
            <text:p>0.701011567928655</text:p>
          </table:table-cell>
          <table:table-cell table:formula="of:=ATAN([.K7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56714" calcext:value-type="float">
            <text:p>1.56714</text:p>
          </table:table-cell>
          <table:table-cell table:formula="of:=AVERAGE([.C71:.C80])" office:value-type="float" office:value="0.226690718917929" calcext:value-type="float">
            <text:p>0.226690718917929</text:p>
          </table:table-cell>
          <table:table-cell table:formula="of:=AVERAGE([.D71:.D80])" office:value-type="float" office:value="0.17170986" calcext:value-type="float">
            <text:p>0.17170986</text:p>
          </table:table-cell>
          <table:table-cell table:formula="of:=[.E90]" office:value-type="float" office:value="0.589983442218885" calcext:value-type="float">
            <text:p>0.589983442218885</text:p>
          </table:table-cell>
          <table:table-cell table:formula="of:=[.F90]" office:value-type="float" office:value="-0.1507451" calcext:value-type="float">
            <text:p>-0.1507451</text:p>
          </table:table-cell>
          <table:table-cell table:formula="of:=ABS(([.E80]-[.G80])/[.G80])" office:value-type="float" office:value="0.615767659401827" calcext:value-type="float">
            <text:p>0.615767659401827</text:p>
          </table:table-cell>
          <table:table-cell table:formula="of:=ABS(([.F80]-[.G80])/[.G80])" office:value-type="float" office:value="0.708958171174751" calcext:value-type="float">
            <text:p>0.708958171174751</text:p>
          </table:table-cell>
          <table:table-cell table:formula="of:=ABS((0-[.G80])/[.G80])" office:value-type="float" office:value="1" calcext:value-type="float">
            <text:p>1</text:p>
          </table:table-cell>
          <table:table-cell table:formula="of:=ATAN([.I80])" office:value-type="float" office:value="0.551932765238123" calcext:value-type="float">
            <text:p>0.551932765238123</text:p>
          </table:table-cell>
          <table:table-cell table:formula="of:=ATAN([.J80])" office:value-type="float" office:value="0.616712891771856" calcext:value-type="float">
            <text:p>0.616712891771856</text:p>
          </table:table-cell>
          <table:table-cell table:formula="of:=ATAN([.K8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59265" calcext:value-type="float">
            <text:p>-0.959265</text:p>
          </table:table-cell>
          <table:table-cell table:formula="of:=AVERAGE([.C72:.C81])" office:value-type="float" office:value="0.226690718917929" calcext:value-type="float">
            <text:p>0.226690718917929</text:p>
          </table:table-cell>
          <table:table-cell table:formula="of:=AVERAGE([.D72:.D81])" office:value-type="float" office:value="0.15501556" calcext:value-type="float">
            <text:p>0.15501556</text:p>
          </table:table-cell>
          <table:table-cell table:formula="of:=[.E91]" office:value-type="float" office:value="0.589983442218885" calcext:value-type="float">
            <text:p>0.589983442218885</text:p>
          </table:table-cell>
          <table:table-cell table:formula="of:=[.F91]" office:value-type="float" office:value="0.2242564" calcext:value-type="float">
            <text:p>0.2242564</text:p>
          </table:table-cell>
          <table:table-cell table:formula="of:=ABS(([.E81]-[.G81])/[.G81])" office:value-type="float" office:value="0.615767659401827" calcext:value-type="float">
            <text:p>0.615767659401827</text:p>
          </table:table-cell>
          <table:table-cell table:formula="of:=ABS(([.F81]-[.G81])/[.G81])" office:value-type="float" office:value="0.737254389009634" calcext:value-type="float">
            <text:p>0.737254389009634</text:p>
          </table:table-cell>
          <table:table-cell table:formula="of:=ABS((0-[.G81])/[.G81])" office:value-type="float" office:value="1" calcext:value-type="float">
            <text:p>1</text:p>
          </table:table-cell>
          <table:table-cell table:formula="of:=ATAN([.I81])" office:value-type="float" office:value="0.551932765238123" calcext:value-type="float">
            <text:p>0.551932765238123</text:p>
          </table:table-cell>
          <table:table-cell table:formula="of:=ATAN([.J81])" office:value-type="float" office:value="0.63529389002364" calcext:value-type="float">
            <text:p>0.63529389002364</text:p>
          </table:table-cell>
          <table:table-cell table:formula="of:=ATAN([.K8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0.9068256931683" calcext:value-type="float">
            <text:p>10.9068256931683</text:p>
          </table:table-cell>
          <table:table-cell office:value-type="float" office:value="1.25872" calcext:value-type="float">
            <text:p>1.25872</text:p>
          </table:table-cell>
          <table:table-cell table:formula="of:=AVERAGE([.C73:.C82])" office:value-type="float" office:value="1.08136544541559" calcext:value-type="float">
            <text:p>1.08136544541559</text:p>
          </table:table-cell>
          <table:table-cell table:formula="of:=AVERAGE([.D73:.D82])" office:value-type="float" office:value="0.20877806" calcext:value-type="float">
            <text:p>0.20877806</text:p>
          </table:table-cell>
          <table:table-cell table:formula="of:=[.E92]" office:value-type="float" office:value="-0.456329139904084" calcext:value-type="float">
            <text:p>-0.456329139904084</text:p>
          </table:table-cell>
          <table:table-cell table:formula="of:=[.F92]" office:value-type="float" office:value="0.09970231" calcext:value-type="float">
            <text:p>0.09970231</text:p>
          </table:table-cell>
          <table:table-cell table:formula="of:=ABS(([.E82]-[.G82])/[.G82])" office:value-type="float" office:value="3.36970500205812" calcext:value-type="float">
            <text:p>3.36970500205812</text:p>
          </table:table-cell>
          <table:table-cell table:formula="of:=ABS(([.F82]-[.G82])/[.G82])" office:value-type="float" office:value="1.45751638837678" calcext:value-type="float">
            <text:p>1.45751638837678</text:p>
          </table:table-cell>
          <table:table-cell table:formula="of:=ABS((0-[.G82])/[.G82])" office:value-type="float" office:value="1" calcext:value-type="float">
            <text:p>1</text:p>
          </table:table-cell>
          <table:table-cell table:formula="of:=ATAN([.I82])" office:value-type="float" office:value="1.28231292349014" calcext:value-type="float">
            <text:p>1.28231292349014</text:p>
          </table:table-cell>
          <table:table-cell table:formula="of:=ATAN([.J82])" office:value-type="float" office:value="0.969461195478793" calcext:value-type="float">
            <text:p>0.969461195478793</text:p>
          </table:table-cell>
          <table:table-cell table:formula="of:=ATAN([.K8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5696701798723" calcext:value-type="float">
            <text:p>1.5696701798723</text:p>
          </table:table-cell>
          <table:table-cell office:value-type="float" office:value="0.62086" calcext:value-type="float">
            <text:p>0.62086</text:p>
          </table:table-cell>
          <table:table-cell table:formula="of:=AVERAGE([.C74:.C83])" office:value-type="float" office:value="1.21775622896947" calcext:value-type="float">
            <text:p>1.21775622896947</text:p>
          </table:table-cell>
          <table:table-cell table:formula="of:=AVERAGE([.D74:.D83])" office:value-type="float" office:value="0.26363973" calcext:value-type="float">
            <text:p>0.26363973</text:p>
          </table:table-cell>
          <table:table-cell table:formula="of:=[.E93]" office:value-type="float" office:value="1.13569048811315" calcext:value-type="float">
            <text:p>1.13569048811315</text:p>
          </table:table-cell>
          <table:table-cell table:formula="of:=[.F93]" office:value-type="float" office:value="-0.02609619" calcext:value-type="float">
            <text:p>-0.02609619</text:p>
          </table:table-cell>
          <table:table-cell table:formula="of:=ABS(([.E83]-[.G83])/[.G83])" office:value-type="float" office:value="0.0722606570322366" calcext:value-type="float">
            <text:p>0.072260657032237</text:p>
          </table:table-cell>
          <table:table-cell table:formula="of:=ABS(([.F83]-[.G83])/[.G83])" office:value-type="float" office:value="0.767859524439609" calcext:value-type="float">
            <text:p>0.767859524439609</text:p>
          </table:table-cell>
          <table:table-cell table:formula="of:=ABS((0-[.G83])/[.G83])" office:value-type="float" office:value="1" calcext:value-type="float">
            <text:p>1</text:p>
          </table:table-cell>
          <table:table-cell table:formula="of:=ATAN([.I83])" office:value-type="float" office:value="0.0721352774640248" calcext:value-type="float">
            <text:p>0.072135277464025</text:p>
          </table:table-cell>
          <table:table-cell table:formula="of:=ATAN([.J83])" office:value-type="float" office:value="0.654833566819289" calcext:value-type="float">
            <text:p>0.654833566819289</text:p>
          </table:table-cell>
          <table:table-cell table:formula="of:=ATAN([.K8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58196" calcext:value-type="float">
            <text:p>-0.658196</text:p>
          </table:table-cell>
          <table:table-cell table:formula="of:=AVERAGE([.C75:.C84])" office:value-type="float" office:value="1.21775622896947" calcext:value-type="float">
            <text:p>1.21775622896947</text:p>
          </table:table-cell>
          <table:table-cell table:formula="of:=AVERAGE([.D75:.D84])" office:value-type="float" office:value="0.25436493" calcext:value-type="float">
            <text:p>0.25436493</text:p>
          </table:table-cell>
          <table:table-cell table:formula="of:=[.E94]" office:value-type="float" office:value="1.13569048811315" calcext:value-type="float">
            <text:p>1.13569048811315</text:p>
          </table:table-cell>
          <table:table-cell table:formula="of:=[.F94]" office:value-type="float" office:value="0.04112359" calcext:value-type="float">
            <text:p>0.04112359</text:p>
          </table:table-cell>
          <table:table-cell table:formula="of:=ABS(([.E84]-[.G84])/[.G84])" office:value-type="float" office:value="0.0722606570322366" calcext:value-type="float">
            <text:p>0.072260657032237</text:p>
          </table:table-cell>
          <table:table-cell table:formula="of:=ABS(([.F84]-[.G84])/[.G84])" office:value-type="float" office:value="0.776026186128754" calcext:value-type="float">
            <text:p>0.776026186128754</text:p>
          </table:table-cell>
          <table:table-cell table:formula="of:=ABS((0-[.G84])/[.G84])" office:value-type="float" office:value="1" calcext:value-type="float">
            <text:p>1</text:p>
          </table:table-cell>
          <table:table-cell table:formula="of:=ATAN([.I84])" office:value-type="float" office:value="0.0721352774640248" calcext:value-type="float">
            <text:p>0.072135277464025</text:p>
          </table:table-cell>
          <table:table-cell table:formula="of:=ATAN([.J84])" office:value-type="float" office:value="0.659950865749988" calcext:value-type="float">
            <text:p>0.659950865749988</text:p>
          </table:table-cell>
          <table:table-cell table:formula="of:=ATAN([.K8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47524" calcext:value-type="float">
            <text:p>-0.647524</text:p>
          </table:table-cell>
          <table:table-cell table:formula="of:=AVERAGE([.C76:.C85])" office:value-type="float" office:value="0.447649587304057" calcext:value-type="float">
            <text:p>0.447649587304057</text:p>
          </table:table-cell>
          <table:table-cell table:formula="of:=AVERAGE([.D76:.D85])" office:value-type="float" office:value="0.22085793" calcext:value-type="float">
            <text:p>0.22085793</text:p>
          </table:table-cell>
          <table:table-cell table:formula="of:=[.E95]" office:value-type="float" office:value="1.53857870098101" calcext:value-type="float">
            <text:p>1.53857870098101</text:p>
          </table:table-cell>
          <table:table-cell table:formula="of:=[.F95]" office:value-type="float" office:value="0.16501269" calcext:value-type="float">
            <text:p>0.16501269</text:p>
          </table:table-cell>
          <table:table-cell table:formula="of:=ABS(([.E85]-[.G85])/[.G85])" office:value-type="float" office:value="0.709049925740795" calcext:value-type="float">
            <text:p>0.709049925740795</text:p>
          </table:table-cell>
          <table:table-cell table:formula="of:=ABS(([.F85]-[.G85])/[.G85])" office:value-type="float" office:value="0.856453277392194" calcext:value-type="float">
            <text:p>0.856453277392194</text:p>
          </table:table-cell>
          <table:table-cell table:formula="of:=ABS((0-[.G85])/[.G85])" office:value-type="float" office:value="1" calcext:value-type="float">
            <text:p>1</text:p>
          </table:table-cell>
          <table:table-cell table:formula="of:=ATAN([.I85])" office:value-type="float" office:value="0.61677395211369" calcext:value-type="float">
            <text:p>0.61677395211369</text:p>
          </table:table-cell>
          <table:table-cell table:formula="of:=ATAN([.J85])" office:value-type="float" office:value="0.70822861420874" calcext:value-type="float">
            <text:p>0.70822861420874</text:p>
          </table:table-cell>
          <table:table-cell table:formula="of:=ATAN([.K8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423338549148281" calcext:value-type="float">
            <text:p>0.423338549148281</text:p>
          </table:table-cell>
          <table:table-cell office:value-type="float" office:value="0.108243" calcext:value-type="float">
            <text:p>0.108243</text:p>
          </table:table-cell>
          <table:table-cell table:formula="of:=AVERAGE([.C77:.C86])" office:value-type="float" office:value="0.589983442218885" calcext:value-type="float">
            <text:p>0.589983442218885</text:p>
          </table:table-cell>
          <table:table-cell table:formula="of:=AVERAGE([.D77:.D86])" office:value-type="float" office:value="0.18495573" calcext:value-type="float">
            <text:p>0.18495573</text:p>
          </table:table-cell>
          <table:table-cell table:formula="of:=[.E96]" office:value-type="float" office:value="1.39624484606618" calcext:value-type="float">
            <text:p>1.39624484606618</text:p>
          </table:table-cell>
          <table:table-cell table:formula="of:=[.F96]" office:value-type="float" office:value="0.09453879" calcext:value-type="float">
            <text:p>0.09453879</text:p>
          </table:table-cell>
          <table:table-cell table:formula="of:=ABS(([.E86]-[.G86])/[.G86])" office:value-type="float" office:value="0.577449869282512" calcext:value-type="float">
            <text:p>0.577449869282512</text:p>
          </table:table-cell>
          <table:table-cell table:formula="of:=ABS(([.F86]-[.G86])/[.G86])" office:value-type="float" office:value="0.867533455524582" calcext:value-type="float">
            <text:p>0.867533455524582</text:p>
          </table:table-cell>
          <table:table-cell table:formula="of:=ABS((0-[.G86])/[.G86])" office:value-type="float" office:value="1" calcext:value-type="float">
            <text:p>1</text:p>
          </table:table-cell>
          <table:table-cell table:formula="of:=ATAN([.I86])" office:value-type="float" office:value="0.523673472446291" calcext:value-type="float">
            <text:p>0.523673472446291</text:p>
          </table:table-cell>
          <table:table-cell table:formula="of:=ATAN([.J86])" office:value-type="float" office:value="0.714585479950433" calcext:value-type="float">
            <text:p>0.714585479950433</text:p>
          </table:table-cell>
          <table:table-cell table:formula="of:=ATAN([.K8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73867" calcext:value-type="float">
            <text:p>-0.573867</text:p>
          </table:table-cell>
          <table:table-cell table:formula="of:=AVERAGE([.C78:.C87])" office:value-type="float" office:value="0.589983442218885" calcext:value-type="float">
            <text:p>0.589983442218885</text:p>
          </table:table-cell>
          <table:table-cell table:formula="of:=AVERAGE([.D78:.D87])" office:value-type="float" office:value="0.10653993" calcext:value-type="float">
            <text:p>0.10653993</text:p>
          </table:table-cell>
          <table:table-cell table:formula="of:=[.E97]" office:value-type="float" office:value="2.09969500728279" calcext:value-type="float">
            <text:p>2.09969500728279</text:p>
          </table:table-cell>
          <table:table-cell table:formula="of:=[.F97]" office:value-type="float" office:value="0.21637579" calcext:value-type="float">
            <text:p>0.21637579</text:p>
          </table:table-cell>
          <table:table-cell table:formula="of:=ABS(([.E87]-[.G87])/[.G87])" office:value-type="float" office:value="0.719014694909247" calcext:value-type="float">
            <text:p>0.719014694909247</text:p>
          </table:table-cell>
          <table:table-cell table:formula="of:=ABS(([.F87]-[.G87])/[.G87])" office:value-type="float" office:value="0.949259330697808" calcext:value-type="float">
            <text:p>0.949259330697808</text:p>
          </table:table-cell>
          <table:table-cell table:formula="of:=ABS((0-[.G87])/[.G87])" office:value-type="float" office:value="1" calcext:value-type="float">
            <text:p>1</text:p>
          </table:table-cell>
          <table:table-cell table:formula="of:=ATAN([.I87])" office:value-type="float" office:value="0.623373839648894" calcext:value-type="float">
            <text:p>0.623373839648894</text:p>
          </table:table-cell>
          <table:table-cell table:formula="of:=ATAN([.J87])" office:value-type="float" office:value="0.759373297161632" calcext:value-type="float">
            <text:p>0.759373297161632</text:p>
          </table:table-cell>
          <table:table-cell table:formula="of:=ATAN([.K8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61006" calcext:value-type="float">
            <text:p>-0.761006</text:p>
          </table:table-cell>
          <table:table-cell table:formula="of:=AVERAGE([.C79:.C88])" office:value-type="float" office:value="0.589983442218885" calcext:value-type="float">
            <text:p>0.589983442218885</text:p>
          </table:table-cell>
          <table:table-cell table:formula="of:=AVERAGE([.D79:.D88])" office:value-type="float" office:value="0.0261839" calcext:value-type="float">
            <text:p>0.0261839</text:p>
          </table:table-cell>
          <table:table-cell table:formula="of:=[.E98]" office:value-type="float" office:value="2.57841308542723" calcext:value-type="float">
            <text:p>2.57841308542723</text:p>
          </table:table-cell>
          <table:table-cell table:formula="of:=[.F98]" office:value-type="float" office:value="0.38493039" calcext:value-type="float">
            <text:p>0.38493039</text:p>
          </table:table-cell>
          <table:table-cell table:formula="of:=ABS(([.E88]-[.G88])/[.G88])" office:value-type="float" office:value="0.771183506028039" calcext:value-type="float">
            <text:p>0.771183506028039</text:p>
          </table:table-cell>
          <table:table-cell table:formula="of:=ABS(([.F88]-[.G88])/[.G88])" office:value-type="float" office:value="0.989844955353358" calcext:value-type="float">
            <text:p>0.989844955353358</text:p>
          </table:table-cell>
          <table:table-cell table:formula="of:=ABS((0-[.G88])/[.G88])" office:value-type="float" office:value="1" calcext:value-type="float">
            <text:p>1</text:p>
          </table:table-cell>
          <table:table-cell table:formula="of:=ATAN([.I88])" office:value-type="float" office:value="0.656921281311643" calcext:value-type="float">
            <text:p>0.656921281311643</text:p>
          </table:table-cell>
          <table:table-cell table:formula="of:=ATAN([.J88])" office:value-type="float" office:value="0.780294772574049" calcext:value-type="float">
            <text:p>0.780294772574049</text:p>
          </table:table-cell>
          <table:table-cell table:formula="of:=ATAN([.K8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09083" calcext:value-type="float">
            <text:p>1.09083</text:p>
          </table:table-cell>
          <table:table-cell table:formula="of:=AVERAGE([.C80:.C89])" office:value-type="float" office:value="0.589983442218885" calcext:value-type="float">
            <text:p>0.589983442218885</text:p>
          </table:table-cell>
          <table:table-cell table:formula="of:=AVERAGE([.D80:.D89])" office:value-type="float" office:value="0.1045935" calcext:value-type="float">
            <text:p>0.1045935</text:p>
          </table:table-cell>
          <table:table-cell table:formula="of:=[.E99]" office:value-type="float" office:value="2.57841308542723" calcext:value-type="float">
            <text:p>2.57841308542723</text:p>
          </table:table-cell>
          <table:table-cell table:formula="of:=[.F99]" office:value-type="float" office:value="0.21746629" calcext:value-type="float">
            <text:p>0.21746629</text:p>
          </table:table-cell>
          <table:table-cell table:formula="of:=ABS(([.E89]-[.G89])/[.G89])" office:value-type="float" office:value="0.771183506028039" calcext:value-type="float">
            <text:p>0.771183506028039</text:p>
          </table:table-cell>
          <table:table-cell table:formula="of:=ABS(([.F89]-[.G89])/[.G89])" office:value-type="float" office:value="0.959434932830916" calcext:value-type="float">
            <text:p>0.959434932830916</text:p>
          </table:table-cell>
          <table:table-cell table:formula="of:=ABS((0-[.G89])/[.G89])" office:value-type="float" office:value="1" calcext:value-type="float">
            <text:p>1</text:p>
          </table:table-cell>
          <table:table-cell table:formula="of:=ATAN([.I89])" office:value-type="float" office:value="0.656921281311643" calcext:value-type="float">
            <text:p>0.656921281311643</text:p>
          </table:table-cell>
          <table:table-cell table:formula="of:=ATAN([.J89])" office:value-type="float" office:value="0.764698688916495" calcext:value-type="float">
            <text:p>0.764698688916495</text:p>
          </table:table-cell>
          <table:table-cell table:formula="of:=ATAN([.K8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86246" calcext:value-type="float">
            <text:p>-0.986246</text:p>
          </table:table-cell>
          <table:table-cell table:formula="of:=AVERAGE([.C81:.C90])" office:value-type="float" office:value="0.589983442218885" calcext:value-type="float">
            <text:p>0.589983442218885</text:p>
          </table:table-cell>
          <table:table-cell table:formula="of:=AVERAGE([.D81:.D90])" office:value-type="float" office:value="-0.1507451" calcext:value-type="float">
            <text:p>-0.1507451</text:p>
          </table:table-cell>
          <table:table-cell table:formula="of:=[.E100]" office:value-type="float" office:value="2.57841308542723" calcext:value-type="float">
            <text:p>2.57841308542723</text:p>
          </table:table-cell>
          <table:table-cell table:formula="of:=[.F100]" office:value-type="float" office:value="0.24071689" calcext:value-type="float">
            <text:p>0.24071689</text:p>
          </table:table-cell>
          <table:table-cell table:formula="of:=ABS(([.E90]-[.G90])/[.G90])" office:value-type="float" office:value="0.771183506028039" calcext:value-type="float">
            <text:p>0.771183506028039</text:p>
          </table:table-cell>
          <table:table-cell table:formula="of:=ABS(([.F90]-[.G90])/[.G90])" office:value-type="float" office:value="1.05846429373632" calcext:value-type="float">
            <text:p>1.05846429373632</text:p>
          </table:table-cell>
          <table:table-cell table:formula="of:=ABS((0-[.G90])/[.G90])" office:value-type="float" office:value="1" calcext:value-type="float">
            <text:p>1</text:p>
          </table:table-cell>
          <table:table-cell table:formula="of:=ATAN([.I90])" office:value-type="float" office:value="0.656921281311643" calcext:value-type="float">
            <text:p>0.656921281311643</text:p>
          </table:table-cell>
          <table:table-cell table:formula="of:=ATAN([.J90])" office:value-type="float" office:value="0.813792428528391" calcext:value-type="float">
            <text:p>0.813792428528391</text:p>
          </table:table-cell>
          <table:table-cell table:formula="of:=ATAN([.K9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.79075" calcext:value-type="float">
            <text:p>2.79075</text:p>
          </table:table-cell>
          <table:table-cell table:formula="of:=AVERAGE([.C82:.C91])" office:value-type="float" office:value="0.589983442218885" calcext:value-type="float">
            <text:p>0.589983442218885</text:p>
          </table:table-cell>
          <table:table-cell table:formula="of:=AVERAGE([.D82:.D91])" office:value-type="float" office:value="0.2242564" calcext:value-type="float">
            <text:p>0.2242564</text:p>
          </table:table-cell>
          <table:table-cell table:formula="of:=[.E101]" office:value-type="float" office:value="2.74704998170395" calcext:value-type="float">
            <text:p>2.74704998170395</text:p>
          </table:table-cell>
          <table:table-cell table:formula="of:=[.F101]" office:value-type="float" office:value="-0.02871265" calcext:value-type="float">
            <text:p>-0.02871265</text:p>
          </table:table-cell>
          <table:table-cell table:formula="of:=ABS(([.E91]-[.G91])/[.G91])" office:value-type="float" office:value="0.785230175588969" calcext:value-type="float">
            <text:p>0.785230175588969</text:p>
          </table:table-cell>
          <table:table-cell table:formula="of:=ABS(([.F91]-[.G91])/[.G91])" office:value-type="float" office:value="0.918364645167141" calcext:value-type="float">
            <text:p>0.918364645167141</text:p>
          </table:table-cell>
          <table:table-cell table:formula="of:=ABS((0-[.G91])/[.G91])" office:value-type="float" office:value="1" calcext:value-type="float">
            <text:p>1</text:p>
          </table:table-cell>
          <table:table-cell table:formula="of:=ATAN([.I91])" office:value-type="float" office:value="0.665669843365114" calcext:value-type="float">
            <text:p>0.665669843365114</text:p>
          </table:table-cell>
          <table:table-cell table:formula="of:=ATAN([.J91])" office:value-type="float" office:value="0.742869163128675" calcext:value-type="float">
            <text:p>0.742869163128675</text:p>
          </table:table-cell>
          <table:table-cell table:formula="of:=ATAN([.K9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443699871938577" calcext:value-type="float">
            <text:p>0.443699871938577</text:p>
          </table:table-cell>
          <table:table-cell office:value-type="float" office:value="0.0131791" calcext:value-type="float">
            <text:p>0.0131791</text:p>
          </table:table-cell>
          <table:table-cell table:formula="of:=AVERAGE([.C83:.C92])" office:value-type="float" office:value="-0.456329139904084" calcext:value-type="float">
            <text:p>-0.456329139904084</text:p>
          </table:table-cell>
          <table:table-cell table:formula="of:=AVERAGE([.D83:.D92])" office:value-type="float" office:value="0.09970231" calcext:value-type="float">
            <text:p>0.09970231</text:p>
          </table:table-cell>
          <table:table-cell table:formula="of:=[.E102]" office:value-type="float" office:value="2.6026799945101" calcext:value-type="float">
            <text:p>2.6026799945101</text:p>
          </table:table-cell>
          <table:table-cell table:formula="of:=[.F102]" office:value-type="float" office:value="0.02981774" calcext:value-type="float">
            <text:p>0.02981774</text:p>
          </table:table-cell>
          <table:table-cell table:formula="of:=ABS(([.E92]-[.G92])/[.G92])" office:value-type="float" office:value="1.17533048275878" calcext:value-type="float">
            <text:p>1.17533048275878</text:p>
          </table:table-cell>
          <table:table-cell table:formula="of:=ABS(([.F92]-[.G92])/[.G92])" office:value-type="float" office:value="0.961692443861595" calcext:value-type="float">
            <text:p>0.961692443861595</text:p>
          </table:table-cell>
          <table:table-cell table:formula="of:=ABS((0-[.G92])/[.G92])" office:value-type="float" office:value="1" calcext:value-type="float">
            <text:p>1</text:p>
          </table:table-cell>
          <table:table-cell table:formula="of:=ATAN([.I92])" office:value-type="float" office:value="0.865823777885941" calcext:value-type="float">
            <text:p>0.865823777885941</text:p>
          </table:table-cell>
          <table:table-cell table:formula="of:=ATAN([.J92])" office:value-type="float" office:value="0.765872835647718" calcext:value-type="float">
            <text:p>0.765872835647718</text:p>
          </table:table-cell>
          <table:table-cell table:formula="of:=ATAN([.K9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7.4898664600447" calcext:value-type="float">
            <text:p>17.4898664600447</text:p>
          </table:table-cell>
          <table:table-cell office:value-type="float" office:value="-0.637125" calcext:value-type="float">
            <text:p>-0.637125</text:p>
          </table:table-cell>
          <table:table-cell table:formula="of:=AVERAGE([.C84:.C93])" office:value-type="float" office:value="1.13569048811315" calcext:value-type="float">
            <text:p>1.13569048811315</text:p>
          </table:table-cell>
          <table:table-cell table:formula="of:=AVERAGE([.D84:.D93])" office:value-type="float" office:value="-0.02609619" calcext:value-type="float">
            <text:p>-0.02609619</text:p>
          </table:table-cell>
          <table:table-cell table:formula="of:=[.E103]" office:value-type="float" office:value="0.753693348505629" calcext:value-type="float">
            <text:p>0.753693348505629</text:p>
          </table:table-cell>
          <table:table-cell table:formula="of:=[.F103]" office:value-type="float" office:value="-0.00112656000000001" calcext:value-type="float">
            <text:p>-0.00112656</text:p>
          </table:table-cell>
          <table:table-cell table:formula="of:=ABS(([.E93]-[.G93])/[.G93])" office:value-type="float" office:value="0.506833635144746" calcext:value-type="float">
            <text:p>0.506833635144746</text:p>
          </table:table-cell>
          <table:table-cell table:formula="of:=ABS(([.F93]-[.G93])/[.G93])" office:value-type="float" office:value="1.03462441329984" calcext:value-type="float">
            <text:p>1.03462441329984</text:p>
          </table:table-cell>
          <table:table-cell table:formula="of:=ABS((0-[.G93])/[.G93])" office:value-type="float" office:value="1" calcext:value-type="float">
            <text:p>1</text:p>
          </table:table-cell>
          <table:table-cell table:formula="of:=ATAN([.I93])" office:value-type="float" office:value="0.469099560292402" calcext:value-type="float">
            <text:p>0.469099560292402</text:p>
          </table:table-cell>
          <table:table-cell table:formula="of:=ATAN([.J93])" office:value-type="float" office:value="0.802414115462699" calcext:value-type="float">
            <text:p>0.802414115462699</text:p>
          </table:table-cell>
          <table:table-cell table:formula="of:=ATAN([.K9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140018" calcext:value-type="float">
            <text:p>0.0140018</text:p>
          </table:table-cell>
          <table:table-cell table:formula="of:=AVERAGE([.C85:.C94])" office:value-type="float" office:value="1.13569048811315" calcext:value-type="float">
            <text:p>1.13569048811315</text:p>
          </table:table-cell>
          <table:table-cell table:formula="of:=AVERAGE([.D85:.D94])" office:value-type="float" office:value="0.04112359" calcext:value-type="float">
            <text:p>0.04112359</text:p>
          </table:table-cell>
          <table:table-cell table:formula="of:=[.E104]" office:value-type="float" office:value="0.75369334850563" calcext:value-type="float">
            <text:p>0.75369334850563</text:p>
          </table:table-cell>
          <table:table-cell table:formula="of:=[.F104]" office:value-type="float" office:value="-0.09968154" calcext:value-type="float">
            <text:p>-0.09968154</text:p>
          </table:table-cell>
          <table:table-cell table:formula="of:=ABS(([.E94]-[.G94])/[.G94])" office:value-type="float" office:value="0.506833635144746" calcext:value-type="float">
            <text:p>0.506833635144746</text:p>
          </table:table-cell>
          <table:table-cell table:formula="of:=ABS(([.F94]-[.G94])/[.G94])" office:value-type="float" office:value="0.945437239055463" calcext:value-type="float">
            <text:p>0.945437239055463</text:p>
          </table:table-cell>
          <table:table-cell table:formula="of:=ABS((0-[.G94])/[.G94])" office:value-type="float" office:value="1" calcext:value-type="float">
            <text:p>1</text:p>
          </table:table-cell>
          <table:table-cell table:formula="of:=ATAN([.I94])" office:value-type="float" office:value="0.469099560292402" calcext:value-type="float">
            <text:p>0.469099560292402</text:p>
          </table:table-cell>
          <table:table-cell table:formula="of:=ATAN([.J94])" office:value-type="float" office:value="0.757358985314103" calcext:value-type="float">
            <text:p>0.757358985314103</text:p>
          </table:table-cell>
          <table:table-cell table:formula="of:=ATAN([.K9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3.02888212867859" calcext:value-type="float">
            <text:p>3.02888212867859</text:p>
          </table:table-cell>
          <table:table-cell office:value-type="float" office:value="0.591367" calcext:value-type="float">
            <text:p>0.591367</text:p>
          </table:table-cell>
          <table:table-cell table:formula="of:=AVERAGE([.C86:.C95])" office:value-type="float" office:value="1.53857870098101" calcext:value-type="float">
            <text:p>1.53857870098101</text:p>
          </table:table-cell>
          <table:table-cell table:formula="of:=AVERAGE([.D86:.D95])" office:value-type="float" office:value="0.16501269" calcext:value-type="float">
            <text:p>0.16501269</text:p>
          </table:table-cell>
          <table:table-cell table:formula="of:=[.E105]" office:value-type="float" office:value="0.350805135637771" calcext:value-type="float">
            <text:p>0.350805135637771</text:p>
          </table:table-cell>
          <table:table-cell table:formula="of:=[.F105]" office:value-type="float" office:value="0.02480076" calcext:value-type="float">
            <text:p>0.02480076</text:p>
          </table:table-cell>
          <table:table-cell table:formula="of:=ABS(([.E95]-[.G95])/[.G95])" office:value-type="float" office:value="3.38584999100382" calcext:value-type="float">
            <text:p>3.38584999100382</text:p>
          </table:table-cell>
          <table:table-cell table:formula="of:=ABS(([.F95]-[.G95])/[.G95])" office:value-type="float" office:value="0.529617234080671" calcext:value-type="float">
            <text:p>0.529617234080671</text:p>
          </table:table-cell>
          <table:table-cell table:formula="of:=ABS((0-[.G95])/[.G95])" office:value-type="float" office:value="1" calcext:value-type="float">
            <text:p>1</text:p>
          </table:table-cell>
          <table:table-cell table:formula="of:=ATAN([.I95])" office:value-type="float" office:value="1.28361396057311" calcext:value-type="float">
            <text:p>1.28361396057311</text:p>
          </table:table-cell>
          <table:table-cell table:formula="of:=ATAN([.J95])" office:value-type="float" office:value="0.487059706416658" calcext:value-type="float">
            <text:p>0.487059706416658</text:p>
          </table:table-cell>
          <table:table-cell table:formula="of:=ATAN([.K9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96496" calcext:value-type="float">
            <text:p>-0.596496</text:p>
          </table:table-cell>
          <table:table-cell table:formula="of:=AVERAGE([.C87:.C96])" office:value-type="float" office:value="1.39624484606618" calcext:value-type="float">
            <text:p>1.39624484606618</text:p>
          </table:table-cell>
          <table:table-cell table:formula="of:=AVERAGE([.D87:.D96])" office:value-type="float" office:value="0.09453879" calcext:value-type="float">
            <text:p>0.09453879</text:p>
          </table:table-cell>
          <table:table-cell table:formula="of:=[.E106]" office:value-type="float" office:value="0.350805135637771" calcext:value-type="float">
            <text:p>0.350805135637771</text:p>
          </table:table-cell>
          <table:table-cell table:formula="of:=[.F106]" office:value-type="float" office:value="0.05041906" calcext:value-type="float">
            <text:p>0.05041906</text:p>
          </table:table-cell>
          <table:table-cell table:formula="of:=ABS(([.E96]-[.G96])/[.G96])" office:value-type="float" office:value="2.98011518140344" calcext:value-type="float">
            <text:p>2.98011518140344</text:p>
          </table:table-cell>
          <table:table-cell table:formula="of:=ABS(([.F96]-[.G96])/[.G96])" office:value-type="float" office:value="0.7305091049248" calcext:value-type="float">
            <text:p>0.7305091049248</text:p>
          </table:table-cell>
          <table:table-cell table:formula="of:=ABS((0-[.G96])/[.G96])" office:value-type="float" office:value="1" calcext:value-type="float">
            <text:p>1</text:p>
          </table:table-cell>
          <table:table-cell table:formula="of:=ATAN([.I96])" office:value-type="float" office:value="1.24704535983874" calcext:value-type="float">
            <text:p>1.24704535983874</text:p>
          </table:table-cell>
          <table:table-cell table:formula="of:=ATAN([.J96])" office:value-type="float" office:value="0.63090979551175" calcext:value-type="float">
            <text:p>0.63090979551175</text:p>
          </table:table-cell>
          <table:table-cell table:formula="of:=ATAN([.K9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6.03450161216609" calcext:value-type="float">
            <text:p>6.03450161216609</text:p>
          </table:table-cell>
          <table:table-cell office:value-type="float" office:value="0.644503" calcext:value-type="float">
            <text:p>0.644503</text:p>
          </table:table-cell>
          <table:table-cell table:formula="of:=AVERAGE([.C88:.C97])" office:value-type="float" office:value="2.09969500728279" calcext:value-type="float">
            <text:p>2.09969500728279</text:p>
          </table:table-cell>
          <table:table-cell table:formula="of:=AVERAGE([.D88:.D97])" office:value-type="float" office:value="0.21637579" calcext:value-type="float">
            <text:p>0.21637579</text:p>
          </table:table-cell>
          <table:table-cell table:formula="of:=[.E107]" office:value-type="float" office:value="-0.352645025578838" calcext:value-type="float">
            <text:p>-0.352645025578838</text:p>
          </table:table-cell>
          <table:table-cell table:formula="of:=[.F107]" office:value-type="float" office:value="-0.01540872" calcext:value-type="float">
            <text:p>-0.01540872</text:p>
          </table:table-cell>
          <table:table-cell table:formula="of:=ABS(([.E97]-[.G97])/[.G97])" office:value-type="float" office:value="6.95413193149773" calcext:value-type="float">
            <text:p>6.95413193149773</text:p>
          </table:table-cell>
          <table:table-cell table:formula="of:=ABS(([.F97]-[.G97])/[.G97])" office:value-type="float" office:value="1.61357958940392" calcext:value-type="float">
            <text:p>1.61357958940392</text:p>
          </table:table-cell>
          <table:table-cell table:formula="of:=ABS((0-[.G97])/[.G97])" office:value-type="float" office:value="1" calcext:value-type="float">
            <text:p>1</text:p>
          </table:table-cell>
          <table:table-cell table:formula="of:=ATAN([.I97])" office:value-type="float" office:value="1.42797598214702" calcext:value-type="float">
            <text:p>1.42797598214702</text:p>
          </table:table-cell>
          <table:table-cell table:formula="of:=ATAN([.J97])" office:value-type="float" office:value="1.01598834536315" calcext:value-type="float">
            <text:p>1.01598834536315</text:p>
          </table:table-cell>
          <table:table-cell table:formula="of:=ATAN([.K9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3.78718078144434" calcext:value-type="float">
            <text:p>3.78718078144434</text:p>
          </table:table-cell>
          <table:table-cell office:value-type="float" office:value="0.92454" calcext:value-type="float">
            <text:p>0.92454</text:p>
          </table:table-cell>
          <table:table-cell table:formula="of:=AVERAGE([.C89:.C98])" office:value-type="float" office:value="2.57841308542723" calcext:value-type="float">
            <text:p>2.57841308542723</text:p>
          </table:table-cell>
          <table:table-cell table:formula="of:=AVERAGE([.D89:.D98])" office:value-type="float" office:value="0.38493039" calcext:value-type="float">
            <text:p>0.38493039</text:p>
          </table:table-cell>
          <table:table-cell table:formula="of:=[.E108]" office:value-type="float" office:value="-0.831363103723272" calcext:value-type="float">
            <text:p>-0.831363103723272</text:p>
          </table:table-cell>
          <table:table-cell table:formula="of:=[.F108]" office:value-type="float" office:value="0.06971028" calcext:value-type="float">
            <text:p>0.06971028</text:p>
          </table:table-cell>
          <table:table-cell table:formula="of:=ABS(([.E98]-[.G98])/[.G98])" office:value-type="float" office:value="4.10142833363637" calcext:value-type="float">
            <text:p>4.10142833363637</text:p>
          </table:table-cell>
          <table:table-cell table:formula="of:=ABS(([.F98]-[.G98])/[.G98])" office:value-type="float" office:value="1.46301115394234" calcext:value-type="float">
            <text:p>1.46301115394234</text:p>
          </table:table-cell>
          <table:table-cell table:formula="of:=ABS((0-[.G98])/[.G98])" office:value-type="float" office:value="1" calcext:value-type="float">
            <text:p>1</text:p>
          </table:table-cell>
          <table:table-cell table:formula="of:=ATAN([.I98])" office:value-type="float" office:value="1.33164489887685" calcext:value-type="float">
            <text:p>1.33164489887685</text:p>
          </table:table-cell>
          <table:table-cell table:formula="of:=ATAN([.J98])" office:value-type="float" office:value="0.971215385653227" calcext:value-type="float">
            <text:p>0.971215385653227</text:p>
          </table:table-cell>
          <table:table-cell table:formula="of:=ATAN([.K9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83811" calcext:value-type="float">
            <text:p>-0.583811</text:p>
          </table:table-cell>
          <table:table-cell table:formula="of:=AVERAGE([.C90:.C99])" office:value-type="float" office:value="2.57841308542723" calcext:value-type="float">
            <text:p>2.57841308542723</text:p>
          </table:table-cell>
          <table:table-cell table:formula="of:=AVERAGE([.D90:.D99])" office:value-type="float" office:value="0.21746629" calcext:value-type="float">
            <text:p>0.21746629</text:p>
          </table:table-cell>
          <table:table-cell table:formula="of:=[.E109]" office:value-type="float" office:value="-0.831363103723272" calcext:value-type="float">
            <text:p>-0.831363103723272</text:p>
          </table:table-cell>
          <table:table-cell table:formula="of:=[.F109]" office:value-type="float" office:value="0.0285438800000001" calcext:value-type="float">
            <text:p>0.02854388</text:p>
          </table:table-cell>
          <table:table-cell table:formula="of:=ABS(([.E99]-[.G99])/[.G99])" office:value-type="float" office:value="4.10142833363637" calcext:value-type="float">
            <text:p>4.10142833363637</text:p>
          </table:table-cell>
          <table:table-cell table:formula="of:=ABS(([.F99]-[.G99])/[.G99])" office:value-type="float" office:value="1.26157799044253" calcext:value-type="float">
            <text:p>1.26157799044253</text:p>
          </table:table-cell>
          <table:table-cell table:formula="of:=ABS((0-[.G99])/[.G99])" office:value-type="float" office:value="1" calcext:value-type="float">
            <text:p>1</text:p>
          </table:table-cell>
          <table:table-cell table:formula="of:=ATAN([.I99])" office:value-type="float" office:value="1.33164489887685" calcext:value-type="float">
            <text:p>1.33164489887685</text:p>
          </table:table-cell>
          <table:table-cell table:formula="of:=ATAN([.J99])" office:value-type="float" office:value="0.900548219707665" calcext:value-type="float">
            <text:p>0.900548219707665</text:p>
          </table:table-cell>
          <table:table-cell table:formula="of:=ATAN([.K9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374" calcext:value-type="float">
            <text:p>-0.75374</text:p>
          </table:table-cell>
          <table:table-cell table:formula="of:=AVERAGE([.C91:.C100])" office:value-type="float" office:value="2.57841308542723" calcext:value-type="float">
            <text:p>2.57841308542723</text:p>
          </table:table-cell>
          <table:table-cell table:formula="of:=AVERAGE([.D91:.D100])" office:value-type="float" office:value="0.24071689" calcext:value-type="float">
            <text:p>0.24071689</text:p>
          </table:table-cell>
          <table:table-cell table:formula="of:=[.E110]" office:value-type="float" office:value="-0.831363103723272" calcext:value-type="float">
            <text:p>-0.831363103723272</text:p>
          </table:table-cell>
          <table:table-cell table:formula="of:=[.F110]" office:value-type="float" office:value="0.01482198" calcext:value-type="float">
            <text:p>0.01482198</text:p>
          </table:table-cell>
          <table:table-cell table:formula="of:=ABS(([.E100]-[.G100])/[.G100])" office:value-type="float" office:value="4.10142833363637" calcext:value-type="float">
            <text:p>4.10142833363637</text:p>
          </table:table-cell>
          <table:table-cell table:formula="of:=ABS(([.F100]-[.G100])/[.G100])" office:value-type="float" office:value="1.28954483176117" calcext:value-type="float">
            <text:p>1.28954483176117</text:p>
          </table:table-cell>
          <table:table-cell table:formula="of:=ABS((0-[.G100])/[.G100])" office:value-type="float" office:value="1" calcext:value-type="float">
            <text:p>1</text:p>
          </table:table-cell>
          <table:table-cell table:formula="of:=ATAN([.I100])" office:value-type="float" office:value="1.33164489887685" calcext:value-type="float">
            <text:p>1.33164489887685</text:p>
          </table:table-cell>
          <table:table-cell table:formula="of:=ATAN([.J100])" office:value-type="float" office:value="0.911194302889705" calcext:value-type="float">
            <text:p>0.911194302889705</text:p>
          </table:table-cell>
          <table:table-cell table:formula="of:=ATAN([.K10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686368962767278" calcext:value-type="float">
            <text:p>0.686368962767278</text:p>
          </table:table-cell>
          <table:table-cell office:value-type="float" office:value="0.0964546" calcext:value-type="float">
            <text:p>0.0964546</text:p>
          </table:table-cell>
          <table:table-cell table:formula="of:=AVERAGE([.C92:.C101])" office:value-type="float" office:value="2.74704998170395" calcext:value-type="float">
            <text:p>2.74704998170395</text:p>
          </table:table-cell>
          <table:table-cell table:formula="of:=AVERAGE([.D92:.D101])" office:value-type="float" office:value="-0.02871265" calcext:value-type="float">
            <text:p>-0.02871265</text:p>
          </table:table-cell>
          <table:table-cell table:formula="of:=[.E111]" office:value-type="float" office:value="-1" calcext:value-type="float">
            <text:p>-1</text:p>
          </table:table-cell>
          <table:table-cell table:formula="of:=[.F111]" office:value-type="float" office:value="0.04352662" calcext:value-type="float">
            <text:p>0.04352662</text:p>
          </table:table-cell>
          <table:table-cell table:formula="of:=ABS(([.E101]-[.G101])/[.G101])" office:value-type="float" office:value="3.74704998170395" calcext:value-type="float">
            <text:p>3.74704998170395</text:p>
          </table:table-cell>
          <table:table-cell table:formula="of:=ABS(([.F101]-[.G101])/[.G101])" office:value-type="float" office:value="0.97128735" calcext:value-type="float">
            <text:p>0.97128735</text:p>
          </table:table-cell>
          <table:table-cell table:formula="of:=ABS((0-[.G101])/[.G101])" office:value-type="float" office:value="1" calcext:value-type="float">
            <text:p>1</text:p>
          </table:table-cell>
          <table:table-cell table:formula="of:=ATAN([.I101])" office:value-type="float" office:value="1.30999793926498" calcext:value-type="float">
            <text:p>1.30999793926498</text:p>
          </table:table-cell>
          <table:table-cell table:formula="of:=ATAN([.J101])" office:value-type="float" office:value="0.770833762231648" calcext:value-type="float">
            <text:p>0.770833762231648</text:p>
          </table:table-cell>
          <table:table-cell table:formula="of:=ATAN([.K10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598483" calcext:value-type="float">
            <text:p>0.598483</text:p>
          </table:table-cell>
          <table:table-cell table:formula="of:=AVERAGE([.C93:.C102])" office:value-type="float" office:value="2.6026799945101" calcext:value-type="float">
            <text:p>2.6026799945101</text:p>
          </table:table-cell>
          <table:table-cell table:formula="of:=AVERAGE([.D93:.D102])" office:value-type="float" office:value="0.02981774" calcext:value-type="float">
            <text:p>0.02981774</text:p>
          </table:table-cell>
          <table:table-cell table:formula="of:=[.E112]" office:value-type="float" office:value="-1" calcext:value-type="float">
            <text:p>-1</text:p>
          </table:table-cell>
          <table:table-cell table:formula="of:=[.F112]" office:value-type="float" office:value="0.0129263200000001" calcext:value-type="float">
            <text:p>0.01292632</text:p>
          </table:table-cell>
          <table:table-cell table:formula="of:=ABS(([.E102]-[.G102])/[.G102])" office:value-type="float" office:value="3.6026799945101" calcext:value-type="float">
            <text:p>3.6026799945101</text:p>
          </table:table-cell>
          <table:table-cell table:formula="of:=ABS(([.F102]-[.G102])/[.G102])" office:value-type="float" office:value="1.02981774" calcext:value-type="float">
            <text:p>1.02981774</text:p>
          </table:table-cell>
          <table:table-cell table:formula="of:=ABS((0-[.G102])/[.G102])" office:value-type="float" office:value="1" calcext:value-type="float">
            <text:p>1</text:p>
          </table:table-cell>
          <table:table-cell table:formula="of:=ATAN([.I102])" office:value-type="float" office:value="1.30004132055169" calcext:value-type="float">
            <text:p>1.30004132055169</text:p>
          </table:table-cell>
          <table:table-cell table:formula="of:=ATAN([.J102])" office:value-type="float" office:value="0.800086967658093" calcext:value-type="float">
            <text:p>0.800086967658093</text:p>
          </table:table-cell>
          <table:table-cell table:formula="of:=ATAN([.K10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46568" calcext:value-type="float">
            <text:p>-0.946568</text:p>
          </table:table-cell>
          <table:table-cell table:formula="of:=AVERAGE([.C94:.C103])" office:value-type="float" office:value="0.753693348505629" calcext:value-type="float">
            <text:p>0.753693348505629</text:p>
          </table:table-cell>
          <table:table-cell table:formula="of:=AVERAGE([.D94:.D103])" office:value-type="float" office:value="-0.00112656000000001" calcext:value-type="float">
            <text:p>-0.00112656</text:p>
          </table:table-cell>
          <table:table-cell table:formula="of:=[.E113]" office:value-type="float" office:value="-1" calcext:value-type="float">
            <text:p>-1</text:p>
          </table:table-cell>
          <table:table-cell table:formula="of:=[.F113]" office:value-type="float" office:value="0.38532512" calcext:value-type="float">
            <text:p>0.38532512</text:p>
          </table:table-cell>
          <table:table-cell table:formula="of:=ABS(([.E103]-[.G103])/[.G103])" office:value-type="float" office:value="1.75369334850563" calcext:value-type="float">
            <text:p>1.75369334850563</text:p>
          </table:table-cell>
          <table:table-cell table:formula="of:=ABS(([.F103]-[.G103])/[.G103])" office:value-type="float" office:value="0.99887344" calcext:value-type="float">
            <text:p>0.99887344</text:p>
          </table:table-cell>
          <table:table-cell table:formula="of:=ABS((0-[.G103])/[.G103])" office:value-type="float" office:value="1" calcext:value-type="float">
            <text:p>1</text:p>
          </table:table-cell>
          <table:table-cell table:formula="of:=ATAN([.I103])" office:value-type="float" office:value="1.05255790012495" calcext:value-type="float">
            <text:p>1.05255790012495</text:p>
          </table:table-cell>
          <table:table-cell table:formula="of:=ATAN([.J103])" office:value-type="float" office:value="0.784834565993943" calcext:value-type="float">
            <text:p>0.784834565993943</text:p>
          </table:table-cell>
          <table:table-cell table:formula="of:=ATAN([.K10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71548" calcext:value-type="float">
            <text:p>-0.971548</text:p>
          </table:table-cell>
          <table:table-cell table:formula="of:=AVERAGE([.C95:.C104])" office:value-type="float" office:value="0.75369334850563" calcext:value-type="float">
            <text:p>0.75369334850563</text:p>
          </table:table-cell>
          <table:table-cell table:formula="of:=AVERAGE([.D95:.D104])" office:value-type="float" office:value="-0.09968154" calcext:value-type="float">
            <text:p>-0.09968154</text:p>
          </table:table-cell>
          <table:table-cell table:formula="of:=[.E114]" office:value-type="float" office:value="-1" calcext:value-type="float">
            <text:p>-1</text:p>
          </table:table-cell>
          <table:table-cell table:formula="of:=[.F114]" office:value-type="float" office:value="0.43762882" calcext:value-type="float">
            <text:p>0.43762882</text:p>
          </table:table-cell>
          <table:table-cell table:formula="of:=ABS(([.E104]-[.G104])/[.G104])" office:value-type="float" office:value="1.75369334850563" calcext:value-type="float">
            <text:p>1.75369334850563</text:p>
          </table:table-cell>
          <table:table-cell table:formula="of:=ABS(([.F104]-[.G104])/[.G104])" office:value-type="float" office:value="0.90031846" calcext:value-type="float">
            <text:p>0.90031846</text:p>
          </table:table-cell>
          <table:table-cell table:formula="of:=ABS((0-[.G104])/[.G104])" office:value-type="float" office:value="1" calcext:value-type="float">
            <text:p>1</text:p>
          </table:table-cell>
          <table:table-cell table:formula="of:=ATAN([.I104])" office:value-type="float" office:value="1.05255790012495" calcext:value-type="float">
            <text:p>1.05255790012495</text:p>
          </table:table-cell>
          <table:table-cell table:formula="of:=ATAN([.J104])" office:value-type="float" office:value="0.732991018679584" calcext:value-type="float">
            <text:p>0.732991018679584</text:p>
          </table:table-cell>
          <table:table-cell table:formula="of:=ATAN([.K10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83619" calcext:value-type="float">
            <text:p>1.83619</text:p>
          </table:table-cell>
          <table:table-cell table:formula="of:=AVERAGE([.C96:.C105])" office:value-type="float" office:value="0.350805135637771" calcext:value-type="float">
            <text:p>0.350805135637771</text:p>
          </table:table-cell>
          <table:table-cell table:formula="of:=AVERAGE([.D96:.D105])" office:value-type="float" office:value="0.02480076" calcext:value-type="float">
            <text:p>0.02480076</text:p>
          </table:table-cell>
          <table:table-cell table:formula="of:=[.E115]" office:value-type="float" office:value="-0.537207856220991" calcext:value-type="float">
            <text:p>-0.537207856220991</text:p>
          </table:table-cell>
          <table:table-cell table:formula="of:=[.F115]" office:value-type="float" office:value="0.34228592" calcext:value-type="float">
            <text:p>0.34228592</text:p>
          </table:table-cell>
          <table:table-cell table:formula="of:=ABS(([.E105]-[.G105])/[.G105])" office:value-type="float" office:value="1.65301564669125" calcext:value-type="float">
            <text:p>1.65301564669125</text:p>
          </table:table-cell>
          <table:table-cell table:formula="of:=ABS(([.F105]-[.G105])/[.G105])" office:value-type="float" office:value="1.0461660411567" calcext:value-type="float">
            <text:p>1.0461660411567</text:p>
          </table:table-cell>
          <table:table-cell table:formula="of:=ABS((0-[.G105])/[.G105])" office:value-type="float" office:value="1" calcext:value-type="float">
            <text:p>1</text:p>
          </table:table-cell>
          <table:table-cell table:formula="of:=ATAN([.I105])" office:value-type="float" office:value="1.02674144302627" calcext:value-type="float">
            <text:p>1.02674144302627</text:p>
          </table:table-cell>
          <table:table-cell table:formula="of:=ATAN([.J105])" office:value-type="float" office:value="0.807956552578344" calcext:value-type="float">
            <text:p>0.807956552578344</text:p>
          </table:table-cell>
          <table:table-cell table:formula="of:=ATAN([.K10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340313" calcext:value-type="float">
            <text:p>-0.340313</text:p>
          </table:table-cell>
          <table:table-cell table:formula="of:=AVERAGE([.C97:.C106])" office:value-type="float" office:value="0.350805135637771" calcext:value-type="float">
            <text:p>0.350805135637771</text:p>
          </table:table-cell>
          <table:table-cell table:formula="of:=AVERAGE([.D97:.D106])" office:value-type="float" office:value="0.05041906" calcext:value-type="float">
            <text:p>0.05041906</text:p>
          </table:table-cell>
          <table:table-cell table:formula="of:=[.E116]" office:value-type="float" office:value="-0.537207856220991" calcext:value-type="float">
            <text:p>-0.537207856220991</text:p>
          </table:table-cell>
          <table:table-cell table:formula="of:=[.F116]" office:value-type="float" office:value="0.32636662" calcext:value-type="float">
            <text:p>0.32636662</text:p>
          </table:table-cell>
          <table:table-cell table:formula="of:=ABS(([.E106]-[.G106])/[.G106])" office:value-type="float" office:value="1.65301564669125" calcext:value-type="float">
            <text:p>1.65301564669125</text:p>
          </table:table-cell>
          <table:table-cell table:formula="of:=ABS(([.F106]-[.G106])/[.G106])" office:value-type="float" office:value="1.09385391411562" calcext:value-type="float">
            <text:p>1.09385391411562</text:p>
          </table:table-cell>
          <table:table-cell table:formula="of:=ABS((0-[.G106])/[.G106])" office:value-type="float" office:value="1" calcext:value-type="float">
            <text:p>1</text:p>
          </table:table-cell>
          <table:table-cell table:formula="of:=ATAN([.I106])" office:value-type="float" office:value="1.02674144302627" calcext:value-type="float">
            <text:p>1.02674144302627</text:p>
          </table:table-cell>
          <table:table-cell table:formula="of:=ATAN([.J106])" office:value-type="float" office:value="0.830191705900562" calcext:value-type="float">
            <text:p>0.830191705900562</text:p>
          </table:table-cell>
          <table:table-cell table:formula="of:=ATAN([.K10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137748" calcext:value-type="float">
            <text:p>-0.0137748</text:p>
          </table:table-cell>
          <table:table-cell table:formula="of:=AVERAGE([.C98:.C107])" office:value-type="float" office:value="-0.352645025578838" calcext:value-type="float">
            <text:p>-0.352645025578838</text:p>
          </table:table-cell>
          <table:table-cell table:formula="of:=AVERAGE([.D98:.D107])" office:value-type="float" office:value="-0.01540872" calcext:value-type="float">
            <text:p>-0.01540872</text:p>
          </table:table-cell>
          <table:table-cell table:formula="of:=[.E117]" office:value-type="float" office:value="-0.537207856220991" calcext:value-type="float">
            <text:p>-0.537207856220991</text:p>
          </table:table-cell>
          <table:table-cell table:formula="of:=[.F117]" office:value-type="float" office:value="0.7084621" calcext:value-type="float">
            <text:p>0.7084621</text:p>
          </table:table-cell>
          <table:table-cell table:formula="of:=ABS(([.E107]-[.G107])/[.G107])" office:value-type="float" office:value="0.343559440735784" calcext:value-type="float">
            <text:p>0.343559440735784</text:p>
          </table:table-cell>
          <table:table-cell table:formula="of:=ABS(([.F107]-[.G107])/[.G107])" office:value-type="float" office:value="0.971317024087486" calcext:value-type="float">
            <text:p>0.971317024087486</text:p>
          </table:table-cell>
          <table:table-cell table:formula="of:=ABS((0-[.G107])/[.G107])" office:value-type="float" office:value="1" calcext:value-type="float">
            <text:p>1</text:p>
          </table:table-cell>
          <table:table-cell table:formula="of:=ATAN([.I107])" office:value-type="float" office:value="0.330925645161179" calcext:value-type="float">
            <text:p>0.330925645161179</text:p>
          </table:table-cell>
          <table:table-cell table:formula="of:=ATAN([.J107])" office:value-type="float" office:value="0.770849031173139" calcext:value-type="float">
            <text:p>0.770849031173139</text:p>
          </table:table-cell>
          <table:table-cell table:formula="of:=ATAN([.K10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77573" calcext:value-type="float">
            <text:p>1.77573</text:p>
          </table:table-cell>
          <table:table-cell table:formula="of:=AVERAGE([.C99:.C108])" office:value-type="float" office:value="-0.831363103723272" calcext:value-type="float">
            <text:p>-0.831363103723272</text:p>
          </table:table-cell>
          <table:table-cell table:formula="of:=AVERAGE([.D99:.D108])" office:value-type="float" office:value="0.06971028" calcext:value-type="float">
            <text:p>0.06971028</text:p>
          </table:table-cell>
          <table:table-cell table:formula="of:=[.E118]" office:value-type="float" office:value="-0.537207856220991" calcext:value-type="float">
            <text:p>-0.537207856220991</text:p>
          </table:table-cell>
          <table:table-cell table:formula="of:=[.F118]" office:value-type="float" office:value="0.6385051" calcext:value-type="float">
            <text:p>0.6385051</text:p>
          </table:table-cell>
          <table:table-cell table:formula="of:=ABS(([.E108]-[.G108])/[.G108])" office:value-type="float" office:value="0.547563190105833" calcext:value-type="float">
            <text:p>0.547563190105833</text:p>
          </table:table-cell>
          <table:table-cell table:formula="of:=ABS(([.F108]-[.G108])/[.G108])" office:value-type="float" office:value="1.12976407398503" calcext:value-type="float">
            <text:p>1.12976407398503</text:p>
          </table:table-cell>
          <table:table-cell table:formula="of:=ABS((0-[.G108])/[.G108])" office:value-type="float" office:value="1" calcext:value-type="float">
            <text:p>1</text:p>
          </table:table-cell>
          <table:table-cell table:formula="of:=ATAN([.I108])" office:value-type="float" office:value="0.500970414726854" calcext:value-type="float">
            <text:p>0.500970414726854</text:p>
          </table:table-cell>
          <table:table-cell table:formula="of:=ATAN([.J108])" office:value-type="float" office:value="0.846251784148302" calcext:value-type="float">
            <text:p>0.846251784148302</text:p>
          </table:table-cell>
          <table:table-cell table:formula="of:=ATAN([.K10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5475" calcext:value-type="float">
            <text:p>-0.995475</text:p>
          </table:table-cell>
          <table:table-cell table:formula="of:=AVERAGE([.C100:.C109])" office:value-type="float" office:value="-0.831363103723272" calcext:value-type="float">
            <text:p>-0.831363103723272</text:p>
          </table:table-cell>
          <table:table-cell table:formula="of:=AVERAGE([.D100:.D109])" office:value-type="float" office:value="0.0285438800000001" calcext:value-type="float">
            <text:p>0.02854388</text:p>
          </table:table-cell>
          <table:table-cell table:formula="of:=[.E119]" office:value-type="float" office:value="-0.537207856220991" calcext:value-type="float">
            <text:p>-0.537207856220991</text:p>
          </table:table-cell>
          <table:table-cell table:formula="of:=[.F119]" office:value-type="float" office:value="0.6805565" calcext:value-type="float">
            <text:p>0.6805565</text:p>
          </table:table-cell>
          <table:table-cell table:formula="of:=ABS(([.E109]-[.G109])/[.G109])" office:value-type="float" office:value="0.547563190105833" calcext:value-type="float">
            <text:p>0.547563190105833</text:p>
          </table:table-cell>
          <table:table-cell table:formula="of:=ABS(([.F109]-[.G109])/[.G109])" office:value-type="float" office:value="1.05313377246713" calcext:value-type="float">
            <text:p>1.05313377246713</text:p>
          </table:table-cell>
          <table:table-cell table:formula="of:=ABS((0-[.G109])/[.G109])" office:value-type="float" office:value="1" calcext:value-type="float">
            <text:p>1</text:p>
          </table:table-cell>
          <table:table-cell table:formula="of:=ATAN([.I109])" office:value-type="float" office:value="0.500970414726854" calcext:value-type="float">
            <text:p>0.500970414726854</text:p>
          </table:table-cell>
          <table:table-cell table:formula="of:=ATAN([.J109])" office:value-type="float" office:value="0.811271740653191" calcext:value-type="float">
            <text:p>0.811271740653191</text:p>
          </table:table-cell>
          <table:table-cell table:formula="of:=ATAN([.K10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90959" calcext:value-type="float">
            <text:p>-0.890959</text:p>
          </table:table-cell>
          <table:table-cell table:formula="of:=AVERAGE([.C101:.C110])" office:value-type="float" office:value="-0.831363103723272" calcext:value-type="float">
            <text:p>-0.831363103723272</text:p>
          </table:table-cell>
          <table:table-cell table:formula="of:=AVERAGE([.D101:.D110])" office:value-type="float" office:value="0.01482198" calcext:value-type="float">
            <text:p>0.01482198</text:p>
          </table:table-cell>
          <table:table-cell table:formula="of:=[.E120]" office:value-type="float" office:value="-0.537207856220991" calcext:value-type="float">
            <text:p>-0.537207856220991</text:p>
          </table:table-cell>
          <table:table-cell table:formula="of:=[.F120]" office:value-type="float" office:value="0.8921494" calcext:value-type="float">
            <text:p>0.8921494</text:p>
          </table:table-cell>
          <table:table-cell table:formula="of:=ABS(([.E110]-[.G110])/[.G110])" office:value-type="float" office:value="0.547563190105833" calcext:value-type="float">
            <text:p>0.547563190105833</text:p>
          </table:table-cell>
          <table:table-cell table:formula="of:=ABS(([.F110]-[.G110])/[.G110])" office:value-type="float" office:value="1.02759077297243" calcext:value-type="float">
            <text:p>1.02759077297243</text:p>
          </table:table-cell>
          <table:table-cell table:formula="of:=ABS((0-[.G110])/[.G110])" office:value-type="float" office:value="1" calcext:value-type="float">
            <text:p>1</text:p>
          </table:table-cell>
          <table:table-cell table:formula="of:=ATAN([.I110])" office:value-type="float" office:value="0.500970414726855" calcext:value-type="float">
            <text:p>0.500970414726855</text:p>
          </table:table-cell>
          <table:table-cell table:formula="of:=ATAN([.J110])" office:value-type="float" office:value="0.799004987096111" calcext:value-type="float">
            <text:p>0.799004987096111</text:p>
          </table:table-cell>
          <table:table-cell table:formula="of:=ATAN([.K11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383501" calcext:value-type="float">
            <text:p>0.383501</text:p>
          </table:table-cell>
          <table:table-cell table:formula="of:=AVERAGE([.C102:.C111])" office:value-type="float" office:value="-1" calcext:value-type="float">
            <text:p>-1</text:p>
          </table:table-cell>
          <table:table-cell table:formula="of:=AVERAGE([.D102:.D111])" office:value-type="float" office:value="0.04352662" calcext:value-type="float">
            <text:p>0.04352662</text:p>
          </table:table-cell>
          <table:table-cell table:formula="of:=[.E121]" office:value-type="float" office:value="4.53132500771188" calcext:value-type="float">
            <text:p>4.53132500771188</text:p>
          </table:table-cell>
          <table:table-cell table:formula="of:=[.F121]" office:value-type="float" office:value="0.9041827" calcext:value-type="float">
            <text:p>0.9041827</text:p>
          </table:table-cell>
          <table:table-cell table:formula="of:=ABS(([.E111]-[.G111])/[.G111])" office:value-type="float" office:value="1.22068600206299" calcext:value-type="float">
            <text:p>1.22068600206299</text:p>
          </table:table-cell>
          <table:table-cell table:formula="of:=ABS(([.F111]-[.G111])/[.G111])" office:value-type="float" office:value="0.990394284248885" calcext:value-type="float">
            <text:p>0.990394284248885</text:p>
          </table:table-cell>
          <table:table-cell table:formula="of:=ABS((0-[.G111])/[.G111])" office:value-type="float" office:value="1" calcext:value-type="float">
            <text:p>1</text:p>
          </table:table-cell>
          <table:table-cell table:formula="of:=ATAN([.I111])" office:value-type="float" office:value="0.884450342750283" calcext:value-type="float">
            <text:p>0.884450342750283</text:p>
          </table:table-cell>
          <table:table-cell table:formula="of:=ATAN([.J111])" office:value-type="float" office:value="0.78057216422041" calcext:value-type="float">
            <text:p>0.78057216422041</text:p>
          </table:table-cell>
          <table:table-cell table:formula="of:=ATAN([.K11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29248" calcext:value-type="float">
            <text:p>0.29248</text:p>
          </table:table-cell>
          <table:table-cell table:formula="of:=AVERAGE([.C103:.C112])" office:value-type="float" office:value="-1" calcext:value-type="float">
            <text:p>-1</text:p>
          </table:table-cell>
          <table:table-cell table:formula="of:=AVERAGE([.D103:.D112])" office:value-type="float" office:value="0.0129263200000001" calcext:value-type="float">
            <text:p>0.01292632</text:p>
          </table:table-cell>
          <table:table-cell table:formula="of:=[.E1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.77742" calcext:value-type="float">
            <text:p>2.77742</text:p>
          </table:table-cell>
          <table:table-cell table:formula="of:=AVERAGE([.C104:.C113])" office:value-type="float" office:value="-1" calcext:value-type="float">
            <text:p>-1</text:p>
          </table:table-cell>
          <table:table-cell table:formula="of:=AVERAGE([.D104:.D113])" office:value-type="float" office:value="0.38532512" calcext:value-type="float">
            <text:p>0.38532512</text:p>
          </table:table-cell>
          <table:table-cell table:formula="of:=[.E1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48511" calcext:value-type="float">
            <text:p>-0.448511</text:p>
          </table:table-cell>
          <table:table-cell table:formula="of:=AVERAGE([.C105:.C114])" office:value-type="float" office:value="-1" calcext:value-type="float">
            <text:p>-1</text:p>
          </table:table-cell>
          <table:table-cell table:formula="of:=AVERAGE([.D105:.D114])" office:value-type="float" office:value="0.43762882" calcext:value-type="float">
            <text:p>0.43762882</text:p>
          </table:table-cell>
          <table:table-cell table:formula="of:=[.E1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.62792143779009" calcext:value-type="float">
            <text:p>3.62792143779009</text:p>
          </table:table-cell>
          <table:table-cell office:value-type="float" office:value="0.882761" calcext:value-type="float">
            <text:p>0.882761</text:p>
          </table:table-cell>
          <table:table-cell table:formula="of:=AVERAGE([.C106:.C115])" office:value-type="float" office:value="-0.537207856220991" calcext:value-type="float">
            <text:p>-0.537207856220991</text:p>
          </table:table-cell>
          <table:table-cell table:formula="of:=AVERAGE([.D106:.D115])" office:value-type="float" office:value="0.34228592" calcext:value-type="float">
            <text:p>0.34228592</text:p>
          </table:table-cell>
          <table:table-cell table:formula="of:=[.E1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99506" calcext:value-type="float">
            <text:p>-0.499506</text:p>
          </table:table-cell>
          <table:table-cell table:formula="of:=AVERAGE([.C107:.C116])" office:value-type="float" office:value="-0.537207856220991" calcext:value-type="float">
            <text:p>-0.537207856220991</text:p>
          </table:table-cell>
          <table:table-cell table:formula="of:=AVERAGE([.D107:.D116])" office:value-type="float" office:value="0.32636662" calcext:value-type="float">
            <text:p>0.32636662</text:p>
          </table:table-cell>
          <table:table-cell table:formula="of:=[.E1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.80718" calcext:value-type="float">
            <text:p>3.80718</text:p>
          </table:table-cell>
          <table:table-cell table:formula="of:=AVERAGE([.C108:.C117])" office:value-type="float" office:value="-0.537207856220991" calcext:value-type="float">
            <text:p>-0.537207856220991</text:p>
          </table:table-cell>
          <table:table-cell table:formula="of:=AVERAGE([.D108:.D117])" office:value-type="float" office:value="0.7084621" calcext:value-type="float">
            <text:p>0.7084621</text:p>
          </table:table-cell>
          <table:table-cell table:formula="of:=[.E1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07616" calcext:value-type="float">
            <text:p>1.07616</text:p>
          </table:table-cell>
          <table:table-cell table:formula="of:=AVERAGE([.C109:.C118])" office:value-type="float" office:value="-0.537207856220991" calcext:value-type="float">
            <text:p>-0.537207856220991</text:p>
          </table:table-cell>
          <table:table-cell table:formula="of:=AVERAGE([.D109:.D118])" office:value-type="float" office:value="0.6385051" calcext:value-type="float">
            <text:p>0.6385051</text:p>
          </table:table-cell>
          <table:table-cell table:formula="of:=[.E1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74961" calcext:value-type="float">
            <text:p>-0.574961</text:p>
          </table:table-cell>
          <table:table-cell table:formula="of:=AVERAGE([.C110:.C119])" office:value-type="float" office:value="-0.537207856220991" calcext:value-type="float">
            <text:p>-0.537207856220991</text:p>
          </table:table-cell>
          <table:table-cell table:formula="of:=AVERAGE([.D110:.D119])" office:value-type="float" office:value="0.6805565" calcext:value-type="float">
            <text:p>0.6805565</text:p>
          </table:table-cell>
          <table:table-cell table:formula="of:=[.E1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22497" calcext:value-type="float">
            <text:p>1.22497</text:p>
          </table:table-cell>
          <table:table-cell table:formula="of:=AVERAGE([.C111:.C120])" office:value-type="float" office:value="-0.537207856220991" calcext:value-type="float">
            <text:p>-0.537207856220991</text:p>
          </table:table-cell>
          <table:table-cell table:formula="of:=AVERAGE([.D111:.D120])" office:value-type="float" office:value="0.8921494" calcext:value-type="float">
            <text:p>0.8921494</text:p>
          </table:table-cell>
          <table:table-cell table:formula="of:=[.E1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.6853286393287" calcext:value-type="float">
            <text:p>49.6853286393287</text:p>
          </table:table-cell>
          <table:table-cell office:value-type="float" office:value="0.503834" calcext:value-type="float">
            <text:p>0.503834</text:p>
          </table:table-cell>
          <table:table-cell table:formula="of:=AVERAGE([.C112:.C121])" office:value-type="float" office:value="4.53132500771188" calcext:value-type="float">
            <text:p>4.53132500771188</text:p>
          </table:table-cell>
          <table:table-cell table:formula="of:=AVERAGE([.D112:.D121])" office:value-type="float" office:value="0.9041827" calcext:value-type="float">
            <text:p>0.9041827</text:p>
          </table:table-cell>
          <table:table-cell table:formula="of:=[.E131]" office:value-type="float" office:value="0" calcext:value-type="float">
            <text:p>0</text:p>
          </table:table-cell>
          <table:table-cell table:number-columns-repeated="7"/>
        </table:table-row>
      </table:table>
      <table:table table:name="Sheet1_2" table:style-name="ta1">
        <table:shapes>
          <draw:frame draw:z-index="0" draw:style-name="gr1" draw:text-style-name="P1" svg:width="159.97mm" svg:height="90.05mm" svg:x="320.22mm" svg:y="7.7mm">
            <draw:object draw:notify-on-update-of-ranges="Sheet1_2.E13:Sheet1_2.E121 Sheet1_2.F13:Sheet1_2.F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G-xG / xG</text:p>
          </table:table-cell>
          <table:table-cell office:value-type="string" calcext:value-type="string">
            <text:p>PsxG-xG / xG</text:p>
          </table:table-cell>
          <table:table-cell office:value-type="string" calcext:value-type="string">
            <text:p>10ma G-xG / xG</text:p>
          </table:table-cell>
          <table:table-cell office:value-type="string" calcext:value-type="string">
            <text:p>10 ma psxG-xG / xG</text:p>
          </table:table-cell>
          <table:table-cell office:value-type="string" calcext:value-type="string">
            <text:p>G actual</text:p>
          </table:table-cell>
          <table:table-cell office:value-type="string" calcext:value-type="string">
            <text:p>psxG actual</text:p>
          </table:table-cell>
          <table:table-cell office:value-type="string" calcext:value-type="string">
            <text:p>G mape</text:p>
          </table:table-cell>
          <table:table-cell office:value-type="string" calcext:value-type="string">
            <text:p>psxg mape</text:p>
          </table:table-cell>
          <table:table-cell office:value-type="string" calcext:value-type="string">
            <text:p>naive mape</text:p>
          </table:table-cell>
          <table:table-cell office:value-type="string" calcext:value-type="string">
            <text:p>G maape</text:p>
          </table:table-cell>
          <table:table-cell office:value-type="string" calcext:value-type="string">
            <text:p>psxg maape</text:p>
          </table:table-cell>
          <table:table-cell office:value-type="string" calcext:value-type="string">
            <text:p>naive maape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930084" calcext:value-type="float">
            <text:p>0.93008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.62852175598121" calcext:value-type="float">
            <text:p>2.62852175598121</text:p>
          </table:table-cell>
          <table:table-cell office:value-type="float" office:value="-0.269261" calcext:value-type="float">
            <text:p>-0.2692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258416" calcext:value-type="float">
            <text:p>-0.2584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65478" calcext:value-type="float">
            <text:p>-0.1654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86917" calcext:value-type="float">
            <text:p>-0.886917</text:p>
          </table:table-cell>
          <table:table-cell table:formula="of:=AVERAGE([.C4:.C8])" office:value-type="float" office:value="-0.274295648803757" calcext:value-type="float">
            <text:p>-0.274295648803757</text:p>
          </table:table-cell>
          <table:table-cell table:formula="of:=AVERAGE([.D4:.D8])" office:value-type="float" office:value="-0.1299976" calcext:value-type="float">
            <text:p>-0.1299976</text:p>
          </table:table-cell>
          <table:table-cell table:formula="of:=[.E13]" office:value-type="float" office:value="-1" calcext:value-type="float">
            <text:p>-1</text:p>
          </table:table-cell>
          <table:table-cell table:formula="of:=[.F13]" office:value-type="float" office:value="0.1767012" calcext:value-type="float">
            <text:p>0.1767012</text:p>
          </table:table-cell>
          <table:table-cell table:formula="of:=ABS(([.E8]-[.G8])/[.G8])" office:value-type="float" office:value="0.725704351196243" calcext:value-type="float">
            <text:p>0.725704351196243</text:p>
          </table:table-cell>
          <table:table-cell table:formula="of:=ABS(([.F8]-[.G8])/[.G8])" office:value-type="float" office:value="0.8700024" calcext:value-type="float">
            <text:p>0.8700024</text:p>
          </table:table-cell>
          <table:table-cell table:formula="of:=ABS((0-[.G8])/[.G8])" office:value-type="float" office:value="1" calcext:value-type="float">
            <text:p>1</text:p>
          </table:table-cell>
          <table:table-cell table:formula="of:=ATAN([.I8])" office:value-type="float" office:value="0.627769718185403" calcext:value-type="float">
            <text:p>0.627769718185403</text:p>
          </table:table-cell>
          <table:table-cell table:formula="of:=ATAN([.J8])" office:value-type="float" office:value="0.715992480457138" calcext:value-type="float">
            <text:p>0.715992480457138</text:p>
          </table:table-cell>
          <table:table-cell table:formula="of:=ATAN([.K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7929" calcext:value-type="float">
            <text:p>1.7929</text:p>
          </table:table-cell>
          <table:table-cell table:formula="of:=AVERAGE([.C5:.C9])" office:value-type="float" office:value="-0.274295648803757" calcext:value-type="float">
            <text:p>-0.274295648803757</text:p>
          </table:table-cell>
          <table:table-cell table:formula="of:=AVERAGE([.D5:.D9])" office:value-type="float" office:value="0.0425656" calcext:value-type="float">
            <text:p>0.0425656</text:p>
          </table:table-cell>
          <table:table-cell table:formula="of:=[.E14]" office:value-type="float" office:value="-1" calcext:value-type="float">
            <text:p>-1</text:p>
          </table:table-cell>
          <table:table-cell table:formula="of:=[.F14]" office:value-type="float" office:value="-0.3802722" calcext:value-type="float">
            <text:p>-0.3802722</text:p>
          </table:table-cell>
          <table:table-cell table:formula="of:=ABS(([.E9]-[.G9])/[.G9])" office:value-type="float" office:value="0.725704351196243" calcext:value-type="float">
            <text:p>0.725704351196243</text:p>
          </table:table-cell>
          <table:table-cell table:formula="of:=ABS(([.F9]-[.G9])/[.G9])" office:value-type="float" office:value="1.0425656" calcext:value-type="float">
            <text:p>1.0425656</text:p>
          </table:table-cell>
          <table:table-cell table:formula="of:=ABS((0-[.G9])/[.G9])" office:value-type="float" office:value="1" calcext:value-type="float">
            <text:p>1</text:p>
          </table:table-cell>
          <table:table-cell table:formula="of:=ATAN([.I9])" office:value-type="float" office:value="0.627769718185403" calcext:value-type="float">
            <text:p>0.627769718185403</text:p>
          </table:table-cell>
          <table:table-cell table:formula="of:=ATAN([.J9])" office:value-type="float" office:value="0.806234429253641" calcext:value-type="float">
            <text:p>0.806234429253641</text:p>
          </table:table-cell>
          <table:table-cell table:formula="of:=ATAN([.K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33383" calcext:value-type="float">
            <text:p>-0.733383</text:p>
          </table:table-cell>
          <table:table-cell table:formula="of:=AVERAGE([.C6:.C10])" office:value-type="float" office:value="-1" calcext:value-type="float">
            <text:p>-1</text:p>
          </table:table-cell>
          <table:table-cell table:formula="of:=AVERAGE([.D6:.D10])" office:value-type="float" office:value="-0.0502588" calcext:value-type="float">
            <text:p>-0.0502588</text:p>
          </table:table-cell>
          <table:table-cell table:formula="of:=[.E15]" office:value-type="float" office:value="3.56377084293734" calcext:value-type="float">
            <text:p>3.56377084293734</text:p>
          </table:table-cell>
          <table:table-cell table:formula="of:=[.F15]" office:value-type="float" office:value="-0.0751692" calcext:value-type="float">
            <text:p>-0.0751692</text:p>
          </table:table-cell>
          <table:table-cell table:formula="of:=ABS(([.E10]-[.G10])/[.G10])" office:value-type="float" office:value="1.28060165596276" calcext:value-type="float">
            <text:p>1.28060165596276</text:p>
          </table:table-cell>
          <table:table-cell table:formula="of:=ABS(([.F10]-[.G10])/[.G10])" office:value-type="float" office:value="1.0141027025067" calcext:value-type="float">
            <text:p>1.0141027025067</text:p>
          </table:table-cell>
          <table:table-cell table:formula="of:=ABS((0-[.G10])/[.G10])" office:value-type="float" office:value="1" calcext:value-type="float">
            <text:p>1</text:p>
          </table:table-cell>
          <table:table-cell table:formula="of:=ATAN([.I10])" office:value-type="float" office:value="0.90782130573332" calcext:value-type="float">
            <text:p>0.90782130573332</text:p>
          </table:table-cell>
          <table:table-cell table:formula="of:=ATAN([.J10])" office:value-type="float" office:value="0.792400026818615" calcext:value-type="float">
            <text:p>0.792400026818615</text:p>
          </table:table-cell>
          <table:table-cell table:formula="of:=ATAN([.K1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34438" calcext:value-type="float">
            <text:p>0.134438</text:p>
          </table:table-cell>
          <table:table-cell table:formula="of:=AVERAGE([.C7:.C11])" office:value-type="float" office:value="-1" calcext:value-type="float">
            <text:p>-1</text:p>
          </table:table-cell>
          <table:table-cell table:formula="of:=AVERAGE([.D7:.D11])" office:value-type="float" office:value="0.028312" calcext:value-type="float">
            <text:p>0.028312</text:p>
          </table:table-cell>
          <table:table-cell table:formula="of:=[.E16]" office:value-type="float" office:value="4.02631546036318" calcext:value-type="float">
            <text:p>4.02631546036318</text:p>
          </table:table-cell>
          <table:table-cell table:formula="of:=[.F16]" office:value-type="float" office:value="0.00917240000000001" calcext:value-type="float">
            <text:p>0.0091724</text:p>
          </table:table-cell>
          <table:table-cell table:formula="of:=ABS(([.E11]-[.G11])/[.G11])" office:value-type="float" office:value="1.2483660333733" calcext:value-type="float">
            <text:p>1.2483660333733</text:p>
          </table:table-cell>
          <table:table-cell table:formula="of:=ABS(([.F11]-[.G11])/[.G11])" office:value-type="float" office:value="0.992968260863135" calcext:value-type="float">
            <text:p>0.992968260863135</text:p>
          </table:table-cell>
          <table:table-cell table:formula="of:=ABS((0-[.G11])/[.G11])" office:value-type="float" office:value="1" calcext:value-type="float">
            <text:p>1</text:p>
          </table:table-cell>
          <table:table-cell table:formula="of:=ATAN([.I11])" office:value-type="float" office:value="0.895417230499944" calcext:value-type="float">
            <text:p>0.895417230499944</text:p>
          </table:table-cell>
          <table:table-cell table:formula="of:=ATAN([.J11])" office:value-type="float" office:value="0.781869903516723" calcext:value-type="float">
            <text:p>0.781869903516723</text:p>
          </table:table-cell>
          <table:table-cell table:formula="of:=ATAN([.K1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0997" calcext:value-type="float">
            <text:p>-0.990997</text:p>
          </table:table-cell>
          <table:table-cell table:formula="of:=AVERAGE([.C8:.C12])" office:value-type="float" office:value="-1" calcext:value-type="float">
            <text:p>-1</text:p>
          </table:table-cell>
          <table:table-cell table:formula="of:=AVERAGE([.D8:.D12])" office:value-type="float" office:value="-0.1367918" calcext:value-type="float">
            <text:p>-0.1367918</text:p>
          </table:table-cell>
          <table:table-cell table:formula="of:=[.E17]" office:value-type="float" office:value="4.51623771099211" calcext:value-type="float">
            <text:p>4.51623771099211</text:p>
          </table:table-cell>
          <table:table-cell table:formula="of:=[.F17]" office:value-type="float" office:value="0.0418224" calcext:value-type="float">
            <text:p>0.0418224</text:p>
          </table:table-cell>
          <table:table-cell table:formula="of:=ABS(([.E12]-[.G12])/[.G12])" office:value-type="float" office:value="1.22142324297193" calcext:value-type="float">
            <text:p>1.22142324297193</text:p>
          </table:table-cell>
          <table:table-cell table:formula="of:=ABS(([.F12]-[.G12])/[.G12])" office:value-type="float" office:value="1.03028888396797" calcext:value-type="float">
            <text:p>1.03028888396797</text:p>
          </table:table-cell>
          <table:table-cell table:formula="of:=ABS((0-[.G12])/[.G12])" office:value-type="float" office:value="1" calcext:value-type="float">
            <text:p>1</text:p>
          </table:table-cell>
          <table:table-cell table:formula="of:=ATAN([.I12])" office:value-type="float" office:value="0.884746307626614" calcext:value-type="float">
            <text:p>0.884746307626614</text:p>
          </table:table-cell>
          <table:table-cell table:formula="of:=ATAN([.J12])" office:value-type="float" office:value="0.800315566263792" calcext:value-type="float">
            <text:p>0.800315566263792</text:p>
          </table:table-cell>
          <table:table-cell table:formula="of:=ATAN([.K1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80548" calcext:value-type="float">
            <text:p>0.680548</text:p>
          </table:table-cell>
          <table:table-cell table:formula="of:=AVERAGE([.C9:.C13])" office:value-type="float" office:value="-1" calcext:value-type="float">
            <text:p>-1</text:p>
          </table:table-cell>
          <table:table-cell table:formula="of:=AVERAGE([.D9:.D13])" office:value-type="float" office:value="0.1767012" calcext:value-type="float">
            <text:p>0.1767012</text:p>
          </table:table-cell>
          <table:table-cell table:formula="of:=[.E18]" office:value-type="float" office:value="4.51623771099211" calcext:value-type="float">
            <text:p>4.51623771099211</text:p>
          </table:table-cell>
          <table:table-cell table:formula="of:=[.F18]" office:value-type="float" office:value="-0.1554834" calcext:value-type="float">
            <text:p>-0.1554834</text:p>
          </table:table-cell>
          <table:table-cell table:formula="of:=ABS(([.E13]-[.G13])/[.G13])" office:value-type="float" office:value="1.22142324297193" calcext:value-type="float">
            <text:p>1.22142324297193</text:p>
          </table:table-cell>
          <table:table-cell table:formula="of:=ABS(([.F13]-[.G13])/[.G13])" office:value-type="float" office:value="0.960874247258968" calcext:value-type="float">
            <text:p>0.960874247258968</text:p>
          </table:table-cell>
          <table:table-cell table:formula="of:=ABS((0-[.G13])/[.G13])" office:value-type="float" office:value="1" calcext:value-type="float">
            <text:p>1</text:p>
          </table:table-cell>
          <table:table-cell table:formula="of:=ATAN([.I13])" office:value-type="float" office:value="0.884746307626614" calcext:value-type="float">
            <text:p>0.884746307626614</text:p>
          </table:table-cell>
          <table:table-cell table:formula="of:=ATAN([.J13])" office:value-type="float" office:value="0.76544759204141" calcext:value-type="float">
            <text:p>0.76544759204141</text:p>
          </table:table-cell>
          <table:table-cell table:formula="of:=ATAN([.K1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1967" calcext:value-type="float">
            <text:p>-0.991967</text:p>
          </table:table-cell>
          <table:table-cell table:formula="of:=AVERAGE([.C10:.C14])" office:value-type="float" office:value="-1" calcext:value-type="float">
            <text:p>-1</text:p>
          </table:table-cell>
          <table:table-cell table:formula="of:=AVERAGE([.D10:.D14])" office:value-type="float" office:value="-0.3802722" calcext:value-type="float">
            <text:p>-0.3802722</text:p>
          </table:table-cell>
          <table:table-cell table:formula="of:=[.E19]" office:value-type="float" office:value="4.51623771099211" calcext:value-type="float">
            <text:p>4.51623771099211</text:p>
          </table:table-cell>
          <table:table-cell table:formula="of:=[.F19]" office:value-type="float" office:value="-0.0949262" calcext:value-type="float">
            <text:p>-0.0949262</text:p>
          </table:table-cell>
          <table:table-cell table:formula="of:=ABS(([.E14]-[.G14])/[.G14])" office:value-type="float" office:value="1.22142324297193" calcext:value-type="float">
            <text:p>1.22142324297193</text:p>
          </table:table-cell>
          <table:table-cell table:formula="of:=ABS(([.F14]-[.G14])/[.G14])" office:value-type="float" office:value="1.08420110373607" calcext:value-type="float">
            <text:p>1.08420110373607</text:p>
          </table:table-cell>
          <table:table-cell table:formula="of:=ABS((0-[.G14])/[.G14])" office:value-type="float" office:value="1" calcext:value-type="float">
            <text:p>1</text:p>
          </table:table-cell>
          <table:table-cell table:formula="of:=ATAN([.I14])" office:value-type="float" office:value="0.884746307626614" calcext:value-type="float">
            <text:p>0.884746307626614</text:p>
          </table:table-cell>
          <table:table-cell table:formula="of:=ATAN([.J14])" office:value-type="float" office:value="0.82577590774155" calcext:value-type="float">
            <text:p>0.82577590774155</text:p>
          </table:table-cell>
          <table:table-cell table:formula="of:=ATAN([.K1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1.8188542146867" calcext:value-type="float">
            <text:p>21.8188542146867</text:p>
          </table:table-cell>
          <table:table-cell office:value-type="float" office:value="0.792132" calcext:value-type="float">
            <text:p>0.792132</text:p>
          </table:table-cell>
          <table:table-cell table:formula="of:=AVERAGE([.C11:.C15])" office:value-type="float" office:value="3.56377084293734" calcext:value-type="float">
            <text:p>3.56377084293734</text:p>
          </table:table-cell>
          <table:table-cell table:formula="of:=AVERAGE([.D11:.D15])" office:value-type="float" office:value="-0.0751692" calcext:value-type="float">
            <text:p>-0.0751692</text:p>
          </table:table-cell>
          <table:table-cell table:formula="of:=[.E20]" office:value-type="float" office:value="-0.047533131945228" calcext:value-type="float">
            <text:p>-0.047533131945228</text:p>
          </table:table-cell>
          <table:table-cell table:formula="of:=[.F20]" office:value-type="float" office:value="-0.3933258" calcext:value-type="float">
            <text:p>-0.3933258</text:p>
          </table:table-cell>
          <table:table-cell table:formula="of:=ABS(([.E15]-[.G15])/[.G15])" office:value-type="float" office:value="75.9744588057828" calcext:value-type="float">
            <text:p>75.9744588057828</text:p>
          </table:table-cell>
          <table:table-cell table:formula="of:=ABS(([.F15]-[.G15])/[.G15])" office:value-type="float" office:value="0.581406419560503" calcext:value-type="float">
            <text:p>0.581406419560503</text:p>
          </table:table-cell>
          <table:table-cell table:formula="of:=ABS((0-[.G15])/[.G15])" office:value-type="float" office:value="1" calcext:value-type="float">
            <text:p>1</text:p>
          </table:table-cell>
          <table:table-cell table:formula="of:=ATAN([.I15])" office:value-type="float" office:value="1.55763476864961" calcext:value-type="float">
            <text:p>1.55763476864961</text:p>
          </table:table-cell>
          <table:table-cell table:formula="of:=ATAN([.J15])" office:value-type="float" office:value="0.526635545350041" calcext:value-type="float">
            <text:p>0.526635545350041</text:p>
          </table:table-cell>
          <table:table-cell table:formula="of:=ATAN([.K1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31272308712921" calcext:value-type="float">
            <text:p>1.31272308712921</text:p>
          </table:table-cell>
          <table:table-cell office:value-type="float" office:value="0.556146" calcext:value-type="float">
            <text:p>0.556146</text:p>
          </table:table-cell>
          <table:table-cell table:formula="of:=AVERAGE([.C12:.C16])" office:value-type="float" office:value="4.02631546036318" calcext:value-type="float">
            <text:p>4.02631546036318</text:p>
          </table:table-cell>
          <table:table-cell table:formula="of:=AVERAGE([.D12:.D16])" office:value-type="float" office:value="0.00917240000000001" calcext:value-type="float">
            <text:p>0.0091724</text:p>
          </table:table-cell>
          <table:table-cell table:formula="of:=[.E21]" office:value-type="float" office:value="0.99127824793848" calcext:value-type="float">
            <text:p>0.99127824793848</text:p>
          </table:table-cell>
          <table:table-cell table:formula="of:=[.F21]" office:value-type="float" office:value="-0.152371" calcext:value-type="float">
            <text:p>-0.152371</text:p>
          </table:table-cell>
          <table:table-cell table:formula="of:=ABS(([.E16]-[.G16])/[.G16])" office:value-type="float" office:value="3.06174095793642" calcext:value-type="float">
            <text:p>3.06174095793642</text:p>
          </table:table-cell>
          <table:table-cell table:formula="of:=ABS(([.F16]-[.G16])/[.G16])" office:value-type="float" office:value="0.990746896727457" calcext:value-type="float">
            <text:p>0.990746896727457</text:p>
          </table:table-cell>
          <table:table-cell table:formula="of:=ABS((0-[.G16])/[.G16])" office:value-type="float" office:value="1" calcext:value-type="float">
            <text:p>1</text:p>
          </table:table-cell>
          <table:table-cell table:formula="of:=ATAN([.I16])" office:value-type="float" office:value="1.25510751522718" calcext:value-type="float">
            <text:p>1.25510751522718</text:p>
          </table:table-cell>
          <table:table-cell table:formula="of:=ATAN([.J16])" office:value-type="float" office:value="0.780750140762013" calcext:value-type="float">
            <text:p>0.780750140762013</text:p>
          </table:table-cell>
          <table:table-cell table:formula="of:=ATAN([.K1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44961125314465" calcext:value-type="float">
            <text:p>1.44961125314465</text:p>
          </table:table-cell>
          <table:table-cell office:value-type="float" office:value="-0.827747" calcext:value-type="float">
            <text:p>-0.827747</text:p>
          </table:table-cell>
          <table:table-cell table:formula="of:=AVERAGE([.C13:.C17])" office:value-type="float" office:value="4.51623771099211" calcext:value-type="float">
            <text:p>4.51623771099211</text:p>
          </table:table-cell>
          <table:table-cell table:formula="of:=AVERAGE([.D13:.D17])" office:value-type="float" office:value="0.0418224" calcext:value-type="float">
            <text:p>0.0418224</text:p>
          </table:table-cell>
          <table:table-cell table:formula="of:=[.E22]" office:value-type="float" office:value="0.50135599730955" calcext:value-type="float">
            <text:p>0.50135599730955</text:p>
          </table:table-cell>
          <table:table-cell table:formula="of:=[.F22]" office:value-type="float" office:value="0.9633324" calcext:value-type="float">
            <text:p>0.9633324</text:p>
          </table:table-cell>
          <table:table-cell table:formula="of:=ABS(([.E17]-[.G17])/[.G17])" office:value-type="float" office:value="8.00804565065105" calcext:value-type="float">
            <text:p>8.00804565065105</text:p>
          </table:table-cell>
          <table:table-cell table:formula="of:=ABS(([.F17]-[.G17])/[.G17])" office:value-type="float" office:value="0.916581430711045" calcext:value-type="float">
            <text:p>0.916581430711045</text:p>
          </table:table-cell>
          <table:table-cell table:formula="of:=ABS((0-[.G17])/[.G17])" office:value-type="float" office:value="1" calcext:value-type="float">
            <text:p>1</text:p>
          </table:table-cell>
          <table:table-cell table:formula="of:=ATAN([.I17])" office:value-type="float" office:value="1.44656498903914" calcext:value-type="float">
            <text:p>1.44656498903914</text:p>
          </table:table-cell>
          <table:table-cell table:formula="of:=ATAN([.J17])" office:value-type="float" office:value="0.741900949142744" calcext:value-type="float">
            <text:p>0.741900949142744</text:p>
          </table:table-cell>
          <table:table-cell table:formula="of:=ATAN([.K1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305981" calcext:value-type="float">
            <text:p>-0.305981</text:p>
          </table:table-cell>
          <table:table-cell table:formula="of:=AVERAGE([.C14:.C18])" office:value-type="float" office:value="4.51623771099211" calcext:value-type="float">
            <text:p>4.51623771099211</text:p>
          </table:table-cell>
          <table:table-cell table:formula="of:=AVERAGE([.D14:.D18])" office:value-type="float" office:value="-0.1554834" calcext:value-type="float">
            <text:p>-0.1554834</text:p>
          </table:table-cell>
          <table:table-cell table:formula="of:=[.E23]" office:value-type="float" office:value="0.50135599730955" calcext:value-type="float">
            <text:p>0.50135599730955</text:p>
          </table:table-cell>
          <table:table-cell table:formula="of:=[.F23]" office:value-type="float" office:value="1.2370366" calcext:value-type="float">
            <text:p>1.2370366</text:p>
          </table:table-cell>
          <table:table-cell table:formula="of:=ABS(([.E18]-[.G18])/[.G18])" office:value-type="float" office:value="8.00804565065105" calcext:value-type="float">
            <text:p>8.00804565065105</text:p>
          </table:table-cell>
          <table:table-cell table:formula="of:=ABS(([.F18]-[.G18])/[.G18])" office:value-type="float" office:value="1.31012574066009" calcext:value-type="float">
            <text:p>1.31012574066009</text:p>
          </table:table-cell>
          <table:table-cell table:formula="of:=ABS((0-[.G18])/[.G18])" office:value-type="float" office:value="1" calcext:value-type="float">
            <text:p>1</text:p>
          </table:table-cell>
          <table:table-cell table:formula="of:=ATAN([.I18])" office:value-type="float" office:value="1.44656498903914" calcext:value-type="float">
            <text:p>1.44656498903914</text:p>
          </table:table-cell>
          <table:table-cell table:formula="of:=ATAN([.J18])" office:value-type="float" office:value="0.918846568474152" calcext:value-type="float">
            <text:p>0.918846568474152</text:p>
          </table:table-cell>
          <table:table-cell table:formula="of:=ATAN([.K1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89181" calcext:value-type="float">
            <text:p>-0.689181</text:p>
          </table:table-cell>
          <table:table-cell table:formula="of:=AVERAGE([.C15:.C19])" office:value-type="float" office:value="4.51623771099211" calcext:value-type="float">
            <text:p>4.51623771099211</text:p>
          </table:table-cell>
          <table:table-cell table:formula="of:=AVERAGE([.D15:.D19])" office:value-type="float" office:value="-0.0949262" calcext:value-type="float">
            <text:p>-0.0949262</text:p>
          </table:table-cell>
          <table:table-cell table:formula="of:=[.E24]" office:value-type="float" office:value="0.50135599730955" calcext:value-type="float">
            <text:p>0.50135599730955</text:p>
          </table:table-cell>
          <table:table-cell table:formula="of:=[.F24]" office:value-type="float" office:value="1.2053948" calcext:value-type="float">
            <text:p>1.2053948</text:p>
          </table:table-cell>
          <table:table-cell table:formula="of:=ABS(([.E19]-[.G19])/[.G19])" office:value-type="float" office:value="8.00804565065105" calcext:value-type="float">
            <text:p>8.00804565065105</text:p>
          </table:table-cell>
          <table:table-cell table:formula="of:=ABS(([.F19]-[.G19])/[.G19])" office:value-type="float" office:value="1.18933891388436" calcext:value-type="float">
            <text:p>1.18933891388436</text:p>
          </table:table-cell>
          <table:table-cell table:formula="of:=ABS((0-[.G19])/[.G19])" office:value-type="float" office:value="1" calcext:value-type="float">
            <text:p>1</text:p>
          </table:table-cell>
          <table:table-cell table:formula="of:=ATAN([.I19])" office:value-type="float" office:value="1.44656498903914" calcext:value-type="float">
            <text:p>1.44656498903914</text:p>
          </table:table-cell>
          <table:table-cell table:formula="of:=ATAN([.J19])" office:value-type="float" office:value="0.871665751594036" calcext:value-type="float">
            <text:p>0.871665751594036</text:p>
          </table:table-cell>
          <table:table-cell table:formula="of:=ATAN([.K1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99866" calcext:value-type="float">
            <text:p>-0.699866</text:p>
          </table:table-cell>
          <table:table-cell table:formula="of:=AVERAGE([.C16:.C20])" office:value-type="float" office:value="-0.047533131945228" calcext:value-type="float">
            <text:p>-0.047533131945228</text:p>
          </table:table-cell>
          <table:table-cell table:formula="of:=AVERAGE([.D16:.D20])" office:value-type="float" office:value="-0.3933258" calcext:value-type="float">
            <text:p>-0.3933258</text:p>
          </table:table-cell>
          <table:table-cell table:formula="of:=[.E25]" office:value-type="float" office:value="0.50135599730955" calcext:value-type="float">
            <text:p>0.50135599730955</text:p>
          </table:table-cell>
          <table:table-cell table:formula="of:=[.F25]" office:value-type="float" office:value="1.2566904" calcext:value-type="float">
            <text:p>1.2566904</text:p>
          </table:table-cell>
          <table:table-cell table:formula="of:=ABS(([.E20]-[.G20])/[.G20])" office:value-type="float" office:value="1.09480914200749" calcext:value-type="float">
            <text:p>1.09480914200749</text:p>
          </table:table-cell>
          <table:table-cell table:formula="of:=ABS(([.F20]-[.G20])/[.G20])" office:value-type="float" office:value="1.7845239752007" calcext:value-type="float">
            <text:p>1.7845239752007</text:p>
          </table:table-cell>
          <table:table-cell table:formula="of:=ABS((0-[.G20])/[.G20])" office:value-type="float" office:value="1" calcext:value-type="float">
            <text:p>1</text:p>
          </table:table-cell>
          <table:table-cell table:formula="of:=ATAN([.I20])" office:value-type="float" office:value="0.830626382215094" calcext:value-type="float">
            <text:p>0.830626382215094</text:p>
          </table:table-cell>
          <table:table-cell table:formula="of:=ATAN([.J20])" office:value-type="float" office:value="1.06002369391492" calcext:value-type="float">
            <text:p>1.06002369391492</text:p>
          </table:table-cell>
          <table:table-cell table:formula="of:=ATAN([.K2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6.50677998654775" calcext:value-type="float">
            <text:p>6.50677998654775</text:p>
          </table:table-cell>
          <table:table-cell office:value-type="float" office:value="1.76092" calcext:value-type="float">
            <text:p>1.76092</text:p>
          </table:table-cell>
          <table:table-cell table:formula="of:=AVERAGE([.C17:.C21])" office:value-type="float" office:value="0.99127824793848" calcext:value-type="float">
            <text:p>0.99127824793848</text:p>
          </table:table-cell>
          <table:table-cell table:formula="of:=AVERAGE([.D17:.D21])" office:value-type="float" office:value="-0.152371" calcext:value-type="float">
            <text:p>-0.152371</text:p>
          </table:table-cell>
          <table:table-cell table:formula="of:=[.E26]" office:value-type="float" office:value="-1" calcext:value-type="float">
            <text:p>-1</text:p>
          </table:table-cell>
          <table:table-cell table:formula="of:=[.F26]" office:value-type="float" office:value="0.7413394" calcext:value-type="float">
            <text:p>0.7413394</text:p>
          </table:table-cell>
          <table:table-cell table:formula="of:=ABS(([.E21]-[.G21])/[.G21])" office:value-type="float" office:value="1.99127824793848" calcext:value-type="float">
            <text:p>1.99127824793848</text:p>
          </table:table-cell>
          <table:table-cell table:formula="of:=ABS(([.F21]-[.G21])/[.G21])" office:value-type="float" office:value="0.847629" calcext:value-type="float">
            <text:p>0.847629</text:p>
          </table:table-cell>
          <table:table-cell table:formula="of:=ABS((0-[.G21])/[.G21])" office:value-type="float" office:value="1" calcext:value-type="float">
            <text:p>1</text:p>
          </table:table-cell>
          <table:table-cell table:formula="of:=ATAN([.I21])" office:value-type="float" office:value="1.10539826234805" calcext:value-type="float">
            <text:p>1.10539826234805</text:p>
          </table:table-cell>
          <table:table-cell table:formula="of:=ATAN([.J21])" office:value-type="float" office:value="0.703115965054275" calcext:value-type="float">
            <text:p>0.703115965054275</text:p>
          </table:table-cell>
          <table:table-cell table:formula="of:=ATAN([.K2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4.75077" calcext:value-type="float">
            <text:p>4.75077</text:p>
          </table:table-cell>
          <table:table-cell table:formula="of:=AVERAGE([.C18:.C22])" office:value-type="float" office:value="0.50135599730955" calcext:value-type="float">
            <text:p>0.50135599730955</text:p>
          </table:table-cell>
          <table:table-cell table:formula="of:=AVERAGE([.D18:.D22])" office:value-type="float" office:value="0.9633324" calcext:value-type="float">
            <text:p>0.9633324</text:p>
          </table:table-cell>
          <table:table-cell table:formula="of:=[.E27]" office:value-type="float" office:value="2.83577336460133" calcext:value-type="float">
            <text:p>2.83577336460133</text:p>
          </table:table-cell>
          <table:table-cell table:formula="of:=[.F27]" office:value-type="float" office:value="-0.0573914" calcext:value-type="float">
            <text:p>-0.0573914</text:p>
          </table:table-cell>
          <table:table-cell table:formula="of:=ABS(([.E22]-[.G22])/[.G22])" office:value-type="float" office:value="0.823203079777839" calcext:value-type="float">
            <text:p>0.823203079777839</text:p>
          </table:table-cell>
          <table:table-cell table:formula="of:=ABS(([.F22]-[.G22])/[.G22])" office:value-type="float" office:value="0.660292880938519" calcext:value-type="float">
            <text:p>0.660292880938519</text:p>
          </table:table-cell>
          <table:table-cell table:formula="of:=ABS((0-[.G22])/[.G22])" office:value-type="float" office:value="1" calcext:value-type="float">
            <text:p>1</text:p>
          </table:table-cell>
          <table:table-cell table:formula="of:=ATAN([.I22])" office:value-type="float" office:value="0.688729903579694" calcext:value-type="float">
            <text:p>0.688729903579694</text:p>
          </table:table-cell>
          <table:table-cell table:formula="of:=ATAN([.J22])" office:value-type="float" office:value="0.583576992438117" calcext:value-type="float">
            <text:p>0.583576992438117</text:p>
          </table:table-cell>
          <table:table-cell table:formula="of:=ATAN([.K2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06254" calcext:value-type="float">
            <text:p>1.06254</text:p>
          </table:table-cell>
          <table:table-cell table:formula="of:=AVERAGE([.C19:.C23])" office:value-type="float" office:value="0.50135599730955" calcext:value-type="float">
            <text:p>0.50135599730955</text:p>
          </table:table-cell>
          <table:table-cell table:formula="of:=AVERAGE([.D19:.D23])" office:value-type="float" office:value="1.2370366" calcext:value-type="float">
            <text:p>1.2370366</text:p>
          </table:table-cell>
          <table:table-cell table:formula="of:=[.E28]" office:value-type="float" office:value="3.46000377435493" calcext:value-type="float">
            <text:p>3.46000377435493</text:p>
          </table:table-cell>
          <table:table-cell table:formula="of:=[.F28]" office:value-type="float" office:value="-0.2032928" calcext:value-type="float">
            <text:p>-0.2032928</text:p>
          </table:table-cell>
          <table:table-cell table:formula="of:=ABS(([.E23]-[.G23])/[.G23])" office:value-type="float" office:value="0.85509958080811" calcext:value-type="float">
            <text:p>0.85509958080811</text:p>
          </table:table-cell>
          <table:table-cell table:formula="of:=ABS(([.F23]-[.G23])/[.G23])" office:value-type="float" office:value="0.642475361105458" calcext:value-type="float">
            <text:p>0.642475361105458</text:p>
          </table:table-cell>
          <table:table-cell table:formula="of:=ABS((0-[.G23])/[.G23])" office:value-type="float" office:value="1" calcext:value-type="float">
            <text:p>1</text:p>
          </table:table-cell>
          <table:table-cell table:formula="of:=ATAN([.I23])" office:value-type="float" office:value="0.707447193542878" calcext:value-type="float">
            <text:p>0.707447193542878</text:p>
          </table:table-cell>
          <table:table-cell table:formula="of:=ATAN([.J23])" office:value-type="float" office:value="0.571067291318129" calcext:value-type="float">
            <text:p>0.571067291318129</text:p>
          </table:table-cell>
          <table:table-cell table:formula="of:=ATAN([.K2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4739" calcext:value-type="float">
            <text:p>-0.84739</text:p>
          </table:table-cell>
          <table:table-cell table:formula="of:=AVERAGE([.C20:.C24])" office:value-type="float" office:value="0.50135599730955" calcext:value-type="float">
            <text:p>0.50135599730955</text:p>
          </table:table-cell>
          <table:table-cell table:formula="of:=AVERAGE([.D20:.D24])" office:value-type="float" office:value="1.2053948" calcext:value-type="float">
            <text:p>1.2053948</text:p>
          </table:table-cell>
          <table:table-cell table:formula="of:=[.E29]" office:value-type="float" office:value="3.86484471881881" calcext:value-type="float">
            <text:p>3.86484471881881</text:p>
          </table:table-cell>
          <table:table-cell table:formula="of:=[.F29]" office:value-type="float" office:value="0.0014472" calcext:value-type="float">
            <text:p>0.0014472</text:p>
          </table:table-cell>
          <table:table-cell table:formula="of:=ABS(([.E24]-[.G24])/[.G24])" office:value-type="float" office:value="0.8702778419872" calcext:value-type="float">
            <text:p>0.8702778419872</text:p>
          </table:table-cell>
          <table:table-cell table:formula="of:=ABS(([.F24]-[.G24])/[.G24])" office:value-type="float" office:value="0.688113006421537" calcext:value-type="float">
            <text:p>0.688113006421537</text:p>
          </table:table-cell>
          <table:table-cell table:formula="of:=ABS((0-[.G24])/[.G24])" office:value-type="float" office:value="1" calcext:value-type="float">
            <text:p>1</text:p>
          </table:table-cell>
          <table:table-cell table:formula="of:=ATAN([.I24])" office:value-type="float" office:value="0.716149235973214" calcext:value-type="float">
            <text:p>0.716149235973214</text:p>
          </table:table-cell>
          <table:table-cell table:formula="of:=ATAN([.J24])" office:value-type="float" office:value="0.602703486023251" calcext:value-type="float">
            <text:p>0.602703486023251</text:p>
          </table:table-cell>
          <table:table-cell table:formula="of:=ATAN([.K2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43388" calcext:value-type="float">
            <text:p>-0.443388</text:p>
          </table:table-cell>
          <table:table-cell table:formula="of:=AVERAGE([.C21:.C25])" office:value-type="float" office:value="0.50135599730955" calcext:value-type="float">
            <text:p>0.50135599730955</text:p>
          </table:table-cell>
          <table:table-cell table:formula="of:=AVERAGE([.D21:.D25])" office:value-type="float" office:value="1.2566904" calcext:value-type="float">
            <text:p>1.2566904</text:p>
          </table:table-cell>
          <table:table-cell table:formula="of:=[.E30]" office:value-type="float" office:value="3.86484471881881" calcext:value-type="float">
            <text:p>3.86484471881881</text:p>
          </table:table-cell>
          <table:table-cell table:formula="of:=[.F30]" office:value-type="float" office:value="-0.00788339999999999" calcext:value-type="float">
            <text:p>-0.0078834</text:p>
          </table:table-cell>
          <table:table-cell table:formula="of:=ABS(([.E25]-[.G25])/[.G25])" office:value-type="float" office:value="0.8702778419872" calcext:value-type="float">
            <text:p>0.8702778419872</text:p>
          </table:table-cell>
          <table:table-cell table:formula="of:=ABS(([.F25]-[.G25])/[.G25])" office:value-type="float" office:value="0.674840649125983" calcext:value-type="float">
            <text:p>0.674840649125983</text:p>
          </table:table-cell>
          <table:table-cell table:formula="of:=ABS((0-[.G25])/[.G25])" office:value-type="float" office:value="1" calcext:value-type="float">
            <text:p>1</text:p>
          </table:table-cell>
          <table:table-cell table:formula="of:=ATAN([.I25])" office:value-type="float" office:value="0.716149235973214" calcext:value-type="float">
            <text:p>0.716149235973214</text:p>
          </table:table-cell>
          <table:table-cell table:formula="of:=ATAN([.J25])" office:value-type="float" office:value="0.593640186144477" calcext:value-type="float">
            <text:p>0.593640186144477</text:p>
          </table:table-cell>
          <table:table-cell table:formula="of:=ATAN([.K2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15835" calcext:value-type="float">
            <text:p>-0.815835</text:p>
          </table:table-cell>
          <table:table-cell table:formula="of:=AVERAGE([.C22:.C26])" office:value-type="float" office:value="-1" calcext:value-type="float">
            <text:p>-1</text:p>
          </table:table-cell>
          <table:table-cell table:formula="of:=AVERAGE([.D22:.D26])" office:value-type="float" office:value="0.7413394" calcext:value-type="float">
            <text:p>0.7413394</text:p>
          </table:table-cell>
          <table:table-cell table:formula="of:=[.E31]" office:value-type="float" office:value="3.86484471881881" calcext:value-type="float">
            <text:p>3.86484471881881</text:p>
          </table:table-cell>
          <table:table-cell table:formula="of:=[.F31]" office:value-type="float" office:value="-0.0419016" calcext:value-type="float">
            <text:p>-0.0419016</text:p>
          </table:table-cell>
          <table:table-cell table:formula="of:=ABS(([.E26]-[.G26])/[.G26])" office:value-type="float" office:value="1.25874260746642" calcext:value-type="float">
            <text:p>1.25874260746642</text:p>
          </table:table-cell>
          <table:table-cell table:formula="of:=ABS(([.F26]-[.G26])/[.G26])" office:value-type="float" office:value="0.808183910626409" calcext:value-type="float">
            <text:p>0.808183910626409</text:p>
          </table:table-cell>
          <table:table-cell table:formula="of:=ABS((0-[.G26])/[.G26])" office:value-type="float" office:value="1" calcext:value-type="float">
            <text:p>1</text:p>
          </table:table-cell>
          <table:table-cell table:formula="of:=ATAN([.I26])" office:value-type="float" office:value="0.89945263250356" calcext:value-type="float">
            <text:p>0.89945263250356</text:p>
          </table:table-cell>
          <table:table-cell table:formula="of:=ATAN([.J26])" office:value-type="float" office:value="0.679711248322309" calcext:value-type="float">
            <text:p>0.679711248322309</text:p>
          </table:table-cell>
          <table:table-cell table:formula="of:=ATAN([.K2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8.1788668230067" calcext:value-type="float">
            <text:p>18.1788668230067</text:p>
          </table:table-cell>
          <table:table-cell office:value-type="float" office:value="0.757116" calcext:value-type="float">
            <text:p>0.757116</text:p>
          </table:table-cell>
          <table:table-cell table:formula="of:=AVERAGE([.C23:.C27])" office:value-type="float" office:value="2.83577336460133" calcext:value-type="float">
            <text:p>2.83577336460133</text:p>
          </table:table-cell>
          <table:table-cell table:formula="of:=AVERAGE([.D23:.D27])" office:value-type="float" office:value="-0.0573914" calcext:value-type="float">
            <text:p>-0.0573914</text:p>
          </table:table-cell>
          <table:table-cell table:formula="of:=[.E32]" office:value-type="float" office:value="0.029071354217483" calcext:value-type="float">
            <text:p>0.029071354217483</text:p>
          </table:table-cell>
          <table:table-cell table:formula="of:=[.F32]" office:value-type="float" office:value="-0.3890482" calcext:value-type="float">
            <text:p>-0.3890482</text:p>
          </table:table-cell>
          <table:table-cell table:formula="of:=ABS(([.E27]-[.G27])/[.G27])" office:value-type="float" office:value="96.5452792252777" calcext:value-type="float">
            <text:p>96.5452792252777</text:p>
          </table:table-cell>
          <table:table-cell table:formula="of:=ABS(([.F27]-[.G27])/[.G27])" office:value-type="float" office:value="2.97415640051215" calcext:value-type="float">
            <text:p>2.97415640051215</text:p>
          </table:table-cell>
          <table:table-cell table:formula="of:=ABS((0-[.G27])/[.G27])" office:value-type="float" office:value="1" calcext:value-type="float">
            <text:p>1</text:p>
          </table:table-cell>
          <table:table-cell table:formula="of:=ATAN([.I27])" office:value-type="float" office:value="1.56043886293184" calcext:value-type="float">
            <text:p>1.56043886293184</text:p>
          </table:table-cell>
          <table:table-cell table:formula="of:=ATAN([.J27])" office:value-type="float" office:value="1.24644122502957" calcext:value-type="float">
            <text:p>1.24644122502957</text:p>
          </table:table-cell>
          <table:table-cell table:formula="of:=ATAN([.K2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121152048768" calcext:value-type="float">
            <text:p>2.121152048768</text:p>
          </table:table-cell>
          <table:table-cell office:value-type="float" office:value="0.333033" calcext:value-type="float">
            <text:p>0.333033</text:p>
          </table:table-cell>
          <table:table-cell table:formula="of:=AVERAGE([.C24:.C28])" office:value-type="float" office:value="3.46000377435493" calcext:value-type="float">
            <text:p>3.46000377435493</text:p>
          </table:table-cell>
          <table:table-cell table:formula="of:=AVERAGE([.D24:.D28])" office:value-type="float" office:value="-0.2032928" calcext:value-type="float">
            <text:p>-0.2032928</text:p>
          </table:table-cell>
          <table:table-cell table:formula="of:=[.E33]" office:value-type="float" office:value="-0.595159055536117" calcext:value-type="float">
            <text:p>-0.595159055536117</text:p>
          </table:table-cell>
          <table:table-cell table:formula="of:=[.F33]" office:value-type="float" office:value="-0.2952432" calcext:value-type="float">
            <text:p>-0.2952432</text:p>
          </table:table-cell>
          <table:table-cell table:formula="of:=ABS(([.E28]-[.G28])/[.G28])" office:value-type="float" office:value="6.8135783067909" calcext:value-type="float">
            <text:p>6.8135783067909</text:p>
          </table:table-cell>
          <table:table-cell table:formula="of:=ABS(([.F28]-[.G28])/[.G28])" office:value-type="float" office:value="0.658422739082959" calcext:value-type="float">
            <text:p>0.658422739082959</text:p>
          </table:table-cell>
          <table:table-cell table:formula="of:=ABS((0-[.G28])/[.G28])" office:value-type="float" office:value="1" calcext:value-type="float">
            <text:p>1</text:p>
          </table:table-cell>
          <table:table-cell table:formula="of:=ATAN([.I28])" office:value-type="float" office:value="1.42507094077798" calcext:value-type="float">
            <text:p>1.42507094077798</text:p>
          </table:table-cell>
          <table:table-cell table:formula="of:=ATAN([.J28])" office:value-type="float" office:value="0.582273533028047" calcext:value-type="float">
            <text:p>0.582273533028047</text:p>
          </table:table-cell>
          <table:table-cell table:formula="of:=ATAN([.K2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02420472231941" calcext:value-type="float">
            <text:p>1.02420472231941</text:p>
          </table:table-cell>
          <table:table-cell office:value-type="float" office:value="0.17631" calcext:value-type="float">
            <text:p>0.17631</text:p>
          </table:table-cell>
          <table:table-cell table:formula="of:=AVERAGE([.C25:.C29])" office:value-type="float" office:value="3.86484471881881" calcext:value-type="float">
            <text:p>3.86484471881881</text:p>
          </table:table-cell>
          <table:table-cell table:formula="of:=AVERAGE([.D25:.D29])" office:value-type="float" office:value="0.0014472" calcext:value-type="float">
            <text:p>0.0014472</text:p>
          </table:table-cell>
          <table:table-cell table:formula="of:=[.E34]" office:value-type="float" office:value="-1" calcext:value-type="float">
            <text:p>-1</text:p>
          </table:table-cell>
          <table:table-cell table:formula="of:=[.F34]" office:value-type="float" office:value="-0.2026706" calcext:value-type="float">
            <text:p>-0.2026706</text:p>
          </table:table-cell>
          <table:table-cell table:formula="of:=ABS(([.E29]-[.G29])/[.G29])" office:value-type="float" office:value="4.86484471881881" calcext:value-type="float">
            <text:p>4.86484471881881</text:p>
          </table:table-cell>
          <table:table-cell table:formula="of:=ABS(([.F29]-[.G29])/[.G29])" office:value-type="float" office:value="1.0014472" calcext:value-type="float">
            <text:p>1.0014472</text:p>
          </table:table-cell>
          <table:table-cell table:formula="of:=ABS((0-[.G29])/[.G29])" office:value-type="float" office:value="1" calcext:value-type="float">
            <text:p>1</text:p>
          </table:table-cell>
          <table:table-cell table:formula="of:=ATAN([.I29])" office:value-type="float" office:value="1.36806382157064" calcext:value-type="float">
            <text:p>1.36806382157064</text:p>
          </table:table-cell>
          <table:table-cell table:formula="of:=ATAN([.J29])" office:value-type="float" office:value="0.786121240053071" calcext:value-type="float">
            <text:p>0.786121240053071</text:p>
          </table:table-cell>
          <table:table-cell table:formula="of:=ATAN([.K2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90041" calcext:value-type="float">
            <text:p>-0.490041</text:p>
          </table:table-cell>
          <table:table-cell table:formula="of:=AVERAGE([.C26:.C30])" office:value-type="float" office:value="3.86484471881881" calcext:value-type="float">
            <text:p>3.86484471881881</text:p>
          </table:table-cell>
          <table:table-cell table:formula="of:=AVERAGE([.D26:.D30])" office:value-type="float" office:value="-0.00788339999999999" calcext:value-type="float">
            <text:p>-0.0078834</text:p>
          </table:table-cell>
          <table:table-cell table:formula="of:=[.E35]" office:value-type="float" office:value="-1" calcext:value-type="float">
            <text:p>-1</text:p>
          </table:table-cell>
          <table:table-cell table:formula="of:=[.F35]" office:value-type="float" office:value="-0.295754" calcext:value-type="float">
            <text:p>-0.295754</text:p>
          </table:table-cell>
          <table:table-cell table:formula="of:=ABS(([.E30]-[.G30])/[.G30])" office:value-type="float" office:value="4.86484471881881" calcext:value-type="float">
            <text:p>4.86484471881881</text:p>
          </table:table-cell>
          <table:table-cell table:formula="of:=ABS(([.F30]-[.G30])/[.G30])" office:value-type="float" office:value="0.9921166" calcext:value-type="float">
            <text:p>0.9921166</text:p>
          </table:table-cell>
          <table:table-cell table:formula="of:=ABS((0-[.G30])/[.G30])" office:value-type="float" office:value="1" calcext:value-type="float">
            <text:p>1</text:p>
          </table:table-cell>
          <table:table-cell table:formula="of:=ATAN([.I30])" office:value-type="float" office:value="1.36806382157064" calcext:value-type="float">
            <text:p>1.36806382157064</text:p>
          </table:table-cell>
          <table:table-cell table:formula="of:=ATAN([.J30])" office:value-type="float" office:value="0.781440885571199" calcext:value-type="float">
            <text:p>0.781440885571199</text:p>
          </table:table-cell>
          <table:table-cell table:formula="of:=ATAN([.K3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85926" calcext:value-type="float">
            <text:p>-0.985926</text:p>
          </table:table-cell>
          <table:table-cell table:formula="of:=AVERAGE([.C27:.C31])" office:value-type="float" office:value="3.86484471881881" calcext:value-type="float">
            <text:p>3.86484471881881</text:p>
          </table:table-cell>
          <table:table-cell table:formula="of:=AVERAGE([.D27:.D31])" office:value-type="float" office:value="-0.0419016" calcext:value-type="float">
            <text:p>-0.0419016</text:p>
          </table:table-cell>
          <table:table-cell table:formula="of:=[.E36]" office:value-type="float" office:value="-1" calcext:value-type="float">
            <text:p>-1</text:p>
          </table:table-cell>
          <table:table-cell table:formula="of:=[.F36]" office:value-type="float" office:value="-0.2164854" calcext:value-type="float">
            <text:p>-0.2164854</text:p>
          </table:table-cell>
          <table:table-cell table:formula="of:=ABS(([.E31]-[.G31])/[.G31])" office:value-type="float" office:value="4.86484471881881" calcext:value-type="float">
            <text:p>4.86484471881881</text:p>
          </table:table-cell>
          <table:table-cell table:formula="of:=ABS(([.F31]-[.G31])/[.G31])" office:value-type="float" office:value="0.9580984" calcext:value-type="float">
            <text:p>0.9580984</text:p>
          </table:table-cell>
          <table:table-cell table:formula="of:=ABS((0-[.G31])/[.G31])" office:value-type="float" office:value="1" calcext:value-type="float">
            <text:p>1</text:p>
          </table:table-cell>
          <table:table-cell table:formula="of:=ATAN([.I31])" office:value-type="float" office:value="1.36806382157064" calcext:value-type="float">
            <text:p>1.36806382157064</text:p>
          </table:table-cell>
          <table:table-cell table:formula="of:=ATAN([.J31])" office:value-type="float" office:value="0.764002300013587" calcext:value-type="float">
            <text:p>0.764002300013587</text:p>
          </table:table-cell>
          <table:table-cell table:formula="of:=ATAN([.K3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78617" calcext:value-type="float">
            <text:p>-0.978617</text:p>
          </table:table-cell>
          <table:table-cell table:formula="of:=AVERAGE([.C28:.C32])" office:value-type="float" office:value="0.029071354217483" calcext:value-type="float">
            <text:p>0.029071354217483</text:p>
          </table:table-cell>
          <table:table-cell table:formula="of:=AVERAGE([.D28:.D32])" office:value-type="float" office:value="-0.3890482" calcext:value-type="float">
            <text:p>-0.3890482</text:p>
          </table:table-cell>
          <table:table-cell table:formula="of:=[.E37]" office:value-type="float" office:value="-1" calcext:value-type="float">
            <text:p>-1</text:p>
          </table:table-cell>
          <table:table-cell table:formula="of:=[.F37]" office:value-type="float" office:value="0.0743974" calcext:value-type="float">
            <text:p>0.0743974</text:p>
          </table:table-cell>
          <table:table-cell table:formula="of:=ABS(([.E32]-[.G32])/[.G32])" office:value-type="float" office:value="1.02907135421748" calcext:value-type="float">
            <text:p>1.02907135421748</text:p>
          </table:table-cell>
          <table:table-cell table:formula="of:=ABS(([.F32]-[.G32])/[.G32])" office:value-type="float" office:value="0.6109518" calcext:value-type="float">
            <text:p>0.6109518</text:p>
          </table:table-cell>
          <table:table-cell table:formula="of:=ABS((0-[.G32])/[.G32])" office:value-type="float" office:value="1" calcext:value-type="float">
            <text:p>1</text:p>
          </table:table-cell>
          <table:table-cell table:formula="of:=ATAN([.I32])" office:value-type="float" office:value="0.799724601546316" calcext:value-type="float">
            <text:p>0.799724601546316</text:p>
          </table:table-cell>
          <table:table-cell table:formula="of:=ATAN([.J32])" office:value-type="float" office:value="0.548433401419385" calcext:value-type="float">
            <text:p>0.548433401419385</text:p>
          </table:table-cell>
          <table:table-cell table:formula="of:=ATAN([.K3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802058" calcext:value-type="float">
            <text:p>0.802058</text:p>
          </table:table-cell>
          <table:table-cell table:formula="of:=AVERAGE([.C29:.C33])" office:value-type="float" office:value="-0.595159055536117" calcext:value-type="float">
            <text:p>-0.595159055536117</text:p>
          </table:table-cell>
          <table:table-cell table:formula="of:=AVERAGE([.D29:.D33])" office:value-type="float" office:value="-0.2952432" calcext:value-type="float">
            <text:p>-0.2952432</text:p>
          </table:table-cell>
          <table:table-cell table:formula="of:=[.E38]" office:value-type="float" office:value="-1" calcext:value-type="float">
            <text:p>-1</text:p>
          </table:table-cell>
          <table:table-cell table:formula="of:=[.F38]" office:value-type="float" office:value="-0.271832" calcext:value-type="float">
            <text:p>-0.271832</text:p>
          </table:table-cell>
          <table:table-cell table:formula="of:=ABS(([.E33]-[.G33])/[.G33])" office:value-type="float" office:value="0.404840944463883" calcext:value-type="float">
            <text:p>0.404840944463883</text:p>
          </table:table-cell>
          <table:table-cell table:formula="of:=ABS(([.F33]-[.G33])/[.G33])" office:value-type="float" office:value="0.7047568" calcext:value-type="float">
            <text:p>0.7047568</text:p>
          </table:table-cell>
          <table:table-cell table:formula="of:=ABS((0-[.G33])/[.G33])" office:value-type="float" office:value="1" calcext:value-type="float">
            <text:p>1</text:p>
          </table:table-cell>
          <table:table-cell table:formula="of:=ATAN([.I33])" office:value-type="float" office:value="0.384672626269625" calcext:value-type="float">
            <text:p>0.384672626269625</text:p>
          </table:table-cell>
          <table:table-cell table:formula="of:=ATAN([.J33])" office:value-type="float" office:value="0.613911318380768" calcext:value-type="float">
            <text:p>0.613911318380768</text:p>
          </table:table-cell>
          <table:table-cell table:formula="of:=ATAN([.K3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39173" calcext:value-type="float">
            <text:p>0.639173</text:p>
          </table:table-cell>
          <table:table-cell table:formula="of:=AVERAGE([.C30:.C34])" office:value-type="float" office:value="-1" calcext:value-type="float">
            <text:p>-1</text:p>
          </table:table-cell>
          <table:table-cell table:formula="of:=AVERAGE([.D30:.D34])" office:value-type="float" office:value="-0.2026706" calcext:value-type="float">
            <text:p>-0.2026706</text:p>
          </table:table-cell>
          <table:table-cell table:formula="of:=[.E39]" office:value-type="float" office:value="-1" calcext:value-type="float">
            <text:p>-1</text:p>
          </table:table-cell>
          <table:table-cell table:formula="of:=[.F39]" office:value-type="float" office:value="-0.4905968" calcext:value-type="float">
            <text:p>-0.4905968</text:p>
          </table:table-cell>
          <table:table-cell table:formula="of:=ABS(([.E34]-[.G34])/[.G34])" office:value-type="float" office:value="0" calcext:value-type="float">
            <text:p>0</text:p>
          </table:table-cell>
          <table:table-cell table:formula="of:=ABS(([.F34]-[.G34])/[.G34])" office:value-type="float" office:value="0.7973294" calcext:value-type="float">
            <text:p>0.7973294</text:p>
          </table:table-cell>
          <table:table-cell table:formula="of:=ABS((0-[.G34])/[.G34])" office:value-type="float" office:value="1" calcext:value-type="float">
            <text:p>1</text:p>
          </table:table-cell>
          <table:table-cell table:formula="of:=ATAN([.I34])" office:value-type="float" office:value="0" calcext:value-type="float">
            <text:p>0</text:p>
          </table:table-cell>
          <table:table-cell table:formula="of:=ATAN([.J34])" office:value-type="float" office:value="0.673110404879838" calcext:value-type="float">
            <text:p>0.673110404879838</text:p>
          </table:table-cell>
          <table:table-cell table:formula="of:=ATAN([.K3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55458" calcext:value-type="float">
            <text:p>-0.955458</text:p>
          </table:table-cell>
          <table:table-cell table:formula="of:=AVERAGE([.C31:.C35])" office:value-type="float" office:value="-1" calcext:value-type="float">
            <text:p>-1</text:p>
          </table:table-cell>
          <table:table-cell table:formula="of:=AVERAGE([.D31:.D35])" office:value-type="float" office:value="-0.295754" calcext:value-type="float">
            <text:p>-0.295754</text:p>
          </table:table-cell>
          <table:table-cell table:formula="of:=[.E40]" office:value-type="float" office:value="-1" calcext:value-type="float">
            <text:p>-1</text:p>
          </table:table-cell>
          <table:table-cell table:formula="of:=[.F40]" office:value-type="float" office:value="-0.1743622" calcext:value-type="float">
            <text:p>-0.1743622</text:p>
          </table:table-cell>
          <table:table-cell table:formula="of:=ABS(([.E35]-[.G35])/[.G35])" office:value-type="float" office:value="0" calcext:value-type="float">
            <text:p>0</text:p>
          </table:table-cell>
          <table:table-cell table:formula="of:=ABS(([.F35]-[.G35])/[.G35])" office:value-type="float" office:value="0.704246" calcext:value-type="float">
            <text:p>0.704246</text:p>
          </table:table-cell>
          <table:table-cell table:formula="of:=ABS((0-[.G35])/[.G35])" office:value-type="float" office:value="1" calcext:value-type="float">
            <text:p>1</text:p>
          </table:table-cell>
          <table:table-cell table:formula="of:=ATAN([.I35])" office:value-type="float" office:value="0" calcext:value-type="float">
            <text:p>0</text:p>
          </table:table-cell>
          <table:table-cell table:formula="of:=ATAN([.J35])" office:value-type="float" office:value="0.613569948056442" calcext:value-type="float">
            <text:p>0.613569948056442</text:p>
          </table:table-cell>
          <table:table-cell table:formula="of:=ATAN([.K3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89583" calcext:value-type="float">
            <text:p>-0.589583</text:p>
          </table:table-cell>
          <table:table-cell table:formula="of:=AVERAGE([.C32:.C36])" office:value-type="float" office:value="-1" calcext:value-type="float">
            <text:p>-1</text:p>
          </table:table-cell>
          <table:table-cell table:formula="of:=AVERAGE([.D32:.D36])" office:value-type="float" office:value="-0.2164854" calcext:value-type="float">
            <text:p>-0.2164854</text:p>
          </table:table-cell>
          <table:table-cell table:formula="of:=[.E41]" office:value-type="float" office:value="-1" calcext:value-type="float">
            <text:p>-1</text:p>
          </table:table-cell>
          <table:table-cell table:formula="of:=[.F41]" office:value-type="float" office:value="-0.0270202" calcext:value-type="float">
            <text:p>-0.0270202</text:p>
          </table:table-cell>
          <table:table-cell table:formula="of:=ABS(([.E36]-[.G36])/[.G36])" office:value-type="float" office:value="0" calcext:value-type="float">
            <text:p>0</text:p>
          </table:table-cell>
          <table:table-cell table:formula="of:=ABS(([.F36]-[.G36])/[.G36])" office:value-type="float" office:value="0.7835146" calcext:value-type="float">
            <text:p>0.7835146</text:p>
          </table:table-cell>
          <table:table-cell table:formula="of:=ABS((0-[.G36])/[.G36])" office:value-type="float" office:value="1" calcext:value-type="float">
            <text:p>1</text:p>
          </table:table-cell>
          <table:table-cell table:formula="of:=ATAN([.I36])" office:value-type="float" office:value="0" calcext:value-type="float">
            <text:p>0</text:p>
          </table:table-cell>
          <table:table-cell table:formula="of:=ATAN([.J36])" office:value-type="float" office:value="0.664607725240268" calcext:value-type="float">
            <text:p>0.664607725240268</text:p>
          </table:table-cell>
          <table:table-cell table:formula="of:=ATAN([.K3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475797" calcext:value-type="float">
            <text:p>0.475797</text:p>
          </table:table-cell>
          <table:table-cell table:formula="of:=AVERAGE([.C33:.C37])" office:value-type="float" office:value="-1" calcext:value-type="float">
            <text:p>-1</text:p>
          </table:table-cell>
          <table:table-cell table:formula="of:=AVERAGE([.D33:.D37])" office:value-type="float" office:value="0.0743974" calcext:value-type="float">
            <text:p>0.0743974</text:p>
          </table:table-cell>
          <table:table-cell table:formula="of:=[.E42]" office:value-type="float" office:value="-1" calcext:value-type="float">
            <text:p>-1</text:p>
          </table:table-cell>
          <table:table-cell table:formula="of:=[.F42]" office:value-type="float" office:value="-0.11859136" calcext:value-type="float">
            <text:p>-0.11859136</text:p>
          </table:table-cell>
          <table:table-cell table:formula="of:=ABS(([.E37]-[.G37])/[.G37])" office:value-type="float" office:value="0" calcext:value-type="float">
            <text:p>0</text:p>
          </table:table-cell>
          <table:table-cell table:formula="of:=ABS(([.F37]-[.G37])/[.G37])" office:value-type="float" office:value="1.0743974" calcext:value-type="float">
            <text:p>1.0743974</text:p>
          </table:table-cell>
          <table:table-cell table:formula="of:=ABS((0-[.G37])/[.G37])" office:value-type="float" office:value="1" calcext:value-type="float">
            <text:p>1</text:p>
          </table:table-cell>
          <table:table-cell table:formula="of:=ATAN([.I37])" office:value-type="float" office:value="0" calcext:value-type="float">
            <text:p>0</text:p>
          </table:table-cell>
          <table:table-cell table:formula="of:=ATAN([.J37])" office:value-type="float" office:value="0.821247382189343" calcext:value-type="float">
            <text:p>0.821247382189343</text:p>
          </table:table-cell>
          <table:table-cell table:formula="of:=ATAN([.K3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29089" calcext:value-type="float">
            <text:p>-0.929089</text:p>
          </table:table-cell>
          <table:table-cell table:formula="of:=AVERAGE([.C34:.C38])" office:value-type="float" office:value="-1" calcext:value-type="float">
            <text:p>-1</text:p>
          </table:table-cell>
          <table:table-cell table:formula="of:=AVERAGE([.D34:.D38])" office:value-type="float" office:value="-0.271832" calcext:value-type="float">
            <text:p>-0.271832</text:p>
          </table:table-cell>
          <table:table-cell table:formula="of:=[.E43]" office:value-type="float" office:value="-0.361563432139351" calcext:value-type="float">
            <text:p>-0.361563432139351</text:p>
          </table:table-cell>
          <table:table-cell table:formula="of:=[.F43]" office:value-type="float" office:value="0.19735884" calcext:value-type="float">
            <text:p>0.19735884</text:p>
          </table:table-cell>
          <table:table-cell table:formula="of:=ABS(([.E38]-[.G38])/[.G38])" office:value-type="float" office:value="1.7657664219057" calcext:value-type="float">
            <text:p>1.7657664219057</text:p>
          </table:table-cell>
          <table:table-cell table:formula="of:=ABS(([.F38]-[.G38])/[.G38])" office:value-type="float" office:value="0.248176182000529" calcext:value-type="float">
            <text:p>0.248176182000529</text:p>
          </table:table-cell>
          <table:table-cell table:formula="of:=ABS((0-[.G38])/[.G38])" office:value-type="float" office:value="1" calcext:value-type="float">
            <text:p>1</text:p>
          </table:table-cell>
          <table:table-cell table:formula="of:=ATAN([.I38])" office:value-type="float" office:value="1.05550497834568" calcext:value-type="float">
            <text:p>1.05550497834568</text:p>
          </table:table-cell>
          <table:table-cell table:formula="of:=ATAN([.J38])" office:value-type="float" office:value="0.243261393288221" calcext:value-type="float">
            <text:p>0.243261393288221</text:p>
          </table:table-cell>
          <table:table-cell table:formula="of:=ATAN([.K3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54651" calcext:value-type="float">
            <text:p>-0.454651</text:p>
          </table:table-cell>
          <table:table-cell table:formula="of:=AVERAGE([.C35:.C39])" office:value-type="float" office:value="-1" calcext:value-type="float">
            <text:p>-1</text:p>
          </table:table-cell>
          <table:table-cell table:formula="of:=AVERAGE([.D35:.D39])" office:value-type="float" office:value="-0.4905968" calcext:value-type="float">
            <text:p>-0.4905968</text:p>
          </table:table-cell>
          <table:table-cell table:formula="of:=[.E44]" office:value-type="float" office:value="-0.361563432139351" calcext:value-type="float">
            <text:p>-0.361563432139351</text:p>
          </table:table-cell>
          <table:table-cell table:formula="of:=[.F44]" office:value-type="float" office:value="0.25227604" calcext:value-type="float">
            <text:p>0.25227604</text:p>
          </table:table-cell>
          <table:table-cell table:formula="of:=ABS(([.E39]-[.G39])/[.G39])" office:value-type="float" office:value="1.7657664219057" calcext:value-type="float">
            <text:p>1.7657664219057</text:p>
          </table:table-cell>
          <table:table-cell table:formula="of:=ABS(([.F39]-[.G39])/[.G39])" office:value-type="float" office:value="0.356876156134388" calcext:value-type="float">
            <text:p>0.356876156134388</text:p>
          </table:table-cell>
          <table:table-cell table:formula="of:=ABS((0-[.G39])/[.G39])" office:value-type="float" office:value="1" calcext:value-type="float">
            <text:p>1</text:p>
          </table:table-cell>
          <table:table-cell table:formula="of:=ATAN([.I39])" office:value-type="float" office:value="1.05550497834568" calcext:value-type="float">
            <text:p>1.05550497834568</text:p>
          </table:table-cell>
          <table:table-cell table:formula="of:=ATAN([.J39])" office:value-type="float" office:value="0.34278738923122" calcext:value-type="float">
            <text:p>0.34278738923122</text:p>
          </table:table-cell>
          <table:table-cell table:formula="of:=ATAN([.K3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25715" calcext:value-type="float">
            <text:p>0.625715</text:p>
          </table:table-cell>
          <table:table-cell table:formula="of:=AVERAGE([.C36:.C40])" office:value-type="float" office:value="-1" calcext:value-type="float">
            <text:p>-1</text:p>
          </table:table-cell>
          <table:table-cell table:formula="of:=AVERAGE([.D36:.D40])" office:value-type="float" office:value="-0.1743622" calcext:value-type="float">
            <text:p>-0.1743622</text:p>
          </table:table-cell>
          <table:table-cell table:formula="of:=[.E45]" office:value-type="float" office:value="2.00730729349182" calcext:value-type="float">
            <text:p>2.00730729349182</text:p>
          </table:table-cell>
          <table:table-cell table:formula="of:=[.F45]" office:value-type="float" office:value="0.31353624" calcext:value-type="float">
            <text:p>0.31353624</text:p>
          </table:table-cell>
          <table:table-cell table:formula="of:=ABS(([.E40]-[.G40])/[.G40])" office:value-type="float" office:value="1.49817982689658" calcext:value-type="float">
            <text:p>1.49817982689658</text:p>
          </table:table-cell>
          <table:table-cell table:formula="of:=ABS(([.F40]-[.G40])/[.G40])" office:value-type="float" office:value="1.08686373061331" calcext:value-type="float">
            <text:p>1.08686373061331</text:p>
          </table:table-cell>
          <table:table-cell table:formula="of:=ABS((0-[.G40])/[.G40])" office:value-type="float" office:value="1" calcext:value-type="float">
            <text:p>1</text:p>
          </table:table-cell>
          <table:table-cell table:formula="of:=ATAN([.I40])" office:value-type="float" office:value="0.982233199158376" calcext:value-type="float">
            <text:p>0.982233199158376</text:p>
          </table:table-cell>
          <table:table-cell table:formula="of:=ATAN([.J40])" office:value-type="float" office:value="0.826998204562642" calcext:value-type="float">
            <text:p>0.826998204562642</text:p>
          </table:table-cell>
          <table:table-cell table:formula="of:=ATAN([.K4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47127" calcext:value-type="float">
            <text:p>0.147127</text:p>
          </table:table-cell>
          <table:table-cell table:formula="of:=AVERAGE([.C37:.C41])" office:value-type="float" office:value="-1" calcext:value-type="float">
            <text:p>-1</text:p>
          </table:table-cell>
          <table:table-cell table:formula="of:=AVERAGE([.D37:.D41])" office:value-type="float" office:value="-0.0270202" calcext:value-type="float">
            <text:p>-0.0270202</text:p>
          </table:table-cell>
          <table:table-cell table:formula="of:=[.E46]" office:value-type="float" office:value="2.00730729349182" calcext:value-type="float">
            <text:p>2.00730729349182</text:p>
          </table:table-cell>
          <table:table-cell table:formula="of:=[.F46]" office:value-type="float" office:value="0.32224104" calcext:value-type="float">
            <text:p>0.32224104</text:p>
          </table:table-cell>
          <table:table-cell table:formula="of:=ABS(([.E41]-[.G41])/[.G41])" office:value-type="float" office:value="1.49817982689658" calcext:value-type="float">
            <text:p>1.49817982689658</text:p>
          </table:table-cell>
          <table:table-cell table:formula="of:=ABS(([.F41]-[.G41])/[.G41])" office:value-type="float" office:value="1.01346091855871" calcext:value-type="float">
            <text:p>1.01346091855871</text:p>
          </table:table-cell>
          <table:table-cell table:formula="of:=ABS((0-[.G41])/[.G41])" office:value-type="float" office:value="1" calcext:value-type="float">
            <text:p>1</text:p>
          </table:table-cell>
          <table:table-cell table:formula="of:=ATAN([.I41])" office:value-type="float" office:value="0.982233199158376" calcext:value-type="float">
            <text:p>0.982233199158376</text:p>
          </table:table-cell>
          <table:table-cell table:formula="of:=ATAN([.J41])" office:value-type="float" office:value="0.792083526839519" calcext:value-type="float">
            <text:p>0.792083526839519</text:p>
          </table:table-cell>
          <table:table-cell table:formula="of:=ATAN([.K4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179412" calcext:value-type="float">
            <text:p>0.0179412</text:p>
          </table:table-cell>
          <table:table-cell table:formula="of:=AVERAGE([.C38:.C42])" office:value-type="float" office:value="-1" calcext:value-type="float">
            <text:p>-1</text:p>
          </table:table-cell>
          <table:table-cell table:formula="of:=AVERAGE([.D38:.D42])" office:value-type="float" office:value="-0.11859136" calcext:value-type="float">
            <text:p>-0.11859136</text:p>
          </table:table-cell>
          <table:table-cell table:formula="of:=[.E47]" office:value-type="float" office:value="2.31355604196237" calcext:value-type="float">
            <text:p>2.31355604196237</text:p>
          </table:table-cell>
          <table:table-cell table:formula="of:=[.F47]" office:value-type="float" office:value="0.3712836" calcext:value-type="float">
            <text:p>0.3712836</text:p>
          </table:table-cell>
          <table:table-cell table:formula="of:=ABS(([.E42]-[.G42])/[.G42])" office:value-type="float" office:value="1.43223504503993" calcext:value-type="float">
            <text:p>1.43223504503993</text:p>
          </table:table-cell>
          <table:table-cell table:formula="of:=ABS(([.F42]-[.G42])/[.G42])" office:value-type="float" office:value="1.05125934183095" calcext:value-type="float">
            <text:p>1.05125934183095</text:p>
          </table:table-cell>
          <table:table-cell table:formula="of:=ABS((0-[.G42])/[.G42])" office:value-type="float" office:value="1" calcext:value-type="float">
            <text:p>1</text:p>
          </table:table-cell>
          <table:table-cell table:formula="of:=ATAN([.I42])" office:value-type="float" office:value="0.96127310517896" calcext:value-type="float">
            <text:p>0.96127310517896</text:p>
          </table:table-cell>
          <table:table-cell table:formula="of:=ATAN([.J42])" office:value-type="float" office:value="0.810382169550145" calcext:value-type="float">
            <text:p>0.810382169550145</text:p>
          </table:table-cell>
          <table:table-cell table:formula="of:=ATAN([.K4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19218283930324" calcext:value-type="float">
            <text:p>2.19218283930324</text:p>
          </table:table-cell>
          <table:table-cell office:value-type="float" office:value="0.650662" calcext:value-type="float">
            <text:p>0.650662</text:p>
          </table:table-cell>
          <table:table-cell table:formula="of:=AVERAGE([.C39:.C43])" office:value-type="float" office:value="-0.361563432139351" calcext:value-type="float">
            <text:p>-0.361563432139351</text:p>
          </table:table-cell>
          <table:table-cell table:formula="of:=AVERAGE([.D39:.D43])" office:value-type="float" office:value="0.19735884" calcext:value-type="float">
            <text:p>0.19735884</text:p>
          </table:table-cell>
          <table:table-cell table:formula="of:=[.E48]" office:value-type="float" office:value="1.67511947410172" calcext:value-type="float">
            <text:p>1.67511947410172</text:p>
          </table:table-cell>
          <table:table-cell table:formula="of:=[.F48]" office:value-type="float" office:value="0.5574312" calcext:value-type="float">
            <text:p>0.5574312</text:p>
          </table:table-cell>
          <table:table-cell table:formula="of:=ABS(([.E43]-[.G43])/[.G43])" office:value-type="float" office:value="1.21584336981888" calcext:value-type="float">
            <text:p>1.21584336981888</text:p>
          </table:table-cell>
          <table:table-cell table:formula="of:=ABS(([.F43]-[.G43])/[.G43])" office:value-type="float" office:value="0.88218223055055" calcext:value-type="float">
            <text:p>0.88218223055055</text:p>
          </table:table-cell>
          <table:table-cell table:formula="of:=ABS((0-[.G43])/[.G43])" office:value-type="float" office:value="1" calcext:value-type="float">
            <text:p>1</text:p>
          </table:table-cell>
          <table:table-cell table:formula="of:=ATAN([.I43])" office:value-type="float" office:value="0.882500943236453" calcext:value-type="float">
            <text:p>0.882500943236453</text:p>
          </table:table-cell>
          <table:table-cell table:formula="of:=ATAN([.J43])" office:value-type="float" office:value="0.722883362060326" calcext:value-type="float">
            <text:p>0.722883362060326</text:p>
          </table:table-cell>
          <table:table-cell table:formula="of:=ATAN([.K4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80065" calcext:value-type="float">
            <text:p>-0.180065</text:p>
          </table:table-cell>
          <table:table-cell table:formula="of:=AVERAGE([.C40:.C44])" office:value-type="float" office:value="-0.361563432139351" calcext:value-type="float">
            <text:p>-0.361563432139351</text:p>
          </table:table-cell>
          <table:table-cell table:formula="of:=AVERAGE([.D40:.D44])" office:value-type="float" office:value="0.25227604" calcext:value-type="float">
            <text:p>0.25227604</text:p>
          </table:table-cell>
          <table:table-cell table:formula="of:=[.E49]" office:value-type="float" office:value="1.67511947410172" calcext:value-type="float">
            <text:p>1.67511947410172</text:p>
          </table:table-cell>
          <table:table-cell table:formula="of:=[.F49]" office:value-type="float" office:value="0.4667456" calcext:value-type="float">
            <text:p>0.4667456</text:p>
          </table:table-cell>
          <table:table-cell table:formula="of:=ABS(([.E44]-[.G44])/[.G44])" office:value-type="float" office:value="1.21584336981888" calcext:value-type="float">
            <text:p>1.21584336981888</text:p>
          </table:table-cell>
          <table:table-cell table:formula="of:=ABS(([.F44]-[.G44])/[.G44])" office:value-type="float" office:value="0.849398180905704" calcext:value-type="float">
            <text:p>0.849398180905704</text:p>
          </table:table-cell>
          <table:table-cell table:formula="of:=ABS((0-[.G44])/[.G44])" office:value-type="float" office:value="1" calcext:value-type="float">
            <text:p>1</text:p>
          </table:table-cell>
          <table:table-cell table:formula="of:=ATAN([.I44])" office:value-type="float" office:value="0.882500943236453" calcext:value-type="float">
            <text:p>0.882500943236453</text:p>
          </table:table-cell>
          <table:table-cell table:formula="of:=ATAN([.J44])" office:value-type="float" office:value="0.704144573472709" calcext:value-type="float">
            <text:p>0.704144573472709</text:p>
          </table:table-cell>
          <table:table-cell table:formula="of:=ATAN([.K4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0.8443536281558" calcext:value-type="float">
            <text:p>10.8443536281558</text:p>
          </table:table-cell>
          <table:table-cell office:value-type="float" office:value="0.932016" calcext:value-type="float">
            <text:p>0.932016</text:p>
          </table:table-cell>
          <table:table-cell table:formula="of:=AVERAGE([.C41:.C45])" office:value-type="float" office:value="2.00730729349182" calcext:value-type="float">
            <text:p>2.00730729349182</text:p>
          </table:table-cell>
          <table:table-cell table:formula="of:=AVERAGE([.D41:.D45])" office:value-type="float" office:value="0.31353624" calcext:value-type="float">
            <text:p>0.31353624</text:p>
          </table:table-cell>
          <table:table-cell table:formula="of:=[.E50]" office:value-type="float" office:value="-0.693751251529444" calcext:value-type="float">
            <text:p>-0.693751251529444</text:p>
          </table:table-cell>
          <table:table-cell table:formula="of:=[.F50]" office:value-type="float" office:value="0.6601024" calcext:value-type="float">
            <text:p>0.6601024</text:p>
          </table:table-cell>
          <table:table-cell table:formula="of:=ABS(([.E45]-[.G45])/[.G45])" office:value-type="float" office:value="3.89341069881532" calcext:value-type="float">
            <text:p>3.89341069881532</text:p>
          </table:table-cell>
          <table:table-cell table:formula="of:=ABS(([.F45]-[.G45])/[.G45])" office:value-type="float" office:value="1.4519433144211" calcext:value-type="float">
            <text:p>1.4519433144211</text:p>
          </table:table-cell>
          <table:table-cell table:formula="of:=ABS((0-[.G45])/[.G45])" office:value-type="float" office:value="1" calcext:value-type="float">
            <text:p>1</text:p>
          </table:table-cell>
          <table:table-cell table:formula="of:=ATAN([.I45])" office:value-type="float" office:value="1.31938649865559" calcext:value-type="float">
            <text:p>1.31938649865559</text:p>
          </table:table-cell>
          <table:table-cell table:formula="of:=ATAN([.J45])" office:value-type="float" office:value="0.967672795421237" calcext:value-type="float">
            <text:p>0.967672795421237</text:p>
          </table:table-cell>
          <table:table-cell table:formula="of:=ATAN([.K4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90651" calcext:value-type="float">
            <text:p>0.190651</text:p>
          </table:table-cell>
          <table:table-cell table:formula="of:=AVERAGE([.C42:.C46])" office:value-type="float" office:value="2.00730729349182" calcext:value-type="float">
            <text:p>2.00730729349182</text:p>
          </table:table-cell>
          <table:table-cell table:formula="of:=AVERAGE([.D42:.D46])" office:value-type="float" office:value="0.32224104" calcext:value-type="float">
            <text:p>0.32224104</text:p>
          </table:table-cell>
          <table:table-cell table:formula="of:=[.E51]" office:value-type="float" office:value="-0.693751251529444" calcext:value-type="float">
            <text:p>-0.693751251529444</text:p>
          </table:table-cell>
          <table:table-cell table:formula="of:=[.F51]" office:value-type="float" office:value="0.4285774" calcext:value-type="float">
            <text:p>0.4285774</text:p>
          </table:table-cell>
          <table:table-cell table:formula="of:=ABS(([.E46]-[.G46])/[.G46])" office:value-type="float" office:value="3.89341069881532" calcext:value-type="float">
            <text:p>3.89341069881532</text:p>
          </table:table-cell>
          <table:table-cell table:formula="of:=ABS(([.F46]-[.G46])/[.G46])" office:value-type="float" office:value="1.4644907512449" calcext:value-type="float">
            <text:p>1.4644907512449</text:p>
          </table:table-cell>
          <table:table-cell table:formula="of:=ABS((0-[.G46])/[.G46])" office:value-type="float" office:value="1" calcext:value-type="float">
            <text:p>1</text:p>
          </table:table-cell>
          <table:table-cell table:formula="of:=ATAN([.I46])" office:value-type="float" office:value="1.31938649865559" calcext:value-type="float">
            <text:p>1.31938649865559</text:p>
          </table:table-cell>
          <table:table-cell table:formula="of:=ATAN([.J46])" office:value-type="float" office:value="0.971686210148284" calcext:value-type="float">
            <text:p>0.971686210148284</text:p>
          </table:table-cell>
          <table:table-cell table:formula="of:=ATAN([.K4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531243742352779" calcext:value-type="float">
            <text:p>0.531243742352779</text:p>
          </table:table-cell>
          <table:table-cell office:value-type="float" office:value="0.263154" calcext:value-type="float">
            <text:p>0.263154</text:p>
          </table:table-cell>
          <table:table-cell table:formula="of:=AVERAGE([.C43:.C47])" office:value-type="float" office:value="2.31355604196237" calcext:value-type="float">
            <text:p>2.31355604196237</text:p>
          </table:table-cell>
          <table:table-cell table:formula="of:=AVERAGE([.D43:.D47])" office:value-type="float" office:value="0.3712836" calcext:value-type="float">
            <text:p>0.3712836</text:p>
          </table:table-cell>
          <table:table-cell table:formula="of:=[.E52]" office:value-type="float" office:value="-1" calcext:value-type="float">
            <text:p>-1</text:p>
          </table:table-cell>
          <table:table-cell table:formula="of:=[.F52]" office:value-type="float" office:value="0.3286928" calcext:value-type="float">
            <text:p>0.3286928</text:p>
          </table:table-cell>
          <table:table-cell table:formula="of:=ABS(([.E47]-[.G47])/[.G47])" office:value-type="float" office:value="3.31355604196237" calcext:value-type="float">
            <text:p>3.31355604196237</text:p>
          </table:table-cell>
          <table:table-cell table:formula="of:=ABS(([.F47]-[.G47])/[.G47])" office:value-type="float" office:value="1.3712836" calcext:value-type="float">
            <text:p>1.3712836</text:p>
          </table:table-cell>
          <table:table-cell table:formula="of:=ABS((0-[.G47])/[.G47])" office:value-type="float" office:value="1" calcext:value-type="float">
            <text:p>1</text:p>
          </table:table-cell>
          <table:table-cell table:formula="of:=ATAN([.I47])" office:value-type="float" office:value="1.2776976089566" calcext:value-type="float">
            <text:p>1.2776976089566</text:p>
          </table:table-cell>
          <table:table-cell table:formula="of:=ATAN([.J47])" office:value-type="float" office:value="0.94071209073808" calcext:value-type="float">
            <text:p>0.94071209073808</text:p>
          </table:table-cell>
          <table:table-cell table:formula="of:=ATAN([.K4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5814" calcext:value-type="float">
            <text:p>1.5814</text:p>
          </table:table-cell>
          <table:table-cell table:formula="of:=AVERAGE([.C44:.C48])" office:value-type="float" office:value="1.67511947410172" calcext:value-type="float">
            <text:p>1.67511947410172</text:p>
          </table:table-cell>
          <table:table-cell table:formula="of:=AVERAGE([.D44:.D48])" office:value-type="float" office:value="0.5574312" calcext:value-type="float">
            <text:p>0.5574312</text:p>
          </table:table-cell>
          <table:table-cell table:formula="of:=[.E53]" office:value-type="float" office:value="-1" calcext:value-type="float">
            <text:p>-1</text:p>
          </table:table-cell>
          <table:table-cell table:formula="of:=[.F53]" office:value-type="float" office:value="-0.0200288" calcext:value-type="float">
            <text:p>-0.0200288</text:p>
          </table:table-cell>
          <table:table-cell table:formula="of:=ABS(([.E48]-[.G48])/[.G48])" office:value-type="float" office:value="2.67511947410172" calcext:value-type="float">
            <text:p>2.67511947410172</text:p>
          </table:table-cell>
          <table:table-cell table:formula="of:=ABS(([.F48]-[.G48])/[.G48])" office:value-type="float" office:value="1.5574312" calcext:value-type="float">
            <text:p>1.5574312</text:p>
          </table:table-cell>
          <table:table-cell table:formula="of:=ABS((0-[.G48])/[.G48])" office:value-type="float" office:value="1" calcext:value-type="float">
            <text:p>1</text:p>
          </table:table-cell>
          <table:table-cell table:formula="of:=ATAN([.I48])" office:value-type="float" office:value="1.21306489504397" calcext:value-type="float">
            <text:p>1.21306489504397</text:p>
          </table:table-cell>
          <table:table-cell table:formula="of:=ATAN([.J48])" office:value-type="float" office:value="1.00000685300411" calcext:value-type="float">
            <text:p>1.00000685300411</text:p>
          </table:table-cell>
          <table:table-cell table:formula="of:=ATAN([.K4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33493" calcext:value-type="float">
            <text:p>-0.633493</text:p>
          </table:table-cell>
          <table:table-cell table:formula="of:=AVERAGE([.C45:.C49])" office:value-type="float" office:value="1.67511947410172" calcext:value-type="float">
            <text:p>1.67511947410172</text:p>
          </table:table-cell>
          <table:table-cell table:formula="of:=AVERAGE([.D45:.D49])" office:value-type="float" office:value="0.4667456" calcext:value-type="float">
            <text:p>0.4667456</text:p>
          </table:table-cell>
          <table:table-cell table:formula="of:=[.E54]" office:value-type="float" office:value="-1" calcext:value-type="float">
            <text:p>-1</text:p>
          </table:table-cell>
          <table:table-cell table:formula="of:=[.F54]" office:value-type="float" office:value="0.072711" calcext:value-type="float">
            <text:p>0.072711</text:p>
          </table:table-cell>
          <table:table-cell table:formula="of:=ABS(([.E49]-[.G49])/[.G49])" office:value-type="float" office:value="2.67511947410172" calcext:value-type="float">
            <text:p>2.67511947410172</text:p>
          </table:table-cell>
          <table:table-cell table:formula="of:=ABS(([.F49]-[.G49])/[.G49])" office:value-type="float" office:value="1.4667456" calcext:value-type="float">
            <text:p>1.4667456</text:p>
          </table:table-cell>
          <table:table-cell table:formula="of:=ABS((0-[.G49])/[.G49])" office:value-type="float" office:value="1" calcext:value-type="float">
            <text:p>1</text:p>
          </table:table-cell>
          <table:table-cell table:formula="of:=ATAN([.I49])" office:value-type="float" office:value="1.21306489504397" calcext:value-type="float">
            <text:p>1.21306489504397</text:p>
          </table:table-cell>
          <table:table-cell table:formula="of:=ATAN([.J49])" office:value-type="float" office:value="0.972402481761401" calcext:value-type="float">
            <text:p>0.972402481761401</text:p>
          </table:table-cell>
          <table:table-cell table:formula="of:=ATAN([.K4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8988" calcext:value-type="float">
            <text:p>1.8988</text:p>
          </table:table-cell>
          <table:table-cell table:formula="of:=AVERAGE([.C46:.C50])" office:value-type="float" office:value="-0.693751251529444" calcext:value-type="float">
            <text:p>-0.693751251529444</text:p>
          </table:table-cell>
          <table:table-cell table:formula="of:=AVERAGE([.D46:.D50])" office:value-type="float" office:value="0.6601024" calcext:value-type="float">
            <text:p>0.6601024</text:p>
          </table:table-cell>
          <table:table-cell table:formula="of:=[.E55]" office:value-type="float" office:value="-1" calcext:value-type="float">
            <text:p>-1</text:p>
          </table:table-cell>
          <table:table-cell table:formula="of:=[.F55]" office:value-type="float" office:value="-0.4378748" calcext:value-type="float">
            <text:p>-0.4378748</text:p>
          </table:table-cell>
          <table:table-cell table:formula="of:=ABS(([.E50]-[.G50])/[.G50])" office:value-type="float" office:value="0.306248748470556" calcext:value-type="float">
            <text:p>0.306248748470556</text:p>
          </table:table-cell>
          <table:table-cell table:formula="of:=ABS(([.F50]-[.G50])/[.G50])" office:value-type="float" office:value="1.6601024" calcext:value-type="float">
            <text:p>1.6601024</text:p>
          </table:table-cell>
          <table:table-cell table:formula="of:=ABS((0-[.G50])/[.G50])" office:value-type="float" office:value="1" calcext:value-type="float">
            <text:p>1</text:p>
          </table:table-cell>
          <table:table-cell table:formula="of:=ATAN([.I50])" office:value-type="float" office:value="0.297179686201288" calcext:value-type="float">
            <text:p>0.297179686201288</text:p>
          </table:table-cell>
          <table:table-cell table:formula="of:=ATAN([.J50])" office:value-type="float" office:value="1.02863418158349" calcext:value-type="float">
            <text:p>1.02863418158349</text:p>
          </table:table-cell>
          <table:table-cell table:formula="of:=ATAN([.K5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66974" calcext:value-type="float">
            <text:p>-0.966974</text:p>
          </table:table-cell>
          <table:table-cell table:formula="of:=AVERAGE([.C47:.C51])" office:value-type="float" office:value="-0.693751251529444" calcext:value-type="float">
            <text:p>-0.693751251529444</text:p>
          </table:table-cell>
          <table:table-cell table:formula="of:=AVERAGE([.D47:.D51])" office:value-type="float" office:value="0.4285774" calcext:value-type="float">
            <text:p>0.4285774</text:p>
          </table:table-cell>
          <table:table-cell table:formula="of:=[.E56]" office:value-type="float" office:value="-1" calcext:value-type="float">
            <text:p>-1</text:p>
          </table:table-cell>
          <table:table-cell table:formula="of:=[.F56]" office:value-type="float" office:value="-0.087584" calcext:value-type="float">
            <text:p>-0.087584</text:p>
          </table:table-cell>
          <table:table-cell table:formula="of:=ABS(([.E51]-[.G51])/[.G51])" office:value-type="float" office:value="0.306248748470556" calcext:value-type="float">
            <text:p>0.306248748470556</text:p>
          </table:table-cell>
          <table:table-cell table:formula="of:=ABS(([.F51]-[.G51])/[.G51])" office:value-type="float" office:value="1.4285774" calcext:value-type="float">
            <text:p>1.4285774</text:p>
          </table:table-cell>
          <table:table-cell table:formula="of:=ABS((0-[.G51])/[.G51])" office:value-type="float" office:value="1" calcext:value-type="float">
            <text:p>1</text:p>
          </table:table-cell>
          <table:table-cell table:formula="of:=ATAN([.I51])" office:value-type="float" office:value="0.297179686201288" calcext:value-type="float">
            <text:p>0.297179686201288</text:p>
          </table:table-cell>
          <table:table-cell table:formula="of:=ATAN([.J51])" office:value-type="float" office:value="0.960072326158568" calcext:value-type="float">
            <text:p>0.960072326158568</text:p>
          </table:table-cell>
          <table:table-cell table:formula="of:=ATAN([.K5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236269" calcext:value-type="float">
            <text:p>-0.236269</text:p>
          </table:table-cell>
          <table:table-cell table:formula="of:=AVERAGE([.C48:.C52])" office:value-type="float" office:value="-1" calcext:value-type="float">
            <text:p>-1</text:p>
          </table:table-cell>
          <table:table-cell table:formula="of:=AVERAGE([.D48:.D52])" office:value-type="float" office:value="0.3286928" calcext:value-type="float">
            <text:p>0.3286928</text:p>
          </table:table-cell>
          <table:table-cell table:formula="of:=[.E57]" office:value-type="float" office:value="-1" calcext:value-type="float">
            <text:p>-1</text:p>
          </table:table-cell>
          <table:table-cell table:formula="of:=[.F57]" office:value-type="float" office:value="0.0271532" calcext:value-type="float">
            <text:p>0.0271532</text:p>
          </table:table-cell>
          <table:table-cell table:formula="of:=ABS(([.E52]-[.G52])/[.G52])" office:value-type="float" office:value="0" calcext:value-type="float">
            <text:p>0</text:p>
          </table:table-cell>
          <table:table-cell table:formula="of:=ABS(([.F52]-[.G52])/[.G52])" office:value-type="float" office:value="1.3286928" calcext:value-type="float">
            <text:p>1.3286928</text:p>
          </table:table-cell>
          <table:table-cell table:formula="of:=ABS((0-[.G52])/[.G52])" office:value-type="float" office:value="1" calcext:value-type="float">
            <text:p>1</text:p>
          </table:table-cell>
          <table:table-cell table:formula="of:=ATAN([.I52])" office:value-type="float" office:value="0" calcext:value-type="float">
            <text:p>0</text:p>
          </table:table-cell>
          <table:table-cell table:formula="of:=ATAN([.J52])" office:value-type="float" office:value="0.92562089808876" calcext:value-type="float">
            <text:p>0.92562089808876</text:p>
          </table:table-cell>
          <table:table-cell table:formula="of:=ATAN([.K5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62208" calcext:value-type="float">
            <text:p>-0.162208</text:p>
          </table:table-cell>
          <table:table-cell table:formula="of:=AVERAGE([.C49:.C53])" office:value-type="float" office:value="-1" calcext:value-type="float">
            <text:p>-1</text:p>
          </table:table-cell>
          <table:table-cell table:formula="of:=AVERAGE([.D49:.D53])" office:value-type="float" office:value="-0.0200288" calcext:value-type="float">
            <text:p>-0.0200288</text:p>
          </table:table-cell>
          <table:table-cell table:formula="of:=[.E58]" office:value-type="float" office:value="-0.381331512174544" calcext:value-type="float">
            <text:p>-0.381331512174544</text:p>
          </table:table-cell>
          <table:table-cell table:formula="of:=[.F58]" office:value-type="float" office:value="0.3410968" calcext:value-type="float">
            <text:p>0.3410968</text:p>
          </table:table-cell>
          <table:table-cell table:formula="of:=ABS(([.E53]-[.G53])/[.G53])" office:value-type="float" office:value="1.62239014629947" calcext:value-type="float">
            <text:p>1.62239014629947</text:p>
          </table:table-cell>
          <table:table-cell table:formula="of:=ABS(([.F53]-[.G53])/[.G53])" office:value-type="float" office:value="0.947476672237797" calcext:value-type="float">
            <text:p>0.947476672237797</text:p>
          </table:table-cell>
          <table:table-cell table:formula="of:=ABS((0-[.G53])/[.G53])" office:value-type="float" office:value="1" calcext:value-type="float">
            <text:p>1</text:p>
          </table:table-cell>
          <table:table-cell table:formula="of:=ATAN([.I53])" office:value-type="float" office:value="1.01842363863867" calcext:value-type="float">
            <text:p>1.01842363863867</text:p>
          </table:table-cell>
          <table:table-cell table:formula="of:=ATAN([.J53])" office:value-type="float" office:value="0.758434760291713" calcext:value-type="float">
            <text:p>0.758434760291713</text:p>
          </table:table-cell>
          <table:table-cell table:formula="of:=ATAN([.K5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69794" calcext:value-type="float">
            <text:p>-0.169794</text:p>
          </table:table-cell>
          <table:table-cell table:formula="of:=AVERAGE([.C50:.C54])" office:value-type="float" office:value="-1" calcext:value-type="float">
            <text:p>-1</text:p>
          </table:table-cell>
          <table:table-cell table:formula="of:=AVERAGE([.D50:.D54])" office:value-type="float" office:value="0.072711" calcext:value-type="float">
            <text:p>0.072711</text:p>
          </table:table-cell>
          <table:table-cell table:formula="of:=[.E59]" office:value-type="float" office:value="-0.381331512174544" calcext:value-type="float">
            <text:p>-0.381331512174544</text:p>
          </table:table-cell>
          <table:table-cell table:formula="of:=[.F59]" office:value-type="float" office:value="0.39194264" calcext:value-type="float">
            <text:p>0.39194264</text:p>
          </table:table-cell>
          <table:table-cell table:formula="of:=ABS(([.E54]-[.G54])/[.G54])" office:value-type="float" office:value="1.62239014629947" calcext:value-type="float">
            <text:p>1.62239014629947</text:p>
          </table:table-cell>
          <table:table-cell table:formula="of:=ABS(([.F54]-[.G54])/[.G54])" office:value-type="float" office:value="1.19067660992758" calcext:value-type="float">
            <text:p>1.19067660992758</text:p>
          </table:table-cell>
          <table:table-cell table:formula="of:=ABS((0-[.G54])/[.G54])" office:value-type="float" office:value="1" calcext:value-type="float">
            <text:p>1</text:p>
          </table:table-cell>
          <table:table-cell table:formula="of:=ATAN([.I54])" office:value-type="float" office:value="1.01842363863867" calcext:value-type="float">
            <text:p>1.01842363863867</text:p>
          </table:table-cell>
          <table:table-cell table:formula="of:=ATAN([.J54])" office:value-type="float" office:value="0.872219406627491" calcext:value-type="float">
            <text:p>0.872219406627491</text:p>
          </table:table-cell>
          <table:table-cell table:formula="of:=ATAN([.K5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54129" calcext:value-type="float">
            <text:p>-0.654129</text:p>
          </table:table-cell>
          <table:table-cell table:formula="of:=AVERAGE([.C51:.C55])" office:value-type="float" office:value="-1" calcext:value-type="float">
            <text:p>-1</text:p>
          </table:table-cell>
          <table:table-cell table:formula="of:=AVERAGE([.D51:.D55])" office:value-type="float" office:value="-0.4378748" calcext:value-type="float">
            <text:p>-0.4378748</text:p>
          </table:table-cell>
          <table:table-cell table:formula="of:=[.E60]" office:value-type="float" office:value="-0.381331512174544" calcext:value-type="float">
            <text:p>-0.381331512174544</text:p>
          </table:table-cell>
          <table:table-cell table:formula="of:=[.F60]" office:value-type="float" office:value="0.32328944" calcext:value-type="float">
            <text:p>0.32328944</text:p>
          </table:table-cell>
          <table:table-cell table:formula="of:=ABS(([.E55]-[.G55])/[.G55])" office:value-type="float" office:value="1.62239014629947" calcext:value-type="float">
            <text:p>1.62239014629947</text:p>
          </table:table-cell>
          <table:table-cell table:formula="of:=ABS(([.F55]-[.G55])/[.G55])" office:value-type="float" office:value="0.148278560832852" calcext:value-type="float">
            <text:p>0.148278560832852</text:p>
          </table:table-cell>
          <table:table-cell table:formula="of:=ABS((0-[.G55])/[.G55])" office:value-type="float" office:value="1" calcext:value-type="float">
            <text:p>1</text:p>
          </table:table-cell>
          <table:table-cell table:formula="of:=ATAN([.I55])" office:value-type="float" office:value="1.01842363863867" calcext:value-type="float">
            <text:p>1.01842363863867</text:p>
          </table:table-cell>
          <table:table-cell table:formula="of:=ATAN([.J55])" office:value-type="float" office:value="0.147205964850561" calcext:value-type="float">
            <text:p>0.147205964850561</text:p>
          </table:table-cell>
          <table:table-cell table:formula="of:=ATAN([.K5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8448" calcext:value-type="float">
            <text:p>0.78448</text:p>
          </table:table-cell>
          <table:table-cell table:formula="of:=AVERAGE([.C52:.C56])" office:value-type="float" office:value="-1" calcext:value-type="float">
            <text:p>-1</text:p>
          </table:table-cell>
          <table:table-cell table:formula="of:=AVERAGE([.D52:.D56])" office:value-type="float" office:value="-0.087584" calcext:value-type="float">
            <text:p>-0.087584</text:p>
          </table:table-cell>
          <table:table-cell table:formula="of:=[.E61]" office:value-type="float" office:value="-0.381331512174544" calcext:value-type="float">
            <text:p>-0.381331512174544</text:p>
          </table:table-cell>
          <table:table-cell table:formula="of:=[.F61]" office:value-type="float" office:value="0.164888294" calcext:value-type="float">
            <text:p>0.164888294</text:p>
          </table:table-cell>
          <table:table-cell table:formula="of:=ABS(([.E56]-[.G56])/[.G56])" office:value-type="float" office:value="1.62239014629947" calcext:value-type="float">
            <text:p>1.62239014629947</text:p>
          </table:table-cell>
          <table:table-cell table:formula="of:=ABS(([.F56]-[.G56])/[.G56])" office:value-type="float" office:value="0.770320581426507" calcext:value-type="float">
            <text:p>0.770320581426507</text:p>
          </table:table-cell>
          <table:table-cell table:formula="of:=ABS((0-[.G56])/[.G56])" office:value-type="float" office:value="1" calcext:value-type="float">
            <text:p>1</text:p>
          </table:table-cell>
          <table:table-cell table:formula="of:=ATAN([.I56])" office:value-type="float" office:value="1.01842363863867" calcext:value-type="float">
            <text:p>1.01842363863867</text:p>
          </table:table-cell>
          <table:table-cell table:formula="of:=ATAN([.J56])" office:value-type="float" office:value="0.656379943272444" calcext:value-type="float">
            <text:p>0.656379943272444</text:p>
          </table:table-cell>
          <table:table-cell table:formula="of:=ATAN([.K5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337417" calcext:value-type="float">
            <text:p>0.337417</text:p>
          </table:table-cell>
          <table:table-cell table:formula="of:=AVERAGE([.C53:.C57])" office:value-type="float" office:value="-1" calcext:value-type="float">
            <text:p>-1</text:p>
          </table:table-cell>
          <table:table-cell table:formula="of:=AVERAGE([.D53:.D57])" office:value-type="float" office:value="0.0271532" calcext:value-type="float">
            <text:p>0.0271532</text:p>
          </table:table-cell>
          <table:table-cell table:formula="of:=[.E62]" office:value-type="float" office:value="2.34099128386177" calcext:value-type="float">
            <text:p>2.34099128386177</text:p>
          </table:table-cell>
          <table:table-cell table:formula="of:=[.F62]" office:value-type="float" office:value="0.273946094" calcext:value-type="float">
            <text:p>0.273946094</text:p>
          </table:table-cell>
          <table:table-cell table:formula="of:=ABS(([.E57]-[.G57])/[.G57])" office:value-type="float" office:value="1.42716946743619" calcext:value-type="float">
            <text:p>1.42716946743619</text:p>
          </table:table-cell>
          <table:table-cell table:formula="of:=ABS(([.F57]-[.G57])/[.G57])" office:value-type="float" office:value="0.988400982016812" calcext:value-type="float">
            <text:p>0.988400982016812</text:p>
          </table:table-cell>
          <table:table-cell table:formula="of:=ABS((0-[.G57])/[.G57])" office:value-type="float" office:value="1" calcext:value-type="float">
            <text:p>1</text:p>
          </table:table-cell>
          <table:table-cell table:formula="of:=ATAN([.I57])" office:value-type="float" office:value="0.959609010952472" calcext:value-type="float">
            <text:p>0.959609010952472</text:p>
          </table:table-cell>
          <table:table-cell table:formula="of:=ATAN([.J57])" office:value-type="float" office:value="0.779564890064976" calcext:value-type="float">
            <text:p>0.779564890064976</text:p>
          </table:table-cell>
          <table:table-cell table:formula="of:=ATAN([.K5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09334243912728" calcext:value-type="float">
            <text:p>2.09334243912728</text:p>
          </table:table-cell>
          <table:table-cell office:value-type="float" office:value="1.40751" calcext:value-type="float">
            <text:p>1.40751</text:p>
          </table:table-cell>
          <table:table-cell table:formula="of:=AVERAGE([.C54:.C58])" office:value-type="float" office:value="-0.381331512174544" calcext:value-type="float">
            <text:p>-0.381331512174544</text:p>
          </table:table-cell>
          <table:table-cell table:formula="of:=AVERAGE([.D54:.D58])" office:value-type="float" office:value="0.3410968" calcext:value-type="float">
            <text:p>0.3410968</text:p>
          </table:table-cell>
          <table:table-cell table:formula="of:=[.E63]" office:value-type="float" office:value="1.72232279603632" calcext:value-type="float">
            <text:p>1.72232279603632</text:p>
          </table:table-cell>
          <table:table-cell table:formula="of:=[.F63]" office:value-type="float" office:value="0.023730094" calcext:value-type="float">
            <text:p>0.023730094</text:p>
          </table:table-cell>
          <table:table-cell table:formula="of:=ABS(([.E58]-[.G58])/[.G58])" office:value-type="float" office:value="1.22140536782775" calcext:value-type="float">
            <text:p>1.22140536782775</text:p>
          </table:table-cell>
          <table:table-cell table:formula="of:=ABS(([.F58]-[.G58])/[.G58])" office:value-type="float" office:value="0.801955358899629" calcext:value-type="float">
            <text:p>0.801955358899629</text:p>
          </table:table-cell>
          <table:table-cell table:formula="of:=ABS((0-[.G58])/[.G58])" office:value-type="float" office:value="1" calcext:value-type="float">
            <text:p>1</text:p>
          </table:table-cell>
          <table:table-cell table:formula="of:=ATAN([.I58])" office:value-type="float" office:value="0.884739134191882" calcext:value-type="float">
            <text:p>0.884739134191882</text:p>
          </table:table-cell>
          <table:table-cell table:formula="of:=ATAN([.J58])" office:value-type="float" office:value="0.675932097507682" calcext:value-type="float">
            <text:p>0.675932097507682</text:p>
          </table:table-cell>
          <table:table-cell table:formula="of:=ATAN([.K5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844352" calcext:value-type="float">
            <text:p>0.0844352</text:p>
          </table:table-cell>
          <table:table-cell table:formula="of:=AVERAGE([.C55:.C59])" office:value-type="float" office:value="-0.381331512174544" calcext:value-type="float">
            <text:p>-0.381331512174544</text:p>
          </table:table-cell>
          <table:table-cell table:formula="of:=AVERAGE([.D55:.D59])" office:value-type="float" office:value="0.39194264" calcext:value-type="float">
            <text:p>0.39194264</text:p>
          </table:table-cell>
          <table:table-cell table:formula="of:=[.E64]" office:value-type="float" office:value="1.72232279603632" calcext:value-type="float">
            <text:p>1.72232279603632</text:p>
          </table:table-cell>
          <table:table-cell table:formula="of:=[.F64]" office:value-type="float" office:value="0.129849654" calcext:value-type="float">
            <text:p>0.129849654</text:p>
          </table:table-cell>
          <table:table-cell table:formula="of:=ABS(([.E59]-[.G59])/[.G59])" office:value-type="float" office:value="1.22140536782775" calcext:value-type="float">
            <text:p>1.22140536782775</text:p>
          </table:table-cell>
          <table:table-cell table:formula="of:=ABS(([.F59]-[.G59])/[.G59])" office:value-type="float" office:value="0.772433691929294" calcext:value-type="float">
            <text:p>0.772433691929294</text:p>
          </table:table-cell>
          <table:table-cell table:formula="of:=ABS((0-[.G59])/[.G59])" office:value-type="float" office:value="1" calcext:value-type="float">
            <text:p>1</text:p>
          </table:table-cell>
          <table:table-cell table:formula="of:=ATAN([.I59])" office:value-type="float" office:value="0.884739134191882" calcext:value-type="float">
            <text:p>0.884739134191882</text:p>
          </table:table-cell>
          <table:table-cell table:formula="of:=ATAN([.J59])" office:value-type="float" office:value="0.65770475875166" calcext:value-type="float">
            <text:p>0.65770475875166</text:p>
          </table:table-cell>
          <table:table-cell table:formula="of:=ATAN([.K5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7395" calcext:value-type="float">
            <text:p>-0.997395</text:p>
          </table:table-cell>
          <table:table-cell table:formula="of:=AVERAGE([.C56:.C60])" office:value-type="float" office:value="-0.381331512174544" calcext:value-type="float">
            <text:p>-0.381331512174544</text:p>
          </table:table-cell>
          <table:table-cell table:formula="of:=AVERAGE([.D56:.D60])" office:value-type="float" office:value="0.32328944" calcext:value-type="float">
            <text:p>0.32328944</text:p>
          </table:table-cell>
          <table:table-cell table:formula="of:=[.E65]" office:value-type="float" office:value="1.72232279603632" calcext:value-type="float">
            <text:p>1.72232279603632</text:p>
          </table:table-cell>
          <table:table-cell table:formula="of:=[.F65]" office:value-type="float" office:value="0.431864254" calcext:value-type="float">
            <text:p>0.431864254</text:p>
          </table:table-cell>
          <table:table-cell table:formula="of:=ABS(([.E60]-[.G60])/[.G60])" office:value-type="float" office:value="1.22140536782775" calcext:value-type="float">
            <text:p>1.22140536782775</text:p>
          </table:table-cell>
          <table:table-cell table:formula="of:=ABS(([.F60]-[.G60])/[.G60])" office:value-type="float" office:value="0.812294512536207" calcext:value-type="float">
            <text:p>0.812294512536207</text:p>
          </table:table-cell>
          <table:table-cell table:formula="of:=ABS((0-[.G60])/[.G60])" office:value-type="float" office:value="1" calcext:value-type="float">
            <text:p>1</text:p>
          </table:table-cell>
          <table:table-cell table:formula="of:=ATAN([.I60])" office:value-type="float" office:value="0.884739134191882" calcext:value-type="float">
            <text:p>0.884739134191882</text:p>
          </table:table-cell>
          <table:table-cell table:formula="of:=ATAN([.J60])" office:value-type="float" office:value="0.682192766448037" calcext:value-type="float">
            <text:p>0.682192766448037</text:p>
          </table:table-cell>
          <table:table-cell table:formula="of:=ATAN([.K6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752573" calcext:value-type="float">
            <text:p>-0.00752573</text:p>
          </table:table-cell>
          <table:table-cell table:formula="of:=AVERAGE([.C57:.C61])" office:value-type="float" office:value="-0.381331512174544" calcext:value-type="float">
            <text:p>-0.381331512174544</text:p>
          </table:table-cell>
          <table:table-cell table:formula="of:=AVERAGE([.D57:.D61])" office:value-type="float" office:value="0.164888294" calcext:value-type="float">
            <text:p>0.164888294</text:p>
          </table:table-cell>
          <table:table-cell table:formula="of:=[.E66]" office:value-type="float" office:value="1.72232279603632" calcext:value-type="float">
            <text:p>1.72232279603632</text:p>
          </table:table-cell>
          <table:table-cell table:formula="of:=[.F66]" office:value-type="float" office:value="0.570411" calcext:value-type="float">
            <text:p>0.570411</text:p>
          </table:table-cell>
          <table:table-cell table:formula="of:=ABS(([.E61]-[.G61])/[.G61])" office:value-type="float" office:value="1.22140536782775" calcext:value-type="float">
            <text:p>1.22140536782775</text:p>
          </table:table-cell>
          <table:table-cell table:formula="of:=ABS(([.F61]-[.G61])/[.G61])" office:value-type="float" office:value="0.904264000697507" calcext:value-type="float">
            <text:p>0.904264000697507</text:p>
          </table:table-cell>
          <table:table-cell table:formula="of:=ABS((0-[.G61])/[.G61])" office:value-type="float" office:value="1" calcext:value-type="float">
            <text:p>1</text:p>
          </table:table-cell>
          <table:table-cell table:formula="of:=ATAN([.I61])" office:value-type="float" office:value="0.884739134191882" calcext:value-type="float">
            <text:p>0.884739134191882</text:p>
          </table:table-cell>
          <table:table-cell table:formula="of:=ATAN([.J61])" office:value-type="float" office:value="0.735165914693507" calcext:value-type="float">
            <text:p>0.735165914693507</text:p>
          </table:table-cell>
          <table:table-cell table:formula="of:=ATAN([.K6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2.6116139801816" calcext:value-type="float">
            <text:p>12.6116139801816</text:p>
          </table:table-cell>
          <table:table-cell office:value-type="float" office:value="0.882706" calcext:value-type="float">
            <text:p>0.882706</text:p>
          </table:table-cell>
          <table:table-cell table:formula="of:=AVERAGE([.C58:.C62])" office:value-type="float" office:value="2.34099128386177" calcext:value-type="float">
            <text:p>2.34099128386177</text:p>
          </table:table-cell>
          <table:table-cell table:formula="of:=AVERAGE([.D58:.D62])" office:value-type="float" office:value="0.273946094" calcext:value-type="float">
            <text:p>0.273946094</text:p>
          </table:table-cell>
          <table:table-cell table:formula="of:=[.E67]" office:value-type="float" office:value="-0.451658037345408" calcext:value-type="float">
            <text:p>-0.451658037345408</text:p>
          </table:table-cell>
          <table:table-cell table:formula="of:=[.F67]" office:value-type="float" office:value="0.40408568" calcext:value-type="float">
            <text:p>0.40408568</text:p>
          </table:table-cell>
          <table:table-cell table:formula="of:=ABS(([.E62]-[.G62])/[.G62])" office:value-type="float" office:value="6.18310555840167" calcext:value-type="float">
            <text:p>6.18310555840167</text:p>
          </table:table-cell>
          <table:table-cell table:formula="of:=ABS(([.F62]-[.G62])/[.G62])" office:value-type="float" office:value="1.60653430548939" calcext:value-type="float">
            <text:p>1.60653430548939</text:p>
          </table:table-cell>
          <table:table-cell table:formula="of:=ABS((0-[.G62])/[.G62])" office:value-type="float" office:value="1" calcext:value-type="float">
            <text:p>1</text:p>
          </table:table-cell>
          <table:table-cell table:formula="of:=ATAN([.I62])" office:value-type="float" office:value="1.41045370493912" calcext:value-type="float">
            <text:p>1.41045370493912</text:p>
          </table:table-cell>
          <table:table-cell table:formula="of:=ATAN([.J62])" office:value-type="float" office:value="1.01402711388866" calcext:value-type="float">
            <text:p>1.01402711388866</text:p>
          </table:table-cell>
          <table:table-cell table:formula="of:=ATAN([.K6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5643" calcext:value-type="float">
            <text:p>0.15643</text:p>
          </table:table-cell>
          <table:table-cell table:formula="of:=AVERAGE([.C59:.C63])" office:value-type="float" office:value="1.72232279603632" calcext:value-type="float">
            <text:p>1.72232279603632</text:p>
          </table:table-cell>
          <table:table-cell table:formula="of:=AVERAGE([.D59:.D63])" office:value-type="float" office:value="0.023730094" calcext:value-type="float">
            <text:p>0.023730094</text:p>
          </table:table-cell>
          <table:table-cell table:formula="of:=[.E68]" office:value-type="float" office:value="0.222654694117536" calcext:value-type="float">
            <text:p>0.222654694117536</text:p>
          </table:table-cell>
          <table:table-cell table:formula="of:=[.F68]" office:value-type="float" office:value="0.41326068" calcext:value-type="float">
            <text:p>0.41326068</text:p>
          </table:table-cell>
          <table:table-cell table:formula="of:=ABS(([.E63]-[.G63])/[.G63])" office:value-type="float" office:value="6.73539854105718" calcext:value-type="float">
            <text:p>6.73539854105718</text:p>
          </table:table-cell>
          <table:table-cell table:formula="of:=ABS(([.F63]-[.G63])/[.G63])" office:value-type="float" office:value="0.893421990971036" calcext:value-type="float">
            <text:p>0.893421990971036</text:p>
          </table:table-cell>
          <table:table-cell table:formula="of:=ABS((0-[.G63])/[.G63])" office:value-type="float" office:value="1" calcext:value-type="float">
            <text:p>1</text:p>
          </table:table-cell>
          <table:table-cell table:formula="of:=ATAN([.I63])" office:value-type="float" office:value="1.42340371784956" calcext:value-type="float">
            <text:p>1.42340371784956</text:p>
          </table:table-cell>
          <table:table-cell table:formula="of:=ATAN([.J63])" office:value-type="float" office:value="0.729168932748965" calcext:value-type="float">
            <text:p>0.729168932748965</text:p>
          </table:table-cell>
          <table:table-cell table:formula="of:=ATAN([.K6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15033" calcext:value-type="float">
            <text:p>0.615033</text:p>
          </table:table-cell>
          <table:table-cell table:formula="of:=AVERAGE([.C60:.C64])" office:value-type="float" office:value="1.72232279603632" calcext:value-type="float">
            <text:p>1.72232279603632</text:p>
          </table:table-cell>
          <table:table-cell table:formula="of:=AVERAGE([.D60:.D64])" office:value-type="float" office:value="0.129849654" calcext:value-type="float">
            <text:p>0.129849654</text:p>
          </table:table-cell>
          <table:table-cell table:formula="of:=[.E69]" office:value-type="float" office:value="0.222654694117536" calcext:value-type="float">
            <text:p>0.222654694117536</text:p>
          </table:table-cell>
          <table:table-cell table:formula="of:=[.F69]" office:value-type="float" office:value="0.09085968" calcext:value-type="float">
            <text:p>0.09085968</text:p>
          </table:table-cell>
          <table:table-cell table:formula="of:=ABS(([.E64]-[.G64])/[.G64])" office:value-type="float" office:value="6.73539854105718" calcext:value-type="float">
            <text:p>6.73539854105718</text:p>
          </table:table-cell>
          <table:table-cell table:formula="of:=ABS(([.F64]-[.G64])/[.G64])" office:value-type="float" office:value="0.416811513834716" calcext:value-type="float">
            <text:p>0.416811513834716</text:p>
          </table:table-cell>
          <table:table-cell table:formula="of:=ABS((0-[.G64])/[.G64])" office:value-type="float" office:value="1" calcext:value-type="float">
            <text:p>1</text:p>
          </table:table-cell>
          <table:table-cell table:formula="of:=ATAN([.I64])" office:value-type="float" office:value="1.42340371784956" calcext:value-type="float">
            <text:p>1.42340371784956</text:p>
          </table:table-cell>
          <table:table-cell table:formula="of:=ATAN([.J64])" office:value-type="float" office:value="0.394914533424764" calcext:value-type="float">
            <text:p>0.394914533424764</text:p>
          </table:table-cell>
          <table:table-cell table:formula="of:=ATAN([.K6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512678" calcext:value-type="float">
            <text:p>0.512678</text:p>
          </table:table-cell>
          <table:table-cell table:formula="of:=AVERAGE([.C61:.C65])" office:value-type="float" office:value="1.72232279603632" calcext:value-type="float">
            <text:p>1.72232279603632</text:p>
          </table:table-cell>
          <table:table-cell table:formula="of:=AVERAGE([.D61:.D65])" office:value-type="float" office:value="0.431864254" calcext:value-type="float">
            <text:p>0.431864254</text:p>
          </table:table-cell>
          <table:table-cell table:formula="of:=[.E70]" office:value-type="float" office:value="0.222654694117536" calcext:value-type="float">
            <text:p>0.222654694117536</text:p>
          </table:table-cell>
          <table:table-cell table:formula="of:=[.F70]" office:value-type="float" office:value="0.14238468" calcext:value-type="float">
            <text:p>0.14238468</text:p>
          </table:table-cell>
          <table:table-cell table:formula="of:=ABS(([.E65]-[.G65])/[.G65])" office:value-type="float" office:value="6.73539854105718" calcext:value-type="float">
            <text:p>6.73539854105718</text:p>
          </table:table-cell>
          <table:table-cell table:formula="of:=ABS(([.F65]-[.G65])/[.G65])" office:value-type="float" office:value="0.939614413752382" calcext:value-type="float">
            <text:p>0.939614413752382</text:p>
          </table:table-cell>
          <table:table-cell table:formula="of:=ABS((0-[.G65])/[.G65])" office:value-type="float" office:value="1" calcext:value-type="float">
            <text:p>1</text:p>
          </table:table-cell>
          <table:table-cell table:formula="of:=ATAN([.I65])" office:value-type="float" office:value="1.42340371784956" calcext:value-type="float">
            <text:p>1.42340371784956</text:p>
          </table:table-cell>
          <table:table-cell table:formula="of:=ATAN([.J65])" office:value-type="float" office:value="0.754275437363389" calcext:value-type="float">
            <text:p>0.754275437363389</text:p>
          </table:table-cell>
          <table:table-cell table:formula="of:=ATAN([.K6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685208" calcext:value-type="float">
            <text:p>0.685208</text:p>
          </table:table-cell>
          <table:table-cell table:formula="of:=AVERAGE([.C62:.C66])" office:value-type="float" office:value="1.72232279603632" calcext:value-type="float">
            <text:p>1.72232279603632</text:p>
          </table:table-cell>
          <table:table-cell table:formula="of:=AVERAGE([.D62:.D66])" office:value-type="float" office:value="0.570411" calcext:value-type="float">
            <text:p>0.570411</text:p>
          </table:table-cell>
          <table:table-cell table:formula="of:=[.E71]" office:value-type="float" office:value="0.222654694117536" calcext:value-type="float">
            <text:p>0.222654694117536</text:p>
          </table:table-cell>
          <table:table-cell table:formula="of:=[.F71]" office:value-type="float" office:value="-0.15312132" calcext:value-type="float">
            <text:p>-0.15312132</text:p>
          </table:table-cell>
          <table:table-cell table:formula="of:=ABS(([.E66]-[.G66])/[.G66])" office:value-type="float" office:value="6.73539854105718" calcext:value-type="float">
            <text:p>6.73539854105718</text:p>
          </table:table-cell>
          <table:table-cell table:formula="of:=ABS(([.F66]-[.G66])/[.G66])" office:value-type="float" office:value="1.5618637965876" calcext:value-type="float">
            <text:p>1.5618637965876</text:p>
          </table:table-cell>
          <table:table-cell table:formula="of:=ABS((0-[.G66])/[.G66])" office:value-type="float" office:value="1" calcext:value-type="float">
            <text:p>1</text:p>
          </table:table-cell>
          <table:table-cell table:formula="of:=ATAN([.I66])" office:value-type="float" office:value="1.42340371784956" calcext:value-type="float">
            <text:p>1.42340371784956</text:p>
          </table:table-cell>
          <table:table-cell table:formula="of:=ATAN([.J66])" office:value-type="float" office:value="1.00129821500117" calcext:value-type="float">
            <text:p>1.00129821500117</text:p>
          </table:table-cell>
          <table:table-cell table:formula="of:=ATAN([.K6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74170981327296" calcext:value-type="float">
            <text:p>1.74170981327296</text:p>
          </table:table-cell>
          <table:table-cell office:value-type="float" office:value="0.0510794" calcext:value-type="float">
            <text:p>0.0510794</text:p>
          </table:table-cell>
          <table:table-cell table:formula="of:=AVERAGE([.C63:.C67])" office:value-type="float" office:value="-0.451658037345408" calcext:value-type="float">
            <text:p>-0.451658037345408</text:p>
          </table:table-cell>
          <table:table-cell table:formula="of:=AVERAGE([.D63:.D67])" office:value-type="float" office:value="0.40408568" calcext:value-type="float">
            <text:p>0.40408568</text:p>
          </table:table-cell>
          <table:table-cell table:formula="of:=[.E72]" office:value-type="float" office:value="0.346328417101282" calcext:value-type="float">
            <text:p>0.346328417101282</text:p>
          </table:table-cell>
          <table:table-cell table:formula="of:=[.F72]" office:value-type="float" office:value="-0.0191182" calcext:value-type="float">
            <text:p>-0.0191182</text:p>
          </table:table-cell>
          <table:table-cell table:formula="of:=ABS(([.E67]-[.G67])/[.G67])" office:value-type="float" office:value="2.30413219084278" calcext:value-type="float">
            <text:p>2.30413219084278</text:p>
          </table:table-cell>
          <table:table-cell table:formula="of:=ABS(([.F67]-[.G67])/[.G67])" office:value-type="float" office:value="0.166770210143707" calcext:value-type="float">
            <text:p>0.166770210143707</text:p>
          </table:table-cell>
          <table:table-cell table:formula="of:=ABS((0-[.G67])/[.G67])" office:value-type="float" office:value="1" calcext:value-type="float">
            <text:p>1</text:p>
          </table:table-cell>
          <table:table-cell table:formula="of:=ATAN([.I67])" office:value-type="float" office:value="1.16132494110709" calcext:value-type="float">
            <text:p>1.16132494110709</text:p>
          </table:table-cell>
          <table:table-cell table:formula="of:=ATAN([.J67])" office:value-type="float" office:value="0.16524942072741" calcext:value-type="float">
            <text:p>0.16524942072741</text:p>
          </table:table-cell>
          <table:table-cell table:formula="of:=ATAN([.K6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37156365731472" calcext:value-type="float">
            <text:p>2.37156365731472</text:p>
          </table:table-cell>
          <table:table-cell office:value-type="float" office:value="0.202305" calcext:value-type="float">
            <text:p>0.202305</text:p>
          </table:table-cell>
          <table:table-cell table:formula="of:=AVERAGE([.C64:.C68])" office:value-type="float" office:value="0.222654694117536" calcext:value-type="float">
            <text:p>0.222654694117536</text:p>
          </table:table-cell>
          <table:table-cell table:formula="of:=AVERAGE([.D64:.D68])" office:value-type="float" office:value="0.41326068" calcext:value-type="float">
            <text:p>0.41326068</text:p>
          </table:table-cell>
          <table:table-cell table:formula="of:=[.E73]" office:value-type="float" office:value="-0.0868318454949691" calcext:value-type="float">
            <text:p>-0.086831845494969</text:p>
          </table:table-cell>
          <table:table-cell table:formula="of:=[.F73]" office:value-type="float" office:value="-0.04513054" calcext:value-type="float">
            <text:p>-0.04513054</text:p>
          </table:table-cell>
          <table:table-cell table:formula="of:=ABS(([.E68]-[.G68])/[.G68])" office:value-type="float" office:value="3.56420548070046" calcext:value-type="float">
            <text:p>3.56420548070046</text:p>
          </table:table-cell>
          <table:table-cell table:formula="of:=ABS(([.F68]-[.G68])/[.G68])" office:value-type="float" office:value="5.759321624967" calcext:value-type="float">
            <text:p>5.759321624967</text:p>
          </table:table-cell>
          <table:table-cell table:formula="of:=ABS((0-[.G68])/[.G68])" office:value-type="float" office:value="1" calcext:value-type="float">
            <text:p>1</text:p>
          </table:table-cell>
          <table:table-cell table:formula="of:=ATAN([.I68])" office:value-type="float" office:value="1.29726151623879" calcext:value-type="float">
            <text:p>1.29726151623879</text:p>
          </table:table-cell>
          <table:table-cell table:formula="of:=ATAN([.J68])" office:value-type="float" office:value="1.39887874470223" calcext:value-type="float">
            <text:p>1.39887874470223</text:p>
          </table:table-cell>
          <table:table-cell table:formula="of:=ATAN([.K6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6972" calcext:value-type="float">
            <text:p>-0.996972</text:p>
          </table:table-cell>
          <table:table-cell table:formula="of:=AVERAGE([.C65:.C69])" office:value-type="float" office:value="0.222654694117536" calcext:value-type="float">
            <text:p>0.222654694117536</text:p>
          </table:table-cell>
          <table:table-cell table:formula="of:=AVERAGE([.D65:.D69])" office:value-type="float" office:value="0.09085968" calcext:value-type="float">
            <text:p>0.09085968</text:p>
          </table:table-cell>
          <table:table-cell table:formula="of:=[.E74]" office:value-type="float" office:value="-0.0868318454949691" calcext:value-type="float">
            <text:p>-0.086831845494969</text:p>
          </table:table-cell>
          <table:table-cell table:formula="of:=[.F74]" office:value-type="float" office:value="0.04117426" calcext:value-type="float">
            <text:p>0.04117426</text:p>
          </table:table-cell>
          <table:table-cell table:formula="of:=ABS(([.E69]-[.G69])/[.G69])" office:value-type="float" office:value="3.56420548070047" calcext:value-type="float">
            <text:p>3.56420548070047</text:p>
          </table:table-cell>
          <table:table-cell table:formula="of:=ABS(([.F69]-[.G69])/[.G69])" office:value-type="float" office:value="2.04638660484608" calcext:value-type="float">
            <text:p>2.04638660484608</text:p>
          </table:table-cell>
          <table:table-cell table:formula="of:=ABS((0-[.G69])/[.G69])" office:value-type="float" office:value="1" calcext:value-type="float">
            <text:p>1</text:p>
          </table:table-cell>
          <table:table-cell table:formula="of:=ATAN([.I69])" office:value-type="float" office:value="1.29726151623879" calcext:value-type="float">
            <text:p>1.29726151623879</text:p>
          </table:table-cell>
          <table:table-cell table:formula="of:=ATAN([.J69])" office:value-type="float" office:value="1.11625678529148" calcext:value-type="float">
            <text:p>1.11625678529148</text:p>
          </table:table-cell>
          <table:table-cell table:formula="of:=ATAN([.K6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770303" calcext:value-type="float">
            <text:p>0.770303</text:p>
          </table:table-cell>
          <table:table-cell table:formula="of:=AVERAGE([.C66:.C70])" office:value-type="float" office:value="0.222654694117536" calcext:value-type="float">
            <text:p>0.222654694117536</text:p>
          </table:table-cell>
          <table:table-cell table:formula="of:=AVERAGE([.D66:.D70])" office:value-type="float" office:value="0.14238468" calcext:value-type="float">
            <text:p>0.14238468</text:p>
          </table:table-cell>
          <table:table-cell table:formula="of:=[.E75]" office:value-type="float" office:value="1.45338143783586" calcext:value-type="float">
            <text:p>1.45338143783586</text:p>
          </table:table-cell>
          <table:table-cell table:formula="of:=[.F75]" office:value-type="float" office:value="-0.17537714" calcext:value-type="float">
            <text:p>-0.17537714</text:p>
          </table:table-cell>
          <table:table-cell table:formula="of:=ABS(([.E70]-[.G70])/[.G70])" office:value-type="float" office:value="0.846802299574517" calcext:value-type="float">
            <text:p>0.846802299574517</text:p>
          </table:table-cell>
          <table:table-cell table:formula="of:=ABS(([.F70]-[.G70])/[.G70])" office:value-type="float" office:value="0.902032132588664" calcext:value-type="float">
            <text:p>0.902032132588664</text:p>
          </table:table-cell>
          <table:table-cell table:formula="of:=ABS((0-[.G70])/[.G70])" office:value-type="float" office:value="1" calcext:value-type="float">
            <text:p>1</text:p>
          </table:table-cell>
          <table:table-cell table:formula="of:=ATAN([.I70])" office:value-type="float" office:value="0.702634702518018" calcext:value-type="float">
            <text:p>0.702634702518018</text:p>
          </table:table-cell>
          <table:table-cell table:formula="of:=ATAN([.J70])" office:value-type="float" office:value="0.733936693187806" calcext:value-type="float">
            <text:p>0.733936693187806</text:p>
          </table:table-cell>
          <table:table-cell table:formula="of:=ATAN([.K7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92322" calcext:value-type="float">
            <text:p>-0.792322</text:p>
          </table:table-cell>
          <table:table-cell table:formula="of:=AVERAGE([.C67:.C71])" office:value-type="float" office:value="0.222654694117536" calcext:value-type="float">
            <text:p>0.222654694117536</text:p>
          </table:table-cell>
          <table:table-cell table:formula="of:=AVERAGE([.D67:.D71])" office:value-type="float" office:value="-0.15312132" calcext:value-type="float">
            <text:p>-0.15312132</text:p>
          </table:table-cell>
          <table:table-cell table:formula="of:=[.E76]" office:value-type="float" office:value="1.45338143783586" calcext:value-type="float">
            <text:p>1.45338143783586</text:p>
          </table:table-cell>
          <table:table-cell table:formula="of:=[.F76]" office:value-type="float" office:value="0.07654026" calcext:value-type="float">
            <text:p>0.07654026</text:p>
          </table:table-cell>
          <table:table-cell table:formula="of:=ABS(([.E71]-[.G71])/[.G71])" office:value-type="float" office:value="0.846802299574517" calcext:value-type="float">
            <text:p>0.846802299574517</text:p>
          </table:table-cell>
          <table:table-cell table:formula="of:=ABS(([.F71]-[.G71])/[.G71])" office:value-type="float" office:value="1.10535521922449" calcext:value-type="float">
            <text:p>1.10535521922449</text:p>
          </table:table-cell>
          <table:table-cell table:formula="of:=ABS((0-[.G71])/[.G71])" office:value-type="float" office:value="1" calcext:value-type="float">
            <text:p>1</text:p>
          </table:table-cell>
          <table:table-cell table:formula="of:=ATAN([.I71])" office:value-type="float" office:value="0.702634702518018" calcext:value-type="float">
            <text:p>0.702634702518018</text:p>
          </table:table-cell>
          <table:table-cell table:formula="of:=ATAN([.J71])" office:value-type="float" office:value="0.835397996298857" calcext:value-type="float">
            <text:p>0.835397996298857</text:p>
          </table:table-cell>
          <table:table-cell table:formula="of:=ATAN([.K7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2.36007842819169" calcext:value-type="float">
            <text:p>2.36007842819169</text:p>
          </table:table-cell>
          <table:table-cell office:value-type="float" office:value="0.721095" calcext:value-type="float">
            <text:p>0.721095</text:p>
          </table:table-cell>
          <table:table-cell table:formula="of:=AVERAGE([.C68:.C72])" office:value-type="float" office:value="0.346328417101282" calcext:value-type="float">
            <text:p>0.346328417101282</text:p>
          </table:table-cell>
          <table:table-cell table:formula="of:=AVERAGE([.D68:.D72])" office:value-type="float" office:value="-0.0191182" calcext:value-type="float">
            <text:p>-0.0191182</text:p>
          </table:table-cell>
          <table:table-cell table:formula="of:=[.E77]" office:value-type="float" office:value="0.781365752197521" calcext:value-type="float">
            <text:p>0.781365752197521</text:p>
          </table:table-cell>
          <table:table-cell table:formula="of:=[.F77]" office:value-type="float" office:value="-0.02562054" calcext:value-type="float">
            <text:p>-0.02562054</text:p>
          </table:table-cell>
          <table:table-cell table:formula="of:=ABS(([.E72]-[.G72])/[.G72])" office:value-type="float" office:value="0.556765297010697" calcext:value-type="float">
            <text:p>0.556765297010697</text:p>
          </table:table-cell>
          <table:table-cell table:formula="of:=ABS(([.F72]-[.G72])/[.G72])" office:value-type="float" office:value="1.02446767080107" calcext:value-type="float">
            <text:p>1.02446767080107</text:p>
          </table:table-cell>
          <table:table-cell table:formula="of:=ABS((0-[.G72])/[.G72])" office:value-type="float" office:value="1" calcext:value-type="float">
            <text:p>1</text:p>
          </table:table-cell>
          <table:table-cell table:formula="of:=ATAN([.I72])" office:value-type="float" office:value="0.508022454690813" calcext:value-type="float">
            <text:p>0.508022454690813</text:p>
          </table:table-cell>
          <table:table-cell table:formula="of:=ATAN([.J72])" office:value-type="float" office:value="0.797483552519983" calcext:value-type="float">
            <text:p>0.797483552519983</text:p>
          </table:table-cell>
          <table:table-cell table:formula="of:=ATAN([.K7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205762344333464" calcext:value-type="float">
            <text:p>0.205762344333464</text:p>
          </table:table-cell>
          <table:table-cell office:value-type="float" office:value="0.0722433" calcext:value-type="float">
            <text:p>0.0722433</text:p>
          </table:table-cell>
          <table:table-cell table:formula="of:=AVERAGE([.C69:.C73])" office:value-type="float" office:value="-0.0868318454949691" calcext:value-type="float">
            <text:p>-0.086831845494969</text:p>
          </table:table-cell>
          <table:table-cell table:formula="of:=AVERAGE([.D69:.D73])" office:value-type="float" office:value="-0.04513054" calcext:value-type="float">
            <text:p>-0.04513054</text:p>
          </table:table-cell>
          <table:table-cell table:formula="of:=[.E78]" office:value-type="float" office:value="0.540213283330828" calcext:value-type="float">
            <text:p>0.540213283330828</text:p>
          </table:table-cell>
          <table:table-cell table:formula="of:=[.F78]" office:value-type="float" office:value="-0.03155834" calcext:value-type="float">
            <text:p>-0.03155834</text:p>
          </table:table-cell>
          <table:table-cell table:formula="of:=ABS(([.E73]-[.G73])/[.G73])" office:value-type="float" office:value="1.16073622803124" calcext:value-type="float">
            <text:p>1.16073622803124</text:p>
          </table:table-cell>
          <table:table-cell table:formula="of:=ABS(([.F73]-[.G73])/[.G73])" office:value-type="float" office:value="1.0835420775323" calcext:value-type="float">
            <text:p>1.0835420775323</text:p>
          </table:table-cell>
          <table:table-cell table:formula="of:=ABS((0-[.G73])/[.G73])" office:value-type="float" office:value="1" calcext:value-type="float">
            <text:p>1</text:p>
          </table:table-cell>
          <table:table-cell table:formula="of:=ATAN([.I73])" office:value-type="float" office:value="0.859650963012533" calcext:value-type="float">
            <text:p>0.859650963012533</text:p>
          </table:table-cell>
          <table:table-cell table:formula="of:=ATAN([.J73])" office:value-type="float" office:value="0.825472876199872" calcext:value-type="float">
            <text:p>0.825472876199872</text:p>
          </table:table-cell>
          <table:table-cell table:formula="of:=ATAN([.K7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65448" calcext:value-type="float">
            <text:p>-0.565448</text:p>
          </table:table-cell>
          <table:table-cell table:formula="of:=AVERAGE([.C70:.C74])" office:value-type="float" office:value="-0.0868318454949691" calcext:value-type="float">
            <text:p>-0.086831845494969</text:p>
          </table:table-cell>
          <table:table-cell table:formula="of:=AVERAGE([.D70:.D74])" office:value-type="float" office:value="0.04117426" calcext:value-type="float">
            <text:p>0.04117426</text:p>
          </table:table-cell>
          <table:table-cell table:formula="of:=[.E79]" office:value-type="float" office:value="0.540213283330828" calcext:value-type="float">
            <text:p>0.540213283330828</text:p>
          </table:table-cell>
          <table:table-cell table:formula="of:=[.F79]" office:value-type="float" office:value="0.14287806" calcext:value-type="float">
            <text:p>0.14287806</text:p>
          </table:table-cell>
          <table:table-cell table:formula="of:=ABS(([.E74]-[.G74])/[.G74])" office:value-type="float" office:value="1.16073622803124" calcext:value-type="float">
            <text:p>1.16073622803124</text:p>
          </table:table-cell>
          <table:table-cell table:formula="of:=ABS(([.F74]-[.G74])/[.G74])" office:value-type="float" office:value="0.923781474335231" calcext:value-type="float">
            <text:p>0.923781474335231</text:p>
          </table:table-cell>
          <table:table-cell table:formula="of:=ABS((0-[.G74])/[.G74])" office:value-type="float" office:value="1" calcext:value-type="float">
            <text:p>1</text:p>
          </table:table-cell>
          <table:table-cell table:formula="of:=ATAN([.I74])" office:value-type="float" office:value="0.859650963012533" calcext:value-type="float">
            <text:p>0.859650963012533</text:p>
          </table:table-cell>
          <table:table-cell table:formula="of:=ATAN([.J74])" office:value-type="float" office:value="0.745799755380993" calcext:value-type="float">
            <text:p>0.745799755380993</text:p>
          </table:table-cell>
          <table:table-cell table:formula="of:=ATAN([.K7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6.70106641665414" calcext:value-type="float">
            <text:p>6.70106641665414</text:p>
          </table:table-cell>
          <table:table-cell office:value-type="float" office:value="-0.312454" calcext:value-type="float">
            <text:p>-0.312454</text:p>
          </table:table-cell>
          <table:table-cell table:formula="of:=AVERAGE([.C71:.C75])" office:value-type="float" office:value="1.45338143783586" calcext:value-type="float">
            <text:p>1.45338143783586</text:p>
          </table:table-cell>
          <table:table-cell table:formula="of:=AVERAGE([.D71:.D75])" office:value-type="float" office:value="-0.17537714" calcext:value-type="float">
            <text:p>-0.17537714</text:p>
          </table:table-cell>
          <table:table-cell table:formula="of:=[.E80]" office:value-type="float" office:value="-1" calcext:value-type="float">
            <text:p>-1</text:p>
          </table:table-cell>
          <table:table-cell table:formula="of:=[.F80]" office:value-type="float" office:value="0.51879686" calcext:value-type="float">
            <text:p>0.51879686</text:p>
          </table:table-cell>
          <table:table-cell table:formula="of:=ABS(([.E75]-[.G75])/[.G75])" office:value-type="float" office:value="2.45338143783586" calcext:value-type="float">
            <text:p>2.45338143783586</text:p>
          </table:table-cell>
          <table:table-cell table:formula="of:=ABS(([.F75]-[.G75])/[.G75])" office:value-type="float" office:value="0.82462286" calcext:value-type="float">
            <text:p>0.82462286</text:p>
          </table:table-cell>
          <table:table-cell table:formula="of:=ABS((0-[.G75])/[.G75])" office:value-type="float" office:value="1" calcext:value-type="float">
            <text:p>1</text:p>
          </table:table-cell>
          <table:table-cell table:formula="of:=ATAN([.I75])" office:value-type="float" office:value="1.1837548404416" calcext:value-type="float">
            <text:p>1.1837548404416</text:p>
          </table:table-cell>
          <table:table-cell table:formula="of:=ATAN([.J75])" office:value-type="float" office:value="0.689575598573425" calcext:value-type="float">
            <text:p>0.689575598573425</text:p>
          </table:table-cell>
          <table:table-cell table:formula="of:=ATAN([.K7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467265" calcext:value-type="float">
            <text:p>0.467265</text:p>
          </table:table-cell>
          <table:table-cell table:formula="of:=AVERAGE([.C72:.C76])" office:value-type="float" office:value="1.45338143783586" calcext:value-type="float">
            <text:p>1.45338143783586</text:p>
          </table:table-cell>
          <table:table-cell table:formula="of:=AVERAGE([.D72:.D76])" office:value-type="float" office:value="0.07654026" calcext:value-type="float">
            <text:p>0.07654026</text:p>
          </table:table-cell>
          <table:table-cell table:formula="of:=[.E81]" office:value-type="float" office:value="-1" calcext:value-type="float">
            <text:p>-1</text:p>
          </table:table-cell>
          <table:table-cell table:formula="of:=[.F81]" office:value-type="float" office:value="0.23349086" calcext:value-type="float">
            <text:p>0.23349086</text:p>
          </table:table-cell>
          <table:table-cell table:formula="of:=ABS(([.E76]-[.G76])/[.G76])" office:value-type="float" office:value="2.45338143783586" calcext:value-type="float">
            <text:p>2.45338143783586</text:p>
          </table:table-cell>
          <table:table-cell table:formula="of:=ABS(([.F76]-[.G76])/[.G76])" office:value-type="float" office:value="1.07654026" calcext:value-type="float">
            <text:p>1.07654026</text:p>
          </table:table-cell>
          <table:table-cell table:formula="of:=ABS((0-[.G76])/[.G76])" office:value-type="float" office:value="1" calcext:value-type="float">
            <text:p>1</text:p>
          </table:table-cell>
          <table:table-cell table:formula="of:=ATAN([.I76])" office:value-type="float" office:value="1.1837548404416" calcext:value-type="float">
            <text:p>1.1837548404416</text:p>
          </table:table-cell>
          <table:table-cell table:formula="of:=ATAN([.J76])" office:value-type="float" office:value="0.822240995953225" calcext:value-type="float">
            <text:p>0.822240995953225</text:p>
          </table:table-cell>
          <table:table-cell table:formula="of:=ATAN([.K7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210291" calcext:value-type="float">
            <text:p>0.210291</text:p>
          </table:table-cell>
          <table:table-cell table:formula="of:=AVERAGE([.C73:.C77])" office:value-type="float" office:value="0.781365752197521" calcext:value-type="float">
            <text:p>0.781365752197521</text:p>
          </table:table-cell>
          <table:table-cell table:formula="of:=AVERAGE([.D73:.D77])" office:value-type="float" office:value="-0.02562054" calcext:value-type="float">
            <text:p>-0.02562054</text:p>
          </table:table-cell>
          <table:table-cell table:formula="of:=[.E82]" office:value-type="float" office:value="1.38136513863366" calcext:value-type="float">
            <text:p>1.38136513863366</text:p>
          </table:table-cell>
          <table:table-cell table:formula="of:=[.F82]" office:value-type="float" office:value="0.44317666" calcext:value-type="float">
            <text:p>0.44317666</text:p>
          </table:table-cell>
          <table:table-cell table:formula="of:=ABS(([.E77]-[.G77])/[.G77])" office:value-type="float" office:value="0.43435248918299" calcext:value-type="float">
            <text:p>0.43435248918299</text:p>
          </table:table-cell>
          <table:table-cell table:formula="of:=ABS(([.F77]-[.G77])/[.G77])" office:value-type="float" office:value="1.0185472611719" calcext:value-type="float">
            <text:p>1.0185472611719</text:p>
          </table:table-cell>
          <table:table-cell table:formula="of:=ABS((0-[.G77])/[.G77])" office:value-type="float" office:value="1" calcext:value-type="float">
            <text:p>1</text:p>
          </table:table-cell>
          <table:table-cell table:formula="of:=ATAN([.I77])" office:value-type="float" office:value="0.409765545622997" calcext:value-type="float">
            <text:p>0.409765545622997</text:p>
          </table:table-cell>
          <table:table-cell table:formula="of:=ATAN([.J77])" office:value-type="float" office:value="0.794586325394666" calcext:value-type="float">
            <text:p>0.794586325394666</text:p>
          </table:table-cell>
          <table:table-cell table:formula="of:=ATAN([.K7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425543" calcext:value-type="float">
            <text:p>0.0425543</text:p>
          </table:table-cell>
          <table:table-cell table:formula="of:=AVERAGE([.C74:.C78])" office:value-type="float" office:value="0.540213283330828" calcext:value-type="float">
            <text:p>0.540213283330828</text:p>
          </table:table-cell>
          <table:table-cell table:formula="of:=AVERAGE([.D74:.D78])" office:value-type="float" office:value="-0.03155834" calcext:value-type="float">
            <text:p>-0.03155834</text:p>
          </table:table-cell>
          <table:table-cell table:formula="of:=[.E83]" office:value-type="float" office:value="1.89529917460811" calcext:value-type="float">
            <text:p>1.89529917460811</text:p>
          </table:table-cell>
          <table:table-cell table:formula="of:=[.F83]" office:value-type="float" office:value="0.5588378" calcext:value-type="float">
            <text:p>0.5588378</text:p>
          </table:table-cell>
          <table:table-cell table:formula="of:=ABS(([.E78]-[.G78])/[.G78])" office:value-type="float" office:value="0.714972026280481" calcext:value-type="float">
            <text:p>0.714972026280481</text:p>
          </table:table-cell>
          <table:table-cell table:formula="of:=ABS(([.F78]-[.G78])/[.G78])" office:value-type="float" office:value="1.01665084880677" calcext:value-type="float">
            <text:p>1.01665084880677</text:p>
          </table:table-cell>
          <table:table-cell table:formula="of:=ABS((0-[.G78])/[.G78])" office:value-type="float" office:value="1" calcext:value-type="float">
            <text:p>1</text:p>
          </table:table-cell>
          <table:table-cell table:formula="of:=ATAN([.I78])" office:value-type="float" office:value="0.620703788316201" calcext:value-type="float">
            <text:p>0.620703788316201</text:p>
          </table:table-cell>
          <table:table-cell table:formula="of:=ATAN([.J78])" office:value-type="float" office:value="0.79365465978283" calcext:value-type="float">
            <text:p>0.79365465978283</text:p>
          </table:table-cell>
          <table:table-cell table:formula="of:=ATAN([.K7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306734" calcext:value-type="float">
            <text:p>0.306734</text:p>
          </table:table-cell>
          <table:table-cell table:formula="of:=AVERAGE([.C75:.C79])" office:value-type="float" office:value="0.540213283330828" calcext:value-type="float">
            <text:p>0.540213283330828</text:p>
          </table:table-cell>
          <table:table-cell table:formula="of:=AVERAGE([.D75:.D79])" office:value-type="float" office:value="0.14287806" calcext:value-type="float">
            <text:p>0.14287806</text:p>
          </table:table-cell>
          <table:table-cell table:formula="of:=[.E84]" office:value-type="float" office:value="1.89529917460811" calcext:value-type="float">
            <text:p>1.89529917460811</text:p>
          </table:table-cell>
          <table:table-cell table:formula="of:=[.F84]" office:value-type="float" office:value="0.3658518" calcext:value-type="float">
            <text:p>0.3658518</text:p>
          </table:table-cell>
          <table:table-cell table:formula="of:=ABS(([.E79]-[.G79])/[.G79])" office:value-type="float" office:value="0.714972026280481" calcext:value-type="float">
            <text:p>0.714972026280481</text:p>
          </table:table-cell>
          <table:table-cell table:formula="of:=ABS(([.F79]-[.G79])/[.G79])" office:value-type="float" office:value="0.924614508403644" calcext:value-type="float">
            <text:p>0.924614508403644</text:p>
          </table:table-cell>
          <table:table-cell table:formula="of:=ABS((0-[.G79])/[.G79])" office:value-type="float" office:value="1" calcext:value-type="float">
            <text:p>1</text:p>
          </table:table-cell>
          <table:table-cell table:formula="of:=ATAN([.I79])" office:value-type="float" office:value="0.620703788316201" calcext:value-type="float">
            <text:p>0.620703788316201</text:p>
          </table:table-cell>
          <table:table-cell table:formula="of:=ATAN([.J79])" office:value-type="float" office:value="0.746249038188346" calcext:value-type="float">
            <text:p>0.746249038188346</text:p>
          </table:table-cell>
          <table:table-cell table:formula="of:=ATAN([.K7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56714" calcext:value-type="float">
            <text:p>1.56714</text:p>
          </table:table-cell>
          <table:table-cell table:formula="of:=AVERAGE([.C76:.C80])" office:value-type="float" office:value="-1" calcext:value-type="float">
            <text:p>-1</text:p>
          </table:table-cell>
          <table:table-cell table:formula="of:=AVERAGE([.D76:.D80])" office:value-type="float" office:value="0.51879686" calcext:value-type="float">
            <text:p>0.51879686</text:p>
          </table:table-cell>
          <table:table-cell table:formula="of:=[.E85]" office:value-type="float" office:value="1.89529917460811" calcext:value-type="float">
            <text:p>1.89529917460811</text:p>
          </table:table-cell>
          <table:table-cell table:formula="of:=[.F85]" office:value-type="float" office:value="-0.0770809999999999" calcext:value-type="float">
            <text:p>-0.077081</text:p>
          </table:table-cell>
          <table:table-cell table:formula="of:=ABS(([.E80]-[.G80])/[.G80])" office:value-type="float" office:value="1.52762118688031" calcext:value-type="float">
            <text:p>1.52762118688031</text:p>
          </table:table-cell>
          <table:table-cell table:formula="of:=ABS(([.F80]-[.G80])/[.G80])" office:value-type="float" office:value="0.726271784977023" calcext:value-type="float">
            <text:p>0.726271784977023</text:p>
          </table:table-cell>
          <table:table-cell table:formula="of:=ABS((0-[.G80])/[.G80])" office:value-type="float" office:value="1" calcext:value-type="float">
            <text:p>1</text:p>
          </table:table-cell>
          <table:table-cell table:formula="of:=ATAN([.I80])" office:value-type="float" office:value="0.991185371733939" calcext:value-type="float">
            <text:p>0.991185371733939</text:p>
          </table:table-cell>
          <table:table-cell table:formula="of:=ATAN([.J80])" office:value-type="float" office:value="0.628141304290026" calcext:value-type="float">
            <text:p>0.628141304290026</text:p>
          </table:table-cell>
          <table:table-cell table:formula="of:=ATAN([.K8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59265" calcext:value-type="float">
            <text:p>-0.959265</text:p>
          </table:table-cell>
          <table:table-cell table:formula="of:=AVERAGE([.C77:.C81])" office:value-type="float" office:value="-1" calcext:value-type="float">
            <text:p>-1</text:p>
          </table:table-cell>
          <table:table-cell table:formula="of:=AVERAGE([.D77:.D81])" office:value-type="float" office:value="0.23349086" calcext:value-type="float">
            <text:p>0.23349086</text:p>
          </table:table-cell>
          <table:table-cell table:formula="of:=[.E86]" office:value-type="float" office:value="2.17996688443777" calcext:value-type="float">
            <text:p>2.17996688443777</text:p>
          </table:table-cell>
          <table:table-cell table:formula="of:=[.F86]" office:value-type="float" office:value="0.1364206" calcext:value-type="float">
            <text:p>0.1364206</text:p>
          </table:table-cell>
          <table:table-cell table:formula="of:=ABS(([.E81]-[.G81])/[.G81])" office:value-type="float" office:value="1.45872256461268" calcext:value-type="float">
            <text:p>1.45872256461268</text:p>
          </table:table-cell>
          <table:table-cell table:formula="of:=ABS(([.F81]-[.G81])/[.G81])" office:value-type="float" office:value="0.892892473887181" calcext:value-type="float">
            <text:p>0.892892473887181</text:p>
          </table:table-cell>
          <table:table-cell table:formula="of:=ABS((0-[.G81])/[.G81])" office:value-type="float" office:value="1" calcext:value-type="float">
            <text:p>1</text:p>
          </table:table-cell>
          <table:table-cell table:formula="of:=ATAN([.I81])" office:value-type="float" office:value="0.969847034552715" calcext:value-type="float">
            <text:p>0.969847034552715</text:p>
          </table:table-cell>
          <table:table-cell table:formula="of:=ATAN([.J81])" office:value-type="float" office:value="0.728874385105118" calcext:value-type="float">
            <text:p>0.728874385105118</text:p>
          </table:table-cell>
          <table:table-cell table:formula="of:=ATAN([.K8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0.9068256931683" calcext:value-type="float">
            <text:p>10.9068256931683</text:p>
          </table:table-cell>
          <table:table-cell office:value-type="float" office:value="1.25872" calcext:value-type="float">
            <text:p>1.25872</text:p>
          </table:table-cell>
          <table:table-cell table:formula="of:=AVERAGE([.C78:.C82])" office:value-type="float" office:value="1.38136513863366" calcext:value-type="float">
            <text:p>1.38136513863366</text:p>
          </table:table-cell>
          <table:table-cell table:formula="of:=AVERAGE([.D78:.D82])" office:value-type="float" office:value="0.44317666" calcext:value-type="float">
            <text:p>0.44317666</text:p>
          </table:table-cell>
          <table:table-cell table:formula="of:=[.E87]" office:value-type="float" office:value="-0.201398254195884" calcext:value-type="float">
            <text:p>-0.201398254195884</text:p>
          </table:table-cell>
          <table:table-cell table:formula="of:=[.F87]" office:value-type="float" office:value="-0.2300968" calcext:value-type="float">
            <text:p>-0.2300968</text:p>
          </table:table-cell>
          <table:table-cell table:formula="of:=ABS(([.E82]-[.G82])/[.G82])" office:value-type="float" office:value="7.85887345026394" calcext:value-type="float">
            <text:p>7.85887345026394</text:p>
          </table:table-cell>
          <table:table-cell table:formula="of:=ABS(([.F82]-[.G82])/[.G82])" office:value-type="float" office:value="3.20049901509552" calcext:value-type="float">
            <text:p>3.20049901509552</text:p>
          </table:table-cell>
          <table:table-cell table:formula="of:=ABS((0-[.G82])/[.G82])" office:value-type="float" office:value="1" calcext:value-type="float">
            <text:p>1</text:p>
          </table:table-cell>
          <table:table-cell table:formula="of:=ATAN([.I82])" office:value-type="float" office:value="1.44423177943913" calcext:value-type="float">
            <text:p>1.44423177943913</text:p>
          </table:table-cell>
          <table:table-cell table:formula="of:=ATAN([.J82])" office:value-type="float" office:value="1.26795584847429" calcext:value-type="float">
            <text:p>1.26795584847429</text:p>
          </table:table-cell>
          <table:table-cell table:formula="of:=ATAN([.K8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.5696701798723" calcext:value-type="float">
            <text:p>1.5696701798723</text:p>
          </table:table-cell>
          <table:table-cell office:value-type="float" office:value="0.62086" calcext:value-type="float">
            <text:p>0.62086</text:p>
          </table:table-cell>
          <table:table-cell table:formula="of:=AVERAGE([.C79:.C83])" office:value-type="float" office:value="1.89529917460811" calcext:value-type="float">
            <text:p>1.89529917460811</text:p>
          </table:table-cell>
          <table:table-cell table:formula="of:=AVERAGE([.D79:.D83])" office:value-type="float" office:value="0.5588378" calcext:value-type="float">
            <text:p>0.5588378</text:p>
          </table:table-cell>
          <table:table-cell table:formula="of:=[.E88]" office:value-type="float" office:value="-0.715332290170344" calcext:value-type="float">
            <text:p>-0.715332290170344</text:p>
          </table:table-cell>
          <table:table-cell table:formula="of:=[.F88]" office:value-type="float" office:value="-0.50647" calcext:value-type="float">
            <text:p>-0.50647</text:p>
          </table:table-cell>
          <table:table-cell table:formula="of:=ABS(([.E83]-[.G83])/[.G83])" office:value-type="float" office:value="3.6495367267103" calcext:value-type="float">
            <text:p>3.6495367267103</text:p>
          </table:table-cell>
          <table:table-cell table:formula="of:=ABS(([.F83]-[.G83])/[.G83])" office:value-type="float" office:value="1.78122825948053" calcext:value-type="float">
            <text:p>1.78122825948053</text:p>
          </table:table-cell>
          <table:table-cell table:formula="of:=ABS((0-[.G83])/[.G83])" office:value-type="float" office:value="1" calcext:value-type="float">
            <text:p>1</text:p>
          </table:table-cell>
          <table:table-cell table:formula="of:=ATAN([.I83])" office:value-type="float" office:value="1.30335317995202" calcext:value-type="float">
            <text:p>1.30335317995202</text:p>
          </table:table-cell>
          <table:table-cell table:formula="of:=ATAN([.J83])" office:value-type="float" office:value="1.05923498958515" calcext:value-type="float">
            <text:p>1.05923498958515</text:p>
          </table:table-cell>
          <table:table-cell table:formula="of:=ATAN([.K8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58196" calcext:value-type="float">
            <text:p>-0.658196</text:p>
          </table:table-cell>
          <table:table-cell table:formula="of:=AVERAGE([.C80:.C84])" office:value-type="float" office:value="1.89529917460811" calcext:value-type="float">
            <text:p>1.89529917460811</text:p>
          </table:table-cell>
          <table:table-cell table:formula="of:=AVERAGE([.D80:.D84])" office:value-type="float" office:value="0.3658518" calcext:value-type="float">
            <text:p>0.3658518</text:p>
          </table:table-cell>
          <table:table-cell table:formula="of:=[.E89]" office:value-type="float" office:value="-0.715332290170344" calcext:value-type="float">
            <text:p>-0.715332290170344</text:p>
          </table:table-cell>
          <table:table-cell table:formula="of:=[.F89]" office:value-type="float" office:value="-0.1566648" calcext:value-type="float">
            <text:p>-0.1566648</text:p>
          </table:table-cell>
          <table:table-cell table:formula="of:=ABS(([.E84]-[.G84])/[.G84])" office:value-type="float" office:value="3.6495367267103" calcext:value-type="float">
            <text:p>3.6495367267103</text:p>
          </table:table-cell>
          <table:table-cell table:formula="of:=ABS(([.F84]-[.G84])/[.G84])" office:value-type="float" office:value="1.51144315030554" calcext:value-type="float">
            <text:p>1.51144315030554</text:p>
          </table:table-cell>
          <table:table-cell table:formula="of:=ABS((0-[.G84])/[.G84])" office:value-type="float" office:value="1" calcext:value-type="float">
            <text:p>1</text:p>
          </table:table-cell>
          <table:table-cell table:formula="of:=ATAN([.I84])" office:value-type="float" office:value="1.30335317995202" calcext:value-type="float">
            <text:p>1.30335317995202</text:p>
          </table:table-cell>
          <table:table-cell table:formula="of:=ATAN([.J84])" office:value-type="float" office:value="0.986296180109855" calcext:value-type="float">
            <text:p>0.986296180109855</text:p>
          </table:table-cell>
          <table:table-cell table:formula="of:=ATAN([.K8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647524" calcext:value-type="float">
            <text:p>-0.647524</text:p>
          </table:table-cell>
          <table:table-cell table:formula="of:=AVERAGE([.C81:.C85])" office:value-type="float" office:value="1.89529917460811" calcext:value-type="float">
            <text:p>1.89529917460811</text:p>
          </table:table-cell>
          <table:table-cell table:formula="of:=AVERAGE([.D81:.D85])" office:value-type="float" office:value="-0.0770809999999999" calcext:value-type="float">
            <text:p>-0.077081</text:p>
          </table:table-cell>
          <table:table-cell table:formula="of:=[.E90]" office:value-type="float" office:value="-0.715332290170344" calcext:value-type="float">
            <text:p>-0.715332290170344</text:p>
          </table:table-cell>
          <table:table-cell table:formula="of:=[.F90]" office:value-type="float" office:value="-0.2244092" calcext:value-type="float">
            <text:p>-0.2244092</text:p>
          </table:table-cell>
          <table:table-cell table:formula="of:=ABS(([.E85]-[.G85])/[.G85])" office:value-type="float" office:value="3.6495367267103" calcext:value-type="float">
            <text:p>3.6495367267103</text:p>
          </table:table-cell>
          <table:table-cell table:formula="of:=ABS(([.F85]-[.G85])/[.G85])" office:value-type="float" office:value="0.892244484054195" calcext:value-type="float">
            <text:p>0.892244484054195</text:p>
          </table:table-cell>
          <table:table-cell table:formula="of:=ABS((0-[.G85])/[.G85])" office:value-type="float" office:value="1" calcext:value-type="float">
            <text:p>1</text:p>
          </table:table-cell>
          <table:table-cell table:formula="of:=ATAN([.I85])" office:value-type="float" office:value="1.30335317995202" calcext:value-type="float">
            <text:p>1.30335317995202</text:p>
          </table:table-cell>
          <table:table-cell table:formula="of:=ATAN([.J85])" office:value-type="float" office:value="0.728513725228305" calcext:value-type="float">
            <text:p>0.728513725228305</text:p>
          </table:table-cell>
          <table:table-cell table:formula="of:=ATAN([.K8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423338549148281" calcext:value-type="float">
            <text:p>0.423338549148281</text:p>
          </table:table-cell>
          <table:table-cell office:value-type="float" office:value="0.108243" calcext:value-type="float">
            <text:p>0.108243</text:p>
          </table:table-cell>
          <table:table-cell table:formula="of:=AVERAGE([.C82:.C86])" office:value-type="float" office:value="2.17996688443777" calcext:value-type="float">
            <text:p>2.17996688443777</text:p>
          </table:table-cell>
          <table:table-cell table:formula="of:=AVERAGE([.D82:.D86])" office:value-type="float" office:value="0.1364206" calcext:value-type="float">
            <text:p>0.1364206</text:p>
          </table:table-cell>
          <table:table-cell table:formula="of:=[.E91]" office:value-type="float" office:value="-1" calcext:value-type="float">
            <text:p>-1</text:p>
          </table:table-cell>
          <table:table-cell table:formula="of:=[.F91]" office:value-type="float" office:value="0.3120922" calcext:value-type="float">
            <text:p>0.3120922</text:p>
          </table:table-cell>
          <table:table-cell table:formula="of:=ABS(([.E86]-[.G86])/[.G86])" office:value-type="float" office:value="3.17996688443777" calcext:value-type="float">
            <text:p>3.17996688443777</text:p>
          </table:table-cell>
          <table:table-cell table:formula="of:=ABS(([.F86]-[.G86])/[.G86])" office:value-type="float" office:value="1.1364206" calcext:value-type="float">
            <text:p>1.1364206</text:p>
          </table:table-cell>
          <table:table-cell table:formula="of:=ABS((0-[.G86])/[.G86])" office:value-type="float" office:value="1" calcext:value-type="float">
            <text:p>1</text:p>
          </table:table-cell>
          <table:table-cell table:formula="of:=ATAN([.I86])" office:value-type="float" office:value="1.26611893121346" calcext:value-type="float">
            <text:p>1.26611893121346</text:p>
          </table:table-cell>
          <table:table-cell table:formula="of:=ATAN([.J86])" office:value-type="float" office:value="0.849166335822952" calcext:value-type="float">
            <text:p>0.849166335822952</text:p>
          </table:table-cell>
          <table:table-cell table:formula="of:=ATAN([.K8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73867" calcext:value-type="float">
            <text:p>-0.573867</text:p>
          </table:table-cell>
          <table:table-cell table:formula="of:=AVERAGE([.C83:.C87])" office:value-type="float" office:value="-0.201398254195884" calcext:value-type="float">
            <text:p>-0.201398254195884</text:p>
          </table:table-cell>
          <table:table-cell table:formula="of:=AVERAGE([.D83:.D87])" office:value-type="float" office:value="-0.2300968" calcext:value-type="float">
            <text:p>-0.2300968</text:p>
          </table:table-cell>
          <table:table-cell table:formula="of:=[.E92]" office:value-type="float" office:value="-0.711260025612285" calcext:value-type="float">
            <text:p>-0.711260025612285</text:p>
          </table:table-cell>
          <table:table-cell table:formula="of:=[.F92]" office:value-type="float" office:value="0.42950142" calcext:value-type="float">
            <text:p>0.42950142</text:p>
          </table:table-cell>
          <table:table-cell table:formula="of:=ABS(([.E87]-[.G87])/[.G87])" office:value-type="float" office:value="0.716843001232199" calcext:value-type="float">
            <text:p>0.716843001232199</text:p>
          </table:table-cell>
          <table:table-cell table:formula="of:=ABS(([.F87]-[.G87])/[.G87])" office:value-type="float" office:value="0.67649412069528" calcext:value-type="float">
            <text:p>0.67649412069528</text:p>
          </table:table-cell>
          <table:table-cell table:formula="of:=ABS((0-[.G87])/[.G87])" office:value-type="float" office:value="1" calcext:value-type="float">
            <text:p>1</text:p>
          </table:table-cell>
          <table:table-cell table:formula="of:=ATAN([.I87])" office:value-type="float" office:value="0.62194077735838" calcext:value-type="float">
            <text:p>0.62194077735838</text:p>
          </table:table-cell>
          <table:table-cell table:formula="of:=ATAN([.J87])" office:value-type="float" office:value="0.594775401831511" calcext:value-type="float">
            <text:p>0.594775401831511</text:p>
          </table:table-cell>
          <table:table-cell table:formula="of:=ATAN([.K8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61006" calcext:value-type="float">
            <text:p>-0.761006</text:p>
          </table:table-cell>
          <table:table-cell table:formula="of:=AVERAGE([.C84:.C88])" office:value-type="float" office:value="-0.715332290170344" calcext:value-type="float">
            <text:p>-0.715332290170344</text:p>
          </table:table-cell>
          <table:table-cell table:formula="of:=AVERAGE([.D84:.D88])" office:value-type="float" office:value="-0.50647" calcext:value-type="float">
            <text:p>-0.50647</text:p>
          </table:table-cell>
          <table:table-cell table:formula="of:=[.E93]" office:value-type="float" office:value="2.98671326639665" calcext:value-type="float">
            <text:p>2.98671326639665</text:p>
          </table:table-cell>
          <table:table-cell table:formula="of:=[.F93]" office:value-type="float" office:value="0.45427762" calcext:value-type="float">
            <text:p>0.45427762</text:p>
          </table:table-cell>
          <table:table-cell table:formula="of:=ABS(([.E88]-[.G88])/[.G88])" office:value-type="float" office:value="1.23950484240269" calcext:value-type="float">
            <text:p>1.23950484240269</text:p>
          </table:table-cell>
          <table:table-cell table:formula="of:=ABS(([.F88]-[.G88])/[.G88])" office:value-type="float" office:value="1.16957436312962" calcext:value-type="float">
            <text:p>1.16957436312962</text:p>
          </table:table-cell>
          <table:table-cell table:formula="of:=ABS((0-[.G88])/[.G88])" office:value-type="float" office:value="1" calcext:value-type="float">
            <text:p>1</text:p>
          </table:table-cell>
          <table:table-cell table:formula="of:=ATAN([.I88])" office:value-type="float" office:value="0.89193866051541" calcext:value-type="float">
            <text:p>0.89193866051541</text:p>
          </table:table-cell>
          <table:table-cell table:formula="of:=ATAN([.J88])" office:value-type="float" office:value="0.863399782215162" calcext:value-type="float">
            <text:p>0.863399782215162</text:p>
          </table:table-cell>
          <table:table-cell table:formula="of:=ATAN([.K8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09083" calcext:value-type="float">
            <text:p>1.09083</text:p>
          </table:table-cell>
          <table:table-cell table:formula="of:=AVERAGE([.C85:.C89])" office:value-type="float" office:value="-0.715332290170344" calcext:value-type="float">
            <text:p>-0.715332290170344</text:p>
          </table:table-cell>
          <table:table-cell table:formula="of:=AVERAGE([.D85:.D89])" office:value-type="float" office:value="-0.1566648" calcext:value-type="float">
            <text:p>-0.1566648</text:p>
          </table:table-cell>
          <table:table-cell table:formula="of:=[.E94]" office:value-type="float" office:value="2.98671326639665" calcext:value-type="float">
            <text:p>2.98671326639665</text:p>
          </table:table-cell>
          <table:table-cell table:formula="of:=[.F94]" office:value-type="float" office:value="0.23891198" calcext:value-type="float">
            <text:p>0.23891198</text:p>
          </table:table-cell>
          <table:table-cell table:formula="of:=ABS(([.E89]-[.G89])/[.G89])" office:value-type="float" office:value="1.23950484240269" calcext:value-type="float">
            <text:p>1.23950484240269</text:p>
          </table:table-cell>
          <table:table-cell table:formula="of:=ABS(([.F89]-[.G89])/[.G89])" office:value-type="float" office:value="1.05245391372604" calcext:value-type="float">
            <text:p>1.05245391372604</text:p>
          </table:table-cell>
          <table:table-cell table:formula="of:=ABS((0-[.G89])/[.G89])" office:value-type="float" office:value="1" calcext:value-type="float">
            <text:p>1</text:p>
          </table:table-cell>
          <table:table-cell table:formula="of:=ATAN([.I89])" office:value-type="float" office:value="0.89193866051541" calcext:value-type="float">
            <text:p>0.89193866051541</text:p>
          </table:table-cell>
          <table:table-cell table:formula="of:=ATAN([.J89])" office:value-type="float" office:value="0.8109492843564" calcext:value-type="float">
            <text:p>0.8109492843564</text:p>
          </table:table-cell>
          <table:table-cell table:formula="of:=ATAN([.K8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86246" calcext:value-type="float">
            <text:p>-0.986246</text:p>
          </table:table-cell>
          <table:table-cell table:formula="of:=AVERAGE([.C86:.C90])" office:value-type="float" office:value="-0.715332290170344" calcext:value-type="float">
            <text:p>-0.715332290170344</text:p>
          </table:table-cell>
          <table:table-cell table:formula="of:=AVERAGE([.D86:.D90])" office:value-type="float" office:value="-0.2244092" calcext:value-type="float">
            <text:p>-0.2244092</text:p>
          </table:table-cell>
          <table:table-cell table:formula="of:=[.E95]" office:value-type="float" office:value="3.79248969213237" calcext:value-type="float">
            <text:p>3.79248969213237</text:p>
          </table:table-cell>
          <table:table-cell table:formula="of:=[.F95]" office:value-type="float" office:value="0.55443458" calcext:value-type="float">
            <text:p>0.55443458</text:p>
          </table:table-cell>
          <table:table-cell table:formula="of:=ABS(([.E90]-[.G90])/[.G90])" office:value-type="float" office:value="1.18861812377614" calcext:value-type="float">
            <text:p>1.18861812377614</text:p>
          </table:table-cell>
          <table:table-cell table:formula="of:=ABS(([.F90]-[.G90])/[.G90])" office:value-type="float" office:value="1.05917199998343" calcext:value-type="float">
            <text:p>1.05917199998343</text:p>
          </table:table-cell>
          <table:table-cell table:formula="of:=ABS((0-[.G90])/[.G90])" office:value-type="float" office:value="1" calcext:value-type="float">
            <text:p>1</text:p>
          </table:table-cell>
          <table:table-cell table:formula="of:=ATAN([.I90])" office:value-type="float" office:value="0.87136712330185" calcext:value-type="float">
            <text:p>0.87136712330185</text:p>
          </table:table-cell>
          <table:table-cell table:formula="of:=ATAN([.J90])" office:value-type="float" office:value="0.814126079766534" calcext:value-type="float">
            <text:p>0.814126079766534</text:p>
          </table:table-cell>
          <table:table-cell table:formula="of:=ATAN([.K9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.79075" calcext:value-type="float">
            <text:p>2.79075</text:p>
          </table:table-cell>
          <table:table-cell table:formula="of:=AVERAGE([.C87:.C91])" office:value-type="float" office:value="-1" calcext:value-type="float">
            <text:p>-1</text:p>
          </table:table-cell>
          <table:table-cell table:formula="of:=AVERAGE([.D87:.D91])" office:value-type="float" office:value="0.3120922" calcext:value-type="float">
            <text:p>0.3120922</text:p>
          </table:table-cell>
          <table:table-cell table:formula="of:=[.E96]" office:value-type="float" office:value="3.79248969213237" calcext:value-type="float">
            <text:p>3.79248969213237</text:p>
          </table:table-cell>
          <table:table-cell table:formula="of:=[.F96]" office:value-type="float" office:value="-0.12301462" calcext:value-type="float">
            <text:p>-0.12301462</text:p>
          </table:table-cell>
          <table:table-cell table:formula="of:=ABS(([.E91]-[.G91])/[.G91])" office:value-type="float" office:value="1.26367902912816" calcext:value-type="float">
            <text:p>1.26367902912816</text:p>
          </table:table-cell>
          <table:table-cell table:formula="of:=ABS(([.F91]-[.G91])/[.G91])" office:value-type="float" office:value="0.91770783170553" calcext:value-type="float">
            <text:p>0.91770783170553</text:p>
          </table:table-cell>
          <table:table-cell table:formula="of:=ABS((0-[.G91])/[.G91])" office:value-type="float" office:value="1" calcext:value-type="float">
            <text:p>1</text:p>
          </table:table-cell>
          <table:table-cell table:formula="of:=ATAN([.I91])" office:value-type="float" office:value="0.901358108772862" calcext:value-type="float">
            <text:p>0.901358108772862</text:p>
          </table:table-cell>
          <table:table-cell table:formula="of:=ATAN([.J91])" office:value-type="float" office:value="0.742512739834907" calcext:value-type="float">
            <text:p>0.742512739834907</text:p>
          </table:table-cell>
          <table:table-cell table:formula="of:=ATAN([.K9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443699871938577" calcext:value-type="float">
            <text:p>0.443699871938577</text:p>
          </table:table-cell>
          <table:table-cell office:value-type="float" office:value="0.0131791" calcext:value-type="float">
            <text:p>0.0131791</text:p>
          </table:table-cell>
          <table:table-cell table:formula="of:=AVERAGE([.C88:.C92])" office:value-type="float" office:value="-0.711260025612285" calcext:value-type="float">
            <text:p>-0.711260025612285</text:p>
          </table:table-cell>
          <table:table-cell table:formula="of:=AVERAGE([.D88:.D92])" office:value-type="float" office:value="0.42950142" calcext:value-type="float">
            <text:p>0.42950142</text:p>
          </table:table-cell>
          <table:table-cell table:formula="of:=[.E97]" office:value-type="float" office:value="4.91065004017787" calcext:value-type="float">
            <text:p>4.91065004017787</text:p>
          </table:table-cell>
          <table:table-cell table:formula="of:=[.F97]" office:value-type="float" office:value="0.00325015999999998" calcext:value-type="float">
            <text:p>0.00325016</text:p>
          </table:table-cell>
          <table:table-cell table:formula="of:=ABS(([.E92]-[.G92])/[.G92])" office:value-type="float" office:value="1.14484030012176" calcext:value-type="float">
            <text:p>1.14484030012176</text:p>
          </table:table-cell>
          <table:table-cell table:formula="of:=ABS(([.F92]-[.G92])/[.G92])" office:value-type="float" office:value="0.912536748396666" calcext:value-type="float">
            <text:p>0.912536748396666</text:p>
          </table:table-cell>
          <table:table-cell table:formula="of:=ABS((0-[.G92])/[.G92])" office:value-type="float" office:value="1" calcext:value-type="float">
            <text:p>1</text:p>
          </table:table-cell>
          <table:table-cell table:formula="of:=ATAN([.I92])" office:value-type="float" office:value="0.852825435776818" calcext:value-type="float">
            <text:p>0.852825435776818</text:p>
          </table:table-cell>
          <table:table-cell table:formula="of:=ATAN([.J92])" office:value-type="float" office:value="0.739698463619826" calcext:value-type="float">
            <text:p>0.739698463619826</text:p>
          </table:table-cell>
          <table:table-cell table:formula="of:=ATAN([.K9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17.4898664600447" calcext:value-type="float">
            <text:p>17.4898664600447</text:p>
          </table:table-cell>
          <table:table-cell office:value-type="float" office:value="-0.637125" calcext:value-type="float">
            <text:p>-0.637125</text:p>
          </table:table-cell>
          <table:table-cell table:formula="of:=AVERAGE([.C89:.C93])" office:value-type="float" office:value="2.98671326639665" calcext:value-type="float">
            <text:p>2.98671326639665</text:p>
          </table:table-cell>
          <table:table-cell table:formula="of:=AVERAGE([.D89:.D93])" office:value-type="float" office:value="0.45427762" calcext:value-type="float">
            <text:p>0.45427762</text:p>
          </table:table-cell>
          <table:table-cell table:formula="of:=[.E98]" office:value-type="float" office:value="2.1701129044578" calcext:value-type="float">
            <text:p>2.1701129044578</text:p>
          </table:table-cell>
          <table:table-cell table:formula="of:=[.F98]" office:value-type="float" office:value="0.31558316" calcext:value-type="float">
            <text:p>0.31558316</text:p>
          </table:table-cell>
          <table:table-cell table:formula="of:=ABS(([.E93]-[.G93])/[.G93])" office:value-type="float" office:value="0.376293952384414" calcext:value-type="float">
            <text:p>0.376293952384414</text:p>
          </table:table-cell>
          <table:table-cell table:formula="of:=ABS(([.F93]-[.G93])/[.G93])" office:value-type="float" office:value="0.790666366221392" calcext:value-type="float">
            <text:p>0.790666366221392</text:p>
          </table:table-cell>
          <table:table-cell table:formula="of:=ABS((0-[.G93])/[.G93])" office:value-type="float" office:value="1" calcext:value-type="float">
            <text:p>1</text:p>
          </table:table-cell>
          <table:table-cell table:formula="of:=ATAN([.I93])" office:value-type="float" office:value="0.359904611403836" calcext:value-type="float">
            <text:p>0.359904611403836</text:p>
          </table:table-cell>
          <table:table-cell table:formula="of:=ATAN([.J93])" office:value-type="float" office:value="0.669023733718553" calcext:value-type="float">
            <text:p>0.669023733718553</text:p>
          </table:table-cell>
          <table:table-cell table:formula="of:=ATAN([.K9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140018" calcext:value-type="float">
            <text:p>0.0140018</text:p>
          </table:table-cell>
          <table:table-cell table:formula="of:=AVERAGE([.C90:.C94])" office:value-type="float" office:value="2.98671326639665" calcext:value-type="float">
            <text:p>2.98671326639665</text:p>
          </table:table-cell>
          <table:table-cell table:formula="of:=AVERAGE([.D90:.D94])" office:value-type="float" office:value="0.23891198" calcext:value-type="float">
            <text:p>0.23891198</text:p>
          </table:table-cell>
          <table:table-cell table:formula="of:=[.E99]" office:value-type="float" office:value="2.1701129044578" calcext:value-type="float">
            <text:p>2.1701129044578</text:p>
          </table:table-cell>
          <table:table-cell table:formula="of:=[.F99]" office:value-type="float" office:value="0.1960206" calcext:value-type="float">
            <text:p>0.1960206</text:p>
          </table:table-cell>
          <table:table-cell table:formula="of:=ABS(([.E94]-[.G94])/[.G94])" office:value-type="float" office:value="0.376293952384414" calcext:value-type="float">
            <text:p>0.376293952384414</text:p>
          </table:table-cell>
          <table:table-cell table:formula="of:=ABS(([.F94]-[.G94])/[.G94])" office:value-type="float" office:value="0.889908041416079" calcext:value-type="float">
            <text:p>0.889908041416079</text:p>
          </table:table-cell>
          <table:table-cell table:formula="of:=ABS((0-[.G94])/[.G94])" office:value-type="float" office:value="1" calcext:value-type="float">
            <text:p>1</text:p>
          </table:table-cell>
          <table:table-cell table:formula="of:=ATAN([.I94])" office:value-type="float" office:value="0.359904611403836" calcext:value-type="float">
            <text:p>0.359904611403836</text:p>
          </table:table-cell>
          <table:table-cell table:formula="of:=ATAN([.J94])" office:value-type="float" office:value="0.727211372342612" calcext:value-type="float">
            <text:p>0.727211372342612</text:p>
          </table:table-cell>
          <table:table-cell table:formula="of:=ATAN([.K9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3.02888212867859" calcext:value-type="float">
            <text:p>3.02888212867859</text:p>
          </table:table-cell>
          <table:table-cell office:value-type="float" office:value="0.591367" calcext:value-type="float">
            <text:p>0.591367</text:p>
          </table:table-cell>
          <table:table-cell table:formula="of:=AVERAGE([.C91:.C95])" office:value-type="float" office:value="3.79248969213237" calcext:value-type="float">
            <text:p>3.79248969213237</text:p>
          </table:table-cell>
          <table:table-cell table:formula="of:=AVERAGE([.D91:.D95])" office:value-type="float" office:value="0.55443458" calcext:value-type="float">
            <text:p>0.55443458</text:p>
          </table:table-cell>
          <table:table-cell table:formula="of:=[.E100]" office:value-type="float" office:value="1.36433647872209" calcext:value-type="float">
            <text:p>1.36433647872209</text:p>
          </table:table-cell>
          <table:table-cell table:formula="of:=[.F100]" office:value-type="float" office:value="-0.0730008" calcext:value-type="float">
            <text:p>-0.0730008</text:p>
          </table:table-cell>
          <table:table-cell table:formula="of:=ABS(([.E95]-[.G95])/[.G95])" office:value-type="float" office:value="1.7797319439004" calcext:value-type="float">
            <text:p>1.7797319439004</text:p>
          </table:table-cell>
          <table:table-cell table:formula="of:=ABS(([.F95]-[.G95])/[.G95])" office:value-type="float" office:value="0.593623282345046" calcext:value-type="float">
            <text:p>0.593623282345046</text:p>
          </table:table-cell>
          <table:table-cell table:formula="of:=ABS((0-[.G95])/[.G95])" office:value-type="float" office:value="1" calcext:value-type="float">
            <text:p>1</text:p>
          </table:table-cell>
          <table:table-cell table:formula="of:=ATAN([.I95])" office:value-type="float" office:value="1.05887617028908" calcext:value-type="float">
            <text:p>1.05887617028908</text:p>
          </table:table-cell>
          <table:table-cell table:formula="of:=ATAN([.J95])" office:value-type="float" office:value="0.535717544027698" calcext:value-type="float">
            <text:p>0.535717544027698</text:p>
          </table:table-cell>
          <table:table-cell table:formula="of:=ATAN([.K9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96496" calcext:value-type="float">
            <text:p>-0.596496</text:p>
          </table:table-cell>
          <table:table-cell table:formula="of:=AVERAGE([.C92:.C96])" office:value-type="float" office:value="3.79248969213237" calcext:value-type="float">
            <text:p>3.79248969213237</text:p>
          </table:table-cell>
          <table:table-cell table:formula="of:=AVERAGE([.D92:.D96])" office:value-type="float" office:value="-0.12301462" calcext:value-type="float">
            <text:p>-0.12301462</text:p>
          </table:table-cell>
          <table:table-cell table:formula="of:=[.E101]" office:value-type="float" office:value="1.70161027127554" calcext:value-type="float">
            <text:p>1.70161027127554</text:p>
          </table:table-cell>
          <table:table-cell table:formula="of:=[.F101]" office:value-type="float" office:value="0.06558932" calcext:value-type="float">
            <text:p>0.06558932</text:p>
          </table:table-cell>
          <table:table-cell table:formula="of:=ABS(([.E96]-[.G96])/[.G96])" office:value-type="float" office:value="1.22876516212463" calcext:value-type="float">
            <text:p>1.22876516212463</text:p>
          </table:table-cell>
          <table:table-cell table:formula="of:=ABS(([.F96]-[.G96])/[.G96])" office:value-type="float" office:value="1.07229306385638" calcext:value-type="float">
            <text:p>1.07229306385638</text:p>
          </table:table-cell>
          <table:table-cell table:formula="of:=ABS((0-[.G96])/[.G96])" office:value-type="float" office:value="1" calcext:value-type="float">
            <text:p>1</text:p>
          </table:table-cell>
          <table:table-cell table:formula="of:=ATAN([.I96])" office:value-type="float" office:value="0.887682077696694" calcext:value-type="float">
            <text:p>0.887682077696694</text:p>
          </table:table-cell>
          <table:table-cell table:formula="of:=ATAN([.J96])" office:value-type="float" office:value="0.820269562430575" calcext:value-type="float">
            <text:p>0.820269562430575</text:p>
          </table:table-cell>
          <table:table-cell table:formula="of:=ATAN([.K9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6.03450161216609" calcext:value-type="float">
            <text:p>6.03450161216609</text:p>
          </table:table-cell>
          <table:table-cell office:value-type="float" office:value="0.644503" calcext:value-type="float">
            <text:p>0.644503</text:p>
          </table:table-cell>
          <table:table-cell table:formula="of:=AVERAGE([.C93:.C97])" office:value-type="float" office:value="4.91065004017787" calcext:value-type="float">
            <text:p>4.91065004017787</text:p>
          </table:table-cell>
          <table:table-cell table:formula="of:=AVERAGE([.D93:.D97])" office:value-type="float" office:value="0.00325015999999998" calcext:value-type="float">
            <text:p>0.00325016</text:p>
          </table:table-cell>
          <table:table-cell table:formula="of:=[.E102]" office:value-type="float" office:value="0.294709948842324" calcext:value-type="float">
            <text:p>0.294709948842324</text:p>
          </table:table-cell>
          <table:table-cell table:formula="of:=[.F102]" office:value-type="float" office:value="0.05638532" calcext:value-type="float">
            <text:p>0.05638532</text:p>
          </table:table-cell>
          <table:table-cell table:formula="of:=ABS(([.E97]-[.G97])/[.G97])" office:value-type="float" office:value="15.662654448782" calcext:value-type="float">
            <text:p>15.662654448782</text:p>
          </table:table-cell>
          <table:table-cell table:formula="of:=ABS(([.F97]-[.G97])/[.G97])" office:value-type="float" office:value="0.988971665148166" calcext:value-type="float">
            <text:p>0.988971665148166</text:p>
          </table:table-cell>
          <table:table-cell table:formula="of:=ABS((0-[.G97])/[.G97])" office:value-type="float" office:value="1" calcext:value-type="float">
            <text:p>1</text:p>
          </table:table-cell>
          <table:table-cell table:formula="of:=ATAN([.I97])" office:value-type="float" office:value="1.50703672969345" calcext:value-type="float">
            <text:p>1.50703672969345</text:p>
          </table:table-cell>
          <table:table-cell table:formula="of:=ATAN([.J97])" office:value-type="float" office:value="0.779853478157241" calcext:value-type="float">
            <text:p>0.779853478157241</text:p>
          </table:table-cell>
          <table:table-cell table:formula="of:=ATAN([.K9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3.78718078144434" calcext:value-type="float">
            <text:p>3.78718078144434</text:p>
          </table:table-cell>
          <table:table-cell office:value-type="float" office:value="0.92454" calcext:value-type="float">
            <text:p>0.92454</text:p>
          </table:table-cell>
          <table:table-cell table:formula="of:=AVERAGE([.C94:.C98])" office:value-type="float" office:value="2.1701129044578" calcext:value-type="float">
            <text:p>2.1701129044578</text:p>
          </table:table-cell>
          <table:table-cell table:formula="of:=AVERAGE([.D94:.D98])" office:value-type="float" office:value="0.31558316" calcext:value-type="float">
            <text:p>0.31558316</text:p>
          </table:table-cell>
          <table:table-cell table:formula="of:=[.E103]" office:value-type="float" office:value="-0.662726207446544" calcext:value-type="float">
            <text:p>-0.662726207446544</text:p>
          </table:table-cell>
          <table:table-cell table:formula="of:=[.F103]" office:value-type="float" office:value="-0.31783628" calcext:value-type="float">
            <text:p>-0.31783628</text:p>
          </table:table-cell>
          <table:table-cell table:formula="of:=ABS(([.E98]-[.G98])/[.G98])" office:value-type="float" office:value="4.27452404940972" calcext:value-type="float">
            <text:p>4.27452404940972</text:p>
          </table:table-cell>
          <table:table-cell table:formula="of:=ABS(([.F98]-[.G98])/[.G98])" office:value-type="float" office:value="1.47618934705469" calcext:value-type="float">
            <text:p>1.47618934705469</text:p>
          </table:table-cell>
          <table:table-cell table:formula="of:=ABS((0-[.G98])/[.G98])" office:value-type="float" office:value="1" calcext:value-type="float">
            <text:p>1</text:p>
          </table:table-cell>
          <table:table-cell table:formula="of:=ATAN([.I98])" office:value-type="float" office:value="1.34098517048043" calcext:value-type="float">
            <text:p>1.34098517048043</text:p>
          </table:table-cell>
          <table:table-cell table:formula="of:=ATAN([.J98])" office:value-type="float" office:value="0.975386096145591" calcext:value-type="float">
            <text:p>0.975386096145591</text:p>
          </table:table-cell>
          <table:table-cell table:formula="of:=ATAN([.K9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83811" calcext:value-type="float">
            <text:p>-0.583811</text:p>
          </table:table-cell>
          <table:table-cell table:formula="of:=AVERAGE([.C95:.C99])" office:value-type="float" office:value="2.1701129044578" calcext:value-type="float">
            <text:p>2.1701129044578</text:p>
          </table:table-cell>
          <table:table-cell table:formula="of:=AVERAGE([.D95:.D99])" office:value-type="float" office:value="0.1960206" calcext:value-type="float">
            <text:p>0.1960206</text:p>
          </table:table-cell>
          <table:table-cell table:formula="of:=[.E104]" office:value-type="float" office:value="-0.662726207446544" calcext:value-type="float">
            <text:p>-0.662726207446544</text:p>
          </table:table-cell>
          <table:table-cell table:formula="of:=[.F104]" office:value-type="float" office:value="-0.39538368" calcext:value-type="float">
            <text:p>-0.39538368</text:p>
          </table:table-cell>
          <table:table-cell table:formula="of:=ABS(([.E99]-[.G99])/[.G99])" office:value-type="float" office:value="4.27452404940972" calcext:value-type="float">
            <text:p>4.27452404940972</text:p>
          </table:table-cell>
          <table:table-cell table:formula="of:=ABS(([.F99]-[.G99])/[.G99])" office:value-type="float" office:value="1.29577915856875" calcext:value-type="float">
            <text:p>1.29577915856875</text:p>
          </table:table-cell>
          <table:table-cell table:formula="of:=ABS((0-[.G99])/[.G99])" office:value-type="float" office:value="1" calcext:value-type="float">
            <text:p>1</text:p>
          </table:table-cell>
          <table:table-cell table:formula="of:=ATAN([.I99])" office:value-type="float" office:value="1.34098517048043" calcext:value-type="float">
            <text:p>1.34098517048043</text:p>
          </table:table-cell>
          <table:table-cell table:formula="of:=ATAN([.J99])" office:value-type="float" office:value="0.913528408632738" calcext:value-type="float">
            <text:p>0.913528408632738</text:p>
          </table:table-cell>
          <table:table-cell table:formula="of:=ATAN([.K9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75374" calcext:value-type="float">
            <text:p>-0.75374</text:p>
          </table:table-cell>
          <table:table-cell table:formula="of:=AVERAGE([.C96:.C100])" office:value-type="float" office:value="1.36433647872209" calcext:value-type="float">
            <text:p>1.36433647872209</text:p>
          </table:table-cell>
          <table:table-cell table:formula="of:=AVERAGE([.D96:.D100])" office:value-type="float" office:value="-0.0730008" calcext:value-type="float">
            <text:p>-0.0730008</text:p>
          </table:table-cell>
          <table:table-cell table:formula="of:=[.E105]" office:value-type="float" office:value="-0.662726207446544" calcext:value-type="float">
            <text:p>-0.662726207446544</text:p>
          </table:table-cell>
          <table:table-cell table:formula="of:=[.F105]" office:value-type="float" office:value="0.12260232" calcext:value-type="float">
            <text:p>0.12260232</text:p>
          </table:table-cell>
          <table:table-cell table:formula="of:=ABS(([.E100]-[.G100])/[.G100])" office:value-type="float" office:value="3.05867289295653" calcext:value-type="float">
            <text:p>3.05867289295653</text:p>
          </table:table-cell>
          <table:table-cell table:formula="of:=ABS(([.F100]-[.G100])/[.G100])" office:value-type="float" office:value="0.889847724173654" calcext:value-type="float">
            <text:p>0.889847724173654</text:p>
          </table:table-cell>
          <table:table-cell table:formula="of:=ABS((0-[.G100])/[.G100])" office:value-type="float" office:value="1" calcext:value-type="float">
            <text:p>1</text:p>
          </table:table-cell>
          <table:table-cell table:formula="of:=ATAN([.I100])" office:value-type="float" office:value="1.25481150894398" calcext:value-type="float">
            <text:p>1.25481150894398</text:p>
          </table:table-cell>
          <table:table-cell table:formula="of:=ATAN([.J100])" office:value-type="float" office:value="0.727177710962745" calcext:value-type="float">
            <text:p>0.727177710962745</text:p>
          </table:table-cell>
          <table:table-cell table:formula="of:=ATAN([.K10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0.686368962767278" calcext:value-type="float">
            <text:p>0.686368962767278</text:p>
          </table:table-cell>
          <table:table-cell office:value-type="float" office:value="0.0964546" calcext:value-type="float">
            <text:p>0.0964546</text:p>
          </table:table-cell>
          <table:table-cell table:formula="of:=AVERAGE([.C97:.C101])" office:value-type="float" office:value="1.70161027127554" calcext:value-type="float">
            <text:p>1.70161027127554</text:p>
          </table:table-cell>
          <table:table-cell table:formula="of:=AVERAGE([.D97:.D101])" office:value-type="float" office:value="0.06558932" calcext:value-type="float">
            <text:p>0.06558932</text:p>
          </table:table-cell>
          <table:table-cell table:formula="of:=[.E106]" office:value-type="float" office:value="-1" calcext:value-type="float">
            <text:p>-1</text:p>
          </table:table-cell>
          <table:table-cell table:formula="of:=[.F106]" office:value-type="float" office:value="0.0352488000000001" calcext:value-type="float">
            <text:p>0.0352488</text:p>
          </table:table-cell>
          <table:table-cell table:formula="of:=ABS(([.E101]-[.G101])/[.G101])" office:value-type="float" office:value="2.70161027127554" calcext:value-type="float">
            <text:p>2.70161027127554</text:p>
          </table:table-cell>
          <table:table-cell table:formula="of:=ABS(([.F101]-[.G101])/[.G101])" office:value-type="float" office:value="1.06558932" calcext:value-type="float">
            <text:p>1.06558932</text:p>
          </table:table-cell>
          <table:table-cell table:formula="of:=ABS((0-[.G101])/[.G101])" office:value-type="float" office:value="1" calcext:value-type="float">
            <text:p>1</text:p>
          </table:table-cell>
          <table:table-cell table:formula="of:=ATAN([.I101])" office:value-type="float" office:value="1.21628481557806" calcext:value-type="float">
            <text:p>1.21628481557806</text:p>
          </table:table-cell>
          <table:table-cell table:formula="of:=ATAN([.J101])" office:value-type="float" office:value="0.817140818485315" calcext:value-type="float">
            <text:p>0.817140818485315</text:p>
          </table:table-cell>
          <table:table-cell table:formula="of:=ATAN([.K10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598483" calcext:value-type="float">
            <text:p>0.598483</text:p>
          </table:table-cell>
          <table:table-cell table:formula="of:=AVERAGE([.C98:.C102])" office:value-type="float" office:value="0.294709948842324" calcext:value-type="float">
            <text:p>0.294709948842324</text:p>
          </table:table-cell>
          <table:table-cell table:formula="of:=AVERAGE([.D98:.D102])" office:value-type="float" office:value="0.05638532" calcext:value-type="float">
            <text:p>0.05638532</text:p>
          </table:table-cell>
          <table:table-cell table:formula="of:=[.E107]" office:value-type="float" office:value="-1" calcext:value-type="float">
            <text:p>-1</text:p>
          </table:table-cell>
          <table:table-cell table:formula="of:=[.F107]" office:value-type="float" office:value="-0.0872027599999999" calcext:value-type="float">
            <text:p>-0.08720276</text:p>
          </table:table-cell>
          <table:table-cell table:formula="of:=ABS(([.E102]-[.G102])/[.G102])" office:value-type="float" office:value="1.29470994884232" calcext:value-type="float">
            <text:p>1.29470994884232</text:p>
          </table:table-cell>
          <table:table-cell table:formula="of:=ABS(([.F102]-[.G102])/[.G102])" office:value-type="float" office:value="1.05638532" calcext:value-type="float">
            <text:p>1.05638532</text:p>
          </table:table-cell>
          <table:table-cell table:formula="of:=ABS((0-[.G102])/[.G102])" office:value-type="float" office:value="1" calcext:value-type="float">
            <text:p>1</text:p>
          </table:table-cell>
          <table:table-cell table:formula="of:=ATAN([.I102])" office:value-type="float" office:value="0.913129100878545" calcext:value-type="float">
            <text:p>0.913129100878545</text:p>
          </table:table-cell>
          <table:table-cell table:formula="of:=ATAN([.J102])" office:value-type="float" office:value="0.812810922565299" calcext:value-type="float">
            <text:p>0.812810922565299</text:p>
          </table:table-cell>
          <table:table-cell table:formula="of:=ATAN([.K10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46568" calcext:value-type="float">
            <text:p>-0.946568</text:p>
          </table:table-cell>
          <table:table-cell table:formula="of:=AVERAGE([.C99:.C103])" office:value-type="float" office:value="-0.662726207446544" calcext:value-type="float">
            <text:p>-0.662726207446544</text:p>
          </table:table-cell>
          <table:table-cell table:formula="of:=AVERAGE([.D99:.D103])" office:value-type="float" office:value="-0.31783628" calcext:value-type="float">
            <text:p>-0.31783628</text:p>
          </table:table-cell>
          <table:table-cell table:formula="of:=[.E108]" office:value-type="float" office:value="-1" calcext:value-type="float">
            <text:p>-1</text:p>
          </table:table-cell>
          <table:table-cell table:formula="of:=[.F108]" office:value-type="float" office:value="0.45725684" calcext:value-type="float">
            <text:p>0.45725684</text:p>
          </table:table-cell>
          <table:table-cell table:formula="of:=ABS(([.E103]-[.G103])/[.G103])" office:value-type="float" office:value="0.337273792553456" calcext:value-type="float">
            <text:p>0.337273792553456</text:p>
          </table:table-cell>
          <table:table-cell table:formula="of:=ABS(([.F103]-[.G103])/[.G103])" office:value-type="float" office:value="0.68216372" calcext:value-type="float">
            <text:p>0.68216372</text:p>
          </table:table-cell>
          <table:table-cell table:formula="of:=ABS((0-[.G103])/[.G103])" office:value-type="float" office:value="1" calcext:value-type="float">
            <text:p>1</text:p>
          </table:table-cell>
          <table:table-cell table:formula="of:=ATAN([.I103])" office:value-type="float" office:value="0.325292765480653" calcext:value-type="float">
            <text:p>0.325292765480653</text:p>
          </table:table-cell>
          <table:table-cell table:formula="of:=ATAN([.J103])" office:value-type="float" office:value="0.598654737743902" calcext:value-type="float">
            <text:p>0.598654737743902</text:p>
          </table:table-cell>
          <table:table-cell table:formula="of:=ATAN([.K10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71548" calcext:value-type="float">
            <text:p>-0.971548</text:p>
          </table:table-cell>
          <table:table-cell table:formula="of:=AVERAGE([.C100:.C104])" office:value-type="float" office:value="-0.662726207446544" calcext:value-type="float">
            <text:p>-0.662726207446544</text:p>
          </table:table-cell>
          <table:table-cell table:formula="of:=AVERAGE([.D100:.D104])" office:value-type="float" office:value="-0.39538368" calcext:value-type="float">
            <text:p>-0.39538368</text:p>
          </table:table-cell>
          <table:table-cell table:formula="of:=[.E109]" office:value-type="float" office:value="-1" calcext:value-type="float">
            <text:p>-1</text:p>
          </table:table-cell>
          <table:table-cell table:formula="of:=[.F109]" office:value-type="float" office:value="0.45247144" calcext:value-type="float">
            <text:p>0.45247144</text:p>
          </table:table-cell>
          <table:table-cell table:formula="of:=ABS(([.E104]-[.G104])/[.G104])" office:value-type="float" office:value="0.337273792553456" calcext:value-type="float">
            <text:p>0.337273792553456</text:p>
          </table:table-cell>
          <table:table-cell table:formula="of:=ABS(([.F104]-[.G104])/[.G104])" office:value-type="float" office:value="0.60461632" calcext:value-type="float">
            <text:p>0.60461632</text:p>
          </table:table-cell>
          <table:table-cell table:formula="of:=ABS((0-[.G104])/[.G104])" office:value-type="float" office:value="1" calcext:value-type="float">
            <text:p>1</text:p>
          </table:table-cell>
          <table:table-cell table:formula="of:=ATAN([.I104])" office:value-type="float" office:value="0.325292765480653" calcext:value-type="float">
            <text:p>0.325292765480653</text:p>
          </table:table-cell>
          <table:table-cell table:formula="of:=ATAN([.J104])" office:value-type="float" office:value="0.543806941326319" calcext:value-type="float">
            <text:p>0.543806941326319</text:p>
          </table:table-cell>
          <table:table-cell table:formula="of:=ATAN([.K10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83619" calcext:value-type="float">
            <text:p>1.83619</text:p>
          </table:table-cell>
          <table:table-cell table:formula="of:=AVERAGE([.C101:.C105])" office:value-type="float" office:value="-0.662726207446544" calcext:value-type="float">
            <text:p>-0.662726207446544</text:p>
          </table:table-cell>
          <table:table-cell table:formula="of:=AVERAGE([.D101:.D105])" office:value-type="float" office:value="0.12260232" calcext:value-type="float">
            <text:p>0.12260232</text:p>
          </table:table-cell>
          <table:table-cell table:formula="of:=[.E110]" office:value-type="float" office:value="-1" calcext:value-type="float">
            <text:p>-1</text:p>
          </table:table-cell>
          <table:table-cell table:formula="of:=[.F110]" office:value-type="float" office:value="-0.09295836" calcext:value-type="float">
            <text:p>-0.09295836</text:p>
          </table:table-cell>
          <table:table-cell table:formula="of:=ABS(([.E105]-[.G105])/[.G105])" office:value-type="float" office:value="0.337273792553456" calcext:value-type="float">
            <text:p>0.337273792553456</text:p>
          </table:table-cell>
          <table:table-cell table:formula="of:=ABS(([.F105]-[.G105])/[.G105])" office:value-type="float" office:value="1.12260232" calcext:value-type="float">
            <text:p>1.12260232</text:p>
          </table:table-cell>
          <table:table-cell table:formula="of:=ABS((0-[.G105])/[.G105])" office:value-type="float" office:value="1" calcext:value-type="float">
            <text:p>1</text:p>
          </table:table-cell>
          <table:table-cell table:formula="of:=ATAN([.I105])" office:value-type="float" office:value="0.325292765480653" calcext:value-type="float">
            <text:p>0.325292765480653</text:p>
          </table:table-cell>
          <table:table-cell table:formula="of:=ATAN([.J105])" office:value-type="float" office:value="0.843094438696736" calcext:value-type="float">
            <text:p>0.843094438696736</text:p>
          </table:table-cell>
          <table:table-cell table:formula="of:=ATAN([.K10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340313" calcext:value-type="float">
            <text:p>-0.340313</text:p>
          </table:table-cell>
          <table:table-cell table:formula="of:=AVERAGE([.C102:.C106])" office:value-type="float" office:value="-1" calcext:value-type="float">
            <text:p>-1</text:p>
          </table:table-cell>
          <table:table-cell table:formula="of:=AVERAGE([.D102:.D106])" office:value-type="float" office:value="0.0352488000000001" calcext:value-type="float">
            <text:p>0.0352488</text:p>
          </table:table-cell>
          <table:table-cell table:formula="of:=[.E111]" office:value-type="float" office:value="-1" calcext:value-type="float">
            <text:p>-1</text:p>
          </table:table-cell>
          <table:table-cell table:formula="of:=[.F111]" office:value-type="float" office:value="0.05180444" calcext:value-type="float">
            <text:p>0.05180444</text:p>
          </table:table-cell>
          <table:table-cell table:formula="of:=ABS(([.E106]-[.G106])/[.G106])" office:value-type="float" office:value="0" calcext:value-type="float">
            <text:p>0</text:p>
          </table:table-cell>
          <table:table-cell table:formula="of:=ABS(([.F106]-[.G106])/[.G106])" office:value-type="float" office:value="1.0352488" calcext:value-type="float">
            <text:p>1.0352488</text:p>
          </table:table-cell>
          <table:table-cell table:formula="of:=ABS((0-[.G106])/[.G106])" office:value-type="float" office:value="1" calcext:value-type="float">
            <text:p>1</text:p>
          </table:table-cell>
          <table:table-cell table:formula="of:=ATAN([.I106])" office:value-type="float" office:value="0" calcext:value-type="float">
            <text:p>0</text:p>
          </table:table-cell>
          <table:table-cell table:formula="of:=ATAN([.J106])" office:value-type="float" office:value="0.802715592255648" calcext:value-type="float">
            <text:p>0.802715592255648</text:p>
          </table:table-cell>
          <table:table-cell table:formula="of:=ATAN([.K10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137748" calcext:value-type="float">
            <text:p>-0.0137748</text:p>
          </table:table-cell>
          <table:table-cell table:formula="of:=AVERAGE([.C103:.C107])" office:value-type="float" office:value="-1" calcext:value-type="float">
            <text:p>-1</text:p>
          </table:table-cell>
          <table:table-cell table:formula="of:=AVERAGE([.D103:.D107])" office:value-type="float" office:value="-0.0872027599999999" calcext:value-type="float">
            <text:p>-0.08720276</text:p>
          </table:table-cell>
          <table:table-cell table:formula="of:=[.E112]" office:value-type="float" office:value="-1" calcext:value-type="float">
            <text:p>-1</text:p>
          </table:table-cell>
          <table:table-cell table:formula="of:=[.F112]" office:value-type="float" office:value="0.1130554" calcext:value-type="float">
            <text:p>0.1130554</text:p>
          </table:table-cell>
          <table:table-cell table:formula="of:=ABS(([.E107]-[.G107])/[.G107])" office:value-type="float" office:value="0" calcext:value-type="float">
            <text:p>0</text:p>
          </table:table-cell>
          <table:table-cell table:formula="of:=ABS(([.F107]-[.G107])/[.G107])" office:value-type="float" office:value="0.91279724" calcext:value-type="float">
            <text:p>0.91279724</text:p>
          </table:table-cell>
          <table:table-cell table:formula="of:=ABS((0-[.G107])/[.G107])" office:value-type="float" office:value="1" calcext:value-type="float">
            <text:p>1</text:p>
          </table:table-cell>
          <table:table-cell table:formula="of:=ATAN([.I107])" office:value-type="float" office:value="0" calcext:value-type="float">
            <text:p>0</text:p>
          </table:table-cell>
          <table:table-cell table:formula="of:=ATAN([.J107])" office:value-type="float" office:value="0.7398405788083" calcext:value-type="float">
            <text:p>0.7398405788083</text:p>
          </table:table-cell>
          <table:table-cell table:formula="of:=ATAN([.K107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77573" calcext:value-type="float">
            <text:p>1.77573</text:p>
          </table:table-cell>
          <table:table-cell table:formula="of:=AVERAGE([.C104:.C108])" office:value-type="float" office:value="-1" calcext:value-type="float">
            <text:p>-1</text:p>
          </table:table-cell>
          <table:table-cell table:formula="of:=AVERAGE([.D104:.D108])" office:value-type="float" office:value="0.45725684" calcext:value-type="float">
            <text:p>0.45725684</text:p>
          </table:table-cell>
          <table:table-cell table:formula="of:=[.E113]" office:value-type="float" office:value="-1" calcext:value-type="float">
            <text:p>-1</text:p>
          </table:table-cell>
          <table:table-cell table:formula="of:=[.F113]" office:value-type="float" office:value="0.3133934" calcext:value-type="float">
            <text:p>0.3133934</text:p>
          </table:table-cell>
          <table:table-cell table:formula="of:=ABS(([.E108]-[.G108])/[.G108])" office:value-type="float" office:value="0" calcext:value-type="float">
            <text:p>0</text:p>
          </table:table-cell>
          <table:table-cell table:formula="of:=ABS(([.F108]-[.G108])/[.G108])" office:value-type="float" office:value="1.45725684" calcext:value-type="float">
            <text:p>1.45725684</text:p>
          </table:table-cell>
          <table:table-cell table:formula="of:=ABS((0-[.G108])/[.G108])" office:value-type="float" office:value="1" calcext:value-type="float">
            <text:p>1</text:p>
          </table:table-cell>
          <table:table-cell table:formula="of:=ATAN([.I108])" office:value-type="float" office:value="0" calcext:value-type="float">
            <text:p>0</text:p>
          </table:table-cell>
          <table:table-cell table:formula="of:=ATAN([.J108])" office:value-type="float" office:value="0.969378112766596" calcext:value-type="float">
            <text:p>0.969378112766596</text:p>
          </table:table-cell>
          <table:table-cell table:formula="of:=ATAN([.K108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995475" calcext:value-type="float">
            <text:p>-0.995475</text:p>
          </table:table-cell>
          <table:table-cell table:formula="of:=AVERAGE([.C105:.C109])" office:value-type="float" office:value="-1" calcext:value-type="float">
            <text:p>-1</text:p>
          </table:table-cell>
          <table:table-cell table:formula="of:=AVERAGE([.D105:.D109])" office:value-type="float" office:value="0.45247144" calcext:value-type="float">
            <text:p>0.45247144</text:p>
          </table:table-cell>
          <table:table-cell table:formula="of:=[.E114]" office:value-type="float" office:value="-1" calcext:value-type="float">
            <text:p>-1</text:p>
          </table:table-cell>
          <table:table-cell table:formula="of:=[.F114]" office:value-type="float" office:value="0.4227862" calcext:value-type="float">
            <text:p>0.4227862</text:p>
          </table:table-cell>
          <table:table-cell table:formula="of:=ABS(([.E109]-[.G109])/[.G109])" office:value-type="float" office:value="0" calcext:value-type="float">
            <text:p>0</text:p>
          </table:table-cell>
          <table:table-cell table:formula="of:=ABS(([.F109]-[.G109])/[.G109])" office:value-type="float" office:value="1.45247144" calcext:value-type="float">
            <text:p>1.45247144</text:p>
          </table:table-cell>
          <table:table-cell table:formula="of:=ABS((0-[.G109])/[.G109])" office:value-type="float" office:value="1" calcext:value-type="float">
            <text:p>1</text:p>
          </table:table-cell>
          <table:table-cell table:formula="of:=ATAN([.I109])" office:value-type="float" office:value="0" calcext:value-type="float">
            <text:p>0</text:p>
          </table:table-cell>
          <table:table-cell table:formula="of:=ATAN([.J109])" office:value-type="float" office:value="0.96784267046423" calcext:value-type="float">
            <text:p>0.96784267046423</text:p>
          </table:table-cell>
          <table:table-cell table:formula="of:=ATAN([.K109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890959" calcext:value-type="float">
            <text:p>-0.890959</text:p>
          </table:table-cell>
          <table:table-cell table:formula="of:=AVERAGE([.C106:.C110])" office:value-type="float" office:value="-1" calcext:value-type="float">
            <text:p>-1</text:p>
          </table:table-cell>
          <table:table-cell table:formula="of:=AVERAGE([.D106:.D110])" office:value-type="float" office:value="-0.09295836" calcext:value-type="float">
            <text:p>-0.09295836</text:p>
          </table:table-cell>
          <table:table-cell table:formula="of:=[.E115]" office:value-type="float" office:value="-0.0744157124419819" calcext:value-type="float">
            <text:p>-0.074415712441982</text:p>
          </table:table-cell>
          <table:table-cell table:formula="of:=[.F115]" office:value-type="float" office:value="0.7775302" calcext:value-type="float">
            <text:p>0.7775302</text:p>
          </table:table-cell>
          <table:table-cell table:formula="of:=ABS(([.E110]-[.G110])/[.G110])" office:value-type="float" office:value="12.4380222561149" calcext:value-type="float">
            <text:p>12.4380222561149</text:p>
          </table:table-cell>
          <table:table-cell table:formula="of:=ABS(([.F110]-[.G110])/[.G110])" office:value-type="float" office:value="0.249176510571942" calcext:value-type="float">
            <text:p>0.249176510571942</text:p>
          </table:table-cell>
          <table:table-cell table:formula="of:=ABS((0-[.G110])/[.G110])" office:value-type="float" office:value="1" calcext:value-type="float">
            <text:p>1</text:p>
          </table:table-cell>
          <table:table-cell table:formula="of:=ATAN([.I110])" office:value-type="float" office:value="1.49057025461228" calcext:value-type="float">
            <text:p>1.49057025461228</text:p>
          </table:table-cell>
          <table:table-cell table:formula="of:=ATAN([.J110])" office:value-type="float" office:value="0.244203464204386" calcext:value-type="float">
            <text:p>0.244203464204386</text:p>
          </table:table-cell>
          <table:table-cell table:formula="of:=ATAN([.K110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383501" calcext:value-type="float">
            <text:p>0.383501</text:p>
          </table:table-cell>
          <table:table-cell table:formula="of:=AVERAGE([.C107:.C111])" office:value-type="float" office:value="-1" calcext:value-type="float">
            <text:p>-1</text:p>
          </table:table-cell>
          <table:table-cell table:formula="of:=AVERAGE([.D107:.D111])" office:value-type="float" office:value="0.05180444" calcext:value-type="float">
            <text:p>0.05180444</text:p>
          </table:table-cell>
          <table:table-cell table:formula="of:=[.E116]" office:value-type="float" office:value="-0.0744157124419819" calcext:value-type="float">
            <text:p>-0.074415712441982</text:p>
          </table:table-cell>
          <table:table-cell table:formula="of:=[.F116]" office:value-type="float" office:value="0.6009288" calcext:value-type="float">
            <text:p>0.6009288</text:p>
          </table:table-cell>
          <table:table-cell table:formula="of:=ABS(([.E111]-[.G111])/[.G111])" office:value-type="float" office:value="12.4380222561149" calcext:value-type="float">
            <text:p>12.4380222561149</text:p>
          </table:table-cell>
          <table:table-cell table:formula="of:=ABS(([.F111]-[.G111])/[.G111])" office:value-type="float" office:value="1.69614921768557" calcext:value-type="float">
            <text:p>1.69614921768557</text:p>
          </table:table-cell>
          <table:table-cell table:formula="of:=ABS((0-[.G111])/[.G111])" office:value-type="float" office:value="1" calcext:value-type="float">
            <text:p>1</text:p>
          </table:table-cell>
          <table:table-cell table:formula="of:=ATAN([.I111])" office:value-type="float" office:value="1.49057025461228" calcext:value-type="float">
            <text:p>1.49057025461228</text:p>
          </table:table-cell>
          <table:table-cell table:formula="of:=ATAN([.J111])" office:value-type="float" office:value="1.03808067282501" calcext:value-type="float">
            <text:p>1.03808067282501</text:p>
          </table:table-cell>
          <table:table-cell table:formula="of:=ATAN([.K111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29248" calcext:value-type="float">
            <text:p>0.29248</text:p>
          </table:table-cell>
          <table:table-cell table:formula="of:=AVERAGE([.C108:.C112])" office:value-type="float" office:value="-1" calcext:value-type="float">
            <text:p>-1</text:p>
          </table:table-cell>
          <table:table-cell table:formula="of:=AVERAGE([.D108:.D112])" office:value-type="float" office:value="0.1130554" calcext:value-type="float">
            <text:p>0.1130554</text:p>
          </table:table-cell>
          <table:table-cell table:formula="of:=[.E117]" office:value-type="float" office:value="-0.0744157124419819" calcext:value-type="float">
            <text:p>-0.074415712441982</text:p>
          </table:table-cell>
          <table:table-cell table:formula="of:=[.F117]" office:value-type="float" office:value="1.3038688" calcext:value-type="float">
            <text:p>1.3038688</text:p>
          </table:table-cell>
          <table:table-cell table:formula="of:=ABS(([.E112]-[.G112])/[.G112])" office:value-type="float" office:value="12.4380222561149" calcext:value-type="float">
            <text:p>12.4380222561149</text:p>
          </table:table-cell>
          <table:table-cell table:formula="of:=ABS(([.F112]-[.G112])/[.G112])" office:value-type="float" office:value="2.51924098137397" calcext:value-type="float">
            <text:p>2.51924098137397</text:p>
          </table:table-cell>
          <table:table-cell table:formula="of:=ABS((0-[.G112])/[.G112])" office:value-type="float" office:value="1" calcext:value-type="float">
            <text:p>1</text:p>
          </table:table-cell>
          <table:table-cell table:formula="of:=ATAN([.I112])" office:value-type="float" office:value="1.49057025461228" calcext:value-type="float">
            <text:p>1.49057025461228</text:p>
          </table:table-cell>
          <table:table-cell table:formula="of:=ATAN([.J112])" office:value-type="float" office:value="1.19292637975691" calcext:value-type="float">
            <text:p>1.19292637975691</text:p>
          </table:table-cell>
          <table:table-cell table:formula="of:=ATAN([.K112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.77742" calcext:value-type="float">
            <text:p>2.77742</text:p>
          </table:table-cell>
          <table:table-cell table:formula="of:=AVERAGE([.C109:.C113])" office:value-type="float" office:value="-1" calcext:value-type="float">
            <text:p>-1</text:p>
          </table:table-cell>
          <table:table-cell table:formula="of:=AVERAGE([.D109:.D113])" office:value-type="float" office:value="0.3133934" calcext:value-type="float">
            <text:p>0.3133934</text:p>
          </table:table-cell>
          <table:table-cell table:formula="of:=[.E118]" office:value-type="float" office:value="-0.0744157124419819" calcext:value-type="float">
            <text:p>-0.074415712441982</text:p>
          </table:table-cell>
          <table:table-cell table:formula="of:=[.F118]" office:value-type="float" office:value="0.9636168" calcext:value-type="float">
            <text:p>0.9636168</text:p>
          </table:table-cell>
          <table:table-cell table:formula="of:=ABS(([.E113]-[.G113])/[.G113])" office:value-type="float" office:value="12.4380222561149" calcext:value-type="float">
            <text:p>12.4380222561149</text:p>
          </table:table-cell>
          <table:table-cell table:formula="of:=ABS(([.F113]-[.G113])/[.G113])" office:value-type="float" office:value="5.21138748411953" calcext:value-type="float">
            <text:p>5.21138748411953</text:p>
          </table:table-cell>
          <table:table-cell table:formula="of:=ABS((0-[.G113])/[.G113])" office:value-type="float" office:value="1" calcext:value-type="float">
            <text:p>1</text:p>
          </table:table-cell>
          <table:table-cell table:formula="of:=ATAN([.I113])" office:value-type="float" office:value="1.49057025461228" calcext:value-type="float">
            <text:p>1.49057025461228</text:p>
          </table:table-cell>
          <table:table-cell table:formula="of:=ATAN([.J113])" office:value-type="float" office:value="1.38121329872168" calcext:value-type="float">
            <text:p>1.38121329872168</text:p>
          </table:table-cell>
          <table:table-cell table:formula="of:=ATAN([.K113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48511" calcext:value-type="float">
            <text:p>-0.448511</text:p>
          </table:table-cell>
          <table:table-cell table:formula="of:=AVERAGE([.C110:.C114])" office:value-type="float" office:value="-1" calcext:value-type="float">
            <text:p>-1</text:p>
          </table:table-cell>
          <table:table-cell table:formula="of:=AVERAGE([.D110:.D114])" office:value-type="float" office:value="0.4227862" calcext:value-type="float">
            <text:p>0.4227862</text:p>
          </table:table-cell>
          <table:table-cell table:formula="of:=[.E119]" office:value-type="float" office:value="-0.0744157124419819" calcext:value-type="float">
            <text:p>-0.074415712441982</text:p>
          </table:table-cell>
          <table:table-cell table:formula="of:=[.F119]" office:value-type="float" office:value="0.9383268" calcext:value-type="float">
            <text:p>0.9383268</text:p>
          </table:table-cell>
          <table:table-cell table:formula="of:=ABS(([.E114]-[.G114])/[.G114])" office:value-type="float" office:value="12.4380222561149" calcext:value-type="float">
            <text:p>12.4380222561149</text:p>
          </table:table-cell>
          <table:table-cell table:formula="of:=ABS(([.F114]-[.G114])/[.G114])" office:value-type="float" office:value="6.68141036517825" calcext:value-type="float">
            <text:p>6.68141036517825</text:p>
          </table:table-cell>
          <table:table-cell table:formula="of:=ABS((0-[.G114])/[.G114])" office:value-type="float" office:value="1" calcext:value-type="float">
            <text:p>1</text:p>
          </table:table-cell>
          <table:table-cell table:formula="of:=ATAN([.I114])" office:value-type="float" office:value="1.49057025461228" calcext:value-type="float">
            <text:p>1.49057025461228</text:p>
          </table:table-cell>
          <table:table-cell table:formula="of:=ATAN([.J114])" office:value-type="float" office:value="1.42223011243831" calcext:value-type="float">
            <text:p>1.42223011243831</text:p>
          </table:table-cell>
          <table:table-cell table:formula="of:=ATAN([.K114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3.62792143779009" calcext:value-type="float">
            <text:p>3.62792143779009</text:p>
          </table:table-cell>
          <table:table-cell office:value-type="float" office:value="0.882761" calcext:value-type="float">
            <text:p>0.882761</text:p>
          </table:table-cell>
          <table:table-cell table:formula="of:=AVERAGE([.C111:.C115])" office:value-type="float" office:value="-0.0744157124419819" calcext:value-type="float">
            <text:p>-0.074415712441982</text:p>
          </table:table-cell>
          <table:table-cell table:formula="of:=AVERAGE([.D111:.D115])" office:value-type="float" office:value="0.7775302" calcext:value-type="float">
            <text:p>0.7775302</text:p>
          </table:table-cell>
          <table:table-cell table:formula="of:=[.E120]" office:value-type="float" office:value="-1" calcext:value-type="float">
            <text:p>-1</text:p>
          </table:table-cell>
          <table:table-cell table:formula="of:=[.F120]" office:value-type="float" office:value="1.0067686" calcext:value-type="float">
            <text:p>1.0067686</text:p>
          </table:table-cell>
          <table:table-cell table:formula="of:=ABS(([.E115]-[.G115])/[.G115])" office:value-type="float" office:value="0.925584287558018" calcext:value-type="float">
            <text:p>0.925584287558018</text:p>
          </table:table-cell>
          <table:table-cell table:formula="of:=ABS(([.F115]-[.G115])/[.G115])" office:value-type="float" office:value="1.7775302" calcext:value-type="float">
            <text:p>1.7775302</text:p>
          </table:table-cell>
          <table:table-cell table:formula="of:=ABS((0-[.G115])/[.G115])" office:value-type="float" office:value="1" calcext:value-type="float">
            <text:p>1</text:p>
          </table:table-cell>
          <table:table-cell table:formula="of:=ATAN([.I115])" office:value-type="float" office:value="0.746771602333275" calcext:value-type="float">
            <text:p>0.746771602333275</text:p>
          </table:table-cell>
          <table:table-cell table:formula="of:=ATAN([.J115])" office:value-type="float" office:value="1.05834735336342" calcext:value-type="float">
            <text:p>1.05834735336342</text:p>
          </table:table-cell>
          <table:table-cell table:formula="of:=ATAN([.K115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499506" calcext:value-type="float">
            <text:p>-0.499506</text:p>
          </table:table-cell>
          <table:table-cell table:formula="of:=AVERAGE([.C112:.C116])" office:value-type="float" office:value="-0.0744157124419819" calcext:value-type="float">
            <text:p>-0.074415712441982</text:p>
          </table:table-cell>
          <table:table-cell table:formula="of:=AVERAGE([.D112:.D116])" office:value-type="float" office:value="0.6009288" calcext:value-type="float">
            <text:p>0.6009288</text:p>
          </table:table-cell>
          <table:table-cell table:formula="of:=[.E121]" office:value-type="float" office:value="9.13706572786574" calcext:value-type="float">
            <text:p>9.13706572786574</text:p>
          </table:table-cell>
          <table:table-cell table:formula="of:=[.F121]" office:value-type="float" office:value="1.2074366" calcext:value-type="float">
            <text:p>1.2074366</text:p>
          </table:table-cell>
          <table:table-cell table:formula="of:=ABS(([.E116]-[.G116])/[.G116])" office:value-type="float" office:value="1.00814437749036" calcext:value-type="float">
            <text:p>1.00814437749036</text:p>
          </table:table-cell>
          <table:table-cell table:formula="of:=ABS(([.F116]-[.G116])/[.G116])" office:value-type="float" office:value="0.934231752523426" calcext:value-type="float">
            <text:p>0.934231752523426</text:p>
          </table:table-cell>
          <table:table-cell table:formula="of:=ABS((0-[.G116])/[.G116])" office:value-type="float" office:value="1" calcext:value-type="float">
            <text:p>1</text:p>
          </table:table-cell>
          <table:table-cell table:formula="of:=ATAN([.I116])" office:value-type="float" office:value="0.78945381443921" calcext:value-type="float">
            <text:p>0.78945381443921</text:p>
          </table:table-cell>
          <table:table-cell table:formula="of:=ATAN([.J116])" office:value-type="float" office:value="0.751409000054373" calcext:value-type="float">
            <text:p>0.751409000054373</text:p>
          </table:table-cell>
          <table:table-cell table:formula="of:=ATAN([.K116])" office:value-type="float" office:value="0.785398163397448" calcext:value-type="float">
            <text:p>0.785398163397448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.80718" calcext:value-type="float">
            <text:p>3.80718</text:p>
          </table:table-cell>
          <table:table-cell table:formula="of:=AVERAGE([.C113:.C117])" office:value-type="float" office:value="-0.0744157124419819" calcext:value-type="float">
            <text:p>-0.074415712441982</text:p>
          </table:table-cell>
          <table:table-cell table:formula="of:=AVERAGE([.D113:.D117])" office:value-type="float" office:value="1.3038688" calcext:value-type="float">
            <text:p>1.30386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07616" calcext:value-type="float">
            <text:p>1.07616</text:p>
          </table:table-cell>
          <table:table-cell table:formula="of:=AVERAGE([.C114:.C118])" office:value-type="float" office:value="-0.0744157124419819" calcext:value-type="float">
            <text:p>-0.074415712441982</text:p>
          </table:table-cell>
          <table:table-cell table:formula="of:=AVERAGE([.D114:.D118])" office:value-type="float" office:value="0.9636168" calcext:value-type="float">
            <text:p>0.96361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574961" calcext:value-type="float">
            <text:p>-0.574961</text:p>
          </table:table-cell>
          <table:table-cell table:formula="of:=AVERAGE([.C115:.C119])" office:value-type="float" office:value="-0.0744157124419819" calcext:value-type="float">
            <text:p>-0.074415712441982</text:p>
          </table:table-cell>
          <table:table-cell table:formula="of:=AVERAGE([.D115:.D119])" office:value-type="float" office:value="0.9383268" calcext:value-type="float">
            <text:p>0.93832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.22497" calcext:value-type="float">
            <text:p>1.22497</text:p>
          </table:table-cell>
          <table:table-cell table:formula="of:=AVERAGE([.C116:.C120])" office:value-type="float" office:value="-1" calcext:value-type="float">
            <text:p>-1</text:p>
          </table:table-cell>
          <table:table-cell table:formula="of:=AVERAGE([.D116:.D120])" office:value-type="float" office:value="1.0067686" calcext:value-type="float">
            <text:p>1.00676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.6853286393287" calcext:value-type="float">
            <text:p>49.6853286393287</text:p>
          </table:table-cell>
          <table:table-cell office:value-type="float" office:value="0.503834" calcext:value-type="float">
            <text:p>0.503834</text:p>
          </table:table-cell>
          <table:table-cell table:formula="of:=AVERAGE([.C117:.C121])" office:value-type="float" office:value="9.13706572786574" calcext:value-type="float">
            <text:p>9.13706572786574</text:p>
          </table:table-cell>
          <table:table-cell table:formula="of:=AVERAGE([.D117:.D121])" office:value-type="float" office:value="1.2074366" calcext:value-type="float">
            <text:p>1.207436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5:22:58.575000000</meta:creation-date>
    <dc:date>2020-08-06T17:56:46.372000000</dc:date>
    <meta:editing-duration>PT22M55S</meta:editing-duration>
    <meta:editing-cycles>2</meta:editing-cycles>
    <meta:generator>LibreOffice/6.2.3.2$Windows_X86_64 LibreOffice_project/aecc05fe267cc68dde00352a451aa867b3b546ac</meta:generator>
    <meta:document-statistic meta:table-count="2" meta:cell-count="26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1.E13:Sheet1.F121" svg:x="0.319cm" svg:y="0.18cm" svg:width="12.508cm" svg:height="8.646cm">
          <chartooo:coordinate-region svg:x="0.861cm" svg:y="0.357cm" svg:width="11.68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3:Sheet1.E121" chart:class="chart:scatter">
            <chart:data-point chart:repeated="109"/>
          </chart:series>
          <chart:series chart:style-name="ch7" chart:values-cell-range-address="Sheet1.F13:Sheet1.F121" chart:class="chart:scatte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37147824401879">
                <text:p>-0.637147824401879</text:p>
                <draw:g>
                  <svg:desc>Sheet1.E13:Sheet1.E121</svg:desc>
                </draw:g>
              </table:table-cell>
              <table:table-cell office:value-type="float" office:value="0.0233518">
                <text:p>0.0233518</text:p>
                <draw:g>
                  <svg:desc>Sheet1.F13:Sheet1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637147824401879">
                <text:p>-0.637147824401879</text:p>
              </table:table-cell>
              <table:table-cell office:value-type="float" office:value="-0.1688533">
                <text:p>-0.16885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188542146867">
                <text:p>1.28188542146867</text:p>
              </table:table-cell>
              <table:table-cell office:value-type="float" office:value="-0.062714">
                <text:p>-0.062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315773018159">
                <text:p>1.51315773018159</text:p>
              </table:table-cell>
              <table:table-cell office:value-type="float" office:value="0.0187422">
                <text:p>0.0187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5811885549605">
                <text:p>1.75811885549605</text:p>
              </table:table-cell>
              <table:table-cell office:value-type="float" office:value="-0.0474847">
                <text:p>-0.0474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811885549605">
                <text:p>1.75811885549605</text:p>
              </table:table-cell>
              <table:table-cell office:value-type="float" office:value="0.0106089">
                <text:p>0.01060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811885549605">
                <text:p>1.75811885549605</text:p>
              </table:table-cell>
              <table:table-cell office:value-type="float" office:value="-0.2375992">
                <text:p>-0.2375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811885549605">
                <text:p>1.75811885549605</text:p>
              </table:table-cell>
              <table:table-cell office:value-type="float" office:value="-0.2342475">
                <text:p>-0.2342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879685415083">
                <text:p>2.50879685415083</text:p>
              </table:table-cell>
              <table:table-cell office:value-type="float" office:value="-0.0715993">
                <text:p>-0.0715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0879685415083">
                <text:p>2.50879685415083</text:p>
              </table:table-cell>
              <table:table-cell office:value-type="float" office:value="0.5025774">
                <text:p>0.5025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879685415083">
                <text:p>2.50879685415083</text:p>
              </table:table-cell>
              <table:table-cell office:value-type="float" office:value="0.5407766">
                <text:p>0.54077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0879685415083">
                <text:p>2.50879685415083</text:p>
              </table:table-cell>
              <table:table-cell office:value-type="float" office:value="0.5552343">
                <text:p>0.5552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911432682161">
                <text:p>0.226911432682161</text:p>
              </table:table-cell>
              <table:table-cell office:value-type="float" office:value="0.4316823">
                <text:p>0.4316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436087603075996">
                <text:p>-0.00436087603075996</text:p>
              </table:table-cell>
              <table:table-cell office:value-type="float" office:value="0.2944842">
                <text:p>0.29448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6856468095544">
                <text:p>1.66856468095544</text:p>
              </table:table-cell>
              <table:table-cell office:value-type="float" office:value="0.4529705">
                <text:p>0.4529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8067988583224">
                <text:p>1.98067988583224</text:p>
              </table:table-cell>
              <table:table-cell office:value-type="float" office:value="0.5168719">
                <text:p>0.5168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8310035806418">
                <text:p>2.18310035806418</text:p>
              </table:table-cell>
              <table:table-cell office:value-type="float" office:value="0.603421">
                <text:p>0.6034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8310035806418">
                <text:p>2.18310035806418</text:p>
              </table:table-cell>
              <table:table-cell office:value-type="float" office:value="0.6244035">
                <text:p>0.6244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3242235940941">
                <text:p>1.43242235940941</text:p>
              </table:table-cell>
              <table:table-cell office:value-type="float" office:value="0.3497189">
                <text:p>0.34971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3242235940941">
                <text:p>1.43242235940941</text:p>
              </table:table-cell>
              <table:table-cell office:value-type="float" office:value="-0.2232198">
                <text:p>-0.2232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242235940941">
                <text:p>1.43242235940941</text:p>
              </table:table-cell>
              <table:table-cell office:value-type="float" office:value="-0.249268">
                <text:p>-0.2492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3242235940941">
                <text:p>1.43242235940941</text:p>
              </table:table-cell>
              <table:table-cell office:value-type="float" office:value="-0.1006117">
                <text:p>-0.1006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3242235940941">
                <text:p>1.43242235940941</text:p>
              </table:table-cell>
              <table:table-cell office:value-type="float" office:value="-0.1518187">
                <text:p>-0.1518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3242235940941">
                <text:p>1.43242235940941</text:p>
              </table:table-cell>
              <table:table-cell office:value-type="float" office:value="-0.1291935">
                <text:p>-0.1291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85464322891259">
                <text:p>-0.485464322891259</text:p>
              </table:table-cell>
              <table:table-cell office:value-type="float" office:value="-0.1573254">
                <text:p>-0.15732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97579527768059">
                <text:p>-0.797579527768059</text:p>
              </table:table-cell>
              <table:table-cell office:value-type="float" office:value="-0.2835376">
                <text:p>-0.2835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-0.3466337">
                <text:p>-0.3466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0.2350581">
                <text:p>-0.23505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-0.1217528">
                <text:p>-0.1217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-0.02209698">
                <text:p>-0.02209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80781716069676">
                <text:p>-0.680781716069676</text:p>
              </table:table-cell>
              <table:table-cell office:value-type="float" office:value="-0.03723658">
                <text:p>-0.037236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0781716069676">
                <text:p>-0.680781716069676</text:p>
              </table:table-cell>
              <table:table-cell office:value-type="float" office:value="-0.11916038">
                <text:p>-0.11916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03653646745908">
                <text:p>0.503653646745908</text:p>
              </table:table-cell>
              <table:table-cell office:value-type="float" office:value="0.06958702">
                <text:p>0.06958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03653646745908">
                <text:p>0.503653646745908</text:p>
              </table:table-cell>
              <table:table-cell office:value-type="float" office:value="0.14761042">
                <text:p>0.14761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56778020981186">
                <text:p>0.656778020981186</text:p>
              </table:table-cell>
              <table:table-cell office:value-type="float" office:value="0.12634612">
                <text:p>0.126346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6778020981186">
                <text:p>0.656778020981186</text:p>
              </table:table-cell>
              <table:table-cell office:value-type="float" office:value="0.37739502">
                <text:p>0.37739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56778020981186">
                <text:p>0.656778020981186</text:p>
              </table:table-cell>
              <table:table-cell office:value-type="float" office:value="0.35951082">
                <text:p>0.35951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56778020981186">
                <text:p>0.656778020981186</text:p>
              </table:table-cell>
              <table:table-cell office:value-type="float" office:value="0.48681932">
                <text:p>0.486819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56778020981186">
                <text:p>0.656778020981186</text:p>
              </table:table-cell>
              <table:table-cell office:value-type="float" office:value="0.37540922">
                <text:p>0.37540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56778020981186">
                <text:p>0.656778020981186</text:p>
              </table:table-cell>
              <table:table-cell office:value-type="float" office:value="0.3499882">
                <text:p>0.34998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7559737050861">
                <text:p>0.337559737050861</text:p>
              </table:table-cell>
              <table:table-cell office:value-type="float" office:value="0.2687012">
                <text:p>0.2687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7559737050861">
                <text:p>0.337559737050861</text:p>
              </table:table-cell>
              <table:table-cell office:value-type="float" office:value="0.2697283">
                <text:p>0.2697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46875625764722">
                <text:p>-0.846875625764722</text:p>
              </table:table-cell>
              <table:table-cell office:value-type="float" office:value="0.1111138">
                <text:p>0.11111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46875625764722">
                <text:p>-0.846875625764722</text:p>
              </table:table-cell>
              <table:table-cell office:value-type="float" office:value="0.1704967">
                <text:p>0.1704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0.177923">
                <text:p>0.1779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90665756087272">
                <text:p>-0.690665756087272</text:p>
              </table:table-cell>
              <table:table-cell office:value-type="float" office:value="0.160534">
                <text:p>0.1605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90665756087272">
                <text:p>-0.690665756087272</text:p>
              </table:table-cell>
              <table:table-cell office:value-type="float" office:value="0.23232682">
                <text:p>0.23232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90665756087272">
                <text:p>-0.690665756087272</text:p>
              </table:table-cell>
              <table:table-cell office:value-type="float" office:value="-0.05729268">
                <text:p>-0.05729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90665756087272">
                <text:p>-0.690665756087272</text:p>
              </table:table-cell>
              <table:table-cell office:value-type="float" office:value="0.038652147">
                <text:p>0.038652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70495641930888">
                <text:p>0.670495641930888</text:p>
              </table:table-cell>
              <table:table-cell office:value-type="float" office:value="0.150549647">
                <text:p>0.1505496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70495641930888">
                <text:p>0.670495641930888</text:p>
              </table:table-cell>
              <table:table-cell office:value-type="float" office:value="0.182413447">
                <text:p>0.1824134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70495641930888">
                <text:p>0.670495641930888</text:p>
              </table:table-cell>
              <table:table-cell office:value-type="float" office:value="0.260896147">
                <text:p>0.2608961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0495641930888">
                <text:p>0.670495641930888</text:p>
              </table:table-cell>
              <table:table-cell office:value-type="float" office:value="0.377576847">
                <text:p>0.3775768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70495641930888">
                <text:p>0.670495641930888</text:p>
              </table:table-cell>
              <table:table-cell office:value-type="float" office:value="0.367649647">
                <text:p>0.3676496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44666623258184">
                <text:p>0.944666623258184</text:p>
              </table:table-cell>
              <table:table-cell office:value-type="float" office:value="0.339015887">
                <text:p>0.3390158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2488745076927">
                <text:p>0.972488745076927</text:p>
              </table:table-cell>
              <table:table-cell office:value-type="float" office:value="0.218495387">
                <text:p>0.2184953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2488745076927">
                <text:p>0.972488745076927</text:p>
              </table:table-cell>
              <table:table-cell office:value-type="float" office:value="0.110354667">
                <text:p>0.110354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2488745076927">
                <text:p>0.972488745076927</text:p>
              </table:table-cell>
              <table:table-cell office:value-type="float" office:value="0.287124467">
                <text:p>0.2871244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72488745076927">
                <text:p>0.972488745076927</text:p>
              </table:table-cell>
              <table:table-cell office:value-type="float" office:value="0.20864484">
                <text:p>0.20864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26648101220631">
                <text:p>-0.0526648101220631</text:p>
              </table:table-cell>
              <table:table-cell office:value-type="float" office:value="0.19248374">
                <text:p>0.192483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9114243112833">
                <text:p>0.0679114243112833</text:p>
              </table:table-cell>
              <table:table-cell office:value-type="float" office:value="0.18406507">
                <text:p>0.18406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79114243112833">
                <text:p>0.0679114243112833</text:p>
              </table:table-cell>
              <table:table-cell office:value-type="float" office:value="0.06601697">
                <text:p>0.066016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018065976697">
                <text:p>0.838018065976697</text:p>
              </table:table-cell>
              <table:table-cell office:value-type="float" office:value="-0.01649623">
                <text:p>-0.016496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38018065976697">
                <text:p>0.838018065976697</text:p>
              </table:table-cell>
              <table:table-cell office:value-type="float" office:value="-0.03829053">
                <text:p>-0.038290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3847084649401">
                <text:p>0.563847084649401</text:p>
              </table:table-cell>
              <table:table-cell office:value-type="float" office:value="-0.02236937">
                <text:p>-0.022369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26690718917929">
                <text:p>0.226690718917929</text:p>
              </table:table-cell>
              <table:table-cell office:value-type="float" office:value="-0.03834444">
                <text:p>-0.0383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6690718917929">
                <text:p>0.226690718917929</text:p>
              </table:table-cell>
              <table:table-cell office:value-type="float" office:value="0.09202616">
                <text:p>0.092026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26690718917929">
                <text:p>0.226690718917929</text:p>
              </table:table-cell>
              <table:table-cell office:value-type="float" office:value="0.17170986">
                <text:p>0.171709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26690718917929">
                <text:p>0.226690718917929</text:p>
              </table:table-cell>
              <table:table-cell office:value-type="float" office:value="0.15501556">
                <text:p>0.15501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8136544541559">
                <text:p>1.08136544541559</text:p>
              </table:table-cell>
              <table:table-cell office:value-type="float" office:value="0.20877806">
                <text:p>0.20877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21775622896947">
                <text:p>1.21775622896947</text:p>
              </table:table-cell>
              <table:table-cell office:value-type="float" office:value="0.26363973">
                <text:p>0.263639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21775622896947">
                <text:p>1.21775622896947</text:p>
              </table:table-cell>
              <table:table-cell office:value-type="float" office:value="0.25436493">
                <text:p>0.25436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7649587304057">
                <text:p>0.447649587304057</text:p>
              </table:table-cell>
              <table:table-cell office:value-type="float" office:value="0.22085793">
                <text:p>0.22085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89983442218885">
                <text:p>0.589983442218885</text:p>
              </table:table-cell>
              <table:table-cell office:value-type="float" office:value="0.18495573">
                <text:p>0.18495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89983442218885">
                <text:p>0.589983442218885</text:p>
              </table:table-cell>
              <table:table-cell office:value-type="float" office:value="0.10653993">
                <text:p>0.106539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9983442218885">
                <text:p>0.589983442218885</text:p>
              </table:table-cell>
              <table:table-cell office:value-type="float" office:value="0.0261839">
                <text:p>0.02618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89983442218885">
                <text:p>0.589983442218885</text:p>
              </table:table-cell>
              <table:table-cell office:value-type="float" office:value="0.1045935">
                <text:p>0.10459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89983442218885">
                <text:p>0.589983442218885</text:p>
              </table:table-cell>
              <table:table-cell office:value-type="float" office:value="-0.1507451">
                <text:p>-0.15074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89983442218885">
                <text:p>0.589983442218885</text:p>
              </table:table-cell>
              <table:table-cell office:value-type="float" office:value="0.2242564">
                <text:p>0.22425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56329139904084">
                <text:p>-0.456329139904084</text:p>
              </table:table-cell>
              <table:table-cell office:value-type="float" office:value="0.09970231">
                <text:p>0.099702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13569048811315">
                <text:p>1.13569048811315</text:p>
              </table:table-cell>
              <table:table-cell office:value-type="float" office:value="-0.02609619">
                <text:p>-0.02609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3569048811315">
                <text:p>1.13569048811315</text:p>
              </table:table-cell>
              <table:table-cell office:value-type="float" office:value="0.04112359">
                <text:p>0.04112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3857870098101">
                <text:p>1.53857870098101</text:p>
              </table:table-cell>
              <table:table-cell office:value-type="float" office:value="0.16501269">
                <text:p>0.165012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9624484606618">
                <text:p>1.39624484606618</text:p>
              </table:table-cell>
              <table:table-cell office:value-type="float" office:value="0.09453879">
                <text:p>0.09453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9969500728279">
                <text:p>2.09969500728279</text:p>
              </table:table-cell>
              <table:table-cell office:value-type="float" office:value="0.21637579">
                <text:p>0.2163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7841308542723">
                <text:p>2.57841308542723</text:p>
              </table:table-cell>
              <table:table-cell office:value-type="float" office:value="0.38493039">
                <text:p>0.384930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7841308542723">
                <text:p>2.57841308542723</text:p>
              </table:table-cell>
              <table:table-cell office:value-type="float" office:value="0.21746629">
                <text:p>0.217466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7841308542723">
                <text:p>2.57841308542723</text:p>
              </table:table-cell>
              <table:table-cell office:value-type="float" office:value="0.24071689">
                <text:p>0.24071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4704998170395">
                <text:p>2.74704998170395</text:p>
              </table:table-cell>
              <table:table-cell office:value-type="float" office:value="-0.02871265">
                <text:p>-0.028712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026799945101">
                <text:p>2.6026799945101</text:p>
              </table:table-cell>
              <table:table-cell office:value-type="float" office:value="0.02981774">
                <text:p>0.02981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53693348505629">
                <text:p>0.753693348505629</text:p>
              </table:table-cell>
              <table:table-cell office:value-type="float" office:value="-0.00112656000000001">
                <text:p>-0.00112656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5369334850563">
                <text:p>0.75369334850563</text:p>
              </table:table-cell>
              <table:table-cell office:value-type="float" office:value="-0.09968154">
                <text:p>-0.09968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0805135637771">
                <text:p>0.350805135637771</text:p>
              </table:table-cell>
              <table:table-cell office:value-type="float" office:value="0.02480076">
                <text:p>0.024800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0805135637771">
                <text:p>0.350805135637771</text:p>
              </table:table-cell>
              <table:table-cell office:value-type="float" office:value="0.05041906">
                <text:p>0.050419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52645025578838">
                <text:p>-0.352645025578838</text:p>
              </table:table-cell>
              <table:table-cell office:value-type="float" office:value="-0.01540872">
                <text:p>-0.01540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31363103723272">
                <text:p>-0.831363103723272</text:p>
              </table:table-cell>
              <table:table-cell office:value-type="float" office:value="0.06971028">
                <text:p>0.06971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831363103723272">
                <text:p>-0.831363103723272</text:p>
              </table:table-cell>
              <table:table-cell office:value-type="float" office:value="0.0285438800000001">
                <text:p>0.02854388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831363103723272">
                <text:p>-0.831363103723272</text:p>
              </table:table-cell>
              <table:table-cell office:value-type="float" office:value="0.01482198">
                <text:p>0.01482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0.04352662">
                <text:p>0.04352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0129263200000001">
                <text:p>0.01292632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0.38532512">
                <text:p>0.38532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0.43762882">
                <text:p>0.437628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37207856220991">
                <text:p>-0.537207856220991</text:p>
              </table:table-cell>
              <table:table-cell office:value-type="float" office:value="0.34228592">
                <text:p>0.342285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537207856220991">
                <text:p>-0.537207856220991</text:p>
              </table:table-cell>
              <table:table-cell office:value-type="float" office:value="0.32636662">
                <text:p>0.326366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37207856220991">
                <text:p>-0.537207856220991</text:p>
              </table:table-cell>
              <table:table-cell office:value-type="float" office:value="0.7084621">
                <text:p>0.70846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537207856220991">
                <text:p>-0.537207856220991</text:p>
              </table:table-cell>
              <table:table-cell office:value-type="float" office:value="0.6385051">
                <text:p>0.63850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37207856220991">
                <text:p>-0.537207856220991</text:p>
              </table:table-cell>
              <table:table-cell office:value-type="float" office:value="0.6805565">
                <text:p>0.6805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537207856220991">
                <text:p>-0.537207856220991</text:p>
              </table:table-cell>
              <table:table-cell office:value-type="float" office:value="0.8921494">
                <text:p>0.8921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3132500771188">
                <text:p>4.53132500771188</text:p>
              </table:table-cell>
              <table:table-cell office:value-type="float" office:value="0.9041827">
                <text:p>0.9041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3.955cm" style:legend-expansion="high" chart:style-name="ch2"/>
        <chart:plot-area chart:style-name="ch3" table:cell-range-address="Sheet1_2.E13:Sheet1_2.F121" svg:x="0.319cm" svg:y="0.18cm" svg:width="12.508cm" svg:height="8.646cm">
          <chartooo:coordinate-region svg:x="0.861cm" svg:y="0.379cm" svg:width="11.60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E13:Sheet1_2.E121" chart:class="chart:scatter">
            <chart:data-point chart:repeated="109"/>
          </chart:series>
          <chart:series chart:style-name="ch7" chart:values-cell-range-address="Sheet1_2.F13:Sheet1_2.F121" chart:class="chart:scatte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_2.E13:Sheet1_2.E121</svg:desc>
                </draw:g>
              </table:table-cell>
              <table:table-cell office:value-type="float" office:value="0.1767012">
                <text:p>0.1767012</text:p>
                <draw:g>
                  <svg:desc>Sheet1_2.F13:Sheet1_2.F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0.3802722">
                <text:p>-0.3802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6377084293734">
                <text:p>3.56377084293734</text:p>
              </table:table-cell>
              <table:table-cell office:value-type="float" office:value="-0.0751692">
                <text:p>-0.0751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631546036318">
                <text:p>4.02631546036318</text:p>
              </table:table-cell>
              <table:table-cell office:value-type="float" office:value="0.00917240000000001">
                <text:p>0.0091724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1623771099211">
                <text:p>4.51623771099211</text:p>
              </table:table-cell>
              <table:table-cell office:value-type="float" office:value="0.0418224">
                <text:p>0.0418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1623771099211">
                <text:p>4.51623771099211</text:p>
              </table:table-cell>
              <table:table-cell office:value-type="float" office:value="-0.1554834">
                <text:p>-0.1554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1623771099211">
                <text:p>4.51623771099211</text:p>
              </table:table-cell>
              <table:table-cell office:value-type="float" office:value="-0.0949262">
                <text:p>-0.0949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47533131945228">
                <text:p>-0.047533131945228</text:p>
              </table:table-cell>
              <table:table-cell office:value-type="float" office:value="-0.3933258">
                <text:p>-0.3933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127824793848">
                <text:p>0.99127824793848</text:p>
              </table:table-cell>
              <table:table-cell office:value-type="float" office:value="-0.152371">
                <text:p>-0.152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135599730955">
                <text:p>0.50135599730955</text:p>
              </table:table-cell>
              <table:table-cell office:value-type="float" office:value="0.9633324">
                <text:p>0.9633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135599730955">
                <text:p>0.50135599730955</text:p>
              </table:table-cell>
              <table:table-cell office:value-type="float" office:value="1.2370366">
                <text:p>1.23703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35599730955">
                <text:p>0.50135599730955</text:p>
              </table:table-cell>
              <table:table-cell office:value-type="float" office:value="1.2053948">
                <text:p>1.20539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135599730955">
                <text:p>0.50135599730955</text:p>
              </table:table-cell>
              <table:table-cell office:value-type="float" office:value="1.2566904">
                <text:p>1.2566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0.7413394">
                <text:p>0.7413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3577336460133">
                <text:p>2.83577336460133</text:p>
              </table:table-cell>
              <table:table-cell office:value-type="float" office:value="-0.0573914">
                <text:p>-0.0573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6000377435493">
                <text:p>3.46000377435493</text:p>
              </table:table-cell>
              <table:table-cell office:value-type="float" office:value="-0.2032928">
                <text:p>-0.2032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6484471881881">
                <text:p>3.86484471881881</text:p>
              </table:table-cell>
              <table:table-cell office:value-type="float" office:value="0.0014472">
                <text:p>0.0014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6484471881881">
                <text:p>3.86484471881881</text:p>
              </table:table-cell>
              <table:table-cell office:value-type="float" office:value="-0.00788339999999999">
                <text:p>-0.0078833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6484471881881">
                <text:p>3.86484471881881</text:p>
              </table:table-cell>
              <table:table-cell office:value-type="float" office:value="-0.0419016">
                <text:p>-0.0419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9071354217483">
                <text:p>0.029071354217483</text:p>
              </table:table-cell>
              <table:table-cell office:value-type="float" office:value="-0.3890482">
                <text:p>-0.3890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95159055536117">
                <text:p>-0.595159055536117</text:p>
              </table:table-cell>
              <table:table-cell office:value-type="float" office:value="-0.2952432">
                <text:p>-0.2952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0.2026706">
                <text:p>-0.20267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-0.295754">
                <text:p>-0.295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-0.2164854">
                <text:p>-0.2164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  <table:table-cell office:value-type="float" office:value="0.0743974">
                <text:p>0.0743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-0.271832">
                <text:p>-0.271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-0.4905968">
                <text:p>-0.4905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-0.1743622">
                <text:p>-0.1743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-0.0270202">
                <text:p>-0.02702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-0.11859136">
                <text:p>-0.118591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61563432139351">
                <text:p>-0.361563432139351</text:p>
              </table:table-cell>
              <table:table-cell office:value-type="float" office:value="0.19735884">
                <text:p>0.19735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61563432139351">
                <text:p>-0.361563432139351</text:p>
              </table:table-cell>
              <table:table-cell office:value-type="float" office:value="0.25227604">
                <text:p>0.252276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0730729349182">
                <text:p>2.00730729349182</text:p>
              </table:table-cell>
              <table:table-cell office:value-type="float" office:value="0.31353624">
                <text:p>0.313536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0730729349182">
                <text:p>2.00730729349182</text:p>
              </table:table-cell>
              <table:table-cell office:value-type="float" office:value="0.32224104">
                <text:p>0.32224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1355604196237">
                <text:p>2.31355604196237</text:p>
              </table:table-cell>
              <table:table-cell office:value-type="float" office:value="0.3712836">
                <text:p>0.3712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7511947410172">
                <text:p>1.67511947410172</text:p>
              </table:table-cell>
              <table:table-cell office:value-type="float" office:value="0.5574312">
                <text:p>0.5574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7511947410172">
                <text:p>1.67511947410172</text:p>
              </table:table-cell>
              <table:table-cell office:value-type="float" office:value="0.4667456">
                <text:p>0.4667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93751251529444">
                <text:p>-0.693751251529444</text:p>
              </table:table-cell>
              <table:table-cell office:value-type="float" office:value="0.6601024">
                <text:p>0.6601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93751251529444">
                <text:p>-0.693751251529444</text:p>
              </table:table-cell>
              <table:table-cell office:value-type="float" office:value="0.4285774">
                <text:p>0.42857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0.3286928">
                <text:p>0.32869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-0.0200288">
                <text:p>-0.0200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0.072711">
                <text:p>0.072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-0.4378748">
                <text:p>-0.43787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-0.087584">
                <text:p>-0.0875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">
                <text:p>-1</text:p>
              </table:table-cell>
              <table:table-cell office:value-type="float" office:value="0.0271532">
                <text:p>0.02715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381331512174544">
                <text:p>-0.381331512174544</text:p>
              </table:table-cell>
              <table:table-cell office:value-type="float" office:value="0.3410968">
                <text:p>0.3410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81331512174544">
                <text:p>-0.381331512174544</text:p>
              </table:table-cell>
              <table:table-cell office:value-type="float" office:value="0.39194264">
                <text:p>0.391942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81331512174544">
                <text:p>-0.381331512174544</text:p>
              </table:table-cell>
              <table:table-cell office:value-type="float" office:value="0.32328944">
                <text:p>0.323289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81331512174544">
                <text:p>-0.381331512174544</text:p>
              </table:table-cell>
              <table:table-cell office:value-type="float" office:value="0.164888294">
                <text:p>0.164888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4099128386177">
                <text:p>2.34099128386177</text:p>
              </table:table-cell>
              <table:table-cell office:value-type="float" office:value="0.273946094">
                <text:p>0.2739460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2232279603632">
                <text:p>1.72232279603632</text:p>
              </table:table-cell>
              <table:table-cell office:value-type="float" office:value="0.023730094">
                <text:p>0.0237300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2232279603632">
                <text:p>1.72232279603632</text:p>
              </table:table-cell>
              <table:table-cell office:value-type="float" office:value="0.129849654">
                <text:p>0.129849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2232279603632">
                <text:p>1.72232279603632</text:p>
              </table:table-cell>
              <table:table-cell office:value-type="float" office:value="0.431864254">
                <text:p>0.431864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2232279603632">
                <text:p>1.72232279603632</text:p>
              </table:table-cell>
              <table:table-cell office:value-type="float" office:value="0.570411">
                <text:p>0.5704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51658037345408">
                <text:p>-0.451658037345408</text:p>
              </table:table-cell>
              <table:table-cell office:value-type="float" office:value="0.40408568">
                <text:p>0.404085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2654694117536">
                <text:p>0.222654694117536</text:p>
              </table:table-cell>
              <table:table-cell office:value-type="float" office:value="0.41326068">
                <text:p>0.413260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2654694117536">
                <text:p>0.222654694117536</text:p>
              </table:table-cell>
              <table:table-cell office:value-type="float" office:value="0.09085968">
                <text:p>0.090859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2654694117536">
                <text:p>0.222654694117536</text:p>
              </table:table-cell>
              <table:table-cell office:value-type="float" office:value="0.14238468">
                <text:p>0.142384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2654694117536">
                <text:p>0.222654694117536</text:p>
              </table:table-cell>
              <table:table-cell office:value-type="float" office:value="-0.15312132">
                <text:p>-0.15312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6328417101282">
                <text:p>0.346328417101282</text:p>
              </table:table-cell>
              <table:table-cell office:value-type="float" office:value="-0.0191182">
                <text:p>-0.0191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868318454949691">
                <text:p>-0.0868318454949691</text:p>
              </table:table-cell>
              <table:table-cell office:value-type="float" office:value="-0.04513054">
                <text:p>-0.04513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868318454949691">
                <text:p>-0.0868318454949691</text:p>
              </table:table-cell>
              <table:table-cell office:value-type="float" office:value="0.04117426">
                <text:p>0.041174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5338143783586">
                <text:p>1.45338143783586</text:p>
              </table:table-cell>
              <table:table-cell office:value-type="float" office:value="-0.17537714">
                <text:p>-0.175377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5338143783586">
                <text:p>1.45338143783586</text:p>
              </table:table-cell>
              <table:table-cell office:value-type="float" office:value="0.07654026">
                <text:p>0.07654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81365752197521">
                <text:p>0.781365752197521</text:p>
              </table:table-cell>
              <table:table-cell office:value-type="float" office:value="-0.02562054">
                <text:p>-0.02562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0213283330828">
                <text:p>0.540213283330828</text:p>
              </table:table-cell>
              <table:table-cell office:value-type="float" office:value="-0.03155834">
                <text:p>-0.03155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40213283330828">
                <text:p>0.540213283330828</text:p>
              </table:table-cell>
              <table:table-cell office:value-type="float" office:value="0.14287806">
                <text:p>0.142878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0.51879686">
                <text:p>0.51879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0.23349086">
                <text:p>0.233490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136513863366">
                <text:p>1.38136513863366</text:p>
              </table:table-cell>
              <table:table-cell office:value-type="float" office:value="0.44317666">
                <text:p>0.443176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9529917460811">
                <text:p>1.89529917460811</text:p>
              </table:table-cell>
              <table:table-cell office:value-type="float" office:value="0.5588378">
                <text:p>0.55883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9529917460811">
                <text:p>1.89529917460811</text:p>
              </table:table-cell>
              <table:table-cell office:value-type="float" office:value="0.3658518">
                <text:p>0.36585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9529917460811">
                <text:p>1.89529917460811</text:p>
              </table:table-cell>
              <table:table-cell office:value-type="float" office:value="-0.0770809999999999">
                <text:p>-0.077080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7996688443777">
                <text:p>2.17996688443777</text:p>
              </table:table-cell>
              <table:table-cell office:value-type="float" office:value="0.1364206">
                <text:p>0.1364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01398254195884">
                <text:p>-0.201398254195884</text:p>
              </table:table-cell>
              <table:table-cell office:value-type="float" office:value="-0.2300968">
                <text:p>-0.2300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715332290170344">
                <text:p>-0.715332290170344</text:p>
              </table:table-cell>
              <table:table-cell office:value-type="float" office:value="-0.50647">
                <text:p>-0.50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715332290170344">
                <text:p>-0.715332290170344</text:p>
              </table:table-cell>
              <table:table-cell office:value-type="float" office:value="-0.1566648">
                <text:p>-0.1566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715332290170344">
                <text:p>-0.715332290170344</text:p>
              </table:table-cell>
              <table:table-cell office:value-type="float" office:value="-0.2244092">
                <text:p>-0.2244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">
                <text:p>-1</text:p>
              </table:table-cell>
              <table:table-cell office:value-type="float" office:value="0.3120922">
                <text:p>0.3120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711260025612285">
                <text:p>-0.711260025612285</text:p>
              </table:table-cell>
              <table:table-cell office:value-type="float" office:value="0.42950142">
                <text:p>0.42950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8671326639665">
                <text:p>2.98671326639665</text:p>
              </table:table-cell>
              <table:table-cell office:value-type="float" office:value="0.45427762">
                <text:p>0.454277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98671326639665">
                <text:p>2.98671326639665</text:p>
              </table:table-cell>
              <table:table-cell office:value-type="float" office:value="0.23891198">
                <text:p>0.23891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9248969213237">
                <text:p>3.79248969213237</text:p>
              </table:table-cell>
              <table:table-cell office:value-type="float" office:value="0.55443458">
                <text:p>0.554434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9248969213237">
                <text:p>3.79248969213237</text:p>
              </table:table-cell>
              <table:table-cell office:value-type="float" office:value="-0.12301462">
                <text:p>-0.12301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91065004017787">
                <text:p>4.91065004017787</text:p>
              </table:table-cell>
              <table:table-cell office:value-type="float" office:value="0.00325015999999998">
                <text:p>0.003250159999999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701129044578">
                <text:p>2.1701129044578</text:p>
              </table:table-cell>
              <table:table-cell office:value-type="float" office:value="0.31558316">
                <text:p>0.315583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701129044578">
                <text:p>2.1701129044578</text:p>
              </table:table-cell>
              <table:table-cell office:value-type="float" office:value="0.1960206">
                <text:p>0.19602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6433647872209">
                <text:p>1.36433647872209</text:p>
              </table:table-cell>
              <table:table-cell office:value-type="float" office:value="-0.0730008">
                <text:p>-0.0730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0161027127554">
                <text:p>1.70161027127554</text:p>
              </table:table-cell>
              <table:table-cell office:value-type="float" office:value="0.06558932">
                <text:p>0.06558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94709948842324">
                <text:p>0.294709948842324</text:p>
              </table:table-cell>
              <table:table-cell office:value-type="float" office:value="0.05638532">
                <text:p>0.05638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62726207446544">
                <text:p>-0.662726207446544</text:p>
              </table:table-cell>
              <table:table-cell office:value-type="float" office:value="-0.31783628">
                <text:p>-0.317836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62726207446544">
                <text:p>-0.662726207446544</text:p>
              </table:table-cell>
              <table:table-cell office:value-type="float" office:value="-0.39538368">
                <text:p>-0.39538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662726207446544">
                <text:p>-0.662726207446544</text:p>
              </table:table-cell>
              <table:table-cell office:value-type="float" office:value="0.12260232">
                <text:p>0.122602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">
                <text:p>-1</text:p>
              </table:table-cell>
              <table:table-cell office:value-type="float" office:value="0.0352488000000001">
                <text:p>0.0352488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-0.0872027599999999">
                <text:p>-0.0872027599999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">
                <text:p>-1</text:p>
              </table:table-cell>
              <table:table-cell office:value-type="float" office:value="0.45725684">
                <text:p>0.45725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0.45247144">
                <text:p>0.45247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">
                <text:p>-1</text:p>
              </table:table-cell>
              <table:table-cell office:value-type="float" office:value="-0.09295836">
                <text:p>-0.09295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0.05180444">
                <text:p>0.05180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0.1130554">
                <text:p>0.11305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0.3133934">
                <text:p>0.31339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0.4227862">
                <text:p>0.42278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744157124419819">
                <text:p>-0.0744157124419819</text:p>
              </table:table-cell>
              <table:table-cell office:value-type="float" office:value="0.7775302">
                <text:p>0.77753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744157124419819">
                <text:p>-0.0744157124419819</text:p>
              </table:table-cell>
              <table:table-cell office:value-type="float" office:value="0.6009288">
                <text:p>0.60092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744157124419819">
                <text:p>-0.0744157124419819</text:p>
              </table:table-cell>
              <table:table-cell office:value-type="float" office:value="1.3038688">
                <text:p>1.303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744157124419819">
                <text:p>-0.0744157124419819</text:p>
              </table:table-cell>
              <table:table-cell office:value-type="float" office:value="0.9636168">
                <text:p>0.96361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744157124419819">
                <text:p>-0.0744157124419819</text:p>
              </table:table-cell>
              <table:table-cell office:value-type="float" office:value="0.9383268">
                <text:p>0.93832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1.0067686">
                <text:p>1.00676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13706572786574">
                <text:p>9.13706572786574</text:p>
              </table:table-cell>
              <table:table-cell office:value-type="float" office:value="1.2074366">
                <text:p>1.2074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